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Tahoma1" svg:font-family="Tahoma"/>
    <style:font-face style:name="Times New Roman1" svg:font-family="'Times New Roman', 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9.924cm" table:align="right"/>
    </style:style>
    <style:style style:name="Таблица1.A" style:family="table-column">
      <style:table-column-properties style:column-width="3.916cm"/>
    </style:style>
    <style:style style:name="Таблица1.B" style:family="table-column">
      <style:table-column-properties style:column-width="6.008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language="ru" fo:country="RU" style:font-size-asian="14pt" style:font-size-complex="14pt"/>
    </style:style>
    <style:style style:name="P2" style:family="paragraph" style:parent-style-name="Standard">
      <style:paragraph-properties fo:text-align="end" style:justify-single-word="false"/>
      <style:text-properties fo:font-size="14pt" fo:language="ru" fo:country="RU"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language="ru" fo:country="RU" style:font-size-asian="16pt" style:font-size-complex="16pt"/>
    </style:style>
    <style:style style:name="P4"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language="ru" fo:country="RU"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language="ru" fo:country="RU" fo:font-style="normal" fo:font-weight="normal"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font-size="16pt" fo:language="ru" fo:country="RU" fo:font-style="normal"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fo:font-size="16pt" fo:language="ru" fo:country="RU" fo:font-style="normal"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language="ru" fo:country="RU" fo:font-style="italic" fo:font-weight="bold" style:font-size-asian="16pt" style:font-style-asian="italic" style:font-weight-asian="bold" style:font-size-complex="16pt" style:font-style-complex="italic" style:font-weight-complex="bold"/>
    </style:style>
    <style:style style:name="P10"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autospace="none"/>
      <style:text-properties fo:color="#000000" style:font-name="Times New Roman" fo:font-size="16pt" fo:language="ru" fo:country="RU" fo:font-weight="bold" style:font-name-asian="Consolas" style:font-size-asian="16pt" style:font-weight-asian="bold" style:font-name-complex="Consolas" style:font-size-complex="16pt" style:font-weight-complex="bold"/>
    </style:style>
    <style:style style:name="P12" style:family="paragraph" style:parent-style-name="Standard">
      <style:paragraph-properties style:text-autospace="none"/>
      <style:text-properties fo:color="#000000" style:font-name="Times New Roman" fo:font-size="16pt" fo:language="ru" fo:country="RU" fo:font-style="italic" fo:font-weight="bold" style:font-name-asian="Consolas" style:font-size-asian="16pt" style:font-style-asian="italic" style:font-weight-asian="bold" style:font-name-complex="Consolas" style:font-size-complex="16pt" style:font-style-complex="italic" style:font-weight-complex="bold"/>
    </style:style>
    <style:style style:name="P13" style:family="paragraph" style:parent-style-name="Standard">
      <style:paragraph-properties style:text-autospace="none"/>
      <style:text-properties fo:color="#000000" style:font-name="Times New Roman" fo:font-size="16pt" fo:language="ru" fo:country="RU" fo:font-style="italic" style:text-underline-style="none" fo:font-weight="bold" style:font-name-asian="Consolas" style:font-size-asian="16pt" style:font-style-asian="italic" style:font-weight-asian="bold" style:font-name-complex="Consolas" style:font-size-complex="16pt" style:font-style-complex="italic" style:font-weight-complex="bold"/>
    </style:style>
    <style:style style:name="P14" style:family="paragraph" style:parent-style-name="Standard">
      <style:paragraph-properties style:text-autospace="none"/>
      <style:text-properties fo:color="#000000" style:font-name="Times New Roman" fo:font-size="16pt" fo:language="ru" fo:country="RU" fo:font-style="normal" fo:font-weight="normal" style:font-name-asian="Consolas" style:font-size-asian="16pt" style:font-style-asian="normal" style:font-weight-asian="normal" style:font-name-complex="Consolas" style:font-size-complex="16pt" style:font-style-complex="normal" style:font-weight-complex="normal"/>
    </style:style>
    <style:style style:name="P15" style:family="paragraph" style:parent-style-name="Standard">
      <style:paragraph-properties fo:text-align="center" style:justify-single-word="false" style:text-autospace="none"/>
      <style:text-properties fo:color="#000000" style:font-name="Times New Roman" fo:font-size="16pt" fo:language="ru" fo:country="RU" fo:font-style="normal" fo:font-weight="bold" style:font-name-asian="Consolas" style:font-size-asian="16pt" style:font-style-asian="normal" style:font-weight-asian="bold" style:font-name-complex="Consolas" style:font-size-complex="16pt" style:font-style-complex="normal" style:font-weight-complex="bold"/>
    </style:style>
    <style:style style:name="P16" style:family="paragraph" style:parent-style-name="Standard">
      <style:paragraph-properties style:text-autospace="non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7" style:family="paragraph" style:parent-style-name="Standard">
      <style:paragraph-properties style:text-autospace="none"/>
      <style:text-properties fo:color="#000000" style:font-name="Times New Roman" fo:font-size="14pt" fo:language="ru" fo:country="RU" style:font-name-asian="Consolas" style:font-size-asian="14pt" style:font-name-complex="Consolas" style:font-size-complex="14pt"/>
    </style:style>
    <style:style style:name="P18" style:family="paragraph" style:parent-style-name="Standard">
      <style:paragraph-properties style:text-autospace="none"/>
      <style:text-properties fo:color="#000000" style:font-name="Times New Roman" fo:font-size="14pt" fo:language="ru" fo:country="RU" fo:font-style="italic" fo:font-weight="bold" style:font-name-asian="Consolas" style:font-size-asian="14pt" style:font-style-asian="italic" style:font-weight-asian="bold" style:font-name-complex="Consolas" style:font-size-complex="14pt" style:font-style-complex="italic" style:font-weight-complex="bold"/>
    </style:style>
    <style:style style:name="P19" style:family="paragraph" style:parent-style-name="Standard">
      <style:paragraph-properties style:text-autospace="none"/>
      <style:text-properties fo:color="#000000" style:font-name="Times New Roman" fo:font-size="14pt" fo:language="en" fo:country="US" style:font-name-asian="Consolas" style:font-size-asian="14pt" style:font-name-complex="Consolas" style:font-size-complex="14pt"/>
    </style:style>
    <style:style style:name="P20" style:family="paragraph" style:parent-style-name="Standard">
      <style:paragraph-properties style:text-autospace="none"/>
      <style:text-properties fo:color="#000000" style:font-name="Times New Roman" fo:font-size="9.5pt" fo:language="en" fo:country="US" style:font-name-asian="Consolas" style:font-size-asian="9.5pt" style:font-name-complex="Consolas" style:font-size-complex="9.5pt"/>
    </style:style>
    <style:style style:name="P21" style:family="paragraph" style:parent-style-name="Standard">
      <style:paragraph-properties style:text-autospace="none"/>
      <style:text-properties fo:color="#000000" style:font-name="Times New Roman" fo:font-size="9.5pt" fo:language="en" fo:country="US" style:font-size-asian="9.5pt" style:font-size-complex="9.5pt"/>
    </style:style>
    <style:style style:name="P22" style:family="paragraph" style:parent-style-name="Standard">
      <style:paragraph-properties style:text-autospace="none"/>
      <style:text-properties fo:color="#000000" style:font-name="Times New Roman" fo:font-size="9.5pt" fo:language="ru" fo:country="RU" style:font-name-asian="Consolas" style:font-size-asian="9.5pt" style:font-name-complex="Consolas" style:font-size-complex="9.5pt"/>
    </style:style>
    <style:style style:name="P23" style:family="paragraph" style:parent-style-name="Standard">
      <style:paragraph-properties style:text-autospace="none"/>
      <style:text-properties fo:color="#000000" style:font-name="Times New Roman" fo:font-size="9.5pt" style:font-name-asian="Consolas" style:font-size-asian="9.5pt" style:font-name-complex="Consolas" style:font-size-complex="9.5pt"/>
    </style:style>
    <style:style style:name="P24" style:family="paragraph" style:parent-style-name="Standard">
      <style:paragraph-properties style:text-autospace="none"/>
      <style:text-properties fo:color="#000000" style:font-name="Times New Roman" fo:font-size="9.5pt" style:font-size-asian="9.5pt" style:font-size-complex="9.5pt"/>
    </style:style>
    <style:style style:name="P25"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26" style:family="paragraph" style:parent-style-name="Standard">
      <style:paragraph-properties style:text-autospace="none"/>
      <style:text-properties fo:color="#000000" style:font-name="Times New Roman" fo:font-size="12pt" fo:language="en" fo:country="US"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27" style:family="paragraph" style:parent-style-name="Standard">
      <style:paragraph-properties style:text-autospace="none"/>
      <style:text-properties fo:color="#000000" style:font-name="Times New Roman" fo:font-size="10pt" fo:language="ru" fo:country="RU" style:font-name-asian="Consolas" style:font-size-asian="10pt" style:font-name-complex="Consolas" style:font-size-complex="10pt"/>
    </style:style>
    <style:style style:name="P28" style:family="paragraph" style:parent-style-name="Standard">
      <style:paragraph-properties style:text-autospace="none"/>
      <style:text-properties fo:color="#808080" style:font-name="Times New Roman" fo:font-size="9.5pt" fo:language="en" fo:country="US" style:font-name-asian="Consolas" style:font-size-asian="9.5pt" style:font-name-complex="Consolas" style:font-size-complex="9.5pt"/>
    </style:style>
    <style:style style:name="P29" style:family="paragraph" style:parent-style-name="Standard">
      <style:paragraph-properties style:text-autospace="none"/>
      <style:text-properties fo:color="#808080" style:font-name="Times New Roman" fo:font-size="9.5pt" style:font-name-asian="Consolas" style:font-size-asian="9.5pt" style:font-name-complex="Consolas" style:font-size-complex="9.5pt"/>
    </style:style>
    <style:style style:name="P30" style:family="paragraph" style:parent-style-name="Standard">
      <style:paragraph-properties style:text-autospace="none"/>
      <style:text-properties fo:color="#008000" style:font-name="Times New Roman" fo:font-size="9.5pt" fo:language="ru" fo:country="RU" style:font-name-asian="Consolas" style:font-size-asian="9.5pt" style:font-name-complex="Consolas" style:font-size-complex="9.5pt"/>
    </style:style>
    <style:style style:name="P31" style:family="paragraph" style:parent-style-name="Standard">
      <style:paragraph-properties style:text-autospace="none"/>
      <style:text-properties fo:color="#008000" style:font-name="Times New Roman" fo:font-size="9.5pt" style:font-name-asian="Consolas" style:font-size-asian="9.5pt" style:font-name-complex="Consolas" style:font-size-complex="9.5pt"/>
    </style:style>
    <style:style style:name="P32" style:family="paragraph" style:parent-style-name="Standard">
      <style:paragraph-properties style:text-autospace="none"/>
      <style:text-properties style:font-name="Times New Roman" fo:font-size="14pt" fo:language="ru" fo:country="RU" style:font-size-asian="14pt" style:font-size-complex="14pt"/>
    </style:style>
    <style:style style:name="P33" style:family="paragraph" style:parent-style-name="Standard">
      <style:paragraph-properties style:text-autospace="none"/>
      <style:text-properties style:font-name="Times New Roman" fo:font-size="14pt" fo:language="en" fo:country="US" style:font-size-asian="14pt" style:font-size-complex="14pt"/>
    </style:style>
    <style:style style:name="P34" style:family="paragraph" style:parent-style-name="Standard">
      <style:paragraph-properties style:text-autospace="none"/>
      <style:text-properties style:font-name="Times New Roman" fo:font-size="10pt" fo:language="en" fo:country="US"/>
    </style:style>
    <style:style style:name="P35" style:family="paragraph" style:parent-style-name="Standard">
      <style:paragraph-properties style:text-autospace="none"/>
      <style:text-properties style:font-name="Times New Roman"/>
    </style:style>
    <style:style style:name="P36" style:family="paragraph" style:parent-style-name="Standard">
      <style:paragraph-properties style:text-autospace="none"/>
      <style:text-properties style:font-name="Times New Roman" fo:font-size="9.5pt"/>
    </style:style>
    <style:style style:name="P37" style:family="paragraph" style:parent-style-name="Standard">
      <style:paragraph-properties style:text-autospace="none"/>
      <style:text-properties style:font-name="Times New Roman" fo:font-size="9.5pt" style:font-size-asian="9.5pt" style:font-size-complex="9.5pt"/>
    </style:style>
    <style:style style:name="P38" style:family="paragraph" style:parent-style-name="Standard">
      <style:paragraph-properties style:text-autospace="none"/>
      <style:text-properties style:font-name="Times New Roman" fo:language="en" fo:country="US"/>
    </style:style>
    <style:style style:name="P39" style:family="paragraph" style:parent-style-name="Standard">
      <style:paragraph-properties style:text-autospace="none"/>
      <style:text-properties style:font-name="Times New Roman" fo:language="ru" fo:country="RU"/>
    </style:style>
    <style:style style:name="P40" style:family="paragraph" style:parent-style-name="Standard">
      <style:paragraph-properties fo:text-align="start" style:justify-single-word="false"/>
      <style:text-properties style:font-name="Times New Roman" fo:font-size="16pt" fo:language="ru" fo:country="RU" fo:font-style="italic" fo:font-weight="bold" style:font-size-asian="16pt" style:font-style-asian="italic" style:font-weight-asian="bold" style:font-size-complex="16pt" style:font-style-complex="italic" style:font-weight-complex="bold"/>
    </style:style>
    <style:style style:name="P41" style:family="paragraph" style:parent-style-name="Standard">
      <style:paragraph-properties fo:text-align="start" style:justify-single-word="false"/>
      <style:text-properties style:font-name="Times New Roman" fo:font-size="16pt" fo:language="en" fo:country="US" fo:font-style="normal" fo:font-weight="normal" style:font-size-asian="16pt" style:font-style-asian="normal" style:font-weight-asian="normal" style:font-size-complex="16pt" style:font-style-complex="normal" style:font-weight-complex="normal"/>
    </style:style>
    <style:style style:name="P42" style:family="paragraph" style:parent-style-name="Text_20_body">
      <style:paragraph-properties fo:line-height="115%" fo:text-align="center" style:justify-single-word="false"/>
      <style:text-properties style:font-name="Times New Roman1" fo:font-size="14pt"/>
    </style:style>
    <style:style style:name="P43" style:family="paragraph" style:parent-style-name="Text_20_body">
      <style:paragraph-properties fo:text-align="center" style:justify-single-word="false"/>
      <style:text-properties style:font-name="Times New Roman1" fo:font-size="14pt" fo:language="ru" fo:country="RU" style:font-size-asian="14pt" style:font-size-complex="14pt"/>
    </style:style>
    <style:style style:name="P44" style:family="paragraph" style:parent-style-name="Text_20_body">
      <style:paragraph-properties fo:text-align="start" style:justify-single-word="false"/>
      <style:text-properties fo:font-size="16pt" fo:language="ru" fo:country="RU" fo:font-style="normal" fo:font-weight="normal" style:font-size-asian="16pt" style:font-style-asian="normal" style:font-weight-asian="normal" style:font-size-complex="16pt" style:font-style-complex="normal" style:font-weight-complex="normal"/>
    </style:style>
    <style:style style:name="P45" style:family="paragraph" style:parent-style-name="Text_20_body">
      <style:paragraph-properties fo:text-align="start" style:justify-single-word="false"/>
      <style:text-properties fo:font-size="14pt" style:font-size-asian="14pt" style:font-size-complex="14pt"/>
    </style:style>
    <style:style style:name="P46" style:family="paragraph" style:parent-style-name="Text_20_body">
      <style:paragraph-properties style:text-autospace="none"/>
      <style:text-properties fo:color="#000000" style:font-name="Times New Roman" fo:font-size="9.5pt" fo:language="en" fo:country="US" style:font-name-asian="Consolas" style:font-size-asian="9.5pt" style:font-name-complex="Consolas" style:font-size-complex="9.5pt"/>
    </style:style>
    <style:style style:name="P47" style:family="paragraph" style:parent-style-name="Text_20_body">
      <style:paragraph-properties style:text-autospace="none"/>
      <style:text-properties fo:color="#000000" style:font-name="Times New Roman" fo:font-size="12pt" fo:language="ru" fo:country="RU" style:font-name-asian="Consolas" style:font-size-asian="12pt" style:font-name-complex="Consolas" style:font-size-complex="12pt"/>
    </style:style>
    <style:style style:name="P48" style:family="paragraph" style:parent-style-name="Text_20_body">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49" style:family="paragraph" style:parent-style-name="Text_20_body">
      <style:paragraph-properties style:text-autospace="none"/>
      <style:text-properties fo:color="#000000" style:font-name="Times New Roman" fo:font-size="16pt" fo:language="ru" fo:country="RU" fo:font-style="italic" fo:font-weight="bold" style:font-name-asian="Consolas" style:font-size-asian="16pt" style:font-style-asian="italic" style:font-weight-asian="bold" style:font-name-complex="Consolas" style:font-size-complex="16pt" style:font-style-complex="italic" style:font-weight-complex="bold"/>
    </style:style>
    <style:style style:name="P50" style:family="paragraph" style:parent-style-name="Text_20_body">
      <style:paragraph-properties style:text-autospace="none"/>
      <style:text-properties fo:color="#000000" style:font-name="Times New Roman" fo:font-size="14pt" fo:language="ru" fo:country="RU" style:font-name-asian="Consolas" style:font-size-asian="14pt" style:font-name-complex="Consolas" style:font-size-complex="14pt"/>
    </style:style>
    <style:style style:name="P51" style:family="paragraph" style:parent-style-name="Text_20_body">
      <style:paragraph-properties style:text-autospace="none"/>
      <style:text-properties fo:color="#000000" style:font-name="Times New Roman"/>
    </style:style>
    <style:style style:name="P52" style:family="paragraph" style:parent-style-name="Text_20_body">
      <style:text-properties style:font-name="Times New Roman"/>
    </style:style>
    <style:style style:name="P53" style:family="paragraph" style:parent-style-name="Text_20_body">
      <style:paragraph-properties style:text-autospace="none"/>
      <style:text-properties style:font-name="Times New Roman" fo:font-size="10pt" fo:language="en" fo:country="US"/>
    </style:style>
    <style:style style:name="P54" style:family="paragraph" style:parent-style-name="Text_20_body">
      <style:paragraph-properties style:text-autospace="none"/>
      <style:text-properties style:font-name="Times New Roman" fo:font-size="10pt" fo:language="ru" fo:country="RU"/>
    </style:style>
    <style:style style:name="P55" style:family="paragraph" style:parent-style-name="Text_20_body">
      <style:paragraph-properties style:text-autospace="none">
        <style:tab-stops>
          <style:tab-stop style:position="4.524cm"/>
        </style:tab-stops>
      </style:paragraph-properties>
      <style:text-properties style:font-name="Times New Roman" fo:font-size="10pt" fo:language="ru" fo:country="RU"/>
    </style:style>
    <style:style style:name="P56" style:family="paragraph" style:parent-style-name="Text_20_body">
      <style:paragraph-properties style:text-autospace="none"/>
      <style:text-properties style:font-name="Times New Roman" fo:font-size="12pt" fo:language="en" fo:country="US" style:font-size-asian="12pt" style:font-size-complex="12pt"/>
    </style:style>
    <style:style style:name="P57" style:family="paragraph" style:parent-style-name="Text_20_body">
      <style:text-properties style:font-name="Times New Roman" fo:language="ru" fo:country="RU"/>
    </style:style>
    <style:style style:name="P58" style:family="paragraph" style:parent-style-name="Text_20_body">
      <style:text-properties style:font-name="Times New Roman" fo:language="en" fo:country="US"/>
    </style:style>
    <style:style style:name="P59" style:family="paragraph" style:parent-style-name="Text_20_body">
      <style:paragraph-properties style:text-autospace="none"/>
      <style:text-properties style:font-name="Times New Roman"/>
    </style:style>
    <style:style style:name="P60" style:family="paragraph" style:parent-style-name="Table_20_Contents">
      <style:paragraph-properties fo:text-align="end" style:justify-single-word="false"/>
      <style:text-properties fo:font-size="16pt" style:font-size-asian="16pt" style:font-size-complex="16pt"/>
    </style:style>
    <style:style style:name="P61" style:family="paragraph" style:parent-style-name="Table_20_Contents">
      <style:paragraph-properties fo:text-align="center" style:justify-single-word="false"/>
      <style:text-properties fo:font-size="16pt" fo:language="ru" fo:country="RU" style:font-size-asian="16pt" style:font-size-complex="16pt"/>
    </style:style>
    <style:style style:name="P62" style:family="paragraph" style:parent-style-name="Text_20_body">
      <style:paragraph-properties fo:margin-left="0cm" fo:margin-right="0cm" fo:text-indent="-0.635cm" style:auto-text-indent="false"/>
    </style:style>
    <style:style style:name="P63" style:family="paragraph" style:parent-style-name="Text_20_body">
      <style:paragraph-properties fo:margin-left="0cm" fo:margin-right="0cm" fo:text-indent="-0.635cm" style:auto-text-indent="false"/>
      <style:text-properties style:font-name="Times New Roman"/>
    </style:style>
    <style:style style:name="P64" style:family="paragraph" style:parent-style-name="Text_20_body">
      <style:paragraph-properties fo:margin-left="0cm" fo:margin-right="0cm" fo:text-indent="-0.635cm" style:auto-text-indent="false"/>
      <style:text-properties style:font-name="Times New Roman" fo:language="ru" fo:country="RU"/>
    </style:style>
    <style:style style:name="P65" style:family="paragraph" style:parent-style-name="Standard">
      <style:paragraph-properties fo:margin-left="0cm" fo:margin-right="0cm" fo:text-indent="-0.635cm" style:auto-text-indent="false"/>
      <style:text-properties style:font-name="Times New Roman" fo:language="ru" fo:country="RU"/>
    </style:style>
    <style:style style:name="P66" style:family="paragraph" style:parent-style-name="Text_20_body">
      <style:paragraph-properties fo:margin-left="2.54cm" fo:margin-right="0cm" fo:text-indent="-0.635cm" style:auto-text-indent="false"/>
      <style:text-properties style:font-name="Times New Roman"/>
    </style:style>
    <style:style style:name="P67" style:family="paragraph" style:parent-style-name="Standard">
      <style:paragraph-properties style:text-autospace="none"/>
      <style:text-properties fo:color="#008000" style:font-name="Times New Roman" fo:font-size="9.5pt" style:font-name-asian="Consolas" style:font-size-asian="9.5pt" style:font-name-complex="Consolas" style:font-size-complex="9.5pt"/>
    </style:style>
    <style:style style:name="P68" style:family="paragraph" style:parent-style-name="Standard">
      <style:paragraph-properties style:text-autospace="none"/>
      <style:text-properties fo:color="#000000" style:font-name="Times New Roman" fo:font-size="9.5pt" style:font-name-asian="Consolas" style:font-size-asian="9.5pt" style:font-name-complex="Consolas" style:font-size-complex="9.5pt"/>
    </style:style>
    <style:style style:name="P69" style:family="paragraph" style:parent-style-name="Table_20_Contents">
      <style:paragraph-properties fo:text-align="center" style:justify-single-word="false"/>
      <style:text-properties fo:font-size="16pt" fo:language="ru" fo:country="RU" style:font-size-asian="16pt" style:font-size-complex="16pt"/>
    </style:style>
    <style:style style:name="P70" style:family="paragraph" style:parent-style-name="Table_20_Contents">
      <style:paragraph-properties fo:text-align="center" style:justify-single-word="false"/>
      <style:text-properties fo:font-size="16pt" style:font-size-asian="16pt" style:font-size-complex="16pt"/>
    </style:style>
    <style:style style:name="P71" style:family="paragraph" style:parent-style-name="Text_20_body">
      <style:paragraph-properties style:text-autospace="none"/>
      <style:text-properties fo:color="#000000" style:font-name="Times New Roman" fo:font-size="12pt" fo:language="ru" fo:country="RU" style:font-name-asian="Consolas" style:font-size-asian="12pt" style:font-name-complex="Consolas" style:font-size-complex="12pt"/>
    </style:style>
    <style:style style:name="T1" style:family="text">
      <style:text-properties fo:font-size="18pt" style:font-size-asian="18pt" style:font-size-complex="18pt"/>
    </style:style>
    <style:style style:name="T2" style:family="text">
      <style:text-properties style:font-size-asian="14pt" style:font-size-complex="14pt"/>
    </style:style>
    <style:style style:name="T3" style:family="text">
      <style:text-properties fo:font-weight="bold" style:font-weight-asian="bold" style:font-weight-complex="bold"/>
    </style:style>
    <style:style style:name="T4" style:family="text">
      <style:text-properties style:font-name="Symbol"/>
    </style:style>
    <style:style style:name="T5" style:family="text">
      <style:text-properties fo:language="en" fo:country="US"/>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style:font-name-asian="Consolas" style:font-name-complex="Consolas"/>
    </style:style>
    <style:style style:name="T8" style:family="text">
      <style:text-properties fo:language="en" fo:country="US" fo:font-weight="bold"/>
    </style:style>
    <style:style style:name="T9" style:family="text">
      <style:text-properties fo:color="#808080"/>
    </style:style>
    <style:style style:name="T10" style:family="text">
      <style:text-properties fo:color="#808080" style:font-name-asian="Consolas" style:font-name-complex="Consolas"/>
    </style:style>
    <style:style style:name="T11" style:family="text">
      <style:text-properties fo:color="#808080" fo:language="en" fo:country="US" style:font-name-asian="Consolas" style:font-name-complex="Consolas"/>
    </style:style>
    <style:style style:name="T12" style:family="text">
      <style:text-properties fo:color="#808080" fo:font-size="9.5pt" style:font-name-asian="Consolas" style:font-size-asian="9.5pt" style:font-name-complex="Consolas" style:font-size-complex="9.5pt"/>
    </style:style>
    <style:style style:name="T13" style:family="text">
      <style:text-properties fo:color="#808080" fo:font-size="9.5pt" fo:language="en" fo:country="US" style:font-name-asian="Consolas" style:font-size-asian="9.5pt" style:font-name-complex="Consolas" style:font-size-complex="9.5pt"/>
    </style:style>
    <style:style style:name="T14" style:family="text">
      <style:text-properties fo:color="#808080" fo:font-size="9.5pt" style:font-size-asian="9.5pt" style:font-size-complex="9.5pt"/>
    </style:style>
    <style:style style:name="T15" style:family="text">
      <style:text-properties fo:color="#000000"/>
    </style:style>
    <style:style style:name="T16" style:family="text">
      <style:text-properties fo:color="#000000" style:font-name-asian="Consolas" style:font-name-complex="Consolas"/>
    </style:style>
    <style:style style:name="T17" style:family="text">
      <style:text-properties fo:color="#000000" fo:language="en" fo:country="US"/>
    </style:style>
    <style:style style:name="T18" style:family="text">
      <style:text-properties fo:color="#000000" fo:language="en" fo:country="US" style:font-name-asian="Consolas" style:font-name-complex="Consolas"/>
    </style:style>
    <style:style style:name="T19" style:family="text">
      <style:text-properties fo:color="#000000" fo:language="en" fo:country="US" style:font-name-asian="Consolas" style:font-size-asian="9.5pt" style:font-name-complex="Consolas" style:font-size-complex="9.5pt"/>
    </style:style>
    <style:style style:name="T20" style:family="text">
      <style:text-properties fo:color="#000000" fo:font-size="14pt" fo:language="ru" fo:country="RU" style:font-name-asian="Consolas" style:font-size-asian="14pt" style:font-name-complex="Consolas" style:font-size-complex="14pt"/>
    </style:style>
    <style:style style:name="T21" style:family="text">
      <style:text-properties fo:color="#000000" fo:font-size="14pt" fo:language="ru" fo:country="RU" fo:font-weight="bold" style:font-name-asian="Consolas" style:font-size-asian="14pt" style:font-name-complex="Consolas" style:font-size-complex="14pt"/>
    </style:style>
    <style:style style:name="T22" style:family="text">
      <style:text-properties fo:color="#000000" fo:font-size="14pt" fo:language="en" fo:country="US" style:font-name-asian="Consolas" style:font-size-asian="14pt" style:font-name-complex="Consolas" style:font-size-complex="14pt"/>
    </style:style>
    <style:style style:name="T23" style:family="text">
      <style:text-properties fo:color="#000000" fo:font-size="9.5pt" style:font-name-asian="Consolas" style:font-size-asian="9.5pt" style:font-name-complex="Consolas" style:font-size-complex="9.5pt"/>
    </style:style>
    <style:style style:name="T24" style:family="text">
      <style:text-properties fo:color="#000000" fo:font-size="9.5pt" fo:language="ru" fo:country="RU" style:font-name-asian="Consolas" style:font-size-asian="9.5pt" style:font-name-complex="Consolas" style:font-size-complex="9.5pt"/>
    </style:style>
    <style:style style:name="T25" style:family="text">
      <style:text-properties fo:color="#000000" fo:font-size="9.5pt" fo:language="en" fo:country="US" style:font-name-asian="Consolas" style:font-size-asian="9.5pt" style:font-name-complex="Consolas" style:font-size-complex="9.5pt"/>
    </style:style>
    <style:style style:name="T26" style:family="text">
      <style:text-properties fo:color="#000000" fo:font-size="9.5pt" fo:font-weight="bold" style:font-name-asian="Consolas" style:font-size-asian="9.5pt" style:font-name-complex="Consolas" style:font-size-complex="9.5pt"/>
    </style:style>
    <style:style style:name="T27" style:family="text">
      <style:text-properties fo:color="#000000" fo:font-size="9.5pt" fo:background-color="#ffff00" style:font-name-asian="Consolas" style:font-size-asian="9.5pt" style:font-name-complex="Consolas" style:font-size-complex="9.5pt"/>
    </style:style>
    <style:style style:name="T28" style:family="text">
      <style:text-properties fo:color="#000000" fo:language="ru" fo:country="RU" style:font-name-asian="Consolas" style:font-name-complex="Consolas"/>
    </style:style>
    <style:style style:name="T29" style:family="text">
      <style:text-properties fo:color="#6f008a" fo:font-size="9.5pt" style:font-name-asian="Consolas" style:font-size-asian="9.5pt" style:font-name-complex="Consolas" style:font-size-complex="9.5pt"/>
    </style:style>
    <style:style style:name="T30" style:family="text">
      <style:text-properties fo:color="#0000ff" fo:language="en" fo:country="US" style:font-name-asian="Consolas" style:font-size-asian="9.5pt" style:font-name-complex="Consolas" style:font-size-complex="9.5pt"/>
    </style:style>
    <style:style style:name="T31" style:family="text">
      <style:text-properties fo:color="#0000ff" fo:font-size="9.5pt" fo:language="ru" fo:country="RU" style:font-name-asian="Consolas" style:font-size-asian="9.5pt" style:font-name-complex="Consolas" style:font-size-complex="9.5pt"/>
    </style:style>
    <style:style style:name="T32" style:family="text">
      <style:text-properties fo:color="#0000ff" fo:font-size="9.5pt" style:font-name-asian="Consolas" style:font-size-asian="9.5pt" style:font-name-complex="Consolas" style:font-size-complex="9.5pt"/>
    </style:style>
    <style:style style:name="T33" style:family="text">
      <style:text-properties fo:color="#0000ff" fo:font-size="9.5pt" fo:language="en" fo:country="US" style:font-name-asian="Consolas" style:font-size-asian="9.5pt" style:font-name-complex="Consolas" style:font-size-complex="9.5pt"/>
    </style:style>
    <style:style style:name="T34" style:family="text">
      <style:text-properties fo:color="#2b91af" fo:language="en" fo:country="US" style:font-name-asian="Consolas" style:font-size-asian="9.5pt" style:font-name-complex="Consolas" style:font-size-complex="9.5pt"/>
    </style:style>
    <style:style style:name="T35" style:family="text">
      <style:text-properties fo:color="#2b91af" fo:font-size="9.5pt" style:font-name-asian="Consolas" style:font-size-asian="9.5pt" style:font-name-complex="Consolas" style:font-size-complex="9.5pt"/>
    </style:style>
    <style:style style:name="T36" style:family="text">
      <style:text-properties fo:color="#2b91af" fo:font-size="9.5pt" fo:language="en" fo:country="US" style:font-name-asian="Consolas" style:font-size-asian="9.5pt" style:font-name-complex="Consolas" style:font-size-complex="9.5pt"/>
    </style:style>
    <style:style style:name="T37" style:family="text">
      <style:text-properties fo:color="#a31515"/>
    </style:style>
    <style:style style:name="T38" style:family="text">
      <style:text-properties fo:color="#a31515" fo:language="en" fo:country="US"/>
    </style:style>
    <style:style style:name="T39" style:family="text">
      <style:text-properties fo:color="#a31515" fo:language="en" fo:country="US" style:font-name-asian="Consolas" style:font-name-complex="Consolas"/>
    </style:style>
    <style:style style:name="T40" style:family="text">
      <style:text-properties fo:color="#a31515" style:font-name-asian="Consolas" style:font-name-complex="Consolas"/>
    </style:style>
    <style:style style:name="T41" style:family="text">
      <style:text-properties fo:color="#a31515" fo:font-size="9.5pt" style:font-name-asian="Consolas" style:font-size-asian="9.5pt" style:font-name-complex="Consolas" style:font-size-complex="9.5pt"/>
    </style:style>
    <style:style style:name="T42" style:family="text">
      <style:text-properties fo:color="#a31515" fo:font-size="9.5pt" fo:language="en" fo:country="US" style:font-name-asian="Consolas" style:font-size-asian="9.5pt" style:font-name-complex="Consolas" style:font-size-complex="9.5pt"/>
    </style:style>
    <style:style style:name="T43" style:family="text">
      <style:text-properties style:font-name-asian="Consolas" style:font-name-complex="Consolas"/>
    </style:style>
    <style:style style:name="T44" style:family="text">
      <style:text-properties fo:color="#008080" fo:font-size="9.5pt" style:font-name-asian="Consolas" style:font-size-asian="9.5pt" style:font-name-complex="Consolas" style:font-size-complex="9.5pt"/>
    </style:style>
    <style:style style:name="T45" style:family="text">
      <style:text-properties fo:language="ru" fo:country="RU"/>
    </style:style>
    <style:style style:name="T46" style:family="text">
      <style:text-properties fo:language="ru" fo:country="RU" fo:font-style="normal" fo:font-weight="normal" style:font-style-asian="normal" style:font-weight-asian="normal" style:font-style-complex="normal" style:font-weight-complex="normal"/>
    </style:style>
    <style:style style:name="T47" style:family="text">
      <style:text-properties fo:font-size="14pt" fo:language="ru" fo:country="RU" style:font-size-asian="14pt" style:font-size-complex="14pt"/>
    </style:style>
    <style:style style:name="T48" style:family="text">
      <style:text-properties fo:font-size="14pt" fo:language="ru" fo:country="RU" style:font-name-asian="Consolas" style:font-size-asian="14pt" style:font-name-complex="Consolas" style:font-size-complex="14pt"/>
    </style:style>
    <style:style style:name="T49" style:family="text">
      <style:text-properties fo:font-size="14pt" fo:language="ru" fo:country="RU" fo:font-weight="bold" style:font-name-asian="Consolas" style:font-size-asian="14pt" style:font-name-complex="Consolas" style:font-size-complex="14pt"/>
    </style:style>
    <style:style style:name="T50" style:family="text">
      <style:text-properties fo:font-size="14pt" style:font-size-asian="14pt" style:font-size-complex="14pt"/>
    </style:style>
    <style:style style:name="T51" style:family="text">
      <style:text-properties fo:font-size="14pt" fo:language="en" fo:country="US" style:font-size-asian="14pt" style:font-size-complex="14pt"/>
    </style:style>
    <style:style style:name="T52" style:family="text">
      <style:text-properties fo:font-size="14pt" fo:language="en" fo:country="US" style:font-name-asian="Consolas" style:font-size-asian="14pt" style:font-name-complex="Consolas" style:font-size-complex="14pt"/>
    </style:style>
    <style:style style:name="T53" style:family="text">
      <style:text-properties fo:color="#008000" fo:font-size="9.5pt" style:font-name-asian="Consolas" style:font-size-asian="9.5pt" style:font-name-complex="Consolas" style:font-size-complex="9.5pt"/>
    </style:style>
    <style:style style:name="T54" style:family="text">
      <style:text-properties fo:language="en" fo:country="GB"/>
    </style:style>
    <style:style style:name="T55" style:family="text">
      <style:text-properties fo:font-size="16pt" fo:font-style="italic" fo:font-weight="bold" style:font-size-asian="16pt" style:font-style-asian="italic" style:font-weight-asian="bold" style:font-size-complex="16pt" style:font-style-complex="italic" style:font-weight-complex="bold"/>
    </style:style>
    <style:style style:name="T56" style:family="text">
      <style:text-properties fo:font-size="12pt" style:font-size-asian="12pt" style:font-size-complex="12pt"/>
    </style:style>
    <style:style style:name="T57" style:family="text">
      <style:text-properties fo:font-size="9.5pt" style:font-size-asian="9.5pt"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Московский Авиационный Институт</text:p>
      <text:p text:style-name="P42">(Национальный Исследовательский Университет)</text:p>
      <text:p text:style-name="P42">Факультет <text:span text:style-name="T1">«</text:span><text:span text:style-name="T2">Информационных</text:span> технологий и прикладной математики»</text:p>
      <text:p text:style-name="P42">Кафедра вычислительной математики и <text:span text:style-name="T45">программирования</text:span></text:p>
      <text:p text:style-name="P1"/>
      <text:p text:style-name="P1"/>
      <text:p text:style-name="P1"/>
      <text:p text:style-name="P1"/>
      <text:p text:style-name="P3"/>
      <text:p text:style-name="P10">Отчет</text:p>
      <text:p text:style-name="P3"><text:s/><text:span text:style-name="T3">по лабораторным работам</text:span></text:p>
      <text:p text:style-name="P4">по курсу «Объектно-ориентированное программирование»</text:p>
      <text:p text:style-name="P4"/>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Таблица1" table:style-name="Таблица1">
        <table:table-column table:style-name="Таблица1.A"/>
        <table:table-column table:style-name="Таблица1.B"/>
        <table:table-row>
          <table:table-cell table:style-name="Таблица1.A1" office:value-type="string">
            <text:p text:style-name="P61">Студент</text:p>
          </table:table-cell>
          <table:table-cell table:style-name="Таблица1.B1" office:value-type="string">
            <text:p text:style-name="P61">Журавлёв К.В.</text:p>
          </table:table-cell>
        </table:table-row>
        <table:table-row>
          <table:table-cell table:style-name="Таблица1.A2" office:value-type="string">
            <text:p text:style-name="P61">Группа</text:p>
          </table:table-cell>
          <table:table-cell table:style-name="Таблица1.B2" office:value-type="string">
            <text:p text:style-name="P70">8<text:span text:style-name="T45">О-208Б</text:span></text:p>
          </table:table-cell>
        </table:table-row>
        <table:table-row>
          <table:table-cell table:style-name="Таблица1.A2" office:value-type="string">
            <text:p text:style-name="P61">Преподаватель</text:p>
          </table:table-cell>
          <table:table-cell table:style-name="Таблица1.B2" office:value-type="string">
            <text:p text:style-name="P61">Поповкин А.В.</text:p>
          </table:table-cell>
        </table:table-row>
        <table:table-row>
          <table:table-cell table:style-name="Таблица1.A2" office:value-type="string">
            <text:p text:style-name="P61">Дата</text:p>
          </table:table-cell>
          <table:table-cell table:style-name="Таблица1.B2" office:value-type="string">
            <text:p text:style-name="P60"/>
          </table:table-cell>
        </table:table-row>
        <table:table-row>
          <table:table-cell table:style-name="Таблица1.A2" office:value-type="string">
            <text:p text:style-name="P61">Подпись</text:p>
          </table:table-cell>
          <table:table-cell table:style-name="Таблица1.B2" office:value-type="string">
            <text:p text:style-name="P60"/>
          </table:table-cell>
        </table:table-row>
      </table:table>
      <text:p text:style-name="P5"/>
      <text:p text:style-name="P5"/>
      <text:p text:style-name="P5"/>
      <text:p text:style-name="P5"/>
      <text:p text:style-name="P5"/>
      <text:p text:style-name="P5"/>
      <text:p text:style-name="P6"><text:soft-page-break/>Содержание</text:p>
      <text:p text:style-name="P7"/>
      <text:p text:style-name="P7">Лабораторная работа №1.......................................................................3</text:p>
      <text:p text:style-name="P7">Лабораторная работа №2.......................................................................6</text:p>
      <text:p text:style-name="P7">Лабораторная работа №3.......................................................................12</text:p>
      <text:p text:style-name="P7">Лабораторная работа №4.......................................................................19</text:p>
      <text:p text:style-name="P7">Лабораторная работа №5.......................................................................24</text:p>
      <text:p text:style-name="P7">Лабораторная работа №6.......................................................................26</text:p>
      <text:p text:style-name="P7">Лабораторная работа №7.......................................................................2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Лабораторная работа № 1</text:p>
      <text:p text:style-name="P9">Цель работы</text:p>
      <text:p text:style-name="P44">Целью лабораторной работы является:</text:p>
      <text:p text:style-name="P62"><text:span text:style-name="T4"><text:tab/><text:tab/>·</text:span>Программирование классов на языке С++</text:p>
      <text:p text:style-name="P62"><text:span text:style-name="T4"><text:tab/><text:tab/>·</text:span>Управление памятью в языке С++</text:p>
      <text:p text:style-name="P62"><text:span text:style-name="T4"><text:tab/><text:tab/>·</text:span>Изучение базовых понятий ООП. </text:p>
      <text:p text:style-name="P62"><text:span text:style-name="T4"><text:tab/><text:tab/>·</text:span>Знакомство с классами в <text:span text:style-name="T5">C</text:span>++. </text:p>
      <text:p text:style-name="P62"><text:span text:style-name="T4"><text:tab/><text:tab/>·</text:span>Знакомство с перегрузкой операторов.</text:p>
      <text:p text:style-name="P62"><text:span text:style-name="T4"><text:tab/><text:tab/>·</text:span>Знакомство с дружественными функциями.</text:p>
      <text:p text:style-name="P62"><text:span text:style-name="T4"><text:tab/><text:tab/>·</text:span>Знакомство с операциями ввода-вывода из стандартных библиотек.</text:p>
      <text:p text:style-name="P9">Задание</text:p>
      <text:p text:style-name="P45"><text:span text:style-name="T46">Необходимо спроектировать и запрограммировать на языке </text:span><text:span text:style-name="T6">C</text:span><text:span text:style-name="T46">++ классы фигур, согласно вариантов задания.</text:span></text:p>
      <text:p text:style-name="Text_20_body">Классы должны удовлетворять следующим правилам:</text:p>
      <text:p text:style-name="P62"><text:span text:style-name="T4"><text:tab/><text:tab/>·</text:span>Должны иметь общий родительский класс <text:span text:style-name="T5">Figure</text:span>.</text:p>
      <text:p text:style-name="P62"><text:span text:style-name="T4"><text:tab/><text:tab/>·</text:span>Должны иметь общий виртуальный метод <text:span text:style-name="T5">Print</text:span>, печатающий параметры фигуры и ее тип в стандартный поток вывода <text:span text:style-name="T5">cout</text:span>.</text:p>
      <text:p text:style-name="P62"><text:span text:style-name="T4"><text:tab/><text:tab/>·</text:span>Должный иметь общий виртуальный метод расчета площади фигуры – <text:span text:style-name="T5">Square</text:span>.</text:p>
      <text:p text:style-name="P62"><text:span text:style-name="T4"><text:tab/><text:tab/>·</text:span>Должны иметь конструктор, считывающий значения основных параметров фигуры из стандартного потока <text:span text:style-name="T5">cin</text:span>.</text:p>
      <text:p text:style-name="P62"><text:span text:style-name="T4"><text:tab/><text:tab/>·</text:span>Должны быть расположенны в раздельных файлах: отдельно заголовки (.<text:span text:style-name="T5">h</text:span>), отдельно описание методов (.<text:span text:style-name="T5">cpp</text:span>).</text:p>
      <text:p text:style-name="Text_20_body">Программа должна позволять вводить фигуру каждого типа с клавиатуры, выводить параметры фигур на экран и их площадь.</text:p>
      <text:p text:style-name="P57">Фигуры — Шестиугольник, Треугольник и Восьмиугольник.</text:p>
      <text:p text:style-name="P40">Листинг</text:p>
      <text:p text:style-name="P41">Figure.h</text:p>
      <text:p text:style-name="P41"><text:span text:style-name="T12">#ifndef</text:span><text:span text:style-name="T23"> FIGURE_H</text:span></text:p>
      <text:p text:style-name="P35"><text:span text:style-name="T12">#define</text:span><text:span text:style-name="T23"> </text:span><text:span text:style-name="T29">FIGURE_H</text:span></text:p>
      <text:p text:style-name="P35"><text:span text:style-name="T32">class</text:span><text:span text:style-name="T23"> </text:span><text:span text:style-name="T35">FIGURE</text:span></text:p>
      <text:p text:style-name="P23">{</text:p>
      <text:p text:style-name="P35"><text:span text:style-name="T32">public</text:span><text:span text:style-name="T23">:</text:span></text:p>
      <text:p text:style-name="P35"><text:span text:style-name="T23"><text:tab/></text:span><text:span text:style-name="T32">virtual</text:span><text:span text:style-name="T23"> </text:span><text:span text:style-name="T32">double</text:span><text:span text:style-name="T23"> SQUARE() = 0;</text:span></text:p>
      <text:p text:style-name="P35"><text:span text:style-name="T23"><text:tab/></text:span><text:span text:style-name="T32">virtual</text:span><text:span text:style-name="T23"> </text:span><text:span text:style-name="T32">void</text:span><text:span text:style-name="T23"> PRINT() = 0;</text:span></text:p>
      <text:p text:style-name="P23">};</text:p>
      <text:p text:style-name="P29">#endif</text:p>
      <text:p text:style-name="P19">Hexagon.h</text:p>
      <text:p text:style-name="P33"><text:span text:style-name="T12">#ifndef</text:span><text:span text:style-name="T23"> HEXAGON_H</text:span></text:p>
      <text:p text:style-name="P35"><text:span text:style-name="T12">#define</text:span><text:span text:style-name="T23"> </text:span><text:span text:style-name="T29">HEXAGON_H</text:span></text:p>
      <text:p text:style-name="P35"><text:span text:style-name="T12">#include</text:span><text:span text:style-name="T23"> </text:span><text:span text:style-name="T41">&lt;cstdlib&gt;</text:span></text:p>
      <text:p text:style-name="P35"><text:span text:style-name="T12">#include</text:span><text:span text:style-name="T23"> </text:span><text:span text:style-name="T41">&lt;iostream&gt;</text:span></text:p>
      <text:p text:style-name="P35"><text:span text:style-name="T12">#include</text:span><text:span text:style-name="T23"> </text:span><text:span text:style-name="T41">"FIGURE.h"</text:span></text:p>
      <text:p text:style-name="P35"><text:span text:style-name="T32">class</text:span><text:span text:style-name="T23"> </text:span><text:span text:style-name="T35">HEXAGON</text:span><text:span text:style-name="T23"> : </text:span><text:span text:style-name="T32">public</text:span><text:span text:style-name="T23"> </text:span><text:span text:style-name="T35">FIGURE</text:span><text:span text:style-name="T23"> {</text:span></text:p>
      <text:p text:style-name="P35"><text:span text:style-name="T32">public</text:span><text:span text:style-name="T23">:</text:span></text:p>
      <text:p text:style-name="P35"><text:span text:style-name="T23"><text:tab/>HEXAGON(std::</text:span><text:span text:style-name="T35">istream</text:span><text:span text:style-name="T23"> &amp;</text:span><text:span text:style-name="T12">is</text:span><text:span text:style-name="T23">);</text:span></text:p>
      <text:p text:style-name="P35"><text:soft-page-break/><text:span text:style-name="T23"><text:tab/>HEXAGON(</text:span><text:span text:style-name="T32">int</text:span><text:span text:style-name="T23"> </text:span><text:span text:style-name="T12">a</text:span><text:span text:style-name="T23">);</text:span></text:p>
      <text:p text:style-name="P35"><text:span text:style-name="T23"><text:tab/></text:span><text:span text:style-name="T32">double</text:span><text:span text:style-name="T23"> SQUARE() </text:span><text:span text:style-name="T32">override</text:span><text:span text:style-name="T23">;</text:span></text:p>
      <text:p text:style-name="P35"><text:span text:style-name="T23"><text:tab/></text:span><text:span text:style-name="T32">void</text:span><text:span text:style-name="T23"> PRINT() </text:span><text:span text:style-name="T32">override</text:span><text:span text:style-name="T23">;</text:span></text:p>
      <text:p text:style-name="P23"><text:tab/>~HEXAGON();</text:p>
      <text:p text:style-name="P35"><text:span text:style-name="T32">private</text:span><text:span text:style-name="T23">:</text:span></text:p>
      <text:p text:style-name="P35"><text:span text:style-name="T23"><text:tab/></text:span><text:span text:style-name="T32">int</text:span><text:span text:style-name="T23"> side_a;</text:span></text:p>
      <text:p text:style-name="P23">};</text:p>
      <text:p text:style-name="P29">#endif</text:p>
      <text:p text:style-name="P19">Hexagon.cpp</text:p>
      <text:p text:style-name="P33"><text:span text:style-name="T12">#include</text:span><text:span text:style-name="T23"> </text:span><text:span text:style-name="T41">&lt;iostream&gt;</text:span></text:p>
      <text:p text:style-name="P35"><text:span text:style-name="T12">#include</text:span><text:span text:style-name="T23"> </text:span><text:span text:style-name="T41">&lt;cmath&gt;</text:span></text:p>
      <text:p text:style-name="P35"><text:span text:style-name="T12">#include</text:span><text:span text:style-name="T23"> </text:span><text:span text:style-name="T41">"HEXAGON.h"</text:span></text:p>
      <text:p text:style-name="P35"><text:span text:style-name="T35">HEXAGON</text:span><text:span text:style-name="T23">::HEXAGON(std::</text:span><text:span text:style-name="T35">istream</text:span><text:span text:style-name="T23"> &amp;</text:span><text:span text:style-name="T12">is</text:span><text:span text:style-name="T23">)</text:span></text:p>
      <text:p text:style-name="P23">{</text:p>
      <text:p text:style-name="P35"><text:span text:style-name="T23"><text:tab/></text:span><text:span text:style-name="T12">is</text:span><text:span text:style-name="T23"> </text:span><text:span text:style-name="T44">&gt;&gt;</text:span><text:span text:style-name="T23"> side_a;</text:span></text:p>
      <text:p text:style-name="P23">}</text:p>
      <text:p text:style-name="P35"><text:span text:style-name="T35">HEXAGON</text:span><text:span text:style-name="T23">::HEXAGON(</text:span><text:span text:style-name="T32">int</text:span><text:span text:style-name="T23"> </text:span><text:span text:style-name="T12">a</text:span><text:span text:style-name="T23">) {</text:span></text:p>
      <text:p text:style-name="P35"><text:span text:style-name="T23"><text:tab/>side_a = </text:span><text:span text:style-name="T12">a</text:span><text:span text:style-name="T23">;</text:span></text:p>
      <text:p text:style-name="P23">}</text:p>
      <text:p text:style-name="P35"><text:span text:style-name="T32">double</text:span><text:span text:style-name="T23"> </text:span><text:span text:style-name="T35">HEXAGON</text:span><text:span text:style-name="T23">::SQUARE() {</text:span></text:p>
      <text:p text:style-name="P35"><text:span text:style-name="T23"><text:tab/></text:span><text:span text:style-name="T32">return</text:span><text:span text:style-name="T23"> 3*sqrt(3)*pow(side_a,2)/2;</text:span></text:p>
      <text:p text:style-name="P23">}</text:p>
      <text:p text:style-name="P35"><text:span text:style-name="T32">void</text:span><text:span text:style-name="T23"> </text:span><text:span text:style-name="T35">HEXAGON</text:span><text:span text:style-name="T23">::PRINT() {</text:span></text:p>
      <text:p text:style-name="P35"><text:span text:style-name="T23"><text:tab/>std::cout </text:span><text:span text:style-name="T44">&lt;&lt;</text:span><text:span text:style-name="T23"> </text:span><text:span text:style-name="T41">"FIGURE - Regular hexagon"</text:span><text:span text:style-name="T23"> </text:span><text:span text:style-name="T44">&lt;&lt;</text:span><text:span text:style-name="T23"> std::endl </text:span><text:span text:style-name="T44">&lt;&lt;</text:span><text:span text:style-name="T23"> </text:span><text:span text:style-name="T41">"side="</text:span><text:span text:style-name="T23"> </text:span><text:span text:style-name="T44">&lt;&lt;</text:span><text:span text:style-name="T23"> side_a </text:span><text:span text:style-name="T44">&lt;&lt;</text:span><text:span text:style-name="T23"> std::endl;</text:span></text:p>
      <text:p text:style-name="P23">}</text:p>
      <text:p text:style-name="P35"><text:span text:style-name="T35">HEXAGON</text:span><text:span text:style-name="T23">::~HEXAGON()</text:span></text:p>
      <text:p text:style-name="P23">{</text:p>
      <text:p text:style-name="P35"><text:span text:style-name="T23"><text:tab/>std::cout </text:span><text:span text:style-name="T44">&lt;&lt;</text:span><text:span text:style-name="T23"> </text:span><text:span text:style-name="T41">"Regular hexagon deleted"</text:span><text:span text:style-name="T23"> </text:span><text:span text:style-name="T44">&lt;&lt;</text:span><text:span text:style-name="T23"> std::endl;</text:span></text:p>
      <text:p text:style-name="P23">}</text:p>
      <text:p text:style-name="P19">Lab_01.cpp</text:p>
      <text:p text:style-name="P37"><text:span text:style-name="T11">#include</text:span><text:span text:style-name="T18"> </text:span><text:span text:style-name="T39">&lt;iostream&gt;</text:span></text:p>
      <text:p text:style-name="P35"><text:span text:style-name="T12">#include</text:span><text:span text:style-name="T23"> </text:span><text:span text:style-name="T41">&lt;cmath&gt;</text:span></text:p>
      <text:p text:style-name="P35"><text:span text:style-name="T12">#include</text:span><text:span text:style-name="T23"> </text:span><text:span text:style-name="T41">&lt;cstdlib&gt;</text:span></text:p>
      <text:p text:style-name="P35"><text:span text:style-name="T12">#include</text:span><text:span text:style-name="T23"> </text:span><text:span text:style-name="T41">"TRIANGLE.h"</text:span></text:p>
      <text:p text:style-name="P35"><text:span text:style-name="T12">#include</text:span><text:span text:style-name="T23"> </text:span><text:span text:style-name="T41">"HEXAGON.h"</text:span></text:p>
      <text:p text:style-name="P35"><text:span text:style-name="T12">#include</text:span><text:span text:style-name="T23"> </text:span><text:span text:style-name="T41">"OCTAGON.h"</text:span></text:p>
      <text:p text:style-name="P35"><text:span text:style-name="T32">int</text:span><text:span text:style-name="T23"> main(){</text:span></text:p>
      <text:p text:style-name="P35"><text:span text:style-name="T23"><text:tab/>std::cout </text:span><text:span text:style-name="T44">&lt;&lt;</text:span><text:span text:style-name="T23"> </text:span><text:span text:style-name="T41">"Figure? \n 1 - Triangle,2 - Hexagon,3 - Octagon,4 - End programm"</text:span><text:span text:style-name="T23"> </text:span><text:span text:style-name="T44">&lt;&lt;</text:span><text:span text:style-name="T23"> std::endl;</text:span></text:p>
      <text:p text:style-name="P35"><text:span text:style-name="T23"><text:tab/></text:span><text:span text:style-name="T32">int</text:span><text:span text:style-name="T23"> fig;</text:span></text:p>
      <text:p text:style-name="P35"><text:span text:style-name="T23"><text:tab/>std::cin </text:span><text:span text:style-name="T44">&gt;&gt;</text:span><text:span text:style-name="T23"> fig;</text:span></text:p>
      <text:p text:style-name="P35"><text:span text:style-name="T23"><text:tab/></text:span><text:span text:style-name="T32">if</text:span><text:span text:style-name="T23"> (fig == 4) {</text:span></text:p>
      <text:p text:style-name="P35"><text:span text:style-name="T23"><text:tab/><text:tab/></text:span><text:span text:style-name="T32">return</text:span><text:span text:style-name="T23"> 0;</text:span></text:p>
      <text:p text:style-name="P23"><text:tab/>}</text:p>
      <text:p text:style-name="P35"><text:span text:style-name="T23"><text:tab/></text:span><text:span text:style-name="T32">if</text:span><text:span text:style-name="T23"> (fig == 1) {</text:span></text:p>
      <text:p text:style-name="P35"><text:span text:style-name="T23"><text:tab/><text:tab/>std::cout </text:span><text:span text:style-name="T44">&lt;&lt;</text:span><text:span text:style-name="T23"> </text:span><text:span text:style-name="T41">"Enter sides sizes of triangle"</text:span><text:span text:style-name="T23"> </text:span><text:span text:style-name="T44">&lt;&lt;</text:span><text:span text:style-name="T23"> std::endl;</text:span></text:p>
      <text:p text:style-name="P35"><text:span text:style-name="T23"><text:tab/><text:tab/></text:span><text:span text:style-name="T32">int</text:span><text:span text:style-name="T23"> a, b, c;</text:span></text:p>
      <text:p text:style-name="P35"><text:span text:style-name="T23"><text:tab/><text:tab/>std::cout </text:span><text:span text:style-name="T44">&lt;&lt;</text:span><text:span text:style-name="T23"> </text:span><text:span text:style-name="T41">"a?"</text:span><text:span text:style-name="T23"> </text:span><text:span text:style-name="T44">&lt;&lt;</text:span><text:span text:style-name="T23"> std::endl;</text:span></text:p>
      <text:p text:style-name="P35"><text:span text:style-name="T23"><text:tab/><text:tab/>std::cin </text:span><text:span text:style-name="T44">&gt;&gt;</text:span><text:span text:style-name="T23"> a;</text:span></text:p>
      <text:p text:style-name="P35"><text:span text:style-name="T23"><text:tab/><text:tab/>std::cout </text:span><text:span text:style-name="T44">&lt;&lt;</text:span><text:span text:style-name="T23"> </text:span><text:span text:style-name="T41">"b?"</text:span><text:span text:style-name="T23"> </text:span><text:span text:style-name="T44">&lt;&lt;</text:span><text:span text:style-name="T23"> std::endl;</text:span></text:p>
      <text:p text:style-name="P35"><text:span text:style-name="T23"><text:tab/><text:tab/>std::cin </text:span><text:span text:style-name="T44">&gt;&gt;</text:span><text:span text:style-name="T23"> b;</text:span></text:p>
      <text:p text:style-name="P35"><text:span text:style-name="T23"><text:tab/><text:tab/>std::cout </text:span><text:span text:style-name="T44">&lt;&lt;</text:span><text:span text:style-name="T23"> </text:span><text:span text:style-name="T41">"c?"</text:span><text:span text:style-name="T23"> </text:span><text:span text:style-name="T44">&lt;&lt;</text:span><text:span text:style-name="T23"> std::endl;</text:span></text:p>
      <text:p text:style-name="P35"><text:span text:style-name="T23"><text:tab/><text:tab/>std::cin </text:span><text:span text:style-name="T44">&gt;&gt;</text:span><text:span text:style-name="T23"> c;</text:span></text:p>
      <text:p text:style-name="P35"><text:span text:style-name="T23"><text:tab/><text:tab/></text:span><text:span text:style-name="T35">FIGURE</text:span><text:span text:style-name="T23"> *tri = </text:span><text:span text:style-name="T32">new</text:span><text:span text:style-name="T23"> </text:span><text:span text:style-name="T35">TRIANGLE</text:span><text:span text:style-name="T23">(a, b, c);</text:span></text:p>
      <text:p text:style-name="P23"><text:tab/><text:tab/>tri-&gt;PRINT();</text:p>
      <text:p text:style-name="P35"><text:span text:style-name="T23"><text:tab/><text:tab/>std::cout </text:span><text:span text:style-name="T44">&lt;&lt;</text:span><text:span text:style-name="T23"> </text:span><text:span text:style-name="T41">"Square of your triangle is "</text:span><text:span text:style-name="T23"> </text:span><text:span text:style-name="T44">&lt;&lt;</text:span><text:span text:style-name="T23"> tri-&gt;SQUARE() </text:span><text:span text:style-name="T44">&lt;&lt;</text:span><text:span text:style-name="T23"> std::endl;</text:span></text:p>
      <text:p text:style-name="P35"><text:span text:style-name="T23"><text:tab/><text:tab/></text:span><text:span text:style-name="T32">delete</text:span><text:span text:style-name="T23"> tri;</text:span></text:p>
      <text:p text:style-name="P23"><text:tab/>}</text:p>
      <text:p text:style-name="P35"><text:span text:style-name="T23"><text:tab/></text:span><text:span text:style-name="T32">if</text:span><text:span text:style-name="T23"> (fig == 2) {</text:span></text:p>
      <text:p text:style-name="P35"><text:span text:style-name="T23"><text:tab/><text:tab/>std::cout </text:span><text:span text:style-name="T44">&lt;&lt;</text:span><text:span text:style-name="T23"> </text:span><text:span text:style-name="T41">"Enter side size of regular hexagon"</text:span><text:span text:style-name="T23"> </text:span><text:span text:style-name="T44">&lt;&lt;</text:span><text:span text:style-name="T23"> std::endl;</text:span></text:p>
      <text:p text:style-name="P35"><text:span text:style-name="T23"><text:tab/><text:tab/></text:span><text:span text:style-name="T32">int</text:span><text:span text:style-name="T23"> a;</text:span></text:p>
      <text:p text:style-name="P35"><text:span text:style-name="T23"><text:tab/><text:tab/>std::cout </text:span><text:span text:style-name="T44">&lt;&lt;</text:span><text:span text:style-name="T23"> </text:span><text:span text:style-name="T41">"a?"</text:span><text:span text:style-name="T23"> </text:span><text:span text:style-name="T44">&lt;&lt;</text:span><text:span text:style-name="T23"> std::endl;</text:span></text:p>
      <text:p text:style-name="P35"><text:span text:style-name="T23"><text:tab/><text:tab/>std::cin </text:span><text:span text:style-name="T44">&gt;&gt;</text:span><text:span text:style-name="T23"> a;</text:span></text:p>
      <text:p text:style-name="P35"><text:span text:style-name="T23"><text:tab/><text:tab/></text:span><text:span text:style-name="T35">FIGURE</text:span><text:span text:style-name="T23"> *hex = </text:span><text:span text:style-name="T32">new</text:span><text:span text:style-name="T23"> </text:span><text:span text:style-name="T35">HEXAGON</text:span><text:span text:style-name="T23">(a);</text:span></text:p>
      <text:p text:style-name="P23"><text:tab/><text:tab/>hex-&gt;PRINT();</text:p>
      <text:p text:style-name="P35"><text:span text:style-name="T23"><text:tab/><text:tab/>std::cout </text:span><text:span text:style-name="T44">&lt;&lt;</text:span><text:span text:style-name="T23"> </text:span><text:span text:style-name="T41">"Square of your regular hexagon is "</text:span><text:span text:style-name="T23"> </text:span><text:span text:style-name="T44">&lt;&lt;</text:span><text:span text:style-name="T23"> hex-&gt;SQUARE() </text:span><text:span text:style-name="T44">&lt;&lt;</text:span><text:span text:style-name="T23"> std::endl;</text:span></text:p>
      <text:p text:style-name="P35"><text:soft-page-break/><text:span text:style-name="T23"><text:tab/><text:tab/></text:span><text:span text:style-name="T32">delete</text:span><text:span text:style-name="T23"> hex;</text:span></text:p>
      <text:p text:style-name="P23"><text:tab/>}</text:p>
      <text:p text:style-name="P35"><text:span text:style-name="T23"><text:tab/></text:span><text:span text:style-name="T32">if</text:span><text:span text:style-name="T23"> (fig == 3) {</text:span></text:p>
      <text:p text:style-name="P35"><text:span text:style-name="T23"><text:tab/><text:tab/>std::cout </text:span><text:span text:style-name="T44">&lt;&lt;</text:span><text:span text:style-name="T23"> </text:span><text:span text:style-name="T41">"Enter side size of regular octagon"</text:span><text:span text:style-name="T23"> </text:span><text:span text:style-name="T44">&lt;&lt;</text:span><text:span text:style-name="T23"> std::endl;</text:span></text:p>
      <text:p text:style-name="P35"><text:span text:style-name="T23"><text:tab/><text:tab/></text:span><text:span text:style-name="T32">int</text:span><text:span text:style-name="T23"> a;</text:span></text:p>
      <text:p text:style-name="P35"><text:span text:style-name="T23"><text:tab/><text:tab/>std::cout </text:span><text:span text:style-name="T44">&lt;&lt;</text:span><text:span text:style-name="T23"> </text:span><text:span text:style-name="T41">"a?"</text:span><text:span text:style-name="T23"> </text:span><text:span text:style-name="T44">&lt;&lt;</text:span><text:span text:style-name="T23"> std::endl;</text:span></text:p>
      <text:p text:style-name="P35"><text:span text:style-name="T23"><text:tab/><text:tab/>std::cin </text:span><text:span text:style-name="T44">&gt;&gt;</text:span><text:span text:style-name="T23"> a;</text:span></text:p>
      <text:p text:style-name="P35"><text:span text:style-name="T23"><text:tab/><text:tab/></text:span><text:span text:style-name="T35">FIGURE</text:span><text:span text:style-name="T23"> *oct = </text:span><text:span text:style-name="T32">new</text:span><text:span text:style-name="T23"> </text:span><text:span text:style-name="T35">OCTAGON</text:span><text:span text:style-name="T23">(a);</text:span></text:p>
      <text:p text:style-name="P23"><text:tab/><text:tab/>oct-&gt;PRINT();</text:p>
      <text:p text:style-name="P35"><text:span text:style-name="T23"><text:tab/><text:tab/>std::cout </text:span><text:span text:style-name="T44">&lt;&lt;</text:span><text:span text:style-name="T23"> </text:span><text:span text:style-name="T41">"Square of your regular octagon is "</text:span><text:span text:style-name="T23"> </text:span><text:span text:style-name="T44">&lt;&lt;</text:span><text:span text:style-name="T23"> oct-&gt;SQUARE() </text:span><text:span text:style-name="T44">&lt;&lt;</text:span><text:span text:style-name="T23"> std::endl;</text:span></text:p>
      <text:p text:style-name="P35"><text:span text:style-name="T23"><text:tab/><text:tab/></text:span><text:span text:style-name="T32">delete</text:span><text:span text:style-name="T23"> oct;</text:span></text:p>
      <text:p text:style-name="P23"><text:tab/>}<text:tab/></text:p>
      <text:p text:style-name="P35"><text:span text:style-name="T23"><text:tab/>std::cout </text:span><text:span text:style-name="T44">&lt;&lt;</text:span><text:span text:style-name="T23"> </text:span><text:span text:style-name="T41">"Enter any symbol to end programm"</text:span><text:span text:style-name="T23"> </text:span><text:span text:style-name="T44">&lt;&lt;</text:span><text:span text:style-name="T23"> std::endl;</text:span></text:p>
      <text:p text:style-name="P35"><text:span text:style-name="T23"><text:tab/>std::cin </text:span><text:span text:style-name="T44">&gt;&gt;</text:span><text:span text:style-name="T23"> fig;</text:span></text:p>
      <text:p text:style-name="P35"><text:span text:style-name="T23"><text:tab/></text:span><text:span text:style-name="T32">return</text:span><text:span text:style-name="T23"> 0;</text:span></text:p>
      <text:p text:style-name="P23">}</text:p>
      <text:p text:style-name="P12">Выводы</text:p>
      <text:p text:style-name="P17">В ходе лабораторной работы были изучены основы процесса создания классов в языке с++. Были созданы простейшие классы геометрических фигур, которые будут использоваться в будущих лабораторных работах.</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Лабораторная работа №2</text:p>
      <text:p text:style-name="P12">Цель работы</text:p>
      <text:p text:style-name="P50">Целью лабораторной работы является:</text:p>
      <text:p text:style-name="P63"><text:tab/><text:tab/>·Закрепление навыков работы с классами.</text:p>
      <text:p text:style-name="P63"><text:tab/><text:tab/>·Создание простых динамических структур данных.</text:p>
      <text:p text:style-name="P63"><text:tab/><text:tab/>·Работа с объектами, передаваемыми «по значению».</text:p>
      <text:p text:style-name="P12">Задание</text:p>
      <text:p text:style-name="P51"><text:span text:style-name="T48">Необходимо спроектировать и запрограммировать на языке </text:span><text:span text:style-name="T52">C</text:span><text:span text:style-name="T48">++ класс-контейнер первого уровня, содержащий </text:span><text:span text:style-name="T49">одну фигуру ( колонка фигура 1),</text:span><text:span text:style-name="T48"> согласно вариантов задания (реализованную в ЛР1).</text:span></text:p>
      <text:p text:style-name="P52">Классы должны удовлетворять следующим правилам:</text:p>
      <text:p text:style-name="P63"><text:tab/><text:tab/>·Требования к классу фигуры аналогичны требованиям из лабораторной работы 1.</text:p>
      <text:p text:style-name="P63"><text:tab/><text:tab/>·Классы фигур должны иметь переопределенный оператор вывода в поток <text:span text:style-name="T5">std</text:span>::<text:span text:style-name="T5">ostream</text:span> (&lt;&lt;). Оператор должен распечатывать параметры фигуры (тип фигуры, длины сторон, радиус и т.д).</text:p>
      <text:p text:style-name="P63"><text:tab/><text:tab/>·Классы фигур должны иметь переопределенный оператор ввода фигуры из потока <text:span text:style-name="T5">std</text:span>::<text:span text:style-name="T5">istream</text:span> (&gt;&gt;). Оператор должен вводить основные параметры фигуры (длины сторон, радиус и т.д).</text:p>
      <text:p text:style-name="P63"><text:tab/><text:tab/>·Классы фигур должны иметь операторы копирования (=).</text:p>
      <text:p text:style-name="P63"><text:tab/><text:tab/>·Классы фигур должны иметь операторы сравнения с такими же фигурами (==).</text:p>
      <text:p text:style-name="P63"><text:span text:style-name="T5"><text:tab/><text:tab/>·</text:span>Класс-контейнер должен соджержать объекты фигур “по значению” <text:span text:style-name="T5">(не по ссылке).</text:span></text:p>
      <text:p text:style-name="P63"><text:tab/><text:tab/>·Класс-контейнер должен иметь метод по добавлению фигуры в контейнер.</text:p>
      <text:p text:style-name="P63"><text:tab/><text:tab/>·Класс-контейнер должен иметь методы по получению фигуры из контейнера (<text:span text:style-name="T45">определяется</text:span> структурой контейнера).</text:p>
      <text:p text:style-name="P63"><text:tab/><text:tab/>·Класс-контейнер должен иметь метод по удалению фигуры из контейнера (опеределяется структурой контейнера).</text:p>
      <text:p text:style-name="P63"><text:tab/><text:tab/>·Класс-контейнер должен иметь перегруженный оператор по выводу контейнера в поток <text:span text:style-name="T5">std</text:span>::<text:span text:style-name="T5">ostream</text:span> (&lt;&lt;).</text:p>
      <text:p text:style-name="P63"><text:tab/><text:tab/>·Класс-контейнер должен иметь деструктор, удаляющий все элементы контейн<text:span text:style-name="T45">ера</text:span>.</text:p>
      <text:p text:style-name="P63"><text:tab/><text:tab/>·Классы должны быть расположенны в раздельных файлах: отдельно заголовки (.<text:span text:style-name="T5">h</text:span>), отдельно описание методов (.<text:span text:style-name="T5">cpp</text:span>).</text:p>
      <text:p text:style-name="P58">Нельзя использовать:</text:p>
      <text:p text:style-name="P63"><text:span text:style-name="T5"><text:tab/><text:tab/>·</text:span><text:span text:style-name="T5">Стандартные контейнеры std.</text:span></text:p>
      <text:p text:style-name="P63"><text:span text:style-name="T5"><text:tab/><text:tab/>·</text:span>Шаблоны (<text:span text:style-name="T5">template).</text:span></text:p>
      <text:p text:style-name="P63"><text:tab/><text:tab/>·Различные варианты умных указателей (<text:span text:style-name="T5">shared</text:span>_<text:span text:style-name="T5">ptr</text:span>, <text:span text:style-name="T5">weak</text:span>_<text:span text:style-name="T5">ptr</text:span>).</text:p>
      <text:p text:style-name="P52">Программа должна позволять:</text:p>
      <text:p text:style-name="P63"><text:tab/><text:tab/>·Вводить произвольное количество фигур и добавлять их в контейнер.<text:tab/><text:tab/>·Распечатывать содержимое контейнера.</text:p>
      <text:p text:style-name="P63"><text:tab/><text:tab/>·Удалять фигуры из контейнера.</text:p>
      <text:p text:style-name="P63"/>
      <text:p text:style-name="P18"><text:soft-page-break/>Листинг</text:p>
      <text:p text:style-name="P19">Hexagon.h</text:p>
      <text:p text:style-name="P21"><text:span text:style-name="T10">#pragma</text:span><text:span text:style-name="T43"> </text:span><text:span text:style-name="T10">once</text:span></text:p>
      <text:p text:style-name="P35"><text:span text:style-name="T12">#ifndef</text:span><text:span text:style-name="T23"> HEXAGON_H</text:span></text:p>
      <text:p text:style-name="P35"><text:span text:style-name="T12">#define</text:span><text:span text:style-name="T23"> </text:span><text:span text:style-name="T29">HEXAGON_H</text:span></text:p>
      <text:p text:style-name="P35"><text:span text:style-name="T12">#include</text:span><text:span text:style-name="T23"> </text:span><text:span text:style-name="T41">&lt;iostream&gt;</text:span></text:p>
      <text:p text:style-name="P35"><text:span text:style-name="T32">class</text:span><text:span text:style-name="T23"> </text:span><text:span text:style-name="T35">Hexagon</text:span><text:span text:style-name="T23">{</text:span></text:p>
      <text:p text:style-name="P35"><text:span text:style-name="T32">public</text:span><text:span text:style-name="T23">:</text:span></text:p>
      <text:p text:style-name="P23"><text:tab/>Hexagon();</text:p>
      <text:p text:style-name="P35"><text:span text:style-name="T23"><text:tab/>Hexagon(</text:span><text:span text:style-name="T32">int</text:span><text:span text:style-name="T23"> </text:span><text:span text:style-name="T12">a</text:span><text:span text:style-name="T23">);</text:span></text:p>
      <text:p text:style-name="P35"><text:span text:style-name="T23"><text:tab/>Hexagon(</text:span><text:span text:style-name="T32">const</text:span><text:span text:style-name="T23"> </text:span><text:span text:style-name="T35">Hexagon</text:span><text:span text:style-name="T23">&amp; </text:span><text:span text:style-name="T12">orig</text:span><text:span text:style-name="T23">);</text:span></text:p>
      <text:p text:style-name="P35"><text:span text:style-name="T23"><text:tab/></text:span><text:span text:style-name="T32">double</text:span><text:span text:style-name="T23"> Square();</text:span></text:p>
      <text:p text:style-name="P35"><text:span text:style-name="T23"><text:tab/></text:span><text:span text:style-name="T32">friend</text:span><text:span text:style-name="T23"> 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Hexagon</text:span><text:span text:style-name="T23">&amp; </text:span><text:span text:style-name="T12">hex</text:span><text:span text:style-name="T23">);</text:span></text:p>
      <text:p text:style-name="P35"><text:span text:style-name="T23"><text:tab/></text:span><text:span text:style-name="T32">friend</text:span><text:span text:style-name="T23"> std::</text:span><text:span text:style-name="T35">istream</text:span><text:span text:style-name="T23">&amp; </text:span><text:span text:style-name="T44">operator &gt;&gt;</text:span><text:span text:style-name="T23"> (std::</text:span><text:span text:style-name="T35">istream</text:span><text:span text:style-name="T23">&amp; </text:span><text:span text:style-name="T12">is</text:span><text:span text:style-name="T23">, </text:span><text:span text:style-name="T35">Hexagon</text:span><text:span text:style-name="T23">&amp; </text:span><text:span text:style-name="T12">hex</text:span><text:span text:style-name="T23">);</text:span></text:p>
      <text:p text:style-name="P35"><text:span text:style-name="T23"><text:tab/></text:span><text:span text:style-name="T35">Hexagon</text:span><text:span text:style-name="T23">&amp; </text:span><text:span text:style-name="T44">operator =</text:span><text:span text:style-name="T23"> (</text:span><text:span text:style-name="T32">const</text:span><text:span text:style-name="T23"> </text:span><text:span text:style-name="T35">Hexagon</text:span><text:span text:style-name="T23">&amp; </text:span><text:span text:style-name="T12">hex</text:span><text:span text:style-name="T23">);</text:span></text:p>
      <text:p text:style-name="P35"><text:span text:style-name="T23"><text:tab/></text:span><text:span text:style-name="T32">bool</text:span><text:span text:style-name="T23"> </text:span><text:span text:style-name="T44">operator ==</text:span><text:span text:style-name="T23"> (</text:span><text:span text:style-name="T32">const</text:span><text:span text:style-name="T23"> </text:span><text:span text:style-name="T35">Hexagon</text:span><text:span text:style-name="T23">&amp; </text:span><text:span text:style-name="T12">hex</text:span><text:span text:style-name="T23">);</text:span></text:p>
      <text:p text:style-name="P23"><text:tab/>~Hexagon();</text:p>
      <text:p text:style-name="P35"><text:span text:style-name="T32">private</text:span><text:span text:style-name="T23">:</text:span></text:p>
      <text:p text:style-name="P35"><text:span text:style-name="T23"><text:tab/></text:span><text:span text:style-name="T32">int</text:span><text:span text:style-name="T23"> side;</text:span></text:p>
      <text:p text:style-name="P23">};</text:p>
      <text:p text:style-name="P29">#endif</text:p>
      <text:p text:style-name="P19">Hexagon.cpp</text:p>
      <text:p text:style-name="P21"><text:span text:style-name="T10">#include</text:span><text:span text:style-name="T43"> </text:span><text:span text:style-name="T40">"Hexagon.h"</text:span></text:p>
      <text:p text:style-name="P35"><text:span text:style-name="T12">#include</text:span><text:span text:style-name="T23"> </text:span><text:span text:style-name="T41">&lt;iostream&gt;</text:span></text:p>
      <text:p text:style-name="P35"><text:span text:style-name="T12">#include</text:span><text:span text:style-name="T23"> </text:span><text:span text:style-name="T41">&lt;cmath</text:span><text:span text:style-name="T42">&gt;</text:span></text:p>
      <text:p text:style-name="P35"><text:span text:style-name="T35">Hexagon</text:span><text:span text:style-name="T23">::Hexagon(){</text:span></text:p>
      <text:p text:style-name="P35"><text:span text:style-name="T23"><text:tab/></text:span><text:span text:style-name="T32">this</text:span><text:span text:style-name="T23">-&gt;side = 0;</text:span></text:p>
      <text:p text:style-name="P23">}</text:p>
      <text:p text:style-name="P35"><text:span text:style-name="T35">Hexagon</text:span><text:span text:style-name="T23">::Hexagon(</text:span><text:span text:style-name="T32">int</text:span><text:span text:style-name="T23"> </text:span><text:span text:style-name="T12">a</text:span><text:span text:style-name="T23">) {</text:span></text:p>
      <text:p text:style-name="P35"><text:span text:style-name="T23"><text:tab/></text:span><text:span text:style-name="T32">if</text:span><text:span text:style-name="T23"> (</text:span><text:span text:style-name="T12">a</text:span><text:span text:style-name="T23"> &lt;= 0) {</text:span></text:p>
      <text:p text:style-name="P35"><text:span text:style-name="T23"><text:tab/><text:tab/>std::cout </text:span><text:span text:style-name="T44">&lt;&lt;</text:span><text:span text:style-name="T23"> </text:span><text:span text:style-name="T41">"Side less then 0. Set to 0."</text:span><text:span text:style-name="T23"> </text:span><text:span text:style-name="T44">&lt;&lt;</text:span><text:span text:style-name="T23"> std::endl;</text:span></text:p>
      <text:p text:style-name="P35"><text:span text:style-name="T23"><text:tab/><text:tab/></text:span><text:span text:style-name="T32">this</text:span><text:span text:style-name="T23">-&gt;side = 0;</text:span></text:p>
      <text:p text:style-name="P23"><text:tab/>}</text:p>
      <text:p text:style-name="P35"><text:span text:style-name="T23"><text:tab/></text:span><text:span text:style-name="T32">else</text:span><text:span text:style-name="T23"> {</text:span></text:p>
      <text:p text:style-name="P35"><text:span text:style-name="T23"><text:tab/><text:tab/></text:span><text:span text:style-name="T32">this</text:span><text:span text:style-name="T23">-&gt;side = </text:span><text:span text:style-name="T12">a</text:span><text:span text:style-name="T23">;</text:span></text:p>
      <text:p text:style-name="P23"><text:tab/>}</text:p>
      <text:p text:style-name="P23">}</text:p>
      <text:p text:style-name="P35"><text:span text:style-name="T35">Hexagon</text:span><text:span text:style-name="T23">::Hexagon(</text:span><text:span text:style-name="T32">const</text:span><text:span text:style-name="T23"> </text:span><text:span text:style-name="T35">Hexagon</text:span><text:span text:style-name="T23">&amp; </text:span><text:span text:style-name="T12">hex</text:span><text:span text:style-name="T23">) {</text:span></text:p>
      <text:p text:style-name="P35"><text:span text:style-name="T23"><text:tab/>side = </text:span><text:span text:style-name="T12">hex</text:span><text:span text:style-name="T23">.side;</text:span></text:p>
      <text:p text:style-name="P23">}</text:p>
      <text:p text:style-name="P35"><text:span text:style-name="T32">double</text:span><text:span text:style-name="T23"> </text:span><text:span text:style-name="T35">Hexagon</text:span><text:span text:style-name="T23">::Square() {</text:span></text:p>
      <text:p text:style-name="P35"><text:span text:style-name="T23"><text:tab/></text:span><text:span text:style-name="T32">return</text:span><text:span text:style-name="T23"> 3 * sqrt(3)*pow(side, 2) / 2;</text:span></text:p>
      <text:p text:style-name="P23">}</text:p>
      <text:p text:style-name="P35"><text:span text:style-name="T23">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Hexagon</text:span><text:span text:style-name="T23">&amp; </text:span><text:span text:style-name="T12">hex</text:span><text:span text:style-name="T23">) {</text:span></text:p>
      <text:p text:style-name="P35"><text:span text:style-name="T23"><text:tab/></text:span><text:span text:style-name="T12">os</text:span><text:span text:style-name="T23"> </text:span><text:span text:style-name="T44">&lt;&lt;</text:span><text:span text:style-name="T23"> </text:span><text:span text:style-name="T41">"Side="</text:span><text:span text:style-name="T23"> </text:span><text:span text:style-name="T44">&lt;&lt;</text:span><text:span text:style-name="T23"> </text:span><text:span text:style-name="T12">hex</text:span><text:span text:style-name="T23">.side ;</text:span></text:p>
      <text:p text:style-name="P35"><text:span text:style-name="T23"><text:tab/></text:span><text:span text:style-name="T32">return</text:span><text:span text:style-name="T23"> </text:span><text:span text:style-name="T12">os</text:span><text:span text:style-name="T23">;</text:span></text:p>
      <text:p text:style-name="P23">}</text:p>
      <text:p text:style-name="P35"><text:span text:style-name="T23">std::</text:span><text:span text:style-name="T35">istream</text:span><text:span text:style-name="T23">&amp; </text:span><text:span text:style-name="T44">operator &gt;&gt;</text:span><text:span text:style-name="T23"> (std::</text:span><text:span text:style-name="T35">istream</text:span><text:span text:style-name="T23">&amp; </text:span><text:span text:style-name="T12">is</text:span><text:span text:style-name="T23">, </text:span><text:span text:style-name="T35">Hexagon</text:span><text:span text:style-name="T23">&amp; </text:span><text:span text:style-name="T12">hex</text:span><text:span text:style-name="T23">) {</text:span></text:p>
      <text:p text:style-name="P35"><text:span text:style-name="T23"><text:tab/></text:span><text:span text:style-name="T12">is</text:span><text:span text:style-name="T23"> </text:span><text:span text:style-name="T44">&gt;&gt;</text:span><text:span text:style-name="T23"> </text:span><text:span text:style-name="T12">hex</text:span><text:span text:style-name="T23">.side;</text:span></text:p>
      <text:p text:style-name="P35"><text:span text:style-name="T23"><text:tab/></text:span><text:span text:style-name="T32">return</text:span><text:span text:style-name="T23"> </text:span><text:span text:style-name="T12">is</text:span><text:span text:style-name="T23">;</text:span></text:p>
      <text:p text:style-name="P23">}</text:p>
      <text:p text:style-name="P23"/>
      <text:p text:style-name="P35"><text:span text:style-name="T35">Hexagon</text:span><text:span text:style-name="T23">&amp; </text:span><text:span text:style-name="T35">Hexagon</text:span><text:span text:style-name="T23">::</text:span><text:span text:style-name="T44">operator =</text:span><text:span text:style-name="T23"> (</text:span><text:span text:style-name="T32">const</text:span><text:span text:style-name="T23"> </text:span><text:span text:style-name="T35">Hexagon</text:span><text:span text:style-name="T23">&amp; </text:span><text:span text:style-name="T12">hex</text:span><text:span text:style-name="T23">) {</text:span></text:p>
      <text:p text:style-name="P35"><text:span text:style-name="T23"><text:tab/></text:span><text:span text:style-name="T32">if</text:span><text:span text:style-name="T23"> (</text:span><text:span text:style-name="T32">this</text:span><text:span text:style-name="T23"> == &amp;</text:span><text:span text:style-name="T12">hex</text:span><text:span text:style-name="T23">) {</text:span></text:p>
      <text:p text:style-name="P35"><text:span text:style-name="T23"><text:tab/><text:tab/></text:span><text:span text:style-name="T32">return</text:span><text:span text:style-name="T23"> *</text:span><text:span text:style-name="T32">this</text:span><text:span text:style-name="T23">;</text:span></text:p>
      <text:p text:style-name="P23"><text:tab/>}</text:p>
      <text:p text:style-name="P35"><text:span text:style-name="T23"><text:tab/>side = </text:span><text:span text:style-name="T12">hex</text:span><text:span text:style-name="T23">.side;</text:span></text:p>
      <text:p text:style-name="P35"><text:span text:style-name="T23"><text:tab/></text:span><text:span text:style-name="T32">return</text:span><text:span text:style-name="T23"> *</text:span><text:span text:style-name="T32">this</text:span><text:span text:style-name="T23">;</text:span></text:p>
      <text:p text:style-name="P23">}</text:p>
      <text:p text:style-name="P35"><text:span text:style-name="T32">bool</text:span><text:span text:style-name="T23"> </text:span><text:span text:style-name="T35">Hexagon</text:span><text:span text:style-name="T23">::</text:span><text:span text:style-name="T44">operator==</text:span><text:span text:style-name="T23"> (</text:span><text:span text:style-name="T32">const</text:span><text:span text:style-name="T23"> </text:span><text:span text:style-name="T35">Hexagon</text:span><text:span text:style-name="T23">&amp; </text:span><text:span text:style-name="T12">hex</text:span><text:span text:style-name="T23">) {</text:span></text:p>
      <text:p text:style-name="P35"><text:span text:style-name="T23"><text:tab/></text:span><text:span text:style-name="T32">if</text:span><text:span text:style-name="T23"> (side == </text:span><text:span text:style-name="T12">hex</text:span><text:span text:style-name="T23">.side) {</text:span></text:p>
      <text:p text:style-name="P35"><text:span text:style-name="T23"><text:tab/><text:tab/></text:span><text:span text:style-name="T32">return</text:span><text:span text:style-name="T23"> </text:span><text:span text:style-name="T32">true</text:span><text:span text:style-name="T23">;</text:span></text:p>
      <text:p text:style-name="P23"><text:tab/>}</text:p>
      <text:p text:style-name="P35"><text:span text:style-name="T23"><text:tab/></text:span><text:span text:style-name="T32">else</text:span><text:span text:style-name="T23"> </text:span><text:span text:style-name="T32">return</text:span><text:span text:style-name="T23"> </text:span><text:span text:style-name="T32">false</text:span><text:span text:style-name="T23">;</text:span></text:p>
      <text:p text:style-name="P23">}</text:p>
      <text:p text:style-name="P35"><text:soft-page-break/><text:span text:style-name="T35">Hexagon</text:span><text:span text:style-name="T23">::~Hexagon()</text:span></text:p>
      <text:p text:style-name="P23">{</text:p>
      <text:p text:style-name="P23">}</text:p>
      <text:p text:style-name="P19">ListItem.h</text:p>
      <text:p text:style-name="P21"><text:span text:style-name="T10">#pragma</text:span><text:span text:style-name="T43"> </text:span><text:span text:style-name="T10">once</text:span></text:p>
      <text:p text:style-name="P35"><text:span text:style-name="T12">#ifndef</text:span><text:span text:style-name="T23"> ListItem_h</text:span></text:p>
      <text:p text:style-name="P35"><text:span text:style-name="T12">#define</text:span><text:span text:style-name="T23"> </text:span><text:span text:style-name="T29">ListItem_h</text:span></text:p>
      <text:p text:style-name="P35"><text:span text:style-name="T12">#include</text:span><text:span text:style-name="T23"> </text:span><text:span text:style-name="T41">"Hexagon.h"</text:span></text:p>
      <text:p text:style-name="P35"><text:span text:style-name="T12">#include</text:span><text:span text:style-name="T23"> </text:span><text:span text:style-name="T41">&lt;iostream&gt;</text:span></text:p>
      <text:p text:style-name="P35"><text:span text:style-name="T32">class</text:span><text:span text:style-name="T23"> </text:span><text:span text:style-name="T35">ListItem</text:span><text:span text:style-name="T23">{</text:span></text:p>
      <text:p text:style-name="P35"><text:span text:style-name="T32">public</text:span><text:span text:style-name="T23">:</text:span></text:p>
      <text:p text:style-name="P23"><text:tab/>ListItem();</text:p>
      <text:p text:style-name="P35"><text:span text:style-name="T23"><text:tab/>ListItem(</text:span><text:span text:style-name="T32">const</text:span><text:span text:style-name="T23"> </text:span><text:span text:style-name="T35">Hexagon</text:span><text:span text:style-name="T23">&amp; </text:span><text:span text:style-name="T12">hexagon</text:span><text:span text:style-name="T23">);</text:span></text:p>
      <text:p text:style-name="P35"><text:span text:style-name="T23"><text:tab/>ListItem(</text:span><text:span text:style-name="T32">const</text:span><text:span text:style-name="T23"> </text:span><text:span text:style-name="T35">ListItem</text:span><text:span text:style-name="T23">&amp; </text:span><text:span text:style-name="T12">item</text:span><text:span text:style-name="T23">);</text:span></text:p>
      <text:p text:style-name="P35"><text:span text:style-name="T23"><text:tab/></text:span><text:span text:style-name="T35">ListItem</text:span><text:span text:style-name="T23">* SetNext(</text:span><text:span text:style-name="T35">ListItem</text:span><text:span text:style-name="T23">* </text:span><text:span text:style-name="T12">new_next</text:span><text:span text:style-name="T23">);</text:span></text:p>
      <text:p text:style-name="P35"><text:span text:style-name="T23"><text:tab/></text:span><text:span text:style-name="T35">ListItem</text:span><text:span text:style-name="T23">* GetNext();</text:span></text:p>
      <text:p text:style-name="P35"><text:span text:style-name="T23"><text:tab/></text:span><text:span text:style-name="T35">Hexagon</text:span><text:span text:style-name="T23"> GetHex() </text:span><text:span text:style-name="T32">const</text:span><text:span text:style-name="T23">;</text:span></text:p>
      <text:p text:style-name="P35"><text:span text:style-name="T23"><text:tab/></text:span><text:span text:style-name="T32">friend</text:span><text:span text:style-name="T23"> 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ListItem</text:span><text:span text:style-name="T23">&amp; </text:span><text:span text:style-name="T12">item</text:span><text:span text:style-name="T23">);</text:span></text:p>
      <text:p text:style-name="P35"><text:span text:style-name="T23"><text:tab/></text:span><text:span text:style-name="T32">virtual</text:span><text:span text:style-name="T23"> ~ListItem();</text:span></text:p>
      <text:p text:style-name="P35"><text:span text:style-name="T32">private</text:span><text:span text:style-name="T23">:</text:span></text:p>
      <text:p text:style-name="P35"><text:span text:style-name="T23"><text:tab/></text:span><text:span text:style-name="T35">ListItem</text:span><text:span text:style-name="T23">* next;</text:span></text:p>
      <text:p text:style-name="P35"><text:span text:style-name="T23"><text:tab/></text:span><text:span text:style-name="T35">Hexagon</text:span><text:span text:style-name="T23"> hex;</text:span></text:p>
      <text:p text:style-name="P23">};</text:p>
      <text:p text:style-name="P29">#endif</text:p>
      <text:p text:style-name="P19">ListItem.cpp</text:p>
      <text:p text:style-name="P21"><text:span text:style-name="T10">#include</text:span><text:span text:style-name="T43"> </text:span><text:span text:style-name="T40">"ListItem.h"</text:span></text:p>
      <text:p text:style-name="P35"><text:span text:style-name="T12">#include</text:span><text:span text:style-name="T23"> </text:span><text:span text:style-name="T41">"Hexagon.h"</text:span></text:p>
      <text:p text:style-name="P35"><text:span text:style-name="T35">ListItem</text:span><text:span text:style-name="T23">::ListItem() {</text:span></text:p>
      <text:p text:style-name="P35"><text:span text:style-name="T23"><text:tab/></text:span><text:span text:style-name="T32">this</text:span><text:span text:style-name="T23">-&gt;hex </text:span><text:span text:style-name="T44">=</text:span><text:span text:style-name="T23"> </text:span><text:span text:style-name="T35">Hexagon</text:span><text:span text:style-name="T23">();</text:span></text:p>
      <text:p text:style-name="P35"><text:span text:style-name="T23"><text:tab/></text:span><text:span text:style-name="T32">this</text:span><text:span text:style-name="T23">-&gt;next = </text:span><text:span text:style-name="T32">nullptr</text:span><text:span text:style-name="T23">;</text:span></text:p>
      <text:p text:style-name="P23">}</text:p>
      <text:p text:style-name="P35"><text:span text:style-name="T35">ListItem</text:span><text:span text:style-name="T23">::ListItem(</text:span><text:span text:style-name="T32">const</text:span><text:span text:style-name="T23"> </text:span><text:span text:style-name="T35">Hexagon</text:span><text:span text:style-name="T23">&amp; </text:span><text:span text:style-name="T12">hexagon</text:span><text:span text:style-name="T23">){</text:span></text:p>
      <text:p text:style-name="P35"><text:span text:style-name="T23"><text:tab/></text:span><text:span text:style-name="T32">this</text:span><text:span text:style-name="T23">-&gt;hex </text:span><text:span text:style-name="T44">=</text:span><text:span text:style-name="T23"> </text:span><text:span text:style-name="T12">hexagon</text:span><text:span text:style-name="T23">;</text:span></text:p>
      <text:p text:style-name="P35"><text:span text:style-name="T23"><text:tab/></text:span><text:span text:style-name="T32">this</text:span><text:span text:style-name="T23">-&gt;next = </text:span><text:span text:style-name="T32">nullptr</text:span><text:span text:style-name="T23">;</text:span></text:p>
      <text:p text:style-name="P23">}</text:p>
      <text:p text:style-name="P23"/>
      <text:p text:style-name="P35"><text:span text:style-name="T35">ListItem</text:span><text:span text:style-name="T23">::ListItem(</text:span><text:span text:style-name="T32">const</text:span><text:span text:style-name="T23"> </text:span><text:span text:style-name="T35">ListItem</text:span><text:span text:style-name="T23">&amp; </text:span><text:span text:style-name="T12">item</text:span><text:span text:style-name="T23">) {</text:span></text:p>
      <text:p text:style-name="P35"><text:span text:style-name="T23"><text:tab/></text:span><text:span text:style-name="T32">this</text:span><text:span text:style-name="T23">-&gt;hex </text:span><text:span text:style-name="T44">=</text:span><text:span text:style-name="T23"> </text:span><text:span text:style-name="T12">item</text:span><text:span text:style-name="T23">.hex;</text:span></text:p>
      <text:p text:style-name="P35"><text:span text:style-name="T23"><text:tab/></text:span><text:span text:style-name="T32">this</text:span><text:span text:style-name="T23">-&gt;next = </text:span><text:span text:style-name="T12">item</text:span><text:span text:style-name="T23">.next;</text:span></text:p>
      <text:p text:style-name="P23">}</text:p>
      <text:p text:style-name="P35"><text:span text:style-name="T35">ListItem</text:span><text:span text:style-name="T23">* </text:span><text:span text:style-name="T35">ListItem</text:span><text:span text:style-name="T23">::SetNext(</text:span><text:span text:style-name="T35">ListItem</text:span><text:span text:style-name="T23">* </text:span><text:span text:style-name="T12">new_next</text:span><text:span text:style-name="T23">) {</text:span></text:p>
      <text:p text:style-name="P35"><text:span text:style-name="T23"><text:tab/></text:span><text:span text:style-name="T35">ListItem</text:span><text:span text:style-name="T23">* old = </text:span><text:span text:style-name="T32">this</text:span><text:span text:style-name="T23">-&gt;next;</text:span></text:p>
      <text:p text:style-name="P35"><text:span text:style-name="T23"><text:tab/></text:span><text:span text:style-name="T32">this</text:span><text:span text:style-name="T23">-&gt;next = </text:span><text:span text:style-name="T12">new_next</text:span><text:span text:style-name="T23">;</text:span></text:p>
      <text:p text:style-name="P35"><text:span text:style-name="T23"><text:tab/></text:span><text:span text:style-name="T32">return</text:span><text:span text:style-name="T23"> old;</text:span></text:p>
      <text:p text:style-name="P23">}</text:p>
      <text:p text:style-name="P35"><text:span text:style-name="T35">ListItem</text:span><text:span text:style-name="T23">* </text:span><text:span text:style-name="T35">ListItem</text:span><text:span text:style-name="T23">::GetNext() {</text:span></text:p>
      <text:p text:style-name="P35"><text:span text:style-name="T23"><text:tab/></text:span><text:span text:style-name="T32">return</text:span><text:span text:style-name="T23"> </text:span><text:span text:style-name="T32">this</text:span><text:span text:style-name="T23">-&gt;next;</text:span></text:p>
      <text:p text:style-name="P23">}</text:p>
      <text:p text:style-name="P35"><text:span text:style-name="T35">Hexagon</text:span><text:span text:style-name="T23"> </text:span><text:span text:style-name="T35">ListItem</text:span><text:span text:style-name="T23">::GetHex() </text:span><text:span text:style-name="T32">const</text:span><text:span text:style-name="T23">{</text:span></text:p>
      <text:p text:style-name="P35"><text:span text:style-name="T23"><text:tab/></text:span><text:span text:style-name="T32">return</text:span><text:span text:style-name="T23"> </text:span><text:span text:style-name="T32">this</text:span><text:span text:style-name="T23">-&gt;hex;</text:span></text:p>
      <text:p text:style-name="P23">}</text:p>
      <text:p text:style-name="P35"><text:span text:style-name="T23">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ListItem</text:span><text:span text:style-name="T23">&amp; </text:span><text:span text:style-name="T12">item</text:span><text:span text:style-name="T23">) {</text:span></text:p>
      <text:p text:style-name="P35"><text:span text:style-name="T23"><text:tab/></text:span><text:span text:style-name="T12">os</text:span><text:span text:style-name="T23"> </text:span><text:span text:style-name="T44">&lt;&lt;</text:span><text:span text:style-name="T41">"["</text:span><text:span text:style-name="T23"> </text:span><text:span text:style-name="T44">&lt;&lt;</text:span><text:span text:style-name="T23"> </text:span><text:span text:style-name="T12">item</text:span><text:span text:style-name="T23">.hex </text:span><text:span text:style-name="T44">&lt;&lt;</text:span><text:span text:style-name="T23"> </text:span><text:span text:style-name="T41">"]"</text:span><text:span text:style-name="T23">;</text:span></text:p>
      <text:p text:style-name="P35"><text:span text:style-name="T23"><text:tab/></text:span><text:span text:style-name="T32">return</text:span><text:span text:style-name="T23"> </text:span><text:span text:style-name="T12">os</text:span><text:span text:style-name="T23">;</text:span></text:p>
      <text:p text:style-name="P23">}</text:p>
      <text:p text:style-name="P35"><text:span text:style-name="T35">ListItem</text:span><text:span text:style-name="T23">::~ListItem(){</text:span></text:p>
      <text:p text:style-name="P35"><text:span text:style-name="T23"><text:tab/>std::cout </text:span><text:span text:style-name="T44">&lt;&lt;</text:span><text:span text:style-name="T23"> </text:span><text:span text:style-name="T41">"ListItem deleted."</text:span><text:span text:style-name="T23"> </text:span><text:span text:style-name="T44">&lt;&lt;</text:span><text:span text:style-name="T23"> std::endl;</text:span></text:p>
      <text:p text:style-name="P35"><text:span text:style-name="T23"><text:tab/></text:span><text:span text:style-name="T32">if</text:span><text:span text:style-name="T23"> (next != </text:span><text:span text:style-name="T32">nullptr</text:span><text:span text:style-name="T23">) {</text:span></text:p>
      <text:p text:style-name="P35"><text:span text:style-name="T23"><text:tab/><text:tab/></text:span><text:span text:style-name="T32">delete</text:span><text:span text:style-name="T23"> next;</text:span></text:p>
      <text:p text:style-name="P23"><text:tab/>}</text:p>
      <text:p text:style-name="P23">}</text:p>
      <text:p text:style-name="P19">Hex_List.h</text:p>
      <text:p text:style-name="P21"><text:span text:style-name="T10">#pragma</text:span><text:span text:style-name="T43"> </text:span><text:span text:style-name="T10">once</text:span></text:p>
      <text:p text:style-name="P35"><text:span text:style-name="T12">#ifndef</text:span><text:span text:style-name="T23"> <text:s/>Hex_List_h</text:span></text:p>
      <text:p text:style-name="P35"><text:span text:style-name="T12">#define</text:span><text:span text:style-name="T23"> </text:span><text:span text:style-name="T29">Hex_List_h</text:span></text:p>
      <text:p text:style-name="P35"><text:soft-page-break/><text:span text:style-name="T12">#include</text:span><text:span text:style-name="T23"> </text:span><text:span text:style-name="T41">"ListItem.h"</text:span></text:p>
      <text:p text:style-name="P35"><text:span text:style-name="T12">#include</text:span><text:span text:style-name="T23"> </text:span><text:span text:style-name="T41">"Hexagon.h"</text:span></text:p>
      <text:p text:style-name="P35"><text:span text:style-name="T12">#include</text:span><text:span text:style-name="T23"> </text:span><text:span text:style-name="T41">&lt;iostream&gt;</text:span></text:p>
      <text:p text:style-name="P35"><text:span text:style-name="T32">class</text:span><text:span text:style-name="T23"> </text:span><text:span text:style-name="T35">Hex_List</text:span><text:span text:style-name="T23">{</text:span></text:p>
      <text:p text:style-name="P35"><text:span text:style-name="T32">public</text:span><text:span text:style-name="T23">:</text:span></text:p>
      <text:p text:style-name="P23"><text:tab/>Hex_List();</text:p>
      <text:p text:style-name="P35"><text:span text:style-name="T23"><text:tab/>Hex_List(</text:span><text:span text:style-name="T32">const</text:span><text:span text:style-name="T23"> </text:span><text:span text:style-name="T35">Hex_List</text:span><text:span text:style-name="T23">&amp; </text:span><text:span text:style-name="T12">list</text:span><text:span text:style-name="T23">);</text:span></text:p>
      <text:p text:style-name="P35"><text:span text:style-name="T23"><text:tab/></text:span><text:span text:style-name="T32">bool</text:span><text:span text:style-name="T23"> Empty();</text:span></text:p>
      <text:p text:style-name="P35"><text:span text:style-name="T23"><text:tab/></text:span><text:span text:style-name="T32">void</text:span><text:span text:style-name="T23"> Add(</text:span><text:span text:style-name="T35">Hexagon</text:span><text:span text:style-name="T23"> &amp;&amp;</text:span><text:span text:style-name="T12">hexagon</text:span><text:span text:style-name="T23">);</text:span></text:p>
      <text:p text:style-name="P35"><text:span text:style-name="T23"><text:tab/></text:span><text:span text:style-name="T35">Hexagon</text:span><text:span text:style-name="T23"> Extract(</text:span><text:span text:style-name="T32">int</text:span><text:span text:style-name="T23"> </text:span><text:span text:style-name="T12">position</text:span><text:span text:style-name="T23">);</text:span></text:p>
      <text:p text:style-name="P35"><text:span text:style-name="T23"><text:tab/></text:span><text:span text:style-name="T32">bool</text:span><text:span text:style-name="T23"> Remove(</text:span><text:span text:style-name="T32">const</text:span><text:span text:style-name="T23"> </text:span><text:span text:style-name="T35">Hexagon</text:span><text:span text:style-name="T23">&amp; </text:span><text:span text:style-name="T12">hexagon</text:span><text:span text:style-name="T23">);</text:span></text:p>
      <text:p text:style-name="P35"><text:span text:style-name="T23"><text:tab/></text:span><text:span text:style-name="T32">int</text:span><text:span text:style-name="T23"> GetSize();</text:span></text:p>
      <text:p text:style-name="P35"><text:span text:style-name="T23"><text:tab/></text:span><text:span text:style-name="T32">friend</text:span><text:span text:style-name="T23"> 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Hex_List</text:span><text:span text:style-name="T23">&amp; </text:span><text:span text:style-name="T12">list</text:span><text:span text:style-name="T23">);</text:span></text:p>
      <text:p text:style-name="P35"><text:span text:style-name="T23"><text:tab/></text:span><text:span text:style-name="T32">virtual</text:span><text:span text:style-name="T23"> ~Hex_List();</text:span></text:p>
      <text:p text:style-name="P35"><text:span text:style-name="T32">private</text:span><text:span text:style-name="T23">:</text:span></text:p>
      <text:p text:style-name="P35"><text:span text:style-name="T23"><text:tab/></text:span><text:span text:style-name="T35">ListItem</text:span><text:span text:style-name="T23">* head;</text:span></text:p>
      <text:p text:style-name="P35"><text:span text:style-name="T23"><text:tab/></text:span><text:span text:style-name="T32">int</text:span><text:span text:style-name="T23"> size;</text:span></text:p>
      <text:p text:style-name="P23">};</text:p>
      <text:p text:style-name="P35"><text:span text:style-name="T12">#endif</text:span><text:span text:style-name="T23"> </text:span></text:p>
      <text:p text:style-name="P19">Hex_List.cpp</text:p>
      <text:p text:style-name="P24"><text:span text:style-name="T11">#include</text:span><text:span text:style-name="T7"> </text:span><text:span text:style-name="T39">"Hex_List.h"</text:span></text:p>
      <text:p text:style-name="P23">Hex_List::Hex_List(){</text:p>
      <text:p text:style-name="P35"><text:span text:style-name="T23"><text:tab/></text:span><text:span text:style-name="T32">this</text:span><text:span text:style-name="T23">-&gt;head = </text:span><text:span text:style-name="T32">new</text:span><text:span text:style-name="T23"> </text:span><text:span text:style-name="T35">ListItem</text:span><text:span text:style-name="T23">();</text:span></text:p>
      <text:p text:style-name="P35"><text:span text:style-name="T23"><text:tab/></text:span><text:span text:style-name="T32">this</text:span><text:span text:style-name="T23">-&gt;head-&gt;SetNext(</text:span><text:span text:style-name="T32">nullptr</text:span><text:span text:style-name="T23">);</text:span></text:p>
      <text:p text:style-name="P35"><text:span text:style-name="T23"><text:tab/></text:span><text:span text:style-name="T32">this</text:span><text:span text:style-name="T23">-&gt;size = 0;</text:span></text:p>
      <text:p text:style-name="P35"><text:span text:style-name="T23"><text:tab/>std::cout </text:span><text:span text:style-name="T44">&lt;&lt;</text:span><text:span text:style-name="T23"> </text:span><text:span text:style-name="T41">"List created."</text:span><text:span text:style-name="T23"> </text:span><text:span text:style-name="T44">&lt;&lt;</text:span><text:span text:style-name="T23"> std::endl;</text:span></text:p>
      <text:p text:style-name="P23">}</text:p>
      <text:p text:style-name="P35"><text:span text:style-name="T35">Hex_List</text:span><text:span text:style-name="T23">::Hex_List(</text:span><text:span text:style-name="T32">const</text:span><text:span text:style-name="T23"> </text:span><text:span text:style-name="T35">Hex_List</text:span><text:span text:style-name="T23">&amp; </text:span><text:span text:style-name="T12">list</text:span><text:span text:style-name="T23">) {</text:span></text:p>
      <text:p text:style-name="P35"><text:span text:style-name="T23"><text:tab/></text:span><text:span text:style-name="T32">this</text:span><text:span text:style-name="T23">-&gt;head = </text:span><text:span text:style-name="T12">list</text:span><text:span text:style-name="T23">.head;</text:span></text:p>
      <text:p text:style-name="P35"><text:span text:style-name="T23"><text:tab/></text:span><text:span text:style-name="T32">this</text:span><text:span text:style-name="T23">-&gt;size = </text:span><text:span text:style-name="T12">list</text:span><text:span text:style-name="T23">.size;</text:span></text:p>
      <text:p text:style-name="P35"><text:span text:style-name="T23"><text:tab/>std::cout </text:span><text:span text:style-name="T44">&lt;&lt;</text:span><text:span text:style-name="T23"> </text:span><text:span text:style-name="T41">"List copy created."</text:span><text:span text:style-name="T23"> </text:span><text:span text:style-name="T44">&lt;&lt;</text:span><text:span text:style-name="T23"> std::endl;</text:span></text:p>
      <text:p text:style-name="P23">}</text:p>
      <text:p text:style-name="P35"><text:span text:style-name="T32">bool</text:span><text:span text:style-name="T23"> </text:span><text:span text:style-name="T35">Hex_List</text:span><text:span text:style-name="T23">::Empty() {</text:span></text:p>
      <text:p text:style-name="P35"><text:span text:style-name="T23"><text:tab/></text:span><text:span text:style-name="T32">if</text:span><text:span text:style-name="T23"> (</text:span><text:span text:style-name="T32">this</text:span><text:span text:style-name="T23">-&gt;size == 0) {</text:span></text:p>
      <text:p text:style-name="P35"><text:span text:style-name="T23"><text:tab/><text:tab/></text:span><text:span text:style-name="T32">return</text:span><text:span text:style-name="T23"> </text:span><text:span text:style-name="T32">true</text:span><text:span text:style-name="T23">;</text:span></text:p>
      <text:p text:style-name="P23"><text:tab/>}</text:p>
      <text:p text:style-name="P35"><text:span text:style-name="T23"><text:tab/></text:span><text:span text:style-name="T32">else</text:span><text:span text:style-name="T23"> </text:span><text:span text:style-name="T32">return</text:span><text:span text:style-name="T23"> </text:span><text:span text:style-name="T32">false</text:span><text:span text:style-name="T23">;</text:span></text:p>
      <text:p text:style-name="P23">}</text:p>
      <text:p text:style-name="P35"><text:span text:style-name="T32">void</text:span><text:span text:style-name="T23"> </text:span><text:span text:style-name="T35">Hex_List</text:span><text:span text:style-name="T23">::Add(</text:span><text:span text:style-name="T35">Hexagon</text:span><text:span text:style-name="T23"> &amp;&amp;</text:span><text:span text:style-name="T12">hexagon</text:span><text:span text:style-name="T23">) {</text:span></text:p>
      <text:p text:style-name="P35"><text:span text:style-name="T23"><text:tab/></text:span><text:span text:style-name="T35">ListItem</text:span><text:span text:style-name="T23">* new_item = </text:span><text:span text:style-name="T32">new</text:span><text:span text:style-name="T23"> </text:span><text:span text:style-name="T35">ListItem</text:span><text:span text:style-name="T23">(</text:span><text:span text:style-name="T12">hexagon</text:span><text:span text:style-name="T23">);</text:span></text:p>
      <text:p text:style-name="P35"><text:span text:style-name="T23"><text:tab/>new_item-&gt;SetNext(</text:span><text:span text:style-name="T32">this</text:span><text:span text:style-name="T23">-&gt;head-&gt;GetNext());</text:span></text:p>
      <text:p text:style-name="P35"><text:span text:style-name="T23"><text:tab/></text:span><text:span text:style-name="T32">this</text:span><text:span text:style-name="T23">-&gt;head-&gt;SetNext(new_item);</text:span></text:p>
      <text:p text:style-name="P35"><text:span text:style-name="T23"><text:tab/></text:span><text:span text:style-name="T32">this</text:span><text:span text:style-name="T23">-&gt;size++;</text:span></text:p>
      <text:p text:style-name="P23">}</text:p>
      <text:p text:style-name="P35"><text:span text:style-name="T35">Hexagon</text:span><text:span text:style-name="T23"> </text:span><text:span text:style-name="T35">Hex_List</text:span><text:span text:style-name="T23">::Extract(</text:span><text:span text:style-name="T32">int</text:span><text:span text:style-name="T23"> </text:span><text:span text:style-name="T12">position</text:span><text:span text:style-name="T23">) {</text:span></text:p>
      <text:p text:style-name="P35"><text:span text:style-name="T23"><text:tab/></text:span><text:span text:style-name="T35">ListItem</text:span><text:span text:style-name="T23">* iterator = head-&gt;GetNext();</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item position in list. Returning zero-hex."</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5">Hexagon</text:span><text:span text:style-name="T23">();</text:span></text:p>
      <text:p text:style-name="P23"><text:tab/>}</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23"><text:tab/><text:tab/>iterator = iterator-&gt;GetNext();</text:p>
      <text:p text:style-name="P23"><text:tab/>}</text:p>
      <text:p text:style-name="P35"><text:span text:style-name="T23"><text:tab/></text:span><text:span text:style-name="T32">return</text:span><text:span text:style-name="T23"> iterator-&gt;GetHex();</text:span></text:p>
      <text:p text:style-name="P23">}</text:p>
      <text:p text:style-name="P35"><text:span text:style-name="T32">bool</text:span><text:span text:style-name="T23"> </text:span><text:span text:style-name="T35">Hex_List</text:span><text:span text:style-name="T23">::Remove(</text:span><text:span text:style-name="T32">const</text:span><text:span text:style-name="T23"> </text:span><text:span text:style-name="T35">Hexagon</text:span><text:span text:style-name="T23">&amp; </text:span><text:span text:style-name="T12">hex</text:span><text:span text:style-name="T23">) {</text:span></text:p>
      <text:p text:style-name="P35"><text:span text:style-name="T23"><text:tab/></text:span><text:span text:style-name="T35">ListItem</text:span><text:span text:style-name="T23">* prev = head;</text:span></text:p>
      <text:p text:style-name="P35"><text:span text:style-name="T23"><text:tab/></text:span><text:span text:style-name="T35">ListItem</text:span><text:span text:style-name="T23">* iterator = head-&gt;GetNext();</text:span></text:p>
      <text:p text:style-name="P35"><text:span text:style-name="T23"><text:tab/></text:span><text:span text:style-name="T32">while</text:span><text:span text:style-name="T23"> (iterator != </text:span><text:span text:style-name="T32">nullptr</text:span><text:span text:style-name="T23">) {</text:span></text:p>
      <text:p text:style-name="P35"><text:span text:style-name="T23"><text:tab/><text:tab/></text:span><text:span text:style-name="T32">if</text:span><text:span text:style-name="T23"> (iterator-&gt;GetHex() </text:span><text:span text:style-name="T44">==</text:span><text:span text:style-name="T23"> </text:span><text:span text:style-name="T12">hex</text:span><text:span text:style-name="T23">) {</text:span></text:p>
      <text:p text:style-name="P23"><text:tab/><text:tab/><text:tab/>prev-&gt;SetNext(iterator-&gt;GetNext());</text:p>
      <text:p text:style-name="P35"><text:span text:style-name="T23"><text:tab/><text:tab/><text:tab/>iterator-&gt;SetNext(</text:span><text:span text:style-name="T32">nullptr</text:span><text:span text:style-name="T23">);</text:span></text:p>
      <text:p text:style-name="P35"><text:span text:style-name="T23"><text:tab/><text:tab/><text:tab/></text:span><text:span text:style-name="T32">delete</text:span><text:span text:style-name="T23"> iterator;</text:span></text:p>
      <text:p text:style-name="P35"><text:span text:style-name="T23"><text:tab/><text:tab/><text:tab/></text:span><text:span text:style-name="T32">return</text:span><text:span text:style-name="T23"> </text:span><text:span text:style-name="T32">true</text:span><text:span text:style-name="T23">;</text:span></text:p>
      <text:p text:style-name="P23"><text:tab/><text:tab/>}</text:p>
      <text:p text:style-name="P23"><text:tab/><text:tab/>prev = iterator;</text:p>
      <text:p text:style-name="P23"><text:soft-page-break/><text:tab/><text:tab/>iterator = iterator-&gt;GetNext();</text:p>
      <text:p text:style-name="P23"><text:tab/>}</text:p>
      <text:p text:style-name="P35"><text:span text:style-name="T23"><text:tab/></text:span><text:span text:style-name="T32">return</text:span><text:span text:style-name="T23"> </text:span><text:span text:style-name="T32">false</text:span><text:span text:style-name="T23">;</text:span></text:p>
      <text:p text:style-name="P23">}</text:p>
      <text:p text:style-name="P35"><text:span text:style-name="T32">int</text:span><text:span text:style-name="T23"> </text:span><text:span text:style-name="T35">Hex_List</text:span><text:span text:style-name="T23">::GetSize() {</text:span></text:p>
      <text:p text:style-name="P35"><text:span text:style-name="T23"><text:tab/></text:span><text:span text:style-name="T32">return</text:span><text:span text:style-name="T23"> </text:span><text:span text:style-name="T32">this</text:span><text:span text:style-name="T23">-&gt;size;</text:span></text:p>
      <text:p text:style-name="P23">}</text:p>
      <text:p text:style-name="P35"><text:span text:style-name="T23">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Hex_List</text:span><text:span text:style-name="T23">&amp; </text:span><text:span text:style-name="T12">list</text:span><text:span text:style-name="T23">) {</text:span></text:p>
      <text:p text:style-name="P35"><text:span text:style-name="T23"><text:tab/></text:span><text:span text:style-name="T35">ListItem</text:span><text:span text:style-name="T23">* iterator = </text:span><text:span text:style-name="T12">list</text:span><text:span text:style-name="T23">.head-&gt;GetNext();</text:span></text:p>
      <text:p text:style-name="P35"><text:span text:style-name="T23"><text:tab/></text:span><text:span text:style-name="T12">os</text:span><text:span text:style-name="T23"> </text:span><text:span text:style-name="T44">&lt;&lt;</text:span><text:span text:style-name="T23"> </text:span><text:span text:style-name="T41">"Printing list: {"</text:span><text:span text:style-name="T23">;</text:span></text:p>
      <text:p text:style-name="P35"><text:span text:style-name="T23"><text:tab/></text:span><text:span text:style-name="T32">while</text:span><text:span text:style-name="T23"> (iterator != </text:span><text:span text:style-name="T32">nullptr</text:span><text:span text:style-name="T23">) {</text:span></text:p>
      <text:p text:style-name="P35"><text:span text:style-name="T23"><text:tab/><text:tab/></text:span><text:span text:style-name="T12">os</text:span><text:span text:style-name="T23"> </text:span><text:span text:style-name="T44">&lt;&lt;</text:span><text:span text:style-name="T23"> *iterator;</text:span></text:p>
      <text:p text:style-name="P23"><text:tab/><text:tab/>iterator = iterator-&gt;GetNext();</text:p>
      <text:p text:style-name="P23"><text:tab/>}</text:p>
      <text:p text:style-name="P35"><text:span text:style-name="T23"><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std::endl;</text:span></text:p>
      <text:p text:style-name="P35"><text:span text:style-name="T23"><text:tab/></text:span><text:span text:style-name="T32">return</text:span><text:span text:style-name="T23"> </text:span><text:span text:style-name="T12">os</text:span><text:span text:style-name="T23">;</text:span></text:p>
      <text:p text:style-name="P23">}</text:p>
      <text:p text:style-name="P35"><text:span text:style-name="T35">Hex_List</text:span><text:span text:style-name="T23">::~Hex_List(){</text:span></text:p>
      <text:p text:style-name="P35"><text:span text:style-name="T23"><text:tab/></text:span><text:span text:style-name="T32">delete</text:span><text:span text:style-name="T23"> head;</text:span></text:p>
      <text:p text:style-name="P23">}</text:p>
      <text:p text:style-name="P19">Lab_02.cpp</text:p>
      <text:p text:style-name="P21"><text:span text:style-name="T10">#include</text:span><text:span text:style-name="T43"> </text:span><text:span text:style-name="T40">"Hex_List.h"</text:span></text:p>
      <text:p text:style-name="P35"><text:span text:style-name="T12">#include</text:span><text:span text:style-name="T23"> </text:span><text:span text:style-name="T41">"Hexagon.h"</text:span></text:p>
      <text:p text:style-name="P35"><text:span text:style-name="T12">#include</text:span><text:span text:style-name="T23"> </text:span><text:span text:style-name="T41">"ListItem.h"</text:span></text:p>
      <text:p text:style-name="P35"><text:span text:style-name="T12">#include</text:span><text:span text:style-name="T23"> </text:span><text:span text:style-name="T41">&lt;iostream&gt;</text:span></text:p>
      <text:p text:style-name="P35"><text:span text:style-name="T32">int</text:span><text:span text:style-name="T23"> main(){</text:span></text:p>
      <text:p text:style-name="P35"><text:span text:style-name="T23"><text:tab/></text:span><text:span text:style-name="T32">int</text:span><text:span text:style-name="T23"> digit = 0;</text:span></text:p>
      <text:p text:style-name="P35"><text:span text:style-name="T23"><text:tab/></text:span><text:span text:style-name="T32">int</text:span><text:span text:style-name="T23"> thing;</text:span></text:p>
      <text:p text:style-name="P35"><text:span text:style-name="T23"><text:tab/></text:span><text:span text:style-name="T35">Hex_List</text:span><text:span text:style-name="T23"> list;</text:span></text:p>
      <text:p text:style-name="P35"><text:span text:style-name="T23"><text:tab/></text:span><text:span text:style-name="T32">while</text:span><text:span text:style-name="T23"> (1) {</text:span></text:p>
      <text:p text:style-name="P35"><text:span text:style-name="T23"><text:tab/><text:tab/>std::cout </text:span><text:span text:style-name="T44">&lt;&lt;</text:span><text:span text:style-name="T23">std::endl </text:span><text:span text:style-name="T44">&lt;&lt;</text:span><text:span text:style-name="T23"> </text:span><text:span text:style-name="T41">"What would you like to do?"</text:span><text:span text:style-name="T23"> </text:span><text:span text:style-name="T44">&lt;&lt;</text:span><text:span text:style-name="T23"> std::endl;</text:span></text:p>
      <text:p text:style-name="P35"><text:span text:style-name="T23"><text:tab/><text:tab/>std::cout </text:span><text:span text:style-name="T44">&lt;&lt;</text:span><text:span text:style-name="T23"> </text:span><text:span text:style-name="T41">"1.Add new hexagon to list|2.Extract hexagon from list|"</text:span><text:span text:style-name="T23">;</text:span></text:p>
      <text:p text:style-name="P35"><text:span text:style-name="T23"><text:tab/><text:tab/>std::cout </text:span><text:span text:style-name="T44">&lt;&lt;</text:span><text:span text:style-name="T23"> </text:span><text:span text:style-name="T41">"3.Remove hexagon from list|4.Print list|5.End programm"</text:span><text:span text:style-name="T23"> </text:span><text:span text:style-name="T44">&lt;&lt;</text:span><text:span text:style-name="T23"> std::endl;</text:span></text:p>
      <text:p text:style-name="P35"><text:span text:style-name="T23"><text:tab/><text:tab/>std::cin </text:span><text:span text:style-name="T44">&gt;&gt;</text:span><text:span text:style-name="T23"> digit;</text:span></text:p>
      <text:p text:style-name="P35"><text:span text:style-name="T23"><text:tab/><text:tab/></text:span><text:span text:style-name="T32">switch</text:span><text:span text:style-name="T23"> (digit) {</text:span></text:p>
      <text:p text:style-name="P35"><text:span text:style-name="T23"><text:tab/><text:tab/></text:span><text:span text:style-name="T32">case</text:span><text:span text:style-name="T23"> (1):</text:span></text:p>
      <text:p text:style-name="P35"><text:span text:style-name="T23"><text:tab/><text:tab/><text:tab/>std::cout </text:span><text:span text:style-name="T44">&lt;&lt;</text:span><text:span text:style-name="T23"> </text:span><text:span text:style-name="T41">"Enter size of side of new hexagon"</text:span><text:span text:style-name="T23"> </text:span><text:span text:style-name="T44">&lt;&lt;</text:span><text:span text:style-name="T23"> std::endl;</text:span></text:p>
      <text:p text:style-name="P35"><text:span text:style-name="T23"><text:tab/><text:tab/><text:tab/>std::cin </text:span><text:span text:style-name="T44">&gt;&gt;</text:span><text:span text:style-name="T23"> thing;</text:span></text:p>
      <text:p text:style-name="P35"><text:span text:style-name="T23"><text:tab/><text:tab/><text:tab/>list.Add(</text:span><text:span text:style-name="T35">Hexagon</text:span><text:span text:style-name="T23">(thing));</text:span></text:p>
      <text:p text:style-name="P35"><text:span text:style-name="T23"><text:tab/><text:tab/><text:tab/>std::cout </text:span><text:span text:style-name="T44">&lt;&lt;</text:span><text:span text:style-name="T23"> </text:span><text:span text:style-name="T41">"New element added"</text:span><text:span text:style-name="T23"> </text:span><text:span text:style-name="T44">&lt;&lt;</text:span><text:span text:style-name="T23"> std::endl;</text:span></text:p>
      <text:p text:style-name="P35"><text:span text:style-name="T23"><text:tab/><text:tab/><text:tab/></text:span><text:span text:style-name="T32">break</text:span><text:span text:style-name="T23">;</text:span></text:p>
      <text:p text:style-name="P35"><text:span text:style-name="T23"><text:tab/><text:tab/></text:span><text:span text:style-name="T32">case</text:span><text:span text:style-name="T23"> (2):</text:span></text:p>
      <text:p text:style-name="P35"><text:span text:style-name="T23"><text:tab/><text:tab/><text:tab/>std::cout </text:span><text:span text:style-name="T44">&lt;&lt;</text:span><text:span text:style-name="T23"> </text:span><text:span text:style-name="T41">"Chose position of element to extract"</text:span><text:span text:style-name="T23"> </text:span><text:span text:style-name="T44">&lt;&lt;</text:span><text:span text:style-name="T23"> std::endl;</text:span></text:p>
      <text:p text:style-name="P35"><text:span text:style-name="T23"><text:tab/><text:tab/><text:tab/>std::cin </text:span><text:span text:style-name="T44">&gt;&gt;</text:span><text:span text:style-name="T23"> thing;</text:span></text:p>
      <text:p text:style-name="P35"><text:span text:style-name="T23"><text:tab/><text:tab/><text:tab/></text:span><text:span text:style-name="T32">if</text:span><text:span text:style-name="T23"> (list.GetSize() &lt; thing) {</text:span></text:p>
      <text:p text:style-name="P35"><text:span text:style-name="T23"><text:tab/><text:tab/><text:tab/><text:tab/>std::cout </text:span><text:span text:style-name="T44">&lt;&lt;</text:span><text:span text:style-name="T23"> </text:span><text:span text:style-name="T41">"Wrong position of element"</text:span><text:span text:style-name="T23"> </text:span><text:span text:style-name="T44">&lt;&lt;</text:span><text:span text:style-name="T23"> std::endl;</text:span></text:p>
      <text:p text:style-name="P23"><text:tab/><text:tab/><text:tab/>}</text:p>
      <text:p text:style-name="P35"><text:span text:style-name="T23"><text:tab/><text:tab/><text:tab/></text:span><text:span text:style-name="T32">else</text:span><text:span text:style-name="T23"> {</text:span></text:p>
      <text:p text:style-name="P35"><text:span text:style-name="T23"><text:tab/><text:tab/><text:tab/><text:tab/>std::cout </text:span><text:span text:style-name="T44">&lt;&lt;</text:span><text:span text:style-name="T23"> list.Extract(thing) </text:span><text:span text:style-name="T44">&lt;&lt;</text:span><text:span text:style-name="T23"> std::endl;</text:span></text:p>
      <text:p text:style-name="P23"><text:tab/><text:tab/><text:tab/>}</text:p>
      <text:p text:style-name="P35"><text:span text:style-name="T23"><text:tab/><text:tab/><text:tab/></text:span><text:span text:style-name="T32">break</text:span><text:span text:style-name="T23">;</text:span></text:p>
      <text:p text:style-name="P35"><text:span text:style-name="T23"><text:tab/><text:tab/></text:span><text:span text:style-name="T32">case</text:span><text:span text:style-name="T23"> (3):</text:span></text:p>
      <text:p text:style-name="P35"><text:span text:style-name="T23"><text:tab/><text:tab/><text:tab/>std::cout </text:span><text:span text:style-name="T44">&lt;&lt;</text:span><text:span text:style-name="T23"> </text:span><text:span text:style-name="T41">"Enter size of side of hexagon"</text:span><text:span text:style-name="T23"> </text:span><text:span text:style-name="T44">&lt;&lt;</text:span><text:span text:style-name="T23"> std::endl;</text:span></text:p>
      <text:p text:style-name="P35"><text:span text:style-name="T23"><text:tab/><text:tab/><text:tab/>std::cin </text:span><text:span text:style-name="T44">&gt;&gt;</text:span><text:span text:style-name="T23"> thing;</text:span></text:p>
      <text:p text:style-name="P35"><text:span text:style-name="T23"><text:tab/><text:tab/><text:tab/></text:span><text:span text:style-name="T32">if</text:span><text:span text:style-name="T23"> (list.Remove(thing)) {</text:span></text:p>
      <text:p text:style-name="P35"><text:span text:style-name="T23"><text:tab/><text:tab/><text:tab/><text:tab/>std::cout </text:span><text:span text:style-name="T44">&lt;&lt;</text:span><text:span text:style-name="T23"> </text:span><text:span text:style-name="T41">"Element successefully deleted"</text:span><text:span text:style-name="T23"> </text:span><text:span text:style-name="T44">&lt;&lt;</text:span><text:span text:style-name="T23"> std::endl;</text:span></text:p>
      <text:p text:style-name="P23"><text:tab/><text:tab/><text:tab/>}</text:p>
      <text:p text:style-name="P35"><text:span text:style-name="T23"><text:tab/><text:tab/><text:tab/></text:span><text:span text:style-name="T32">else</text:span><text:span text:style-name="T23"> {</text:span></text:p>
      <text:p text:style-name="P35"><text:span text:style-name="T23"><text:tab/><text:tab/><text:tab/><text:tab/>std::cout </text:span><text:span text:style-name="T44">&lt;&lt;</text:span><text:span text:style-name="T23"> </text:span><text:span text:style-name="T41">"No element to delete"</text:span><text:span text:style-name="T23"> </text:span><text:span text:style-name="T44">&lt;&lt;</text:span><text:span text:style-name="T23"> std::endl;</text:span></text:p>
      <text:p text:style-name="P23"><text:tab/><text:tab/><text:tab/>}</text:p>
      <text:p text:style-name="P35"><text:span text:style-name="T23"><text:tab/><text:tab/><text:tab/></text:span><text:span text:style-name="T32">break</text:span><text:span text:style-name="T23">;</text:span></text:p>
      <text:p text:style-name="P35"><text:span text:style-name="T23"><text:tab/><text:tab/></text:span><text:span text:style-name="T32">case</text:span><text:span text:style-name="T23"> (4):</text:span></text:p>
      <text:p text:style-name="P35"><text:span text:style-name="T23"><text:tab/><text:tab/><text:tab/>std::cout </text:span><text:span text:style-name="T44">&lt;&lt;</text:span><text:span text:style-name="T23"> list;</text:span></text:p>
      <text:p text:style-name="P35"><text:span text:style-name="T23"><text:tab/><text:tab/><text:tab/></text:span><text:span text:style-name="T32">break</text:span><text:span text:style-name="T23">;</text:span></text:p>
      <text:p text:style-name="P35"><text:span text:style-name="T23"><text:tab/><text:tab/></text:span><text:span text:style-name="T32">case</text:span><text:span text:style-name="T23"> (5):</text:span></text:p>
      <text:p text:style-name="P35"><text:span text:style-name="T23"><text:tab/><text:tab/><text:tab/>std::cout </text:span><text:span text:style-name="T44">&lt;&lt;</text:span><text:span text:style-name="T23"> </text:span><text:span text:style-name="T41">"Ending programm..."</text:span><text:span text:style-name="T23"> </text:span><text:span text:style-name="T44">&lt;&lt;</text:span><text:span text:style-name="T23"> std::endl;</text:span></text:p>
      <text:p text:style-name="P35"><text:soft-page-break/><text:span text:style-name="T23"><text:tab/><text:tab/><text:tab/></text:span><text:span text:style-name="T32">return</text:span><text:span text:style-name="T23"> 0;</text:span></text:p>
      <text:p text:style-name="P35"><text:span text:style-name="T23"><text:tab/><text:tab/><text:tab/></text:span><text:span text:style-name="T32">break</text:span><text:span text:style-name="T23">;</text:span></text:p>
      <text:p text:style-name="P35"><text:span text:style-name="T23"><text:tab/><text:tab/></text:span><text:span text:style-name="T32">default</text:span><text:span text:style-name="T23">:</text:span></text:p>
      <text:p text:style-name="P35"><text:span text:style-name="T23"><text:tab/><text:tab/><text:tab/>std::cout </text:span><text:span text:style-name="T44">&lt;&lt;</text:span><text:span text:style-name="T23"> </text:span><text:span text:style-name="T41">"Wrong command"</text:span><text:span text:style-name="T23"> </text:span><text:span text:style-name="T44">&lt;&lt;</text:span><text:span text:style-name="T23"> std::endl;</text:span></text:p>
      <text:p text:style-name="P35"><text:span text:style-name="T23"><text:tab/><text:tab/><text:tab/></text:span><text:span text:style-name="T32">break</text:span><text:span text:style-name="T23">;</text:span></text:p>
      <text:p text:style-name="P23"><text:tab/><text:tab/>}</text:p>
      <text:p text:style-name="P23"><text:tab/>}</text:p>
      <text:p text:style-name="P23">}</text:p>
      <text:p text:style-name="P12">Выводы.</text:p>
      <text:p text:style-name="P17">При выполнении лабораторной работы был изучен способ создания простого хранилища объектов (контейнер). Данный контейнер может содержит объекты по простым указателям, поэтому при его очистке следует проводить внимательную проверку на предмет потерь памяти при неправильном удалении элементов.</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Лабораторная работа № 3</text:p>
      <text:p text:style-name="P12">Цель работы</text:p>
      <text:p text:style-name="P50">Целью лабораторной работы является:</text:p>
      <text:p text:style-name="P63"><text:tab/><text:tab/>·Закрепление навыков работы с классами.</text:p>
      <text:p text:style-name="P63"><text:tab/><text:tab/>·Знакомство с умными указателями.</text:p>
      <text:p text:style-name="P12">Задание</text:p>
      <text:p text:style-name="P52"><text:span text:style-name="T20">Необходимо спроектировать и запрограммировать на языке </text:span><text:span text:style-name="T22">C</text:span><text:span text:style-name="T20">++ класс-контейнер </text:span><text:span text:style-name="T47">первого</text:span><text:span text:style-name="T45"> </text:span><text:span text:style-name="T47">уровня</text:span><text:span text:style-name="T20">, содержащий </text:span><text:span text:style-name="T21">все три</text:span><text:span text:style-name="T20"> фигуры класса фигуры, согласно вариантов задания (реализованную в ЛР1).</text:span></text:p>
      <text:p text:style-name="P52">Классы должны удовлетворять следующим правилам:</text:p>
      <text:p text:style-name="P63"><text:tab/><text:tab/>·Требования к классу фигуры аналогичны требованиям из лабораторной работы 1.</text:p>
      <text:p text:style-name="P63"><text:tab/><text:tab/>Класс-контейнер должен соджержать объекты используя <text:span text:style-name="T5">std</text:span>:<text:span text:style-name="T5">shared</text:span>_<text:span text:style-name="T5">ptr</text:span>&lt;…&gt;.</text:p>
      <text:p text:style-name="P63"><text:tab/><text:tab/>·Класс-контейнер должен иметь метод по добавлению фигуры в контейнер.</text:p>
      <text:p text:style-name="P63"><text:tab/><text:tab/>·Класс-контейнер должен иметь методы по получению фигуры из контейнера (опеределяется структурой контейнера).</text:p>
      <text:p text:style-name="P63"><text:tab/><text:tab/>·Класс-контейнер должен иметь метод по удалению фигуры из контейнера (опеределяется структурой контейнера).</text:p>
      <text:p text:style-name="P63"><text:tab/><text:tab/>·Класс-контейнер должен иметь перегруженный оператор по выводу контейнера в поток <text:span text:style-name="T5">std</text:span>::<text:span text:style-name="T5">ostream</text:span> (&lt;&lt;).<text:tab/></text:p>
      <text:p text:style-name="P63"><text:tab/><text:tab/>·Класс-контейнер должен иметь деструктор, удаляющий все элементы контейнера.</text:p>
      <text:p text:style-name="P63"><text:tab/><text:tab/>·Классы должны быть расположенны в раздельных файлах: отдельно заголовки (.<text:span text:style-name="T5">h</text:span>), отдельно описание методов (.<text:span text:style-name="T5">cpp</text:span>).</text:p>
      <text:p text:style-name="P58">Нельзя использовать:</text:p>
      <text:p text:style-name="P63"><text:span text:style-name="T5"><text:tab/><text:tab/>·</text:span><text:span text:style-name="T5">Стандартные контейнеры std.</text:span></text:p>
      <text:p text:style-name="P63"><text:span text:style-name="T5"><text:tab/><text:tab/>·</text:span>Шаблоны (<text:span text:style-name="T5">template).</text:span></text:p>
      <text:p text:style-name="P63"><text:span text:style-name="T5"><text:tab/><text:tab/>·</text:span>Объекты «по-значению»</text:p>
      <text:p text:style-name="P52">Программа должна позволять:</text:p>
      <text:p text:style-name="P63"><text:tab/><text:tab/>·Вводить произвольное количество фигур и добавлять их в контейнер.</text:p>
      <text:p text:style-name="P63"><text:tab/><text:tab/>·Распечатывать содержимое контейнера.</text:p>
      <text:p text:style-name="P63"><text:tab/><text:tab/>·Удалять фигуры из контейнера.</text:p>
      <text:p text:style-name="P12">Листинг</text:p>
      <text:p text:style-name="P17">Все классы фигур сделаны по подобию <text:span text:style-name="T5">Hexagon.h </text:span>из лабораторной № 2. Изменений в них нет.</text:p>
      <text:p text:style-name="P19">ListItem.h</text:p>
      <text:p text:style-name="P19"><text:span text:style-name="T14">#pragma</text:span><text:span text:style-name="T57"> </text:span><text:span text:style-name="T14">once</text:span></text:p>
      <text:p text:style-name="P35"><text:span text:style-name="T12">#ifndef</text:span><text:span text:style-name="T23"> ListItem_h</text:span></text:p>
      <text:p text:style-name="P35"><text:span text:style-name="T12">#define</text:span><text:span text:style-name="T23"> </text:span><text:span text:style-name="T29">ListItem_h</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35"><text:span text:style-name="T32">class</text:span><text:span text:style-name="T23"> </text:span><text:span text:style-name="T35">ListItem</text:span><text:span text:style-name="T23">{</text:span></text:p>
      <text:p text:style-name="P35"><text:span text:style-name="T32">public</text:span><text:span text:style-name="T23">:</text:span></text:p>
      <text:p text:style-name="P23"><text:soft-page-break/><text:tab/>ListItem();</text:p>
      <text:p text:style-name="P35"><text:span text:style-name="T23"><text:tab/>ListItem(</text:span><text:span text:style-name="T32">const</text:span><text:span text:style-name="T23"> std::</text:span><text:span text:style-name="T35">shared_ptr</text:span><text:span text:style-name="T23">&lt;</text:span><text:span text:style-name="T35">Triangle</text:span><text:span text:style-name="T23">&gt;&amp; </text:span><text:span text:style-name="T12">tri</text:span><text:span text:style-name="T23">);</text:span></text:p>
      <text:p text:style-name="P35"><text:span text:style-name="T23"><text:tab/>ListItem(</text:span><text:span text:style-name="T32">const</text:span><text:span text:style-name="T23"> std::</text:span><text:span text:style-name="T35">shared_ptr</text:span><text:span text:style-name="T23">&lt;</text:span><text:span text:style-name="T35">Octagon</text:span><text:span text:style-name="T23">&gt;&amp; </text:span><text:span text:style-name="T12">oct</text:span><text:span text:style-name="T23">);</text:span></text:p>
      <text:p text:style-name="P35"><text:span text:style-name="T23"><text:tab/>ListItem(</text:span><text:span text:style-name="T32">const</text:span><text:span text:style-name="T23"> std::</text:span><text:span text:style-name="T35">shared_ptr</text:span><text:span text:style-name="T23">&lt;</text:span><text:span text:style-name="T35">Hexagon</text:span><text:span text:style-name="T23">&gt;&amp; </text:span><text:span text:style-name="T12">hex</text:span><text:span text:style-name="T23">);</text:span></text:p>
      <text:p text:style-name="P35"><text:span text:style-name="T23"><text:tab/>std::</text:span><text:span text:style-name="T35">shared_ptr</text:span><text:span text:style-name="T23">&lt;</text:span><text:span text:style-name="T35">ListItem</text:span><text:span text:style-name="T23">&gt; SetNext(std::</text:span><text:span text:style-name="T35">shared_ptr</text:span><text:span text:style-name="T23">&lt;</text:span><text:span text:style-name="T35">ListItem</text:span><text:span text:style-name="T23">&gt; </text:span><text:span text:style-name="T12">new_next</text:span><text:span text:style-name="T23">);</text:span></text:p>
      <text:p text:style-name="P35"><text:span text:style-name="T23"><text:tab/>std::</text:span><text:span text:style-name="T35">shared_ptr</text:span><text:span text:style-name="T23">&lt;</text:span><text:span text:style-name="T35">ListItem</text:span><text:span text:style-name="T23">&gt; GetNext();</text:span></text:p>
      <text:p text:style-name="P35"><text:span text:style-name="T23"><text:tab/>std::</text:span><text:span text:style-name="T35">shared_ptr</text:span><text:span text:style-name="T23">&lt;</text:span><text:span text:style-name="T35">Triangle</text:span><text:span text:style-name="T23">&gt; GetTriangle() </text:span><text:span text:style-name="T32">const</text:span><text:span text:style-name="T23">;</text:span></text:p>
      <text:p text:style-name="P35"><text:span text:style-name="T23"><text:tab/>std::</text:span><text:span text:style-name="T35">shared_ptr</text:span><text:span text:style-name="T23">&lt;</text:span><text:span text:style-name="T35">Hexagon</text:span><text:span text:style-name="T23">&gt; GetHexagon() </text:span><text:span text:style-name="T32">const</text:span><text:span text:style-name="T23">;</text:span></text:p>
      <text:p text:style-name="P35"><text:span text:style-name="T23"><text:tab/>std::</text:span><text:span text:style-name="T35">shared_ptr</text:span><text:span text:style-name="T23">&lt;</text:span><text:span text:style-name="T35">Octagon</text:span><text:span text:style-name="T23">&gt; GetOctagon() </text:span><text:span text:style-name="T32">const</text:span><text:span text:style-name="T23">;</text:span></text:p>
      <text:p text:style-name="P35"><text:span text:style-name="T23"><text:tab/></text:span><text:span text:style-name="T32">friend</text:span><text:span text:style-name="T23"> 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ListItem</text:span><text:span text:style-name="T23">&amp; </text:span><text:span text:style-name="T12">item</text:span><text:span text:style-name="T23">);</text:span></text:p>
      <text:p text:style-name="P35"><text:span text:style-name="T23"><text:tab/></text:span><text:span text:style-name="T32">virtual</text:span><text:span text:style-name="T23"> ~ListItem();</text:span></text:p>
      <text:p text:style-name="P35"><text:span text:style-name="T32">private</text:span><text:span text:style-name="T23">:</text:span></text:p>
      <text:p text:style-name="P35"><text:span text:style-name="T23"><text:tab/>std::</text:span><text:span text:style-name="T35">shared_ptr</text:span><text:span text:style-name="T23">&lt;</text:span><text:span text:style-name="T35">Triangle</text:span><text:span text:style-name="T23">&gt; triangle;</text:span></text:p>
      <text:p text:style-name="P35"><text:span text:style-name="T23"><text:tab/>std::</text:span><text:span text:style-name="T35">shared_ptr</text:span><text:span text:style-name="T23">&lt;</text:span><text:span text:style-name="T35">Hexagon</text:span><text:span text:style-name="T23">&gt; hexagon;</text:span></text:p>
      <text:p text:style-name="P35"><text:span text:style-name="T23"><text:tab/>std::</text:span><text:span text:style-name="T35">shared_ptr</text:span><text:span text:style-name="T23">&lt;</text:span><text:span text:style-name="T35">Octagon</text:span><text:span text:style-name="T23">&gt; octagon;</text:span></text:p>
      <text:p text:style-name="P35"><text:span text:style-name="T23"><text:tab/>std::</text:span><text:span text:style-name="T35">shared_ptr</text:span><text:span text:style-name="T23">&lt;</text:span><text:span text:style-name="T35">ListItem</text:span><text:span text:style-name="T23">&gt; next;</text:span></text:p>
      <text:p text:style-name="P23">};</text:p>
      <text:p text:style-name="P29">#endif</text:p>
      <text:p text:style-name="P28">ListItem.cpp</text:p>
      <text:p text:style-name="P28">#include<text:span text:style-name="T15"> </text:span><text:span text:style-name="T37">"ListItem.h"</text:span></text:p>
      <text:p text:style-name="P35"><text:span text:style-name="T12">#include</text:span><text:span text:style-name="T23"> </text:span><text:span text:style-name="T41">&lt;memory&gt;</text:span></text:p>
      <text:p text:style-name="P23"/>
      <text:p text:style-name="P35"><text:span text:style-name="T35">ListItem</text:span><text:span text:style-name="T23">::ListItem() {</text:span></text:p>
      <text:p text:style-name="P35"><text:span text:style-name="T23"><text:tab/></text:span><text:span text:style-name="T32">this</text:span><text:span text:style-name="T23">-&gt;triangle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octagon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hexagon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next </text:span><text:span text:style-name="T44">=</text:span><text:span text:style-name="T23"> </text:span><text:span text:style-name="T32">nullptr</text:span><text:span text:style-name="T23">;</text:span></text:p>
      <text:p text:style-name="P35"><text:span text:style-name="T23"><text:tab/>std::cout </text:span><text:span text:style-name="T44">&lt;&lt;</text:span><text:span text:style-name="T23"> </text:span><text:span text:style-name="T41">"Null-item created"</text:span><text:span text:style-name="T23"> </text:span><text:span text:style-name="T44">&lt;&lt;</text:span><text:span text:style-name="T23"> std::endl;</text:span></text:p>
      <text:p text:style-name="P23">}</text:p>
      <text:p text:style-name="P35"><text:span text:style-name="T35">ListItem</text:span><text:span text:style-name="T23">::ListItem(</text:span><text:span text:style-name="T32">const</text:span><text:span text:style-name="T23"> std::</text:span><text:span text:style-name="T35">shared_ptr</text:span><text:span text:style-name="T23">&lt;</text:span><text:span text:style-name="T35">Triangle</text:span><text:span text:style-name="T23">&gt;&amp; </text:span><text:span text:style-name="T12">tri</text:span><text:span text:style-name="T23">) {</text:span></text:p>
      <text:p text:style-name="P35"><text:span text:style-name="T23"><text:tab/></text:span><text:span text:style-name="T32">this</text:span><text:span text:style-name="T23">-&gt;triangle </text:span><text:span text:style-name="T44">=</text:span><text:span text:style-name="T23"> </text:span><text:span text:style-name="T12">tri</text:span><text:span text:style-name="T23">;</text:span></text:p>
      <text:p text:style-name="P35"><text:span text:style-name="T23"><text:tab/></text:span><text:span text:style-name="T32">this</text:span><text:span text:style-name="T23">-&gt;octagon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hexagon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next </text:span><text:span text:style-name="T44">=</text:span><text:span text:style-name="T23"> </text:span><text:span text:style-name="T32">nullptr</text:span><text:span text:style-name="T23">;</text:span></text:p>
      <text:p text:style-name="P35"><text:span text:style-name="T23"><text:tab/>std::cout </text:span><text:span text:style-name="T44">&lt;&lt;</text:span><text:span text:style-name="T23"> </text:span><text:span text:style-name="T41">"Triangle item created"</text:span><text:span text:style-name="T23"> </text:span><text:span text:style-name="T44">&lt;&lt;</text:span><text:span text:style-name="T23"> std::endl;</text:span></text:p>
      <text:p text:style-name="P23">}</text:p>
      <text:p text:style-name="P35"><text:span text:style-name="T35">ListItem</text:span><text:span text:style-name="T23">::ListItem(</text:span><text:span text:style-name="T32">const</text:span><text:span text:style-name="T23"> std::</text:span><text:span text:style-name="T35">shared_ptr</text:span><text:span text:style-name="T23">&lt;</text:span><text:span text:style-name="T35">Octagon</text:span><text:span text:style-name="T23">&gt;&amp; </text:span><text:span text:style-name="T12">oct</text:span><text:span text:style-name="T23">) {</text:span></text:p>
      <text:p text:style-name="P35"><text:span text:style-name="T23"><text:tab/></text:span><text:span text:style-name="T32">this</text:span><text:span text:style-name="T23">-&gt;triangle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octagon </text:span><text:span text:style-name="T44">=</text:span><text:span text:style-name="T23"> </text:span><text:span text:style-name="T12">oct</text:span><text:span text:style-name="T23">;</text:span></text:p>
      <text:p text:style-name="P35"><text:span text:style-name="T23"><text:tab/></text:span><text:span text:style-name="T32">this</text:span><text:span text:style-name="T23">-&gt;hexagon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next </text:span><text:span text:style-name="T44">=</text:span><text:span text:style-name="T23"> </text:span><text:span text:style-name="T32">nullptr</text:span><text:span text:style-name="T23">;</text:span></text:p>
      <text:p text:style-name="P35"><text:span text:style-name="T23"><text:tab/>std::cout </text:span><text:span text:style-name="T44">&lt;&lt;</text:span><text:span text:style-name="T23"> </text:span><text:span text:style-name="T41">"Octagon item created"</text:span><text:span text:style-name="T23"> </text:span><text:span text:style-name="T44">&lt;&lt;</text:span><text:span text:style-name="T23"> std::endl;</text:span></text:p>
      <text:p text:style-name="P23">}</text:p>
      <text:p text:style-name="P35"><text:span text:style-name="T35">ListItem</text:span><text:span text:style-name="T23">::ListItem(</text:span><text:span text:style-name="T32">const</text:span><text:span text:style-name="T23"> std::</text:span><text:span text:style-name="T35">shared_ptr</text:span><text:span text:style-name="T23">&lt;</text:span><text:span text:style-name="T35">Hexagon</text:span><text:span text:style-name="T23">&gt;&amp; </text:span><text:span text:style-name="T12">hex</text:span><text:span text:style-name="T23">) {</text:span></text:p>
      <text:p text:style-name="P35"><text:span text:style-name="T23"><text:tab/></text:span><text:span text:style-name="T32">this</text:span><text:span text:style-name="T23">-&gt;triangle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octagon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hexagon </text:span><text:span text:style-name="T44">=</text:span><text:span text:style-name="T23"> </text:span><text:span text:style-name="T12">hex</text:span><text:span text:style-name="T23">;</text:span></text:p>
      <text:p text:style-name="P35"><text:span text:style-name="T23"><text:tab/></text:span><text:span text:style-name="T32">this</text:span><text:span text:style-name="T23">-&gt;next </text:span><text:span text:style-name="T44">=</text:span><text:span text:style-name="T23"> </text:span><text:span text:style-name="T32">nullptr</text:span><text:span text:style-name="T23">;</text:span></text:p>
      <text:p text:style-name="P35"><text:span text:style-name="T23"><text:tab/>std::cout </text:span><text:span text:style-name="T44">&lt;&lt;</text:span><text:span text:style-name="T23"> </text:span><text:span text:style-name="T41">"Hexagon item created"</text:span><text:span text:style-name="T23"> </text:span><text:span text:style-name="T44">&lt;&lt;</text:span><text:span text:style-name="T23"> std::endl;</text:span></text:p>
      <text:p text:style-name="P23">}</text:p>
      <text:p text:style-name="P23"/>
      <text:p text:style-name="P35"><text:span text:style-name="T23">std::</text:span><text:span text:style-name="T35">shared_ptr</text:span><text:span text:style-name="T23">&lt;</text:span><text:span text:style-name="T35">ListItem</text:span><text:span text:style-name="T23">&gt; </text:span><text:span text:style-name="T35">ListItem</text:span><text:span text:style-name="T23">::SetNext(std::</text:span><text:span text:style-name="T35">shared_ptr</text:span><text:span text:style-name="T23">&lt;</text:span><text:span text:style-name="T35">ListItem</text:span><text:span text:style-name="T23">&gt; </text:span><text:span text:style-name="T12">new_next</text:span><text:span text:style-name="T23">) {</text:span></text:p>
      <text:p text:style-name="P35"><text:span text:style-name="T23"><text:tab/>std::</text:span><text:span text:style-name="T35">shared_ptr</text:span><text:span text:style-name="T23">&lt;</text:span><text:span text:style-name="T35">ListItem</text:span><text:span text:style-name="T23">&gt; old = </text:span><text:span text:style-name="T32">this</text:span><text:span text:style-name="T23">-&gt;next;</text:span></text:p>
      <text:p text:style-name="P35"><text:span text:style-name="T23"><text:tab/></text:span><text:span text:style-name="T32">this</text:span><text:span text:style-name="T23">-&gt;next </text:span><text:span text:style-name="T44">=</text:span><text:span text:style-name="T23"> </text:span><text:span text:style-name="T12">new_next</text:span><text:span text:style-name="T23">;</text:span></text:p>
      <text:p text:style-name="P35"><text:span text:style-name="T23"><text:tab/></text:span><text:span text:style-name="T32">return</text:span><text:span text:style-name="T23"> old;</text:span></text:p>
      <text:p text:style-name="P23">}</text:p>
      <text:p text:style-name="P35"><text:span text:style-name="T23">std::</text:span><text:span text:style-name="T35">shared_ptr</text:span><text:span text:style-name="T23">&lt;</text:span><text:span text:style-name="T35">ListItem</text:span><text:span text:style-name="T23">&gt; </text:span><text:span text:style-name="T35">ListItem</text:span><text:span text:style-name="T23">::GetNext() {</text:span></text:p>
      <text:p text:style-name="P35"><text:span text:style-name="T23"><text:tab/></text:span><text:span text:style-name="T32">return</text:span><text:span text:style-name="T23"> </text:span><text:span text:style-name="T32">this</text:span><text:span text:style-name="T23">-&gt;next;</text:span></text:p>
      <text:p text:style-name="P23">}</text:p>
      <text:p text:style-name="P35"><text:span text:style-name="T23">std::</text:span><text:span text:style-name="T35">shared_ptr</text:span><text:span text:style-name="T23">&lt;</text:span><text:span text:style-name="T35">Triangle</text:span><text:span text:style-name="T23">&gt; </text:span><text:span text:style-name="T35">ListItem</text:span><text:span text:style-name="T23">::GetTriangle() </text:span><text:span text:style-name="T32">const</text:span><text:span text:style-name="T23"> {</text:span></text:p>
      <text:p text:style-name="P35"><text:span text:style-name="T23"><text:tab/></text:span><text:span text:style-name="T32">return</text:span><text:span text:style-name="T23"> </text:span><text:span text:style-name="T32">this</text:span><text:span text:style-name="T23">-&gt;triangle;</text:span></text:p>
      <text:p text:style-name="P23">}</text:p>
      <text:p text:style-name="P35"><text:span text:style-name="T23">std::</text:span><text:span text:style-name="T35">shared_ptr</text:span><text:span text:style-name="T23">&lt;</text:span><text:span text:style-name="T35">Hexagon</text:span><text:span text:style-name="T23">&gt; </text:span><text:span text:style-name="T35">ListItem</text:span><text:span text:style-name="T23">::GetHexagon() </text:span><text:span text:style-name="T32">const</text:span><text:span text:style-name="T23"> {</text:span></text:p>
      <text:p text:style-name="P35"><text:span text:style-name="T23"><text:tab/></text:span><text:span text:style-name="T32">return</text:span><text:span text:style-name="T23"> </text:span><text:span text:style-name="T32">this</text:span><text:span text:style-name="T23">-&gt;hexagon;</text:span></text:p>
      <text:p text:style-name="P23">}</text:p>
      <text:p text:style-name="P35"><text:span text:style-name="T23">std::</text:span><text:span text:style-name="T35">shared_ptr</text:span><text:span text:style-name="T23">&lt;</text:span><text:span text:style-name="T35">Octagon</text:span><text:span text:style-name="T23">&gt; </text:span><text:span text:style-name="T35">ListItem</text:span><text:span text:style-name="T23">::GetOctagon() </text:span><text:span text:style-name="T32">const</text:span><text:span text:style-name="T23"> {</text:span></text:p>
      <text:p text:style-name="P35"><text:soft-page-break/><text:span text:style-name="T23"><text:tab/></text:span><text:span text:style-name="T32">return</text:span><text:span text:style-name="T23"> </text:span><text:span text:style-name="T32">this</text:span><text:span text:style-name="T23">-&gt;octagon;</text:span></text:p>
      <text:p text:style-name="P23">}</text:p>
      <text:p text:style-name="P23"/>
      <text:p text:style-name="P35"><text:span text:style-name="T23">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ListItem</text:span><text:span text:style-name="T23">&amp; </text:span><text:span text:style-name="T12">item</text:span><text:span text:style-name="T23">) {</text:span></text:p>
      <text:p text:style-name="P35"><text:span text:style-name="T23"><text:tab/></text:span><text:span text:style-name="T32">if</text:span><text:span text:style-name="T23"> (</text:span><text:span text:style-name="T12">item</text:span><text:span text:style-name="T23">.triangle </text:span><text:span text:style-name="T44">!=</text:span><text:span text:style-name="T23"> </text:span><text:span text:style-name="T32">nullptr</text:span><text:span text:style-name="T23">) {</text:span></text:p>
      <text:p text:style-name="P35"><text:span text:style-name="T23"><text:tab/><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text:span><text:span text:style-name="T44">*</text:span><text:span text:style-name="T12">item</text:span><text:span text:style-name="T23">.triangle </text:span><text:span text:style-name="T44">&lt;&lt;</text:span><text:span text:style-name="T23"> </text:span><text:span text:style-name="T41">"}"</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12">os</text:span><text:span text:style-name="T23">;</text:span></text:p>
      <text:p text:style-name="P23"><text:tab/>}</text:p>
      <text:p text:style-name="P35"><text:span text:style-name="T23"><text:tab/></text:span><text:span text:style-name="T32">if</text:span><text:span text:style-name="T23"> (</text:span><text:span text:style-name="T12">item</text:span><text:span text:style-name="T23">.hexagon </text:span><text:span text:style-name="T44">!=</text:span><text:span text:style-name="T23"> </text:span><text:span text:style-name="T32">nullptr</text:span><text:span text:style-name="T23">) {</text:span></text:p>
      <text:p text:style-name="P35"><text:span text:style-name="T23"><text:tab/><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text:span><text:span text:style-name="T44">*</text:span><text:span text:style-name="T12">item</text:span><text:span text:style-name="T23">.hexagon </text:span><text:span text:style-name="T44">&lt;&lt;</text:span><text:span text:style-name="T23"> </text:span><text:span text:style-name="T41">"}"</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12">os</text:span><text:span text:style-name="T23">;</text:span></text:p>
      <text:p text:style-name="P23"><text:tab/>}</text:p>
      <text:p text:style-name="P35"><text:span text:style-name="T23"><text:tab/></text:span><text:span text:style-name="T32">if</text:span><text:span text:style-name="T23"> (</text:span><text:span text:style-name="T12">item</text:span><text:span text:style-name="T23">.octagon </text:span><text:span text:style-name="T44">!=</text:span><text:span text:style-name="T23"> </text:span><text:span text:style-name="T32">nullptr</text:span><text:span text:style-name="T23">) {</text:span></text:p>
      <text:p text:style-name="P35"><text:span text:style-name="T23"><text:tab/><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text:span><text:span text:style-name="T44">*</text:span><text:span text:style-name="T12">item</text:span><text:span text:style-name="T23">.octagon </text:span><text:span text:style-name="T44">&lt;&lt;</text:span><text:span text:style-name="T23"> </text:span><text:span text:style-name="T41">"}"</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12">os</text:span><text:span text:style-name="T23">;</text:span></text:p>
      <text:p text:style-name="P23"><text:tab/>}</text:p>
      <text:p text:style-name="P35"><text:span text:style-name="T23"><text:tab/></text:span><text:span text:style-name="T12">os</text:span><text:span text:style-name="T23"> </text:span><text:span text:style-name="T44">&lt;&lt;</text:span><text:span text:style-name="T23"> </text:span><text:span text:style-name="T41">"Empty element"</text:span><text:span text:style-name="T23"> </text:span><text:span text:style-name="T44">&lt;&lt;</text:span><text:span text:style-name="T23"> std::endl;</text:span></text:p>
      <text:p text:style-name="P35"><text:span text:style-name="T23"><text:tab/></text:span><text:span text:style-name="T32">return</text:span><text:span text:style-name="T23"> </text:span><text:span text:style-name="T12">os</text:span><text:span text:style-name="T23">;</text:span></text:p>
      <text:p text:style-name="P23">}</text:p>
      <text:p text:style-name="P23"/>
      <text:p text:style-name="P35"><text:span text:style-name="T35">ListItem</text:span><text:span text:style-name="T23">::~ListItem() {</text:span></text:p>
      <text:p text:style-name="P35"><text:span text:style-name="T23"><text:tab/>std::cout </text:span><text:span text:style-name="T44">&lt;&lt;</text:span><text:span text:style-name="T23"> </text:span><text:span text:style-name="T41">"ListItem deleted"</text:span><text:span text:style-name="T23"> </text:span><text:span text:style-name="T44">&lt;&lt;</text:span><text:span text:style-name="T23"> std::endl;</text:span></text:p>
      <text:p text:style-name="P23">}</text:p>
      <text:p text:style-name="P20">List.h</text:p>
      <text:p text:style-name="P20"><text:span text:style-name="T9">#pragma</text:span> <text:span text:style-name="T9">once</text:span></text:p>
      <text:p text:style-name="P35"><text:span text:style-name="T12">#ifndef</text:span><text:span text:style-name="T23"> _List_h_</text:span></text:p>
      <text:p text:style-name="P35"><text:span text:style-name="T12">#define</text:span><text:span text:style-name="T23"> </text:span><text:span text:style-name="T29">_List_h_</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ListItem.h"</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35"><text:span text:style-name="T32">class</text:span><text:span text:style-name="T23"> </text:span><text:span text:style-name="T35">List</text:span><text:span text:style-name="T23">{</text:span></text:p>
      <text:p text:style-name="P35"><text:span text:style-name="T32">public</text:span><text:span text:style-name="T23">:</text:span></text:p>
      <text:p text:style-name="P23"><text:tab/>List();</text:p>
      <text:p text:style-name="P23"/>
      <text:p text:style-name="P35"><text:span text:style-name="T23"><text:tab/></text:span><text:span text:style-name="T32">bool</text:span><text:span text:style-name="T23"> Empty();</text:span></text:p>
      <text:p text:style-name="P35"><text:span text:style-name="T23"><text:tab/></text:span><text:span text:style-name="T32">int</text:span><text:span text:style-name="T23"> GetSize();</text:span></text:p>
      <text:p text:style-name="P35"><text:span text:style-name="T23"><text:tab/></text:span><text:span text:style-name="T32">void</text:span><text:span text:style-name="T23"> Add_Triangle(std::</text:span><text:span text:style-name="T35">shared_ptr</text:span><text:span text:style-name="T23">&lt;</text:span><text:span text:style-name="T35">Triangle</text:span><text:span text:style-name="T23">&gt; &amp;&amp;</text:span><text:span text:style-name="T12">triangle</text:span><text:span text:style-name="T23">);</text:span></text:p>
      <text:p text:style-name="P35"><text:span text:style-name="T23"><text:tab/></text:span><text:span text:style-name="T32">void</text:span><text:span text:style-name="T23"> Add_Hexagon(std::</text:span><text:span text:style-name="T35">shared_ptr</text:span><text:span text:style-name="T23">&lt;</text:span><text:span text:style-name="T35">Hexagon</text:span><text:span text:style-name="T23">&gt; &amp;&amp;</text:span><text:span text:style-name="T12">hexagon</text:span><text:span text:style-name="T23">);</text:span></text:p>
      <text:p text:style-name="P35"><text:span text:style-name="T23"><text:tab/></text:span><text:span text:style-name="T32">void</text:span><text:span text:style-name="T23"> Add_Octagon(std::</text:span><text:span text:style-name="T35">shared_ptr</text:span><text:span text:style-name="T23">&lt;</text:span><text:span text:style-name="T35">Octagon</text:span><text:span text:style-name="T23">&gt; &amp;&amp;</text:span><text:span text:style-name="T12">octagon</text:span><text:span text:style-name="T23">);</text:span></text:p>
      <text:p text:style-name="P35"><text:span text:style-name="T23"><text:tab/>std::</text:span><text:span text:style-name="T35">shared_ptr</text:span><text:span text:style-name="T23">&lt;</text:span><text:span text:style-name="T35">Triangle</text:span><text:span text:style-name="T23">&gt; Extract_triangle(</text:span><text:span text:style-name="T32">int</text:span><text:span text:style-name="T23"> </text:span><text:span text:style-name="T12">position</text:span><text:span text:style-name="T23">);</text:span></text:p>
      <text:p text:style-name="P35"><text:span text:style-name="T23"><text:tab/>std::</text:span><text:span text:style-name="T35">shared_ptr</text:span><text:span text:style-name="T23">&lt;</text:span><text:span text:style-name="T35">Hexagon</text:span><text:span text:style-name="T23">&gt; Extract_hexagon(</text:span><text:span text:style-name="T32">int</text:span><text:span text:style-name="T23"> </text:span><text:span text:style-name="T12">position</text:span><text:span text:style-name="T23">);</text:span></text:p>
      <text:p text:style-name="P35"><text:span text:style-name="T23"><text:tab/>std::</text:span><text:span text:style-name="T35">shared_ptr</text:span><text:span text:style-name="T23">&lt;</text:span><text:span text:style-name="T35">Octagon</text:span><text:span text:style-name="T23">&gt; Extract_octagon(</text:span><text:span text:style-name="T32">int</text:span><text:span text:style-name="T23"> </text:span><text:span text:style-name="T12">position</text:span><text:span text:style-name="T23">);</text:span></text:p>
      <text:p text:style-name="P35"><text:span text:style-name="T23"><text:tab/></text:span><text:span text:style-name="T32">void</text:span><text:span text:style-name="T23"> Remove_triangle(</text:span><text:span text:style-name="T32">const</text:span><text:span text:style-name="T23"> </text:span><text:span text:style-name="T35">Triangle</text:span><text:span text:style-name="T23">&amp; </text:span><text:span text:style-name="T12">triangle</text:span><text:span text:style-name="T23">);</text:span></text:p>
      <text:p text:style-name="P35"><text:span text:style-name="T23"><text:tab/></text:span><text:span text:style-name="T32">void</text:span><text:span text:style-name="T23"> Remove_hexagon(</text:span><text:span text:style-name="T32">const</text:span><text:span text:style-name="T23"> </text:span><text:span text:style-name="T35">Hexagon</text:span><text:span text:style-name="T23">&amp; </text:span><text:span text:style-name="T12">hexagon</text:span><text:span text:style-name="T23">);</text:span></text:p>
      <text:p text:style-name="P35"><text:span text:style-name="T23"><text:tab/></text:span><text:span text:style-name="T32">void</text:span><text:span text:style-name="T23"> Remove_octagon(</text:span><text:span text:style-name="T32">const</text:span><text:span text:style-name="T23"> </text:span><text:span text:style-name="T35">Octagon</text:span><text:span text:style-name="T23">&amp; </text:span><text:span text:style-name="T12">octagon</text:span><text:span text:style-name="T23">);</text:span></text:p>
      <text:p text:style-name="P23"/>
      <text:p text:style-name="P35"><text:span text:style-name="T23"><text:tab/></text:span><text:span text:style-name="T32">friend</text:span><text:span text:style-name="T23"> 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amp; </text:span><text:span text:style-name="T12">list</text:span><text:span text:style-name="T23">);</text:span></text:p>
      <text:p text:style-name="P23"/>
      <text:p text:style-name="P35"><text:span text:style-name="T23"><text:tab/></text:span><text:span text:style-name="T32">virtual</text:span><text:span text:style-name="T23"> ~List();</text:span></text:p>
      <text:p text:style-name="P35"><text:span text:style-name="T32">private</text:span><text:span text:style-name="T23">:</text:span></text:p>
      <text:p text:style-name="P35"><text:span text:style-name="T23"><text:tab/>std::</text:span><text:span text:style-name="T35">shared_ptr</text:span><text:span text:style-name="T23">&lt;</text:span><text:span text:style-name="T35">ListItem</text:span><text:span text:style-name="T23">&gt; head;</text:span></text:p>
      <text:p text:style-name="P35"><text:span text:style-name="T23"><text:tab/></text:span><text:span text:style-name="T32">int</text:span><text:span text:style-name="T23"> size;</text:span></text:p>
      <text:p text:style-name="P23">};</text:p>
      <text:p text:style-name="P23"/>
      <text:p text:style-name="P29">#endif</text:p>
      <text:p text:style-name="P19">List.cpp</text:p>
      <text:p text:style-name="P29"><text:span text:style-name="T5">#include</text:span><text:span text:style-name="T17"> </text:span><text:span text:style-name="T38">"List.h"</text:span></text:p>
      <text:p text:style-name="P35"><text:span text:style-name="T35">List</text:span><text:span text:style-name="T23">::List()</text:span><text:span text:style-name="T25">{</text:span></text:p>
      <text:p text:style-name="P35"><text:span text:style-name="T23"><text:tab/></text:span><text:span text:style-name="T32">this</text:span><text:span text:style-name="T23">-&gt;head </text:span><text:span text:style-name="T44">=</text:span><text:span text:style-name="T23"> </text:span><text:span text:style-name="T32">nullptr</text:span><text:span text:style-name="T23">;</text:span></text:p>
      <text:p text:style-name="P35"><text:span text:style-name="T23"><text:tab/></text:span><text:span text:style-name="T32">this</text:span><text:span text:style-name="T23">-&gt;size = 0;</text:span></text:p>
      <text:p text:style-name="P23">}</text:p>
      <text:p text:style-name="P35"><text:span text:style-name="T32">bool</text:span><text:span text:style-name="T23"> </text:span><text:span text:style-name="T35">List</text:span><text:span text:style-name="T23">::Empty() {</text:span></text:p>
      <text:p text:style-name="P35"><text:span text:style-name="T23"><text:tab/></text:span><text:span text:style-name="T32">return</text:span><text:span text:style-name="T23"> </text:span><text:span text:style-name="T32">this</text:span><text:span text:style-name="T23">-&gt;size;</text:span></text:p>
      <text:p text:style-name="P23">}</text:p>
      <text:p text:style-name="P35"><text:soft-page-break/><text:span text:style-name="T32">int</text:span><text:span text:style-name="T23"> </text:span><text:span text:style-name="T35">List</text:span><text:span text:style-name="T23">::GetSize() {</text:span></text:p>
      <text:p text:style-name="P35"><text:span text:style-name="T23"><text:tab/></text:span><text:span text:style-name="T32">return</text:span><text:span text:style-name="T23"> </text:span><text:span text:style-name="T32">this</text:span><text:span text:style-name="T23">-&gt;size;</text:span></text:p>
      <text:p text:style-name="P23">}</text:p>
      <text:p text:style-name="P35"><text:span text:style-name="T32">void</text:span><text:span text:style-name="T23"> </text:span><text:span text:style-name="T35">List</text:span><text:span text:style-name="T23">::Add_Triangle(std::</text:span><text:span text:style-name="T35">shared_ptr</text:span><text:span text:style-name="T23">&lt;</text:span><text:span text:style-name="T35">Triangle</text:span><text:span text:style-name="T23">&gt; &amp;&amp;</text:span><text:span text:style-name="T12">triangle</text:span><text:span text:style-name="T23">){</text:span></text:p>
      <text:p text:style-name="P35"><text:span text:style-name="T23"><text:tab/>std::</text:span><text:span text:style-name="T35">shared_ptr</text:span><text:span text:style-name="T23">&lt;</text:span><text:span text:style-name="T35">ListItem</text:span><text:span text:style-name="T23">&gt; item(</text:span><text:span text:style-name="T32">new</text:span><text:span text:style-name="T23"> </text:span><text:span text:style-name="T35">ListItem</text:span><text:span text:style-name="T23">(</text:span><text:span text:style-name="T12">triangle</text:span><text:span text:style-name="T23">));</text:span></text:p>
      <text:p text:style-name="P35"><text:span text:style-name="T23"><text:tab/>item</text:span><text:span text:style-name="T44">-&gt;</text:span><text:span text:style-name="T23">SetNext(</text:span><text:span text:style-name="T32">this</text:span><text:span text:style-name="T23">-&gt;head);</text:span></text:p>
      <text:p text:style-name="P35"><text:span text:style-name="T23"><text:tab/></text:span><text:span text:style-name="T32">this</text:span><text:span text:style-name="T23">-&gt;head </text:span><text:span text:style-name="T44">=</text:span><text:span text:style-name="T23"> item;</text:span></text:p>
      <text:p text:style-name="P35"><text:span text:style-name="T23"><text:tab/></text:span><text:span text:style-name="T32">this</text:span><text:span text:style-name="T23">-&gt;size++;</text:span></text:p>
      <text:p text:style-name="P23">}</text:p>
      <text:p text:style-name="P35"><text:span text:style-name="T32">void</text:span><text:span text:style-name="T23"> </text:span><text:span text:style-name="T35">List</text:span><text:span text:style-name="T23">::Add_Hexagon(std::</text:span><text:span text:style-name="T35">shared_ptr</text:span><text:span text:style-name="T23">&lt;</text:span><text:span text:style-name="T35">Hexagon</text:span><text:span text:style-name="T23">&gt; &amp;&amp;</text:span><text:span text:style-name="T12">hexagon</text:span><text:span text:style-name="T23">) {</text:span></text:p>
      <text:p text:style-name="P35"><text:span text:style-name="T23"><text:tab/>std::</text:span><text:span text:style-name="T35">shared_ptr</text:span><text:span text:style-name="T23">&lt;</text:span><text:span text:style-name="T35">ListItem</text:span><text:span text:style-name="T23">&gt; item(</text:span><text:span text:style-name="T32">new</text:span><text:span text:style-name="T23"> </text:span><text:span text:style-name="T35">ListItem</text:span><text:span text:style-name="T23">(</text:span><text:span text:style-name="T12">hexagon</text:span><text:span text:style-name="T23">));</text:span></text:p>
      <text:p text:style-name="P35"><text:span text:style-name="T23"><text:tab/>item</text:span><text:span text:style-name="T44">-&gt;</text:span><text:span text:style-name="T23">SetNext(</text:span><text:span text:style-name="T32">this</text:span><text:span text:style-name="T23">-&gt;head);</text:span></text:p>
      <text:p text:style-name="P35"><text:span text:style-name="T23"><text:tab/></text:span><text:span text:style-name="T32">this</text:span><text:span text:style-name="T23">-&gt;head</text:span><text:span text:style-name="T44">=</text:span><text:span text:style-name="T23">item;</text:span></text:p>
      <text:p text:style-name="P35"><text:span text:style-name="T23"><text:tab/></text:span><text:span text:style-name="T32">this</text:span><text:span text:style-name="T23">-&gt;size++;</text:span></text:p>
      <text:p text:style-name="P23">}</text:p>
      <text:p text:style-name="P35"><text:span text:style-name="T32">void</text:span><text:span text:style-name="T23"> </text:span><text:span text:style-name="T35">List</text:span><text:span text:style-name="T23">::Add_Octagon(std::</text:span><text:span text:style-name="T35">shared_ptr</text:span><text:span text:style-name="T23">&lt;</text:span><text:span text:style-name="T35">Octagon</text:span><text:span text:style-name="T23">&gt; &amp;&amp;</text:span><text:span text:style-name="T12">octagon</text:span><text:span text:style-name="T23">) {</text:span></text:p>
      <text:p text:style-name="P35"><text:span text:style-name="T23"><text:tab/>std::</text:span><text:span text:style-name="T35">shared_ptr</text:span><text:span text:style-name="T23">&lt;</text:span><text:span text:style-name="T35">ListItem</text:span><text:span text:style-name="T23">&gt; item(</text:span><text:span text:style-name="T32">new</text:span><text:span text:style-name="T23"> </text:span><text:span text:style-name="T35">ListItem</text:span><text:span text:style-name="T23">(</text:span><text:span text:style-name="T12">octagon</text:span><text:span text:style-name="T23">));</text:span></text:p>
      <text:p text:style-name="P35"><text:span text:style-name="T23"><text:tab/>item</text:span><text:span text:style-name="T44">-&gt;</text:span><text:span text:style-name="T23">SetNext(</text:span><text:span text:style-name="T32">this</text:span><text:span text:style-name="T23">-&gt;head);</text:span></text:p>
      <text:p text:style-name="P35"><text:span text:style-name="T23"><text:tab/></text:span><text:span text:style-name="T32">this</text:span><text:span text:style-name="T23">-&gt;head</text:span><text:span text:style-name="T44">=</text:span><text:span text:style-name="T23">item;</text:span></text:p>
      <text:p text:style-name="P35"><text:span text:style-name="T23"><text:tab/></text:span><text:span text:style-name="T32">this</text:span><text:span text:style-name="T23">-&gt;size++;</text:span></text:p>
      <text:p text:style-name="P23">}</text:p>
      <text:p text:style-name="P35"><text:span text:style-name="T23">std::</text:span><text:span text:style-name="T35">shared_ptr</text:span><text:span text:style-name="T23">&lt;</text:span><text:span text:style-name="T35">Triangle</text:span><text:span text:style-name="T23">&gt; </text:span><text:span text:style-name="T35">List</text:span><text:span text:style-name="T23">::Extract_triangle(</text:span><text:span text:style-name="T32">int</text:span><text:span text:style-name="T23"> </text:span><text:span text:style-name="T12">position</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ListItem</text:span><text:span text:style-name="T23">&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35"><text:span text:style-name="T23"><text:tab/><text:tab/>iter </text:span><text:span text:style-name="T44">=</text:span><text:span text:style-name="T23"> iter</text:span><text:span text:style-name="T44">-&gt;</text:span><text:span text:style-name="T23">GetNext();</text:span></text:p>
      <text:p text:style-name="P23"><text:tab/>}</text:p>
      <text:p text:style-name="P35"><text:span text:style-name="T23"><text:tab/></text:span><text:span text:style-name="T32">return</text:span><text:span text:style-name="T23"> iter</text:span><text:span text:style-name="T44">-&gt;</text:span><text:span text:style-name="T23">GetTriangle();</text:span></text:p>
      <text:p text:style-name="P23">}</text:p>
      <text:p text:style-name="P35"><text:span text:style-name="T23">std::</text:span><text:span text:style-name="T35">shared_ptr</text:span><text:span text:style-name="T23">&lt;</text:span><text:span text:style-name="T35">Hexagon</text:span><text:span text:style-name="T23">&gt; </text:span><text:span text:style-name="T35">List</text:span><text:span text:style-name="T23">::Extract_hexagon(</text:span><text:span text:style-name="T32">int</text:span><text:span text:style-name="T23"> </text:span><text:span text:style-name="T12">position</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ListItem</text:span><text:span text:style-name="T23">&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35"><text:span text:style-name="T23"><text:tab/><text:tab/>iter </text:span><text:span text:style-name="T44">=</text:span><text:span text:style-name="T23"> iter</text:span><text:span text:style-name="T44">-&gt;</text:span><text:span text:style-name="T23">GetNext();</text:span></text:p>
      <text:p text:style-name="P23"><text:tab/>}</text:p>
      <text:p text:style-name="P35"><text:span text:style-name="T23"><text:tab/></text:span><text:span text:style-name="T32">return</text:span><text:span text:style-name="T23"> iter</text:span><text:span text:style-name="T44">-&gt;</text:span><text:span text:style-name="T23">GetHexagon();</text:span></text:p>
      <text:p text:style-name="P23">}</text:p>
      <text:p text:style-name="P23"/>
      <text:p text:style-name="P35"><text:span text:style-name="T23">std::</text:span><text:span text:style-name="T35">shared_ptr</text:span><text:span text:style-name="T23">&lt;</text:span><text:span text:style-name="T35">Octagon</text:span><text:span text:style-name="T23">&gt; </text:span><text:span text:style-name="T35">List</text:span><text:span text:style-name="T23">::Extract_octagon(</text:span><text:span text:style-name="T32">int</text:span><text:span text:style-name="T23"> </text:span><text:span text:style-name="T12">position</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ListItem</text:span><text:span text:style-name="T23">&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35"><text:span text:style-name="T23"><text:tab/><text:tab/>iter </text:span><text:span text:style-name="T44">=</text:span><text:span text:style-name="T23"> iter</text:span><text:span text:style-name="T44">-&gt;</text:span><text:span text:style-name="T23">GetNext();</text:span></text:p>
      <text:p text:style-name="P23"><text:tab/>}</text:p>
      <text:p text:style-name="P35"><text:span text:style-name="T23"><text:tab/></text:span><text:span text:style-name="T32">return</text:span><text:span text:style-name="T23"> iter</text:span><text:span text:style-name="T44">-&gt;</text:span><text:span text:style-name="T23">GetOctagon();</text:span></text:p>
      <text:p text:style-name="P23">}</text:p>
      <text:p text:style-name="P23"/>
      <text:p text:style-name="P35"><text:span text:style-name="T32">void</text:span><text:span text:style-name="T23"> </text:span><text:span text:style-name="T35">List</text:span><text:span text:style-name="T23">::Remove_triangle(</text:span><text:span text:style-name="T32">const</text:span><text:span text:style-name="T23"> </text:span><text:span text:style-name="T35">Triangle</text:span><text:span text:style-name="T23">&amp; </text:span><text:span text:style-name="T12">triangle</text:span><text:span text:style-name="T23">) {</text:span></text:p>
      <text:p text:style-name="P35"><text:span text:style-name="T23"><text:tab/>std::</text:span><text:span text:style-name="T35">shared_ptr</text:span><text:span text:style-name="T23">&lt;</text:span><text:span text:style-name="T35">ListItem</text:span><text:span text:style-name="T23">&gt; prev = </text:span><text:span text:style-name="T32">this</text:span><text:span text:style-name="T23">-&gt;head;</text:span></text:p>
      <text:p text:style-name="P35"><text:span text:style-name="T23"><text:tab/>std::</text:span><text:span text:style-name="T35">shared_ptr</text:span><text:span text:style-name="T23">&lt;</text:span><text:span text:style-name="T35">ListItem</text:span><text:span text:style-name="T23">&gt; iter = </text:span><text:span text:style-name="T32">this</text:span><text:span text:style-name="T23">-&gt;head;</text:span></text:p>
      <text:p text:style-name="P35"><text:span text:style-name="T23"><text:tab/></text:span><text:span text:style-name="T32">while</text:span><text:span text:style-name="T23"> (iter </text:span><text:span text:style-name="T44">!=</text:span><text:span text:style-name="T23"> </text:span><text:span text:style-name="T32">nullptr</text:span><text:span text:style-name="T23">) {</text:span></text:p>
      <text:p text:style-name="P35"><text:span text:style-name="T23"><text:tab/><text:tab/></text:span><text:span text:style-name="T32">if</text:span><text:span text:style-name="T23"> (iter</text:span><text:span text:style-name="T44">-&gt;</text:span><text:span text:style-name="T23">GetTriangle() </text:span><text:span text:style-name="T44">!=</text:span><text:span text:style-name="T23"> </text:span><text:span text:style-name="T32">nullptr</text:span><text:span text:style-name="T23">) {</text:span></text:p>
      <text:p text:style-name="P35"><text:span text:style-name="T23"><text:tab/><text:tab/><text:tab/></text:span><text:span text:style-name="T32">if</text:span><text:span text:style-name="T23"> (</text:span><text:span text:style-name="T44">*</text:span><text:span text:style-name="T23">iter</text:span><text:span text:style-name="T44">-&gt;</text:span><text:span text:style-name="T23">GetTriangle() </text:span><text:span text:style-name="T44">==</text:span><text:span text:style-name="T23"> </text:span><text:span text:style-name="T12">triangle</text:span><text:span text:style-name="T23">) {</text:span></text:p>
      <text:p text:style-name="P35"><text:span text:style-name="T23"><text:tab/><text:tab/><text:tab/><text:tab/></text:span><text:span text:style-name="T32">if</text:span><text:span text:style-name="T23"> (iter </text:span><text:span text:style-name="T44">==</text:span><text:span text:style-name="T23"> </text:span><text:span text:style-name="T32">this</text:span><text:span text:style-name="T23">-&gt;head) {</text:span></text:p>
      <text:p text:style-name="P35"><text:span text:style-name="T23"><text:tab/><text:tab/><text:tab/><text:tab/><text:tab/></text:span><text:span text:style-name="T32">this</text:span><text:span text:style-name="T23">-&gt;head </text:span><text:span text:style-name="T44">=</text:span><text:span text:style-name="T23"> iter</text:span><text:span text:style-name="T44">-&gt;</text:span><text:span text:style-name="T23">GetNext();</text:span></text:p>
      <text:p text:style-name="P35"><text:span text:style-name="T23"><text:tab/><text:tab/><text:tab/><text:tab/><text:tab/>iter</text:span><text:span text:style-name="T44">-&gt;</text:span><text:span text:style-name="T23">SetNext(</text:span><text:span text:style-name="T32">nullptr</text:span><text:span text:style-name="T23">);</text:span></text:p>
      <text:p text:style-name="P35"><text:span text:style-name="T23"><text:tab/><text:tab/><text:tab/><text:tab/><text:tab/>iter</text:span><text:span text:style-name="T44">-&gt;</text:span><text:span text:style-name="T23">~ListItem();</text:span></text:p>
      <text:p text:style-name="P35"><text:soft-page-break/><text:span text:style-name="T23"><text:tab/><text:tab/><text:tab/><text:tab/><text:tab/>std::cout </text:span><text:span text:style-name="T44">&lt;&lt;</text:span><text:span text:style-name="T23"> </text:span><text:span text:style-name="T41">"Element deleted"</text:span><text:span text:style-name="T23"> </text:span><text:span text:style-name="T44">&lt;&lt;</text:span><text:span text:style-name="T23"> std::endl;</text:span></text:p>
      <text:p text:style-name="P35"><text:span text:style-name="T23"><text:tab/><text:tab/><text:tab/><text:tab/><text:tab/></text:span><text:span text:style-name="T32">this</text:span><text:span text:style-name="T23">-&gt;size--;</text:span></text:p>
      <text:p text:style-name="P35"><text:span text:style-name="T23"><text:tab/><text:tab/><text:tab/><text:tab/><text:tab/></text:span><text:span text:style-name="T32">return</text:span><text:span text:style-name="T23">;</text:span></text:p>
      <text:p text:style-name="P23"><text:tab/><text:tab/><text:tab/><text:tab/>}</text:p>
      <text:p text:style-name="P35"><text:span text:style-name="T23"><text:tab/><text:tab/><text:tab/><text:tab/></text:span><text:span text:style-name="T32">else</text:span><text:span text:style-name="T23"> {</text:span></text:p>
      <text:p text:style-name="P35"><text:span text:style-name="T23"><text:tab/><text:tab/><text:tab/><text:tab/><text:tab/>prev</text:span><text:span text:style-name="T44">-&gt;</text:span><text:span text:style-name="T23">SetNext(iter</text:span><text:span text:style-name="T44">-&gt;</text:span><text:span text:style-name="T23">GetNext());</text:span></text:p>
      <text:p text:style-name="P35"><text:span text:style-name="T23"><text:tab/><text:tab/><text:tab/><text:tab/><text:tab/>iter</text:span><text:span text:style-name="T44">-&gt;</text:span><text:span text:style-name="T23">SetNext(</text:span><text:span text:style-name="T32">nullptr</text:span><text:span text:style-name="T23">);</text:span></text:p>
      <text:p text:style-name="P35"><text:span text:style-name="T23"><text:tab/><text:tab/><text:tab/><text:tab/><text:tab/>iter</text:span><text:span text:style-name="T44">-&gt;</text:span><text:span text:style-name="T23">~ListItem();</text:span></text:p>
      <text:p text:style-name="P35"><text:span text:style-name="T23"><text:tab/><text:tab/><text:tab/><text:tab/><text:tab/>std::cout </text:span><text:span text:style-name="T44">&lt;&lt;</text:span><text:span text:style-name="T23"> </text:span><text:span text:style-name="T41">"Element deleted"</text:span><text:span text:style-name="T23"> </text:span><text:span text:style-name="T44">&lt;&lt;</text:span><text:span text:style-name="T23"> std::endl;</text:span></text:p>
      <text:p text:style-name="P35"><text:span text:style-name="T23"><text:tab/><text:tab/><text:tab/><text:tab/><text:tab/></text:span><text:span text:style-name="T32">this</text:span><text:span text:style-name="T23">-&gt;size--;</text:span></text:p>
      <text:p text:style-name="P35"><text:span text:style-name="T23"><text:tab/><text:tab/><text:tab/><text:tab/><text:tab/></text:span><text:span text:style-name="T32">return</text:span><text:span text:style-name="T23">;</text:span></text:p>
      <text:p text:style-name="P23"><text:tab/><text:tab/><text:tab/><text:tab/>}</text:p>
      <text:p text:style-name="P23"><text:tab/><text:tab/><text:tab/>}</text:p>
      <text:p text:style-name="P23"><text:tab/><text:tab/>}</text:p>
      <text:p text:style-name="P35"><text:span text:style-name="T23"><text:tab/><text:tab/>prev </text:span><text:span text:style-name="T44">=</text:span><text:span text:style-name="T23"> iter;</text:span></text:p>
      <text:p text:style-name="P35"><text:span text:style-name="T23"><text:tab/><text:tab/>iter </text:span><text:span text:style-name="T44">=</text:span><text:span text:style-name="T23"> iter</text:span><text:span text:style-name="T44">-&gt;</text:span><text:span text:style-name="T23">GetNext();</text:span></text:p>
      <text:p text:style-name="P23"><text:tab/>}</text:p>
      <text:p text:style-name="P35"><text:span text:style-name="T23"><text:tab/>std::cout </text:span><text:span text:style-name="T44">&lt;&lt;</text:span><text:span text:style-name="T23"> </text:span><text:span text:style-name="T41">"No element to delete"</text:span><text:span text:style-name="T23"> </text:span><text:span text:style-name="T44">&lt;&lt;</text:span><text:span text:style-name="T23"> std::endl;</text:span></text:p>
      <text:p text:style-name="P23">}</text:p>
      <text:p text:style-name="P23"/>
      <text:p text:style-name="P23">/* <text:span text:style-name="T45">Из-за размера функции удаления для Шестиугольника и Восьмиугольника не приводятся в листинге, но они полностью идентичны удалению треугольника, за исключением типа элемента, который проверяется на равенство</text:span><text:span text:style-name="T5">*/</text:span></text:p>
      <text:p text:style-name="P20"/>
      <text:p text:style-name="P35"><text:span text:style-name="T32">void</text:span><text:span text:style-name="T23"> </text:span><text:span text:style-name="T35">List</text:span><text:span text:style-name="T23">::Remove_hexagon(</text:span><text:span text:style-name="T32">const</text:span><text:span text:style-name="T23"> </text:span><text:span text:style-name="T35">Hexagon</text:span><text:span text:style-name="T23">&amp; </text:span><text:span text:style-name="T12">hexagon</text:span><text:span text:style-name="T23">) {}</text:span></text:p>
      <text:p text:style-name="P23"/>
      <text:p text:style-name="P35"><text:span text:style-name="T32">void</text:span><text:span text:style-name="T23"> </text:span><text:span text:style-name="T35">List</text:span><text:span text:style-name="T23">::Remove_octagon(</text:span><text:span text:style-name="T32">const</text:span><text:span text:style-name="T23"> </text:span><text:span text:style-name="T35">Octagon</text:span><text:span text:style-name="T23">&amp; </text:span><text:span text:style-name="T12">octagon</text:span><text:span text:style-name="T23">) {}</text:span></text:p>
      <text:p text:style-name="P23"/>
      <text:p text:style-name="P35"><text:span text:style-name="T23">std::</text:span><text:span text:style-name="T35">ostream</text:span><text:span text:style-name="T23">&amp; </text:span><text:span text:style-name="T44">operator &lt;&lt;</text:span><text:span text:style-name="T23">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amp; </text:span><text:span text:style-name="T12">list</text:span><text:span text:style-name="T23">) {</text:span></text:p>
      <text:p text:style-name="P35"><text:span text:style-name="T23"><text:tab/>std::</text:span><text:span text:style-name="T35">shared_ptr</text:span><text:span text:style-name="T23">&lt;</text:span><text:span text:style-name="T35">ListItem</text:span><text:span text:style-name="T23">&gt; iter = </text:span><text:span text:style-name="T12">list</text:span><text:span text:style-name="T23">.head;</text:span></text:p>
      <text:p text:style-name="P35"><text:span text:style-name="T23"><text:tab/></text:span><text:span text:style-name="T12">os</text:span><text:span text:style-name="T23"> </text:span><text:span text:style-name="T44">&lt;&lt;</text:span><text:span text:style-name="T23"> </text:span><text:span text:style-name="T41">"Printing list: |"</text:span><text:span text:style-name="T23">;</text:span></text:p>
      <text:p text:style-name="P35"><text:span text:style-name="T23"><text:tab/></text:span><text:span text:style-name="T32">while</text:span><text:span text:style-name="T23"> (iter </text:span><text:span text:style-name="T44">!=</text:span><text:span text:style-name="T23"> </text:span><text:span text:style-name="T32">nullptr</text:span><text:span text:style-name="T23">) {</text:span></text:p>
      <text:p text:style-name="P35"><text:span text:style-name="T23"><text:tab/><text:tab/></text:span><text:span text:style-name="T32">if</text:span><text:span text:style-name="T23"> (iter</text:span><text:span text:style-name="T44">-&gt;</text:span><text:span text:style-name="T23">GetTriangle() </text:span><text:span text:style-name="T44">!=</text:span><text:span text:style-name="T23"> </text:span><text:span text:style-name="T32">nullptr</text:span><text:span text:style-name="T23">) {</text:span></text:p>
      <text:p text:style-name="P35"><text:span text:style-name="T23"><text:tab/><text:tab/><text:tab/></text:span><text:span text:style-name="T12">os</text:span><text:span text:style-name="T23"> </text:span><text:span text:style-name="T44">&lt;&lt;</text:span><text:span text:style-name="T23"> </text:span><text:span text:style-name="T44">*</text:span><text:span text:style-name="T23">iter</text:span><text:span text:style-name="T44">-&gt;</text:span><text:span text:style-name="T23">GetTriangle();</text:span></text:p>
      <text:p text:style-name="P23"><text:tab/><text:tab/>}</text:p>
      <text:p text:style-name="P35"><text:span text:style-name="T23"><text:tab/><text:tab/></text:span><text:span text:style-name="T32">if</text:span><text:span text:style-name="T23"> (iter</text:span><text:span text:style-name="T44">-&gt;</text:span><text:span text:style-name="T23">GetHexagon() </text:span><text:span text:style-name="T44">!=</text:span><text:span text:style-name="T23"> </text:span><text:span text:style-name="T32">nullptr</text:span><text:span text:style-name="T23">) {</text:span></text:p>
      <text:p text:style-name="P35"><text:span text:style-name="T23"><text:tab/><text:tab/><text:tab/></text:span><text:span text:style-name="T12">os</text:span><text:span text:style-name="T23"> </text:span><text:span text:style-name="T44">&lt;&lt;</text:span><text:span text:style-name="T23"> </text:span><text:span text:style-name="T44">*</text:span><text:span text:style-name="T23">iter</text:span><text:span text:style-name="T44">-&gt;</text:span><text:span text:style-name="T23">GetHexagon();</text:span></text:p>
      <text:p text:style-name="P23"><text:tab/><text:tab/>}</text:p>
      <text:p text:style-name="P35"><text:span text:style-name="T23"><text:tab/><text:tab/></text:span><text:span text:style-name="T32">if</text:span><text:span text:style-name="T23"> (iter</text:span><text:span text:style-name="T44">-&gt;</text:span><text:span text:style-name="T23">GetOctagon() </text:span><text:span text:style-name="T44">!=</text:span><text:span text:style-name="T23"> </text:span><text:span text:style-name="T32">nullptr</text:span><text:span text:style-name="T23">) {</text:span></text:p>
      <text:p text:style-name="P35"><text:span text:style-name="T23"><text:tab/><text:tab/><text:tab/></text:span><text:span text:style-name="T12">os</text:span><text:span text:style-name="T23"> </text:span><text:span text:style-name="T44">&lt;&lt;</text:span><text:span text:style-name="T23"> </text:span><text:span text:style-name="T44">*</text:span><text:span text:style-name="T23">iter</text:span><text:span text:style-name="T44">-&gt;</text:span><text:span text:style-name="T23">GetOctagon();</text:span></text:p>
      <text:p text:style-name="P23"><text:tab/><text:tab/>}</text:p>
      <text:p text:style-name="P35"><text:span text:style-name="T23"><text:tab/><text:tab/>iter</text:span><text:span text:style-name="T44">=</text:span><text:span text:style-name="T23">iter</text:span><text:span text:style-name="T44">-&gt;</text:span><text:span text:style-name="T23">GetNext();</text:span></text:p>
      <text:p text:style-name="P23"><text:tab/>}</text:p>
      <text:p text:style-name="P35"><text:span text:style-name="T23"><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std::endl;</text:span></text:p>
      <text:p text:style-name="P35"><text:span text:style-name="T23"><text:tab/></text:span><text:span text:style-name="T32">return</text:span><text:span text:style-name="T23"> </text:span><text:span text:style-name="T12">os</text:span><text:span text:style-name="T23">;</text:span></text:p>
      <text:p text:style-name="P23">}</text:p>
      <text:p text:style-name="P35"><text:span text:style-name="T35">List</text:span><text:span text:style-name="T23">::~List(){</text:span></text:p>
      <text:p text:style-name="P35"><text:span text:style-name="T23"><text:tab/>std::cout </text:span><text:span text:style-name="T44">&lt;&lt;</text:span><text:span text:style-name="T23"> </text:span><text:span text:style-name="T41">"List deleted"</text:span><text:span text:style-name="T23"> </text:span><text:span text:style-name="T44">&lt;&lt;</text:span><text:span text:style-name="T23"> std::endl;</text:span></text:p>
      <text:p text:style-name="P23">}</text:p>
      <text:p text:style-name="P26">Lab_03.cpp</text:p>
      <text:p text:style-name="P20"><text:span text:style-name="T9">#include</text:span> <text:span text:style-name="T37">&lt;iostream&gt;</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List.h"</text:span></text:p>
      <text:p text:style-name="P35"><text:span text:style-name="T12">#include</text:span><text:span text:style-name="T23"> </text:span><text:span text:style-name="T41">"ListItem.h"</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23"/>
      <text:p text:style-name="P23"/>
      <text:p text:style-name="P35"><text:span text:style-name="T32">int</text:span><text:span text:style-name="T23"> main(){</text:span></text:p>
      <text:p text:style-name="P35"><text:span text:style-name="T23"><text:tab/></text:span><text:span text:style-name="T35">List</text:span><text:span text:style-name="T23"> list;</text:span></text:p>
      <text:p text:style-name="P35"><text:span text:style-name="T23"><text:tab/></text:span><text:span text:style-name="T32">int</text:span><text:span text:style-name="T23"> digit = 0;</text:span></text:p>
      <text:p text:style-name="P35"><text:span text:style-name="T23"><text:tab/></text:span><text:span text:style-name="T32">int</text:span><text:span text:style-name="T23"> fig = 0;</text:span></text:p>
      <text:p text:style-name="P35"><text:span text:style-name="T23"><text:tab/></text:span><text:span text:style-name="T32">int</text:span><text:span text:style-name="T23"> thing;</text:span></text:p>
      <text:p text:style-name="P35"><text:span text:style-name="T23"><text:tab/></text:span><text:span text:style-name="T32">int</text:span><text:span text:style-name="T23"> side_b;</text:span></text:p>
      <text:p text:style-name="P35"><text:span text:style-name="T23"><text:tab/></text:span><text:span text:style-name="T32">int</text:span><text:span text:style-name="T23"> side_c;</text:span></text:p>
      <text:p text:style-name="P35"><text:span text:style-name="T23"><text:tab/></text:span><text:span text:style-name="T32">while</text:span><text:span text:style-name="T23"> (1) {</text:span></text:p>
      <text:p text:style-name="P35"><text:soft-page-break/><text:span text:style-name="T23"><text:tab/><text:tab/>std::cout </text:span><text:span text:style-name="T44">&lt;&lt;</text:span><text:span text:style-name="T23"> std::endl </text:span><text:span text:style-name="T44">&lt;&lt;</text:span><text:span text:style-name="T23"> </text:span><text:span text:style-name="T41">"What would you like to do?"</text:span><text:span text:style-name="T23"> </text:span><text:span text:style-name="T44">&lt;&lt;</text:span><text:span text:style-name="T23"> std::endl;</text:span></text:p>
      <text:p text:style-name="P35"><text:span text:style-name="T23"><text:tab/><text:tab/>std::cout </text:span><text:span text:style-name="T44">&lt;&lt;</text:span><text:span text:style-name="T23"> </text:span><text:span text:style-name="T41">"1.Add new figure to list|2.Extract figure from list|"</text:span><text:span text:style-name="T23">;</text:span></text:p>
      <text:p text:style-name="P35"><text:span text:style-name="T23"><text:tab/><text:tab/>std::cout </text:span><text:span text:style-name="T44">&lt;&lt;</text:span><text:span text:style-name="T23"> </text:span><text:span text:style-name="T41">"3.Remove figure from list|4.Print list|5.End programm"</text:span><text:span text:style-name="T23"> </text:span><text:span text:style-name="T44">&lt;&lt;</text:span><text:span text:style-name="T23"> std::endl;</text:span></text:p>
      <text:p text:style-name="P35"><text:span text:style-name="T23"><text:tab/><text:tab/>std::cin </text:span><text:span text:style-name="T44">&gt;&gt;</text:span><text:span text:style-name="T23"> digit;</text:span></text:p>
      <text:p text:style-name="P35"><text:span text:style-name="T23"><text:tab/><text:tab/></text:span><text:span text:style-name="T32">if</text:span><text:span text:style-name="T23"> (digit == 1) {</text:span></text:p>
      <text:p text:style-name="P35"><text:span text:style-name="T23"><text:tab/><text:tab/><text:tab/>std::cout </text:span><text:span text:style-name="T44">&lt;&lt;</text:span><text:span text:style-name="T23"> </text:span><text:span text:style-name="T41">"Which figure would you like to add?"</text:span><text:span text:style-name="T23"> </text:span><text:span text:style-name="T44">&lt;&lt;</text:span><text:span text:style-name="T23"> std::endl;</text:span></text:p>
      <text:p text:style-name="P35"><text:span text:style-name="T23"><text:tab/><text:tab/><text:tab/>std::cout </text:span><text:span text:style-name="T44">&lt;&lt;</text:span><text:span text:style-name="T23"> </text:span><text:span text:style-name="T41">"1-Triangle, 2-Hexagon, 3-Octagon."</text:span><text:span text:style-name="T23"> </text:span><text:span text:style-name="T44">&lt;&lt;</text:span><text:span text:style-name="T23"> std::endl;</text:span></text:p>
      <text:p text:style-name="P35"><text:span text:style-name="T23"><text:tab/><text:tab/><text:tab/>std::cin </text:span><text:span text:style-name="T44">&gt;&gt;</text:span><text:span text:style-name="T23"> fig;</text:span></text:p>
      <text:p text:style-name="P35"><text:span text:style-name="T23"><text:tab/><text:tab/><text:tab/></text:span><text:span text:style-name="T32">switch</text:span><text:span text:style-name="T23"> (fig){</text:span></text:p>
      <text:p text:style-name="P35"><text:span text:style-name="T23"><text:tab/><text:tab/><text:tab/></text:span><text:span text:style-name="T32">case</text:span><text:span text:style-name="T23"> (1):</text:span></text:p>
      <text:p text:style-name="P35"><text:span text:style-name="T23"><text:tab/><text:tab/><text:tab/><text:tab/>std::cout </text:span><text:span text:style-name="T44">&lt;&lt;</text:span><text:span text:style-name="T23"> </text:span><text:span text:style-name="T41">"Enter size of sides of new triangle"</text:span><text:span text:style-name="T23"> </text:span><text:span text:style-name="T44">&lt;&lt;</text:span><text:span text:style-name="T23"> std::endl;</text:span></text:p>
      <text:p text:style-name="P35"><text:span text:style-name="T23"><text:tab/><text:tab/><text:tab/><text:tab/>std::cin </text:span><text:span text:style-name="T44">&gt;&gt;</text:span><text:span text:style-name="T23"> thing </text:span><text:span text:style-name="T44">&gt;&gt;</text:span><text:span text:style-name="T23"> side_b </text:span><text:span text:style-name="T44">&gt;&gt;</text:span><text:span text:style-name="T23"> side_c;</text:span></text:p>
      <text:p text:style-name="P35"><text:span text:style-name="T23"><text:tab/><text:tab/><text:tab/><text:tab/>list.Add_Triangle(std::</text:span><text:span text:style-name="T35">shared_ptr</text:span><text:span text:style-name="T23">&lt;</text:span><text:span text:style-name="T35">Triangle</text:span><text:span text:style-name="T23">&gt;(</text:span><text:span text:style-name="T32">new</text:span><text:span text:style-name="T23"> </text:span><text:span text:style-name="T35">Triangle</text:span><text:span text:style-name="T23">(thing, side_b, side_c)));</text:span></text:p>
      <text:p text:style-name="P35"><text:span text:style-name="T23"><text:tab/><text:tab/><text:tab/><text:tab/>std::cout </text:span><text:span text:style-name="T44">&lt;&lt;</text:span><text:span text:style-name="T23"> </text:span><text:span text:style-name="T41">"New element added"</text:span><text:span text:style-name="T23"> </text:span><text:span text:style-name="T44">&lt;&lt;</text:span><text:span text:style-name="T23"> std::endl;</text:span></text:p>
      <text:p text:style-name="P35"><text:span text:style-name="T23"><text:tab/><text:tab/><text:tab/><text:tab/></text:span><text:span text:style-name="T32">break</text:span><text:span text:style-name="T23">;</text:span></text:p>
      <text:p text:style-name="P35"><text:span text:style-name="T23"><text:tab/><text:tab/><text:tab/></text:span><text:span text:style-name="T32">case</text:span><text:span text:style-name="T23"> (2):</text:span></text:p>
      <text:p text:style-name="P35"><text:span text:style-name="T23"><text:tab/><text:tab/><text:tab/><text:tab/>std::cout </text:span><text:span text:style-name="T44">&lt;&lt;</text:span><text:span text:style-name="T23"> </text:span><text:span text:style-name="T41">"Enter size of side of new hexagon"</text:span><text:span text:style-name="T23"> </text:span><text:span text:style-name="T44">&lt;&lt;</text:span><text:span text:style-name="T23"> std::endl;</text:span></text:p>
      <text:p text:style-name="P35"><text:span text:style-name="T23"><text:tab/><text:tab/><text:tab/><text:tab/>std::cin </text:span><text:span text:style-name="T44">&gt;&gt;</text:span><text:span text:style-name="T23"> thing;</text:span></text:p>
      <text:p text:style-name="P35"><text:span text:style-name="T23"><text:tab/><text:tab/><text:tab/><text:tab/>list.Add_Hexagon(std::</text:span><text:span text:style-name="T35">shared_ptr</text:span><text:span text:style-name="T23">&lt;</text:span><text:span text:style-name="T35">Hexagon</text:span><text:span text:style-name="T23">&gt;(</text:span><text:span text:style-name="T32">new</text:span><text:span text:style-name="T23"> </text:span><text:span text:style-name="T35">Hexagon</text:span><text:span text:style-name="T23">(thing)));</text:span></text:p>
      <text:p text:style-name="P35"><text:span text:style-name="T23"><text:tab/><text:tab/><text:tab/><text:tab/>std::cout </text:span><text:span text:style-name="T44">&lt;&lt;</text:span><text:span text:style-name="T23"> </text:span><text:span text:style-name="T41">"New element added"</text:span><text:span text:style-name="T23"> </text:span><text:span text:style-name="T44">&lt;&lt;</text:span><text:span text:style-name="T23"> std::endl;</text:span></text:p>
      <text:p text:style-name="P35"><text:span text:style-name="T23"><text:tab/><text:tab/><text:tab/><text:tab/></text:span><text:span text:style-name="T32">break</text:span><text:span text:style-name="T23">;</text:span></text:p>
      <text:p text:style-name="P35"><text:span text:style-name="T23"><text:tab/><text:tab/><text:tab/></text:span><text:span text:style-name="T32">case</text:span><text:span text:style-name="T23"> (3):</text:span></text:p>
      <text:p text:style-name="P35"><text:span text:style-name="T23"><text:tab/><text:tab/><text:tab/><text:tab/>std::cout </text:span><text:span text:style-name="T44">&lt;&lt;</text:span><text:span text:style-name="T23"> </text:span><text:span text:style-name="T41">"Enter size of side of new octagon"</text:span><text:span text:style-name="T23"> </text:span><text:span text:style-name="T44">&lt;&lt;</text:span><text:span text:style-name="T23"> std::endl;</text:span></text:p>
      <text:p text:style-name="P35"><text:span text:style-name="T23"><text:tab/><text:tab/><text:tab/><text:tab/>std::cin </text:span><text:span text:style-name="T44">&gt;&gt;</text:span><text:span text:style-name="T23"> thing;</text:span></text:p>
      <text:p text:style-name="P35"><text:span text:style-name="T23"><text:tab/><text:tab/><text:tab/><text:tab/>list.Add_Octagon(std::</text:span><text:span text:style-name="T35">shared_ptr</text:span><text:span text:style-name="T23">&lt;</text:span><text:span text:style-name="T35">Octagon</text:span><text:span text:style-name="T23">&gt;(</text:span><text:span text:style-name="T32">new</text:span><text:span text:style-name="T23"> </text:span><text:span text:style-name="T35">Octagon</text:span><text:span text:style-name="T23">(thing)));</text:span></text:p>
      <text:p text:style-name="P35"><text:span text:style-name="T23"><text:tab/><text:tab/><text:tab/><text:tab/>std::cout </text:span><text:span text:style-name="T44">&lt;&lt;</text:span><text:span text:style-name="T23"> </text:span><text:span text:style-name="T41">"New element added"</text:span><text:span text:style-name="T23"> </text:span><text:span text:style-name="T44">&lt;&lt;</text:span><text:span text:style-name="T23"> std::endl;</text:span></text:p>
      <text:p text:style-name="P35"><text:span text:style-name="T23"><text:tab/><text:tab/><text:tab/><text:tab/></text:span><text:span text:style-name="T32">break</text:span><text:span text:style-name="T23">;</text:span></text:p>
      <text:p text:style-name="P35"><text:span text:style-name="T23"><text:tab/><text:tab/><text:tab/></text:span><text:span text:style-name="T32">default</text:span><text:span text:style-name="T23">:</text:span></text:p>
      <text:p text:style-name="P35"><text:span text:style-name="T23"><text:tab/><text:tab/><text:tab/><text:tab/>std::cout </text:span><text:span text:style-name="T44">&lt;&lt;</text:span><text:span text:style-name="T23"> </text:span><text:span text:style-name="T41">"Wrong figure"</text:span><text:span text:style-name="T23"> </text:span><text:span text:style-name="T44">&lt;&lt;</text:span><text:span text:style-name="T23"> std::endl;</text:span></text:p>
      <text:p text:style-name="P35"><text:span text:style-name="T23"><text:tab/><text:tab/><text:tab/><text:tab/></text:span><text:span text:style-name="T32">break</text:span><text:span text:style-name="T23">;</text:span></text:p>
      <text:p text:style-name="P23"><text:tab/><text:tab/><text:tab/>}</text:p>
      <text:p text:style-name="P23"><text:tab/><text:tab/>}</text:p>
      <text:p text:style-name="P35"><text:span text:style-name="T23"><text:tab/><text:tab/></text:span><text:span text:style-name="T32">if</text:span><text:span text:style-name="T23"> (digit == 2) {</text:span></text:p>
      <text:p text:style-name="P35"><text:span text:style-name="T23"><text:tab/><text:tab/><text:tab/>std::cout </text:span><text:span text:style-name="T44">&lt;&lt;</text:span><text:span text:style-name="T23"> </text:span><text:span text:style-name="T41">"Chose position of element to extract"</text:span><text:span text:style-name="T23"> </text:span><text:span text:style-name="T44">&lt;&lt;</text:span><text:span text:style-name="T23"> std::endl;</text:span></text:p>
      <text:p text:style-name="P35"><text:span text:style-name="T23"><text:tab/><text:tab/><text:tab/>std::cin </text:span><text:span text:style-name="T44">&gt;&gt;</text:span><text:span text:style-name="T23"> thing;</text:span></text:p>
      <text:p text:style-name="P35"><text:span text:style-name="T23"><text:tab/><text:tab/><text:tab/></text:span><text:span text:style-name="T32">if</text:span><text:span text:style-name="T23"> (list.GetSize() &lt; thing) {</text:span></text:p>
      <text:p text:style-name="P35"><text:span text:style-name="T23"><text:tab/><text:tab/><text:tab/><text:tab/>std::cout </text:span><text:span text:style-name="T44">&lt;&lt;</text:span><text:span text:style-name="T23"> </text:span><text:span text:style-name="T41">"Wrong position of element"</text:span><text:span text:style-name="T23"> </text:span><text:span text:style-name="T44">&lt;&lt;</text:span><text:span text:style-name="T23"> std::endl;</text:span></text:p>
      <text:p text:style-name="P23"><text:tab/><text:tab/><text:tab/>}</text:p>
      <text:p text:style-name="P35"><text:span text:style-name="T23"><text:tab/><text:tab/><text:tab/></text:span><text:span text:style-name="T32">else</text:span><text:span text:style-name="T23"> {</text:span></text:p>
      <text:p text:style-name="P35"><text:span text:style-name="T23"><text:tab/><text:tab/><text:tab/><text:tab/></text:span><text:span text:style-name="T32">if</text:span><text:span text:style-name="T23"> (list.Extract_triangle(thing) </text:span><text:span text:style-name="T44">!=</text:span><text:span text:style-name="T23"> </text:span><text:span text:style-name="T32">nullptr</text:span><text:span text:style-name="T23">) {</text:span></text:p>
      <text:p text:style-name="P35"><text:span text:style-name="T23"><text:tab/><text:tab/><text:tab/><text:tab/><text:tab/>std::cout </text:span><text:span text:style-name="T44">&lt;&lt;</text:span><text:span text:style-name="T23"> </text:span><text:span text:style-name="T44">*</text:span><text:span text:style-name="T23">list.Extract_triangle(thing) </text:span><text:span text:style-name="T44">&lt;&lt;</text:span><text:span text:style-name="T23"> std::endl;</text:span></text:p>
      <text:p text:style-name="P23"><text:tab/><text:tab/><text:tab/><text:tab/>}</text:p>
      <text:p text:style-name="P35"><text:span text:style-name="T23"><text:tab/><text:tab/><text:tab/><text:tab/></text:span><text:span text:style-name="T32">if</text:span><text:span text:style-name="T23"> (list.Extract_hexagon(thing) </text:span><text:span text:style-name="T44">!=</text:span><text:span text:style-name="T23"> </text:span><text:span text:style-name="T32">nullptr</text:span><text:span text:style-name="T23">) {</text:span></text:p>
      <text:p text:style-name="P35"><text:span text:style-name="T23"><text:tab/><text:tab/><text:tab/><text:tab/><text:tab/>std::cout </text:span><text:span text:style-name="T44">&lt;&lt;</text:span><text:span text:style-name="T23"> </text:span><text:span text:style-name="T44">*</text:span><text:span text:style-name="T23">list.Extract_hexagon(thing) </text:span><text:span text:style-name="T44">&lt;&lt;</text:span><text:span text:style-name="T23"> std::endl;</text:span></text:p>
      <text:p text:style-name="P23"><text:tab/><text:tab/><text:tab/><text:tab/>}</text:p>
      <text:p text:style-name="P35"><text:span text:style-name="T23"><text:tab/><text:tab/><text:tab/><text:tab/></text:span><text:span text:style-name="T32">if</text:span><text:span text:style-name="T23"> (list.Extract_octagon(thing) </text:span><text:span text:style-name="T44">!=</text:span><text:span text:style-name="T23"> </text:span><text:span text:style-name="T32">nullptr</text:span><text:span text:style-name="T23">) {</text:span></text:p>
      <text:p text:style-name="P35"><text:span text:style-name="T23"><text:tab/><text:tab/><text:tab/><text:tab/><text:tab/>std::cout </text:span><text:span text:style-name="T44">&lt;&lt;</text:span><text:span text:style-name="T23"> </text:span><text:span text:style-name="T44">*</text:span><text:span text:style-name="T23">list.Extract_octagon(thing) </text:span><text:span text:style-name="T44">&lt;&lt;</text:span><text:span text:style-name="T23"> std::endl;</text:span></text:p>
      <text:p text:style-name="P23"><text:tab/><text:tab/><text:tab/><text:tab/>}</text:p>
      <text:p text:style-name="P23"><text:tab/><text:tab/><text:tab/>}</text:p>
      <text:p text:style-name="P23"><text:tab/><text:tab/>}</text:p>
      <text:p text:style-name="P35"><text:span text:style-name="T23"><text:tab/><text:tab/></text:span><text:span text:style-name="T32">if</text:span><text:span text:style-name="T23"> (digit == 3) {</text:span></text:p>
      <text:p text:style-name="P35"><text:span text:style-name="T23"><text:tab/><text:tab/><text:tab/>std::cout </text:span><text:span text:style-name="T44">&lt;&lt;</text:span><text:span text:style-name="T23"> </text:span><text:span text:style-name="T41">"Which figure would you like to remove?"</text:span><text:span text:style-name="T23"> </text:span><text:span text:style-name="T44">&lt;&lt;</text:span><text:span text:style-name="T23"> std::endl;</text:span></text:p>
      <text:p text:style-name="P35"><text:span text:style-name="T23"><text:tab/><text:tab/><text:tab/>std::cout </text:span><text:span text:style-name="T44">&lt;&lt;</text:span><text:span text:style-name="T23"> </text:span><text:span text:style-name="T41">"1-Triangle, 2-Hexagon, 3-Octagon."</text:span><text:span text:style-name="T23"> </text:span><text:span text:style-name="T44">&lt;&lt;</text:span><text:span text:style-name="T23"> std::endl;</text:span></text:p>
      <text:p text:style-name="P35"><text:span text:style-name="T23"><text:tab/><text:tab/><text:tab/>std::cin </text:span><text:span text:style-name="T44">&gt;&gt;</text:span><text:span text:style-name="T23"> fig;</text:span></text:p>
      <text:p text:style-name="P35"><text:span text:style-name="T23"><text:tab/><text:tab/><text:tab/></text:span><text:span text:style-name="T32">switch</text:span><text:span text:style-name="T23"> (fig) {</text:span></text:p>
      <text:p text:style-name="P35"><text:span text:style-name="T23"><text:tab/><text:tab/><text:tab/></text:span><text:span text:style-name="T32">case</text:span><text:span text:style-name="T23"> (1):</text:span></text:p>
      <text:p text:style-name="P35"><text:span text:style-name="T23"><text:tab/><text:tab/><text:tab/><text:tab/>std::cout </text:span><text:span text:style-name="T44">&lt;&lt;</text:span><text:span text:style-name="T23"> </text:span><text:span text:style-name="T41">"Enter size of sides of triangle"</text:span><text:span text:style-name="T23"> </text:span><text:span text:style-name="T44">&lt;&lt;</text:span><text:span text:style-name="T23"> std::endl;</text:span></text:p>
      <text:p text:style-name="P35"><text:span text:style-name="T23"><text:tab/><text:tab/><text:tab/><text:tab/>std::cin </text:span><text:span text:style-name="T44">&gt;&gt;</text:span><text:span text:style-name="T23"> thing </text:span><text:span text:style-name="T44">&gt;&gt;</text:span><text:span text:style-name="T23"> side_b </text:span><text:span text:style-name="T44">&gt;&gt;</text:span><text:span text:style-name="T23"> side_c;</text:span></text:p>
      <text:p text:style-name="P35"><text:span text:style-name="T23"><text:tab/><text:tab/><text:tab/><text:tab/>list.Remove_triangle(</text:span><text:span text:style-name="T35">Triangle</text:span><text:span text:style-name="T23">(thing, side_b, side_c));</text:span></text:p>
      <text:p text:style-name="P35"><text:span text:style-name="T23"><text:tab/><text:tab/><text:tab/><text:tab/></text:span><text:span text:style-name="T32">break</text:span><text:span text:style-name="T23">;</text:span></text:p>
      <text:p text:style-name="P35"><text:span text:style-name="T23"><text:tab/><text:tab/><text:tab/></text:span><text:span text:style-name="T32">case</text:span><text:span text:style-name="T23"> (2):</text:span></text:p>
      <text:p text:style-name="P35"><text:span text:style-name="T23"><text:tab/><text:tab/><text:tab/><text:tab/>std::cout </text:span><text:span text:style-name="T44">&lt;&lt;</text:span><text:span text:style-name="T23"> </text:span><text:span text:style-name="T41">"Enter size of side of hexagon"</text:span><text:span text:style-name="T23"> </text:span><text:span text:style-name="T44">&lt;&lt;</text:span><text:span text:style-name="T23"> std::endl;</text:span></text:p>
      <text:p text:style-name="P35"><text:span text:style-name="T23"><text:tab/><text:tab/><text:tab/><text:tab/>std::cin </text:span><text:span text:style-name="T44">&gt;&gt;</text:span><text:span text:style-name="T23"> thing;</text:span></text:p>
      <text:p text:style-name="P35"><text:span text:style-name="T23"><text:tab/><text:tab/><text:tab/><text:tab/>list.Remove_hexagon(</text:span><text:span text:style-name="T35">Hexagon</text:span><text:span text:style-name="T23">(thing));</text:span></text:p>
      <text:p text:style-name="P35"><text:span text:style-name="T23"><text:tab/><text:tab/><text:tab/><text:tab/></text:span><text:span text:style-name="T32">break</text:span><text:span text:style-name="T23">;</text:span></text:p>
      <text:p text:style-name="P35"><text:span text:style-name="T23"><text:tab/><text:tab/><text:tab/></text:span><text:span text:style-name="T32">case</text:span><text:span text:style-name="T23"> (3):</text:span></text:p>
      <text:p text:style-name="P35"><text:soft-page-break/><text:span text:style-name="T23"><text:tab/><text:tab/><text:tab/><text:tab/>std::cout </text:span><text:span text:style-name="T44">&lt;&lt;</text:span><text:span text:style-name="T23"> </text:span><text:span text:style-name="T41">"Enter size of side of octagon"</text:span><text:span text:style-name="T23"> </text:span><text:span text:style-name="T44">&lt;&lt;</text:span><text:span text:style-name="T23"> std::endl;</text:span></text:p>
      <text:p text:style-name="P35"><text:span text:style-name="T23"><text:tab/><text:tab/><text:tab/><text:tab/>std::cin </text:span><text:span text:style-name="T44">&gt;&gt;</text:span><text:span text:style-name="T23"> thing;</text:span></text:p>
      <text:p text:style-name="P35"><text:span text:style-name="T23"><text:tab/><text:tab/><text:tab/><text:tab/>list.Remove_octagon(</text:span><text:span text:style-name="T35">Octagon</text:span><text:span text:style-name="T23">(thing));</text:span></text:p>
      <text:p text:style-name="P35"><text:span text:style-name="T23"><text:tab/><text:tab/><text:tab/><text:tab/></text:span><text:span text:style-name="T32">break</text:span><text:span text:style-name="T23">;</text:span></text:p>
      <text:p text:style-name="P35"><text:span text:style-name="T23"><text:tab/><text:tab/><text:tab/></text:span><text:span text:style-name="T32">default</text:span><text:span text:style-name="T23">:</text:span></text:p>
      <text:p text:style-name="P35"><text:span text:style-name="T23"><text:tab/><text:tab/><text:tab/><text:tab/>std::cout </text:span><text:span text:style-name="T44">&lt;&lt;</text:span><text:span text:style-name="T23"> </text:span><text:span text:style-name="T41">"Wrong figure"</text:span><text:span text:style-name="T23"> </text:span><text:span text:style-name="T44">&lt;&lt;</text:span><text:span text:style-name="T23"> std::endl;</text:span></text:p>
      <text:p text:style-name="P35"><text:span text:style-name="T23"><text:tab/><text:tab/><text:tab/><text:tab/></text:span><text:span text:style-name="T32">break</text:span><text:span text:style-name="T23">;</text:span></text:p>
      <text:p text:style-name="P23"><text:tab/><text:tab/><text:tab/>}</text:p>
      <text:p text:style-name="P23"><text:tab/><text:tab/>}</text:p>
      <text:p text:style-name="P35"><text:span text:style-name="T24"><text:tab/></text:span><text:span text:style-name="T23"><text:tab/></text:span><text:span text:style-name="T32">if</text:span><text:span text:style-name="T23"> (digit == 4) {</text:span></text:p>
      <text:p text:style-name="P35"><text:span text:style-name="T23"><text:tab/><text:tab/><text:tab/>std::cout </text:span><text:span text:style-name="T44">&lt;&lt;</text:span><text:span text:style-name="T23"> list;</text:span></text:p>
      <text:p text:style-name="P23"><text:tab/><text:tab/>}</text:p>
      <text:p text:style-name="P35"><text:span text:style-name="T23"><text:tab/><text:tab/></text:span><text:span text:style-name="T32">if</text:span><text:span text:style-name="T23"> (digit == 5) {</text:span></text:p>
      <text:p text:style-name="P35"><text:span text:style-name="T23"><text:tab/><text:tab/><text:tab/></text:span><text:span text:style-name="T32">break</text:span><text:span text:style-name="T23">;</text:span></text:p>
      <text:p text:style-name="P23"><text:tab/><text:tab/>}</text:p>
      <text:p text:style-name="P35"><text:span text:style-name="T23"><text:tab/><text:tab/></text:span><text:span text:style-name="T32">if</text:span><text:span text:style-name="T23"> ((digit&lt;1)||(digit &gt; 5)) {</text:span></text:p>
      <text:p text:style-name="P35"><text:span text:style-name="T23"><text:tab/><text:tab/><text:tab/>std::cout </text:span><text:span text:style-name="T44">&lt;&lt;</text:span><text:span text:style-name="T23"> </text:span><text:span text:style-name="T41">"Wrong command"</text:span><text:span text:style-name="T23"> </text:span><text:span text:style-name="T44">&lt;&lt;</text:span><text:span text:style-name="T23"> std::endl;</text:span></text:p>
      <text:p text:style-name="P23"><text:tab/><text:tab/>}</text:p>
      <text:p text:style-name="P23"><text:tab/>}</text:p>
      <text:p text:style-name="P23">}</text:p>
      <text:p text:style-name="P12">Выводы</text:p>
      <text:p text:style-name="P16">В ходе выполнения лабораторной работы был создан контейнер для нескольких различных типов фигур, основанный на умных указателях. Такие указатели хранят кол-во ссылок на объект, который автоматически удаляется при достижении счётчиком нуля, что упрощает удаление объектов в списке.</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text:soft-page-break/>Лабораторная работа №4</text:p>
      <text:p text:style-name="P12">Цель</text:p>
      <text:p text:style-name="P50">Целью лабораторной работы является:</text:p>
      <text:p text:style-name="P63"><text:tab/><text:tab/>·Знакомство с шаблонами классов.</text:p>
      <text:p text:style-name="P63"><text:tab/><text:tab/>·Построение шаблонов динамических структур данных.</text:p>
      <text:p text:style-name="P12">Задание</text:p>
      <text:p text:style-name="P59"><text:span text:style-name="T20">Необходимо спроектировать и запрограммировать на языке </text:span><text:span text:style-name="T22">C</text:span><text:span text:style-name="T20">++ </text:span><text:span text:style-name="T21">шаблон класса-контейнера</text:span><text:span text:style-name="T20"> первого уровня, содержащий </text:span><text:span text:style-name="T21">все три</text:span><text:span text:style-name="T20"> фигуры класса фигуры, согласно вариантов задания (реализованную в ЛР1).</text:span></text:p>
      <text:p text:style-name="P52">Классы должны удовлетворять следующим правилам:</text:p>
      <text:p text:style-name="P63"><text:tab/><text:tab/>·Требования к классам фигуры аналогичны требованиям из лабораторной работы 1.</text:p>
      <text:p text:style-name="P63"><text:tab/><text:tab/>·Шаблон класса-контейнера должен соджержать объекты используя <text:span text:style-name="T5">std</text:span>:<text:span text:style-name="T5">shared</text:span>_<text:span text:style-name="T5">ptr</text:span>&lt;&gt;.</text:p>
      <text:p text:style-name="P63"><text:tab/><text:tab/>·Шаблон класса-контейнера должен иметь метод по добавлению фигуры в контейнер.</text:p>
      <text:p text:style-name="P63"><text:tab/><text:tab/>·Шаблон класса-контейнера должен иметь методы по получению фигуры из контейнера (опеределяется структурой контейнера).</text:p>
      <text:p text:style-name="P63"><text:tab/><text:tab/>·Шаблон класса-контейнера должен иметь метод по удалению фигуры из контейнера (опеределяется структурой контейнера).</text:p>
      <text:p text:style-name="P63"><text:tab/><text:tab/>·Шаблон класса-контейнера должен иметь перегруженный оператор по выводу контейнера в поток <text:span text:style-name="T5">std</text:span>::<text:span text:style-name="T5">ostream</text:span> (&lt;&lt;).</text:p>
      <text:p text:style-name="P63"><text:tab/><text:tab/>·Шаблон класса-контейнера должен иметь деструктор, удаляющий все элементы контейнера.</text:p>
      <text:p text:style-name="P63"><text:tab/><text:tab/>·Классы должны быть расположенны в раздельных файлах: отдельно заголовки (.<text:span text:style-name="T5">h</text:span>), отдельно описание методов (.<text:span text:style-name="T5">cpp</text:span>).</text:p>
      <text:p text:style-name="P58">Нельзя использовать:</text:p>
      <text:p text:style-name="P63"><text:span text:style-name="T5"><text:tab/><text:tab/>·</text:span><text:span text:style-name="T5">Стандартные контейнеры std.</text:span></text:p>
      <text:p text:style-name="P52">Программа должна позволять:</text:p>
      <text:p text:style-name="P63"><text:tab/><text:tab/>·Вводить произвольное количество фигур и добавлять их в контейнер.</text:p>
      <text:p text:style-name="P63"><text:tab/><text:tab/>·Распечатывать содержимое контейнера.</text:p>
      <text:p text:style-name="P63"><text:tab/><text:tab/>·Удалять фигуры из контейнера.</text:p>
      <text:p text:style-name="P64"><text:tab/><text:span text:style-name="T55">Листинг</text:span></text:p>
      <text:p text:style-name="P64"><text:tab/><text:span text:style-name="T5">ListItem.h</text:span></text:p>
      <text:p text:style-name="P65"><text:span text:style-name="T13"><text:tab/>#pragma</text:span><text:span text:style-name="T25"> </text:span><text:span text:style-name="T13">once</text:span></text:p>
      <text:p text:style-name="P35"><text:span text:style-name="T12">#ifndef</text:span><text:span text:style-name="T23"> _ListItem_h_</text:span></text:p>
      <text:p text:style-name="P35"><text:span text:style-name="T12">#define</text:span><text:span text:style-name="T23"> </text:span><text:span text:style-name="T29">_ListItem_h_</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23"/>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class</text:span><text:span text:style-name="T23"> </text:span><text:span text:style-name="T35">ListItem</text:span><text:span text:style-name="T23"> {</text:span></text:p>
      <text:p text:style-name="P35"><text:span text:style-name="T32">public</text:span><text:span text:style-name="T23">:</text:span></text:p>
      <text:p text:style-name="P23"><text:tab/>ListItem();</text:p>
      <text:p text:style-name="P35"><text:span text:style-name="T23"><text:tab/>ListItem(</text:span><text:span text:style-name="T32">const</text:span><text:span text:style-name="T23"> std::</text:span><text:span text:style-name="T35">shared_ptr</text:span><text:span text:style-name="T23">&lt;</text:span><text:span text:style-name="T35">A</text:span><text:span text:style-name="T23">&gt;&amp; </text:span><text:span text:style-name="T12">figure</text:span><text:span text:style-name="T23">);</text:span></text:p>
      <text:p text:style-name="P35"><text:span text:style-name="T23"><text:tab/>ListItem(</text:span><text:span text:style-name="T32">const</text:span><text:span text:style-name="T23"> std::</text:span><text:span text:style-name="T35">shared_ptr</text:span><text:span text:style-name="T23">&lt;</text:span><text:span text:style-name="T35">B</text:span><text:span text:style-name="T23">&gt;&amp; </text:span><text:span text:style-name="T12">oct</text:span><text:span text:style-name="T23">);</text:span></text:p>
      <text:p text:style-name="P35"><text:soft-page-break/><text:span text:style-name="T23"><text:tab/>ListItem(</text:span><text:span text:style-name="T32">const</text:span><text:span text:style-name="T23"> std::</text:span><text:span text:style-name="T35">shared_ptr</text:span><text:span text:style-name="T23">&lt;</text:span><text:span text:style-name="T35">C</text:span><text:span text:style-name="T23">&gt;&amp; </text:span><text:span text:style-name="T12">hex</text:span><text:span text:style-name="T23">);</text:span></text:p>
      <text:p text:style-name="P23"/>
      <text:p text:style-name="P35"><text:span text:style-name="T23"><text:tab/></text:span><text:span text:style-name="T32">void</text:span><text:span text:style-name="T23"> SetNext(std::</text:span><text:span text:style-name="T35">shared_ptr</text:span><text:span text:style-name="T23">&lt;</text:span><text:span text:style-name="T35">ListItem</text:span><text:span text:style-name="T23">&gt; </text:span><text:span text:style-name="T12">new_next</text:span><text:span text:style-name="T23">);</text:span></text:p>
      <text:p text:style-name="P35"><text:span text:style-name="T23"><text:tab/>std::</text:span><text:span text:style-name="T35">shared_ptr</text:span><text:span text:style-name="T23">&lt;</text:span><text:span text:style-name="T35">ListItem</text:span><text:span text:style-name="T23">&lt;</text:span><text:span text:style-name="T35">A</text:span><text:span text:style-name="T23">, </text:span><text:span text:style-name="T35">B</text:span><text:span text:style-name="T23">, </text:span><text:span text:style-name="T35">C</text:span><text:span text:style-name="T23">&gt;&gt; GetNext();</text:span></text:p>
      <text:p text:style-name="P35"><text:span text:style-name="T23"><text:tab/>std::</text:span><text:span text:style-name="T35">shared_ptr</text:span><text:span text:style-name="T23">&lt;</text:span><text:span text:style-name="T35">A</text:span><text:span text:style-name="T23">&gt; GetFFigure() </text:span><text:span text:style-name="T32">const</text:span><text:span text:style-name="T23">;</text:span></text:p>
      <text:p text:style-name="P35"><text:span text:style-name="T23"><text:tab/>std::</text:span><text:span text:style-name="T35">shared_ptr</text:span><text:span text:style-name="T23">&lt;</text:span><text:span text:style-name="T35">B</text:span><text:span text:style-name="T23">&gt; GetSFigure() </text:span><text:span text:style-name="T32">const</text:span><text:span text:style-name="T23">;</text:span></text:p>
      <text:p text:style-name="P35"><text:span text:style-name="T23"><text:tab/>std::</text:span><text:span text:style-name="T35">shared_ptr</text:span><text:span text:style-name="T23">&lt;</text:span><text:span text:style-name="T35">C</text:span><text:span text:style-name="T23">&gt; GetTFigure() </text:span><text:span text:style-name="T32">const</text:span><text:span text:style-name="T23">;</text:span></text:p>
      <text:p text:style-name="P23"/>
      <text:p text:style-name="P35"><text:span text:style-name="T23"><text:tab/></text:span><text:span text:style-name="T32">template</text:span><text:span text:style-name="T23"> &lt;</text:span><text:span text:style-name="T32">class</text:span><text:span text:style-name="T23"> </text:span><text:span text:style-name="T35">D</text:span><text:span text:style-name="T23">,</text:span><text:span text:style-name="T32">class</text:span><text:span text:style-name="T23"> </text:span><text:span text:style-name="T35">E</text:span><text:span text:style-name="T23">,</text:span><text:span text:style-name="T32">class</text:span><text:span text:style-name="T23"> </text:span><text:span text:style-name="T35">F</text:span><text:span text:style-name="T23">&gt; </text:span><text:span text:style-name="T32">friend</text:span><text:span text:style-name="T23">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Item</text:span><text:span text:style-name="T23">&lt;</text:span><text:span text:style-name="T35">D</text:span><text:span text:style-name="T23">,</text:span><text:span text:style-name="T35">E</text:span><text:span text:style-name="T23">,</text:span><text:span text:style-name="T35">F</text:span><text:span text:style-name="T23">&gt;&amp; </text:span><text:span text:style-name="T12">item</text:span><text:span text:style-name="T23">);</text:span></text:p>
      <text:p text:style-name="P35"><text:span text:style-name="T23"><text:tab/></text:span><text:span text:style-name="T32">bool</text:span><text:span text:style-name="T23"> </text:span><text:span text:style-name="T44">operator ==</text:span><text:span text:style-name="T23"> (</text:span><text:span text:style-name="T32">const</text:span><text:span text:style-name="T23"> </text:span><text:span text:style-name="T35">ListItem</text:span><text:span text:style-name="T23">&lt;</text:span><text:span text:style-name="T35">A</text:span><text:span text:style-name="T23">, </text:span><text:span text:style-name="T35">B</text:span><text:span text:style-name="T23">, </text:span><text:span text:style-name="T35">C</text:span><text:span text:style-name="T23">&gt; &amp;</text:span><text:span text:style-name="T12">right</text:span><text:span text:style-name="T23">);</text:span></text:p>
      <text:p text:style-name="P35"><text:span text:style-name="T23"><text:tab/></text:span><text:span text:style-name="T32">virtual</text:span><text:span text:style-name="T23"> ~ListItem();</text:span></text:p>
      <text:p text:style-name="P35"><text:span text:style-name="T32">private</text:span><text:span text:style-name="T23">:</text:span></text:p>
      <text:p text:style-name="P35"><text:span text:style-name="T23"><text:tab/>std::</text:span><text:span text:style-name="T35">shared_ptr</text:span><text:span text:style-name="T23">&lt;</text:span><text:span text:style-name="T35">A</text:span><text:span text:style-name="T23">&gt; ffigure;</text:span></text:p>
      <text:p text:style-name="P35"><text:span text:style-name="T23"><text:tab/>std::</text:span><text:span text:style-name="T35">shared_ptr</text:span><text:span text:style-name="T23">&lt;</text:span><text:span text:style-name="T35">B</text:span><text:span text:style-name="T23">&gt; sfigure;</text:span></text:p>
      <text:p text:style-name="P35"><text:span text:style-name="T23"><text:tab/>std::</text:span><text:span text:style-name="T35">shared_ptr</text:span><text:span text:style-name="T23">&lt;</text:span><text:span text:style-name="T35">C</text:span><text:span text:style-name="T23">&gt; tfigure;</text:span></text:p>
      <text:p text:style-name="P35"><text:span text:style-name="T23"><text:tab/>std::</text:span><text:span text:style-name="T35">shared_ptr</text:span><text:span text:style-name="T23">&lt;</text:span><text:span text:style-name="T35">ListItem</text:span><text:span text:style-name="T23">&gt; next;</text:span></text:p>
      <text:p text:style-name="P23">};</text:p>
      <text:p text:style-name="P23"/>
      <text:p text:style-name="P29">#endif</text:p>
      <text:p text:style-name="P25">ListItem.cpp</text:p>
      <text:p text:style-name="P35"><text:span text:style-name="T13">#include</text:span><text:span text:style-name="T25"> </text:span><text:span text:style-name="T42">"ListItem.h"</text:span></text:p>
      <text:p text:style-name="P35"><text:span text:style-name="T12">#include</text:span><text:span text:style-name="T23"> </text:span><text:span text:style-name="T41">&lt;memory&gt;</text:span></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ListItem() {</text:span></text:p>
      <text:p text:style-name="P35"><text:span text:style-name="T23"><text:tab/>std::cout </text:span><text:span text:style-name="T44">&lt;&lt;</text:span><text:span text:style-name="T23"> </text:span><text:span text:style-name="T41">"Null-item created"</text:span><text:span text:style-name="T23"> </text:span><text:span text:style-name="T44">&lt;&lt;</text:span><text:span text:style-name="T23"> std::endl;</text:span></text:p>
      <text:p text:style-name="P23">}</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ListItem(</text:span><text:span text:style-name="T32">const</text:span><text:span text:style-name="T23"> std::</text:span><text:span text:style-name="T35">shared_ptr</text:span><text:span text:style-name="T23">&lt;</text:span><text:span text:style-name="T35">A</text:span><text:span text:style-name="T23">&gt;&amp; </text:span><text:span text:style-name="T12">figure</text:span><text:span text:style-name="T23">) {</text:span></text:p>
      <text:p text:style-name="P35"><text:span text:style-name="T23"><text:tab/></text:span><text:span text:style-name="T32">this</text:span><text:span text:style-name="T23">-&gt;ffigure = </text:span><text:span text:style-name="T12">figure</text:span><text:span text:style-name="T23">;</text:span></text:p>
      <text:p text:style-name="P35"><text:span text:style-name="T23"><text:tab/></text:span><text:span text:style-name="T32">this</text:span><text:span text:style-name="T23">-&gt;sfigure = </text:span><text:span text:style-name="T32">nullptr</text:span><text:span text:style-name="T23">;</text:span></text:p>
      <text:p text:style-name="P35"><text:span text:style-name="T23"><text:tab/></text:span><text:span text:style-name="T32">this</text:span><text:span text:style-name="T23">-&gt;tfigure = </text:span><text:span text:style-name="T32">nullptr</text:span><text:span text:style-name="T23">;</text:span></text:p>
      <text:p text:style-name="P35"><text:span text:style-name="T23"><text:tab/></text:span><text:span text:style-name="T32">this</text:span><text:span text:style-name="T23">-&gt;next = </text:span><text:span text:style-name="T32">nullptr</text:span><text:span text:style-name="T23">;</text:span></text:p>
      <text:p text:style-name="P35"><text:span text:style-name="T23"><text:tab/>std::cout </text:span><text:span text:style-name="T44">&lt;&lt;</text:span><text:span text:style-name="T41">"Figure item created"</text:span><text:span text:style-name="T23"> </text:span><text:span text:style-name="T44">&lt;&lt;</text:span><text:span text:style-name="T23"> std::endl;</text:span></text:p>
      <text:p text:style-name="P23">}</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ListItem(</text:span><text:span text:style-name="T32">const</text:span><text:span text:style-name="T23"> std::</text:span><text:span text:style-name="T35">shared_ptr</text:span><text:span text:style-name="T23">&lt;</text:span><text:span text:style-name="T35">B</text:span><text:span text:style-name="T23">&gt;&amp; </text:span><text:span text:style-name="T12">figure</text:span><text:span text:style-name="T23">) {</text:span></text:p>
      <text:p text:style-name="P35"><text:span text:style-name="T23"><text:tab/></text:span><text:span text:style-name="T32">this</text:span><text:span text:style-name="T23">-&gt;ffigure = </text:span><text:span text:style-name="T32">nullptr</text:span><text:span text:style-name="T23">;</text:span></text:p>
      <text:p text:style-name="P35"><text:span text:style-name="T23"><text:tab/></text:span><text:span text:style-name="T32">this</text:span><text:span text:style-name="T23">-&gt;sfigure = </text:span><text:span text:style-name="T12">figure</text:span><text:span text:style-name="T23">;</text:span></text:p>
      <text:p text:style-name="P35"><text:span text:style-name="T23"><text:tab/></text:span><text:span text:style-name="T32">this</text:span><text:span text:style-name="T23">-&gt;tfigure = </text:span><text:span text:style-name="T32">nullptr</text:span><text:span text:style-name="T23">;</text:span></text:p>
      <text:p text:style-name="P35"><text:span text:style-name="T23"><text:tab/></text:span><text:span text:style-name="T32">this</text:span><text:span text:style-name="T23">-&gt;next = </text:span><text:span text:style-name="T32">nullptr</text:span><text:span text:style-name="T23">;</text:span></text:p>
      <text:p text:style-name="P35"><text:span text:style-name="T23"><text:tab/>std::cout </text:span><text:span text:style-name="T44">&lt;&lt;</text:span><text:span text:style-name="T23"> </text:span><text:span text:style-name="T41">"Second item created"</text:span><text:span text:style-name="T23"> </text:span><text:span text:style-name="T44">&lt;&lt;</text:span><text:span text:style-name="T23"> std::endl;</text:span></text:p>
      <text:p text:style-name="P23">}</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ListItem(</text:span><text:span text:style-name="T32">const</text:span><text:span text:style-name="T23"> std::</text:span><text:span text:style-name="T35">shared_ptr</text:span><text:span text:style-name="T23">&lt;</text:span><text:span text:style-name="T35">C</text:span><text:span text:style-name="T23">&gt;&amp; </text:span><text:span text:style-name="T12">figure</text:span><text:span text:style-name="T23">) {</text:span></text:p>
      <text:p text:style-name="P35"><text:span text:style-name="T23"><text:tab/></text:span><text:span text:style-name="T32">this</text:span><text:span text:style-name="T23">-&gt;ffigure = </text:span><text:span text:style-name="T32">nullptr</text:span><text:span text:style-name="T23">;</text:span></text:p>
      <text:p text:style-name="P35"><text:span text:style-name="T23"><text:tab/></text:span><text:span text:style-name="T32">this</text:span><text:span text:style-name="T23">-&gt;sfigure = </text:span><text:span text:style-name="T32">nullptr</text:span><text:span text:style-name="T23">;</text:span></text:p>
      <text:p text:style-name="P35"><text:span text:style-name="T23"><text:tab/></text:span><text:span text:style-name="T32">this</text:span><text:span text:style-name="T23">-&gt;tfigure = </text:span><text:span text:style-name="T12">figure</text:span><text:span text:style-name="T23">;</text:span></text:p>
      <text:p text:style-name="P35"><text:span text:style-name="T23"><text:tab/></text:span><text:span text:style-name="T32">this</text:span><text:span text:style-name="T23">-&gt;next = </text:span><text:span text:style-name="T32">nullptr</text:span><text:span text:style-name="T23">;</text:span></text:p>
      <text:p text:style-name="P35"><text:span text:style-name="T23"><text:tab/>std::cout </text:span><text:span text:style-name="T44">&lt;&lt;</text:span><text:span text:style-name="T23"> </text:span><text:span text:style-name="T41">"Third item created"</text:span><text:span text:style-name="T23"> </text:span><text:span text:style-name="T44">&lt;&lt;</text:span><text:span text:style-name="T23"> std::endl;</text:span></text:p>
      <text:p text:style-name="P23">}</text:p>
      <text:p text:style-name="P23"/>
      <text:p text:style-name="P35"><text:span text:style-name="T32">template</text:span><text:span text:style-name="T23">&lt;</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SetNext(std::</text:span><text:span text:style-name="T35">shared_ptr</text:span><text:span text:style-name="T23">&lt;</text:span><text:span text:style-name="T35">ListItem</text:span><text:span text:style-name="T23">&gt; </text:span><text:span text:style-name="T12">new_next</text:span><text:span text:style-name="T23">) {</text:span></text:p>
      <text:p text:style-name="P35"><text:span text:style-name="T23"><text:tab/>std::</text:span><text:span text:style-name="T35">shared_ptr</text:span><text:span text:style-name="T23">&lt;</text:span><text:span text:style-name="T35">ListItem</text:span><text:span text:style-name="T23">&gt; old = </text:span><text:span text:style-name="T32">this</text:span><text:span text:style-name="T23">-&gt;next;</text:span></text:p>
      <text:p text:style-name="P35"><text:span text:style-name="T23"><text:tab/></text:span><text:span text:style-name="T32">this</text:span><text:span text:style-name="T23">-&gt;next = </text:span><text:span text:style-name="T12">new_next</text:span><text:span text:style-name="T23">;</text:span></text:p>
      <text:p text:style-name="P23">}</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shared_ptr</text:span><text:span text:style-name="T23">&lt;</text:span><text:span text:style-name="T35">ListItem</text:span><text:span text:style-name="T23">&lt;</text:span><text:span text:style-name="T35">A</text:span><text:span text:style-name="T23">, </text:span><text:span text:style-name="T35">B</text:span><text:span text:style-name="T23">, </text:span><text:span text:style-name="T35">C</text:span><text:span text:style-name="T23">&gt;&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GetNext() {</text:span></text:p>
      <text:p text:style-name="P35"><text:span text:style-name="T23"><text:tab/></text:span><text:span text:style-name="T32">return</text:span><text:span text:style-name="T23"> </text:span><text:span text:style-name="T32">this</text:span><text:span text:style-name="T23">-&gt;next;</text:span></text:p>
      <text:p text:style-name="P23">}</text:p>
      <text:p text:style-name="P23"/>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shared_ptr</text:span><text:span text:style-name="T23">&lt;</text:span><text:span text:style-name="T35">A</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GetFFigure() </text:span><text:span text:style-name="T32">const</text:span><text:span text:style-name="T23"> {</text:span></text:p>
      <text:p text:style-name="P35"><text:span text:style-name="T23"><text:tab/></text:span><text:span text:style-name="T32">return</text:span><text:span text:style-name="T23"> </text:span><text:span text:style-name="T32">this</text:span><text:span text:style-name="T23">-&gt;ffigure;</text:span></text:p>
      <text:p text:style-name="P23">}</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shared_ptr</text:span><text:span text:style-name="T23">&lt;</text:span><text:span text:style-name="T35">B</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GetSFigure() </text:span><text:span text:style-name="T32">const</text:span><text:span text:style-name="T23"> {</text:span></text:p>
      <text:p text:style-name="P35"><text:span text:style-name="T23"><text:tab/></text:span><text:span text:style-name="T32">return</text:span><text:span text:style-name="T23"> </text:span><text:span text:style-name="T32">this</text:span><text:span text:style-name="T23">-&gt;sfigure;</text:span></text:p>
      <text:p text:style-name="P23">}</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shared_ptr</text:span><text:span text:style-name="T23">&lt;</text:span><text:span text:style-name="T35">C</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GetTFigure() </text:span><text:span text:style-name="T32">const</text:span><text:span text:style-name="T23"> {</text:span></text:p>
      <text:p text:style-name="P35"><text:span text:style-name="T23"><text:tab/></text:span><text:span text:style-name="T32">return</text:span><text:span text:style-name="T23"> </text:span><text:span text:style-name="T32">this</text:span><text:span text:style-name="T23">-&gt;tfigure;</text:span></text:p>
      <text:p text:style-name="P23">}</text:p>
      <text:p text:style-name="P23"/>
      <text:p text:style-name="P35"><text:soft-page-break/><text:span text:style-name="T32">template</text:span><text:span text:style-name="T23"> &lt;</text:span><text:span text:style-name="T32">class</text:span><text:span text:style-name="T23"> </text:span><text:span text:style-name="T35">D</text:span><text:span text:style-name="T23">, </text:span><text:span text:style-name="T32">class</text:span><text:span text:style-name="T23"> </text:span><text:span text:style-name="T35">E</text:span><text:span text:style-name="T23">, </text:span><text:span text:style-name="T32">class</text:span><text:span text:style-name="T23"> </text:span><text:span text:style-name="T35">F</text:span><text:span text:style-name="T23">&gt;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Item</text:span><text:span text:style-name="T23">&lt;</text:span><text:span text:style-name="T35">D</text:span><text:span text:style-name="T23">, </text:span><text:span text:style-name="T35">E</text:span><text:span text:style-name="T23">, </text:span><text:span text:style-name="T35">F</text:span><text:span text:style-name="T23">&gt;&amp; </text:span><text:span text:style-name="T12">item</text:span><text:span text:style-name="T23">){</text:span></text:p>
      <text:p text:style-name="P35"><text:span text:style-name="T23"><text:tab/></text:span><text:span text:style-name="T32">if</text:span><text:span text:style-name="T23"> (</text:span><text:span text:style-name="T12">item</text:span><text:span text:style-name="T23">.ffigure != </text:span><text:span text:style-name="T32">nullptr</text:span><text:span text:style-name="T23">) {</text:span></text:p>
      <text:p text:style-name="P35"><text:span text:style-name="T23"><text:tab/><text:tab/></text:span><text:span text:style-name="T12">os</text:span><text:span text:style-name="T23"> </text:span><text:span text:style-name="T44">&lt;&lt;</text:span><text:span text:style-name="T23"> </text:span><text:span text:style-name="T41">"{"</text:span><text:span text:style-name="T23"> &lt;&lt; *</text:span><text:span text:style-name="T12">item</text:span><text:span text:style-name="T23">.ffigure &lt;&lt; </text:span><text:span text:style-name="T41">"}"</text:span><text:span text:style-name="T23"> &lt;&lt; std::endl;</text:span></text:p>
      <text:p text:style-name="P35"><text:span text:style-name="T23"><text:tab/><text:tab/></text:span><text:span text:style-name="T32">return</text:span><text:span text:style-name="T23"> </text:span><text:span text:style-name="T12">os</text:span><text:span text:style-name="T23">;</text:span></text:p>
      <text:p text:style-name="P23"><text:tab/>}</text:p>
      <text:p text:style-name="P35"><text:span text:style-name="T23"><text:tab/></text:span><text:span text:style-name="T32">if</text:span><text:span text:style-name="T23"> (</text:span><text:span text:style-name="T12">item</text:span><text:span text:style-name="T23">.sfigure != </text:span><text:span text:style-name="T32">nullptr</text:span><text:span text:style-name="T23">) {</text:span></text:p>
      <text:p text:style-name="P35"><text:span text:style-name="T23"><text:tab/><text:tab/></text:span><text:span text:style-name="T12">os</text:span><text:span text:style-name="T23"> </text:span><text:span text:style-name="T44">&lt;&lt;</text:span><text:span text:style-name="T23"> </text:span><text:span text:style-name="T41">"{"</text:span><text:span text:style-name="T23"> &lt;&lt; *</text:span><text:span text:style-name="T12">item</text:span><text:span text:style-name="T23">.sfigure &lt;&lt; </text:span><text:span text:style-name="T41">"}"</text:span><text:span text:style-name="T23"> &lt;&lt; std::endl;</text:span></text:p>
      <text:p text:style-name="P35"><text:span text:style-name="T23"><text:tab/><text:tab/></text:span><text:span text:style-name="T32">return</text:span><text:span text:style-name="T23"> </text:span><text:span text:style-name="T12">os</text:span><text:span text:style-name="T23">;</text:span></text:p>
      <text:p text:style-name="P23"><text:tab/>}</text:p>
      <text:p text:style-name="P35"><text:span text:style-name="T23"><text:tab/></text:span><text:span text:style-name="T32">if</text:span><text:span text:style-name="T23"> (</text:span><text:span text:style-name="T12">item</text:span><text:span text:style-name="T23">.tfigure != </text:span><text:span text:style-name="T32">nullptr</text:span><text:span text:style-name="T23">) {</text:span></text:p>
      <text:p text:style-name="P35"><text:span text:style-name="T23"><text:tab/><text:tab/></text:span><text:span text:style-name="T12">os</text:span><text:span text:style-name="T23"> </text:span><text:span text:style-name="T44">&lt;&lt;</text:span><text:span text:style-name="T23"> </text:span><text:span text:style-name="T41">"{"</text:span><text:span text:style-name="T23"> &lt;&lt; *</text:span><text:span text:style-name="T12">item</text:span><text:span text:style-name="T23">.tfigure &lt;&lt; </text:span><text:span text:style-name="T41">"}"</text:span><text:span text:style-name="T23"> &lt;&lt; std::endl;</text:span></text:p>
      <text:p text:style-name="P35"><text:span text:style-name="T23"><text:tab/><text:tab/></text:span><text:span text:style-name="T32">return</text:span><text:span text:style-name="T23"> </text:span><text:span text:style-name="T12">os</text:span><text:span text:style-name="T23">;</text:span></text:p>
      <text:p text:style-name="P23"><text:tab/>}</text:p>
      <text:p text:style-name="P35"><text:span text:style-name="T23"><text:tab/></text:span><text:span text:style-name="T12">os</text:span><text:span text:style-name="T23"> </text:span><text:span text:style-name="T44">&lt;&lt;</text:span><text:span text:style-name="T23"> </text:span><text:span text:style-name="T41">"Empty element"</text:span><text:span text:style-name="T23"> </text:span><text:span text:style-name="T44">&lt;&lt;</text:span><text:span text:style-name="T23"> std::endl;</text:span></text:p>
      <text:p text:style-name="P35"><text:span text:style-name="T23"><text:tab/></text:span><text:span text:style-name="T32">return</text:span><text:span text:style-name="T23"> </text:span><text:span text:style-name="T12">os</text:span><text:span text:style-name="T23">;</text:span></text:p>
      <text:p text:style-name="P23">}</text:p>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bool</text:span><text:span text:style-name="T23">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text:span><text:span text:style-name="T44">operator ==</text:span><text:span text:style-name="T23">(</text:span><text:span text:style-name="T32">const</text:span><text:span text:style-name="T23"> </text:span><text:span text:style-name="T35">ListItem</text:span><text:span text:style-name="T23">&lt;</text:span><text:span text:style-name="T35">A</text:span><text:span text:style-name="T23">, </text:span><text:span text:style-name="T35">B</text:span><text:span text:style-name="T23">, </text:span><text:span text:style-name="T35">C</text:span><text:span text:style-name="T23">&gt;&amp; </text:span><text:span text:style-name="T12">right</text:span><text:span text:style-name="T23">) {</text:span></text:p>
      <text:p text:style-name="P35"><text:span text:style-name="T23"><text:tab/></text:span><text:span text:style-name="T32">if</text:span><text:span text:style-name="T23"> ((</text:span><text:span text:style-name="T32">this</text:span><text:span text:style-name="T23">-&gt;GetFFigure() != </text:span><text:span text:style-name="T32">nullptr</text:span><text:span text:style-name="T23">) &amp;&amp; (</text:span><text:span text:style-name="T12">right</text:span><text:span text:style-name="T23">.GetFFigure() != </text:span><text:span text:style-name="T32">nullptr</text:span><text:span text:style-name="T23">)) {</text:span></text:p>
      <text:p text:style-name="P35"><text:span text:style-name="T23"><text:tab/><text:tab/></text:span><text:span text:style-name="T32">if</text:span><text:span text:style-name="T23"> (*</text:span><text:span text:style-name="T32">this</text:span><text:span text:style-name="T23">-&gt;GetFFigure() == *</text:span><text:span text:style-name="T12">right</text:span><text:span text:style-name="T23">.GetFFigure()) {</text:span></text:p>
      <text:p text:style-name="P35"><text:span text:style-name="T23"><text:tab/><text:tab/><text:tab/></text:span><text:span text:style-name="T32">return</text:span><text:span text:style-name="T23"> </text:span><text:span text:style-name="T32">true</text:span><text:span text:style-name="T23">;</text:span></text:p>
      <text:p text:style-name="P23"><text:tab/><text:tab/>}</text:p>
      <text:p text:style-name="P35"><text:span text:style-name="T23"><text:tab/><text:tab/></text:span><text:span text:style-name="T32">else</text:span><text:span text:style-name="T23"> </text:span><text:span text:style-name="T32">return</text:span><text:span text:style-name="T23"> </text:span><text:span text:style-name="T32">false</text:span><text:span text:style-name="T23">;</text:span></text:p>
      <text:p text:style-name="P23"><text:tab/>}</text:p>
      <text:p text:style-name="P35"><text:span text:style-name="T23"><text:tab/></text:span><text:span text:style-name="T32">if</text:span><text:span text:style-name="T23"> ((</text:span><text:span text:style-name="T32">this</text:span><text:span text:style-name="T23">-&gt;GetSFigure() != </text:span><text:span text:style-name="T32">nullptr</text:span><text:span text:style-name="T23">) &amp;&amp; (</text:span><text:span text:style-name="T12">right</text:span><text:span text:style-name="T23">.GetSFigure() != </text:span><text:span text:style-name="T32">nullptr</text:span><text:span text:style-name="T23">)) {</text:span></text:p>
      <text:p text:style-name="P35"><text:span text:style-name="T23"><text:tab/><text:tab/></text:span><text:span text:style-name="T32">if</text:span><text:span text:style-name="T23"> (*</text:span><text:span text:style-name="T32">this</text:span><text:span text:style-name="T23">-&gt;GetSFigure() == *</text:span><text:span text:style-name="T12">right</text:span><text:span text:style-name="T23">.GetSFigure()) {</text:span></text:p>
      <text:p text:style-name="P35"><text:span text:style-name="T23"><text:tab/><text:tab/><text:tab/></text:span><text:span text:style-name="T32">return</text:span><text:span text:style-name="T23"> </text:span><text:span text:style-name="T32">true</text:span><text:span text:style-name="T23">;</text:span></text:p>
      <text:p text:style-name="P23"><text:tab/><text:tab/>}</text:p>
      <text:p text:style-name="P35"><text:span text:style-name="T23"><text:tab/><text:tab/></text:span><text:span text:style-name="T32">else</text:span><text:span text:style-name="T23"> </text:span><text:span text:style-name="T32">return</text:span><text:span text:style-name="T23"> </text:span><text:span text:style-name="T32">false</text:span><text:span text:style-name="T23">;</text:span></text:p>
      <text:p text:style-name="P23"><text:tab/>}</text:p>
      <text:p text:style-name="P35"><text:span text:style-name="T23"><text:tab/></text:span><text:span text:style-name="T32">if</text:span><text:span text:style-name="T23"> ((</text:span><text:span text:style-name="T32">this</text:span><text:span text:style-name="T23">-&gt;GetTFigure() != </text:span><text:span text:style-name="T32">nullptr</text:span><text:span text:style-name="T23">) &amp;&amp; (</text:span><text:span text:style-name="T12">right</text:span><text:span text:style-name="T23">.GetTFigure() != </text:span><text:span text:style-name="T32">nullptr</text:span><text:span text:style-name="T23">)) {</text:span></text:p>
      <text:p text:style-name="P35"><text:span text:style-name="T23"><text:tab/><text:tab/></text:span><text:span text:style-name="T32">if</text:span><text:span text:style-name="T23"> (*</text:span><text:span text:style-name="T32">this</text:span><text:span text:style-name="T23">-&gt;GetTFigure() == *</text:span><text:span text:style-name="T12">right</text:span><text:span text:style-name="T23">.GetTFigure()) {</text:span></text:p>
      <text:p text:style-name="P35"><text:span text:style-name="T23"><text:tab/><text:tab/><text:tab/></text:span><text:span text:style-name="T32">return</text:span><text:span text:style-name="T23"> </text:span><text:span text:style-name="T32">true</text:span><text:span text:style-name="T23">;</text:span></text:p>
      <text:p text:style-name="P23"><text:tab/><text:tab/>}</text:p>
      <text:p text:style-name="P35"><text:span text:style-name="T23"><text:tab/><text:tab/></text:span><text:span text:style-name="T32">else</text:span><text:span text:style-name="T23"> </text:span><text:span text:style-name="T32">return</text:span><text:span text:style-name="T23"> </text:span><text:span text:style-name="T32">false</text:span><text:span text:style-name="T23">;</text:span></text:p>
      <text:p text:style-name="P23"><text:tab/>}</text:p>
      <text:p text:style-name="P35"><text:span text:style-name="T23"><text:tab/></text:span><text:span text:style-name="T32">return</text:span><text:span text:style-name="T23"> </text:span><text:span text:style-name="T32">false</text:span><text:span text:style-name="T23">;</text:span></text:p>
      <text:p text:style-name="P23">}</text:p>
      <text:p text:style-name="P23"/>
      <text:p text:style-name="P35"><text:span text:style-name="T32">template</text:span><text:span text:style-name="T23"> &lt;</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5">ListItem</text:span><text:span text:style-name="T23">&lt;</text:span><text:span text:style-name="T35">A</text:span><text:span text:style-name="T23">,</text:span><text:span text:style-name="T35">B</text:span><text:span text:style-name="T23">,</text:span><text:span text:style-name="T35">C</text:span><text:span text:style-name="T23">&gt;::~ListItem() {</text:span></text:p>
      <text:p text:style-name="P35"><text:span text:style-name="T23"><text:tab/>std::cout </text:span><text:span text:style-name="T44">&lt;&lt;</text:span><text:span text:style-name="T23"> </text:span><text:span text:style-name="T41">"ListItem deleted"</text:span><text:span text:style-name="T23"> </text:span><text:span text:style-name="T44">&lt;&lt;</text:span><text:span text:style-name="T23"> std::endl;</text:span></text:p>
      <text:p text:style-name="P23">}</text:p>
      <text:p text:style-name="P23"/>
      <text:p text:style-name="P35"><text:span text:style-name="T32">template</text:span><text:span text:style-name="T23"> </text:span><text:span text:style-name="T32">class</text:span><text:span text:style-name="T23"> </text:span><text:span text:style-name="T35">ListItem</text:span><text:span text:style-name="T23">&lt;</text:span><text:span text:style-name="T35">Triangle</text:span><text:span text:style-name="T23">,</text:span><text:span text:style-name="T35">Hexagon</text:span><text:span text:style-name="T23">,</text:span><text:span text:style-name="T35">Octagon</text:span><text:span text:style-name="T23">&gt;;</text:span></text:p>
      <text:p text:style-name="P35"><text:span text:style-name="T32">template</text:span><text:span text:style-name="T23"> std::</text:span><text:span text:style-name="T35">ostream</text:span><text:span text:style-name="T23">&amp; </text:span><text:span text:style-name="T32">operator</text:span><text:span text:style-name="T23"> &lt;&lt; (std::</text:span><text:span text:style-name="T35">ostream</text:span><text:span text:style-name="T23">&amp; </text:span><text:span text:style-name="T12">os</text:span><text:span text:style-name="T23">, </text:span><text:span text:style-name="T32">const</text:span><text:span text:style-name="T23"> </text:span><text:span text:style-name="T35">ListItem</text:span><text:span text:style-name="T23">&lt;</text:span><text:span text:style-name="T35">Triangle</text:span><text:span text:style-name="T23">,</text:span><text:span text:style-name="T35">Hexagon</text:span><text:span text:style-name="T23">,</text:span><text:span text:style-name="T35">Octagon</text:span><text:span text:style-name="T23">&gt;&amp; </text:span><text:span text:style-name="T12">item</text:span><text:span text:style-name="T23">);</text:span></text:p>
      <text:p text:style-name="P25">List.h</text:p>
      <text:p text:style-name="P33"><text:span text:style-name="T12">#pragma</text:span><text:span text:style-name="T23"> </text:span><text:span text:style-name="T12">once</text:span></text:p>
      <text:p text:style-name="P35"><text:span text:style-name="T12">#ifndef</text:span><text:span text:style-name="T23"> _List_h_</text:span></text:p>
      <text:p text:style-name="P35"><text:span text:style-name="T12">#define</text:span><text:span text:style-name="T23"> </text:span><text:span text:style-name="T29">_List_h_</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ListItem.h"</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class</text:span><text:span text:style-name="T23"> </text:span><text:span text:style-name="T35">List</text:span><text:span text:style-name="T23"> {</text:span></text:p>
      <text:p text:style-name="P35"><text:span text:style-name="T32">public</text:span><text:span text:style-name="T23">:</text:span></text:p>
      <text:p text:style-name="P23"><text:tab/>List();</text:p>
      <text:p text:style-name="P35"><text:span text:style-name="T23"><text:tab/></text:span><text:span text:style-name="T32">bool</text:span><text:span text:style-name="T23"> Empty();</text:span></text:p>
      <text:p text:style-name="P35"><text:span text:style-name="T23"><text:tab/></text:span><text:span text:style-name="T32">int</text:span><text:span text:style-name="T23"> GetSize();</text:span></text:p>
      <text:p text:style-name="P35"><text:span text:style-name="T23"><text:tab/></text:span><text:span text:style-name="T32">void</text:span><text:span text:style-name="T23"> Add_figure(std::</text:span><text:span text:style-name="T35">shared_ptr</text:span><text:span text:style-name="T23"> &lt;</text:span><text:span text:style-name="T35">T</text:span><text:span text:style-name="T23">&lt;</text:span><text:span text:style-name="T35">A</text:span><text:span text:style-name="T23">,</text:span><text:span text:style-name="T35">B</text:span><text:span text:style-name="T23">,</text:span><text:span text:style-name="T35">C</text:span><text:span text:style-name="T23">&gt;&gt; &amp;&amp;</text:span><text:span text:style-name="T12">figure</text:span><text:span text:style-name="T23">);</text:span></text:p>
      <text:p text:style-name="P35"><text:span text:style-name="T23"><text:tab/>std::</text:span><text:span text:style-name="T35">shared_ptr</text:span><text:span text:style-name="T23">&lt;</text:span><text:span text:style-name="T35">A</text:span><text:span text:style-name="T23">&gt; Extract_ffigure(</text:span><text:span text:style-name="T32">int</text:span><text:span text:style-name="T23"> </text:span><text:span text:style-name="T12">position</text:span><text:span text:style-name="T23">);</text:span></text:p>
      <text:p text:style-name="P35"><text:span text:style-name="T23"><text:tab/>std::</text:span><text:span text:style-name="T35">shared_ptr</text:span><text:span text:style-name="T23">&lt;</text:span><text:span text:style-name="T35">B</text:span><text:span text:style-name="T23">&gt; Extract_sfigure(</text:span><text:span text:style-name="T32">int</text:span><text:span text:style-name="T23"> </text:span><text:span text:style-name="T12">position</text:span><text:span text:style-name="T23">);</text:span></text:p>
      <text:p text:style-name="P35"><text:span text:style-name="T23"><text:tab/>std::</text:span><text:span text:style-name="T35">shared_ptr</text:span><text:span text:style-name="T23">&lt;</text:span><text:span text:style-name="T35">C</text:span><text:span text:style-name="T23">&gt; Extract_tfigure(</text:span><text:span text:style-name="T32">int</text:span><text:span text:style-name="T23"> </text:span><text:span text:style-name="T12">position</text:span><text:span text:style-name="T23">);</text:span></text:p>
      <text:p text:style-name="P35"><text:span text:style-name="T23"><text:tab/></text:span><text:span text:style-name="T32">void</text:span><text:span text:style-name="T23"> Remove_figure (</text:span><text:span text:style-name="T32">const</text:span><text:span text:style-name="T23"> </text:span><text:span text:style-name="T35">T</text:span><text:span text:style-name="T23">&lt;</text:span><text:span text:style-name="T35">A</text:span><text:span text:style-name="T23">, </text:span><text:span text:style-name="T35">B</text:span><text:span text:style-name="T23">, </text:span><text:span text:style-name="T35">C</text:span><text:span text:style-name="T23">&gt;&amp; </text:span><text:span text:style-name="T12">triangle</text:span><text:span text:style-name="T23">);</text:span></text:p>
      <text:p text:style-name="P31"/>
      <text:p text:style-name="P35"><text:span text:style-name="T23"><text:tab/></text:span><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D</text:span><text:span text:style-name="T23">, </text:span><text:span text:style-name="T32">class</text:span><text:span text:style-name="T23"> </text:span><text:span text:style-name="T35">E</text:span><text:span text:style-name="T23">, </text:span><text:span text:style-name="T32">class</text:span><text:span text:style-name="T23"> </text:span><text:span text:style-name="T35">F</text:span><text:span text:style-name="T23">, </text:span><text:span text:style-name="T32">class</text:span><text:span text:style-name="T23"> </text:span><text:span text:style-name="T35">G</text:span><text:span text:style-name="T23">&gt; </text:span><text:span text:style-name="T32">friend</text:span><text:span text:style-name="T23">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lt;</text:span><text:span text:style-name="T35">D</text:span><text:span text:style-name="T23">,</text:span><text:span text:style-name="T35">E</text:span><text:span text:style-name="T23">,</text:span><text:span text:style-name="T35">F</text:span><text:span text:style-name="T23">,</text:span><text:span text:style-name="T35">G</text:span><text:span text:style-name="T23">&gt;&amp; </text:span><text:span text:style-name="T12">list</text:span><text:span text:style-name="T23">);</text:span></text:p>
      <text:p text:style-name="P35"><text:soft-page-break/><text:span text:style-name="T23"><text:tab/></text:span><text:span text:style-name="T32">virtual</text:span><text:span text:style-name="T23"> ~List();</text:span></text:p>
      <text:p text:style-name="P35"><text:span text:style-name="T32">private</text:span><text:span text:style-name="T23">:</text:span></text:p>
      <text:p text:style-name="P35"><text:span text:style-name="T23"><text:tab/>std::</text:span><text:span text:style-name="T35">shared_ptr</text:span><text:span text:style-name="T23"> &lt;</text:span><text:span text:style-name="T35">T</text:span><text:span text:style-name="T23">&lt;</text:span><text:span text:style-name="T35">A</text:span><text:span text:style-name="T23">,</text:span><text:span text:style-name="T35">B</text:span><text:span text:style-name="T23">,</text:span><text:span text:style-name="T35">C</text:span><text:span text:style-name="T23">&gt;&gt; head;</text:span></text:p>
      <text:p text:style-name="P35"><text:span text:style-name="T23"><text:tab/></text:span><text:span text:style-name="T32">int</text:span><text:span text:style-name="T23"> size;</text:span></text:p>
      <text:p text:style-name="P23">};</text:p>
      <text:p text:style-name="P29">#endif</text:p>
      <text:p text:style-name="P25">List.cpp</text:p>
      <text:p text:style-name="P37"><text:span text:style-name="T11">#include</text:span><text:span text:style-name="T18"> </text:span><text:span text:style-name="T39">"List.h"</text:span></text:p>
      <text:p text:style-name="P35"><text:span text:style-name="T12">#include</text:span><text:span text:style-name="T23"> </text:span><text:span text:style-name="T41">&lt;iostream&gt;</text:span></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List() {</text:span></text:p>
      <text:p text:style-name="P35"><text:span text:style-name="T23"><text:tab/>head = </text:span><text:span text:style-name="T32">nullptr</text:span><text:span text:style-name="T23">;</text:span></text:p>
      <text:p text:style-name="P23"><text:tab/>size = 0;</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bool</text:span><text:span text:style-name="T23">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Empty() {</text:span></text:p>
      <text:p text:style-name="P35"><text:span text:style-name="T23"><text:tab/></text:span><text:span text:style-name="T32">return</text:span><text:span text:style-name="T23"> (size==0);</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int</text:span><text:span text:style-name="T23">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GetSize() {</text:span></text:p>
      <text:p text:style-name="P35"><text:span text:style-name="T23"><text:tab/></text:span><text:span text:style-name="T32">return</text:span><text:span text:style-name="T23"> size;</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void</text:span><text:span text:style-name="T23">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Add_figure(std::</text:span><text:span text:style-name="T35">shared_ptr</text:span><text:span text:style-name="T23"> &lt;</text:span><text:span text:style-name="T35">T</text:span><text:span text:style-name="T23">&lt;</text:span><text:span text:style-name="T35">A</text:span><text:span text:style-name="T23">,</text:span><text:span text:style-name="T35">B</text:span><text:span text:style-name="T23">,</text:span><text:span text:style-name="T35">C</text:span><text:span text:style-name="T23">&gt;&gt; &amp;&amp;</text:span><text:span text:style-name="T12">figure</text:span><text:span text:style-name="T23">) {</text:span></text:p>
      <text:p text:style-name="P35"><text:span text:style-name="T23"><text:tab/>std::</text:span><text:span text:style-name="T35">shared_ptr</text:span><text:span text:style-name="T23"> &lt;</text:span><text:span text:style-name="T35">T</text:span><text:span text:style-name="T23">&lt;</text:span><text:span text:style-name="T35">A</text:span><text:span text:style-name="T23">,</text:span><text:span text:style-name="T35">B</text:span><text:span text:style-name="T23">,</text:span><text:span text:style-name="T35">C</text:span><text:span text:style-name="T23">&gt;&gt; item = </text:span><text:span text:style-name="T12">figure</text:span><text:span text:style-name="T23">;</text:span></text:p>
      <text:p text:style-name="P35"><text:span text:style-name="T23"><text:tab/>item-&gt;SetNext(</text:span><text:span text:style-name="T32">this</text:span><text:span text:style-name="T23">-&gt;head);</text:span></text:p>
      <text:p text:style-name="P35"><text:span text:style-name="T23"><text:tab/></text:span><text:span text:style-name="T32">this</text:span><text:span text:style-name="T23">-&gt;head = item;</text:span></text:p>
      <text:p text:style-name="P35"><text:span text:style-name="T23"><text:tab/></text:span><text:span text:style-name="T32">this</text:span><text:span text:style-name="T23">-&gt;size++;</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shared_ptr</text:span><text:span text:style-name="T23">&lt;</text:span><text:span text:style-name="T35">A</text:span><text:span text:style-name="T23">&gt;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Extract_ffigure(</text:span><text:span text:style-name="T32">int</text:span><text:span text:style-name="T23"> </text:span><text:span text:style-name="T12">position</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T</text:span><text:span text:style-name="T23">&lt;</text:span><text:span text:style-name="T35">A</text:span><text:span text:style-name="T23">,</text:span><text:span text:style-name="T35">B</text:span><text:span text:style-name="T23">,</text:span><text:span text:style-name="T35">C</text:span><text:span text:style-name="T23">&gt;&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23"><text:tab/><text:tab/>iter = iter-&gt;GetNext();</text:p>
      <text:p text:style-name="P23"><text:tab/>}</text:p>
      <text:p text:style-name="P35"><text:span text:style-name="T23"><text:tab/></text:span><text:span text:style-name="T32">return</text:span><text:span text:style-name="T23"> iter-&gt;GetFFigure();</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shared_ptr</text:span><text:span text:style-name="T23">&lt;</text:span><text:span text:style-name="T35">B</text:span><text:span text:style-name="T23">&gt;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Extract_sfigure(</text:span><text:span text:style-name="T32">int</text:span><text:span text:style-name="T23"> </text:span><text:span text:style-name="T12">position</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T</text:span><text:span text:style-name="T23">&lt;</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23"><text:tab/><text:tab/>iter = iter-&gt;GetNext();</text:p>
      <text:p text:style-name="P23"><text:tab/>}</text:p>
      <text:p text:style-name="P35"><text:span text:style-name="T23"><text:tab/></text:span><text:span text:style-name="T32">return</text:span><text:span text:style-name="T23"> iter-&gt;GetSFigure();</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shared_ptr</text:span><text:span text:style-name="T23">&lt;</text:span><text:span text:style-name="T35">C</text:span><text:span text:style-name="T23">&gt;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Extract_tfigure(</text:span><text:span text:style-name="T32">int</text:span><text:span text:style-name="T23"> </text:span><text:span text:style-name="T12">position</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T</text:span><text:span text:style-name="T23">&lt;</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23"><text:tab/><text:tab/>iter = iter-&gt;GetNext();</text:p>
      <text:p text:style-name="P23"><text:tab/>}</text:p>
      <text:p text:style-name="P35"><text:span text:style-name="T23"><text:tab/></text:span><text:span text:style-name="T32">return</text:span><text:span text:style-name="T23"> iter-&gt;GetTFigure();</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void</text:span><text:span text:style-name="T23">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Remove_figure(</text:span><text:span text:style-name="T32">const</text:span><text:span text:style-name="T23"> </text:span><text:span text:style-name="T35">T</text:span><text:span text:style-name="T23">&lt;</text:span><text:span text:style-name="T35">A</text:span><text:span text:style-name="T23">, </text:span><text:span text:style-name="T35">B</text:span><text:span text:style-name="T23">, </text:span><text:span text:style-name="T35">C</text:span><text:span text:style-name="T23">&gt;&amp; </text:span><text:span text:style-name="T12">fig</text:span><text:span text:style-name="T23">) {</text:span></text:p>
      <text:p text:style-name="P35"><text:span text:style-name="T23"><text:tab/>std::</text:span><text:span text:style-name="T35">shared_ptr</text:span><text:span text:style-name="T23">&lt;</text:span><text:span text:style-name="T35">T</text:span><text:span text:style-name="T23">&lt;</text:span><text:span text:style-name="T35">A</text:span><text:span text:style-name="T23">,</text:span><text:span text:style-name="T35">B</text:span><text:span text:style-name="T23">,</text:span><text:span text:style-name="T35">C</text:span><text:span text:style-name="T23">&gt;&gt; prev = </text:span><text:span text:style-name="T32">this</text:span><text:span text:style-name="T23">-&gt;head;</text:span></text:p>
      <text:p text:style-name="P35"><text:span text:style-name="T23"><text:tab/>std::</text:span><text:span text:style-name="T35">shared_ptr</text:span><text:span text:style-name="T23">&lt;</text:span><text:span text:style-name="T35">T</text:span><text:span text:style-name="T23">&lt;</text:span><text:span text:style-name="T35">A</text:span><text:span text:style-name="T23">,</text:span><text:span text:style-name="T35">B</text:span><text:span text:style-name="T23">,</text:span><text:span text:style-name="T35">C</text:span><text:span text:style-name="T23">&gt;&gt; iter = </text:span><text:span text:style-name="T32">this</text:span><text:span text:style-name="T23">-&gt;head;</text:span></text:p>
      <text:p text:style-name="P35"><text:soft-page-break/><text:span text:style-name="T23"><text:tab/></text:span><text:span text:style-name="T32">while</text:span><text:span text:style-name="T23"> (iter != </text:span><text:span text:style-name="T32">nullptr</text:span><text:span text:style-name="T23">) {</text:span></text:p>
      <text:p text:style-name="P35"><text:span text:style-name="T23"><text:tab/><text:tab/> </text:span><text:span text:style-name="T32">if</text:span><text:span text:style-name="T23"> (*iter == </text:span><text:span text:style-name="T12">fig</text:span><text:span text:style-name="T23">) {</text:span></text:p>
      <text:p text:style-name="P35"><text:span text:style-name="T23"><text:tab/><text:tab/><text:tab/></text:span><text:span text:style-name="T32">if</text:span><text:span text:style-name="T23"> (iter == </text:span><text:span text:style-name="T32">this</text:span><text:span text:style-name="T23">-&gt;head) {</text:span></text:p>
      <text:p text:style-name="P35"><text:span text:style-name="T23"><text:tab/><text:tab/><text:tab/><text:tab/></text:span><text:span text:style-name="T32">this</text:span><text:span text:style-name="T23">-&gt;head = iter-&gt;GetNext();</text:span></text:p>
      <text:p text:style-name="P23"><text:tab/><text:tab/><text:tab/>}</text:p>
      <text:p text:style-name="P35"><text:span text:style-name="T23"><text:tab/><text:tab/><text:tab/></text:span><text:span text:style-name="T32">else</text:span><text:span text:style-name="T23"> {</text:span></text:p>
      <text:p text:style-name="P23"><text:tab/><text:tab/><text:tab/><text:tab/>prev-&gt;SetNext(iter-&gt;GetNext());</text:p>
      <text:p text:style-name="P23"><text:tab/><text:tab/><text:tab/>}</text:p>
      <text:p text:style-name="P35"><text:span text:style-name="T23"><text:tab/><text:tab/><text:tab/>iter-&gt;SetNext(</text:span><text:span text:style-name="T32">nullptr</text:span><text:span text:style-name="T23">);</text:span></text:p>
      <text:p text:style-name="P23"><text:tab/><text:tab/><text:tab/>iter-&gt;~ListItem();</text:p>
      <text:p text:style-name="P35"><text:span text:style-name="T23"><text:tab/><text:tab/><text:tab/>std::cout </text:span><text:span text:style-name="T44">&lt;&lt;</text:span><text:span text:style-name="T23"> </text:span><text:span text:style-name="T41">"Element deleted"</text:span><text:span text:style-name="T23"> </text:span><text:span text:style-name="T44">&lt;&lt;</text:span><text:span text:style-name="T23"> std::endl;</text:span></text:p>
      <text:p text:style-name="P35"><text:span text:style-name="T23"><text:tab/><text:tab/><text:tab/></text:span><text:span text:style-name="T32">this</text:span><text:span text:style-name="T23">-&gt;size--;</text:span></text:p>
      <text:p text:style-name="P35"><text:span text:style-name="T23"><text:tab/><text:tab/><text:tab/></text:span><text:span text:style-name="T32">return</text:span><text:span text:style-name="T23">;</text:span></text:p>
      <text:p text:style-name="P23"><text:tab/><text:tab/>}</text:p>
      <text:p text:style-name="P23"><text:tab/><text:tab/>prev = iter;</text:p>
      <text:p text:style-name="P23"><text:tab/><text:tab/>iter = iter-&gt;GetNext();</text:p>
      <text:p text:style-name="P23"><text:tab/>}</text:p>
      <text:p text:style-name="P35"><text:span text:style-name="T23"><text:tab/>std::cout </text:span><text:span text:style-name="T44">&lt;&lt;</text:span><text:span text:style-name="T23"> </text:span><text:span text:style-name="T41">"No element to delete"</text:span><text:span text:style-name="T23"> </text:span><text:span text:style-name="T44">&lt;&lt;</text:span><text:span text:style-name="T23"> std::endl;</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amp; </text:span><text:span text:style-name="T12">list</text:span><text:span text:style-name="T23">) {</text:span></text:p>
      <text:p text:style-name="P35"><text:span text:style-name="T23"><text:tab/>std::</text:span><text:span text:style-name="T35">shared_ptr</text:span><text:span text:style-name="T23">&lt;</text:span><text:span text:style-name="T35">ListItem</text:span><text:span text:style-name="T23">&lt;</text:span><text:span text:style-name="T35">A</text:span><text:span text:style-name="T23">,</text:span><text:span text:style-name="T35">B</text:span><text:span text:style-name="T23">,</text:span><text:span text:style-name="T35">C</text:span><text:span text:style-name="T23">&gt;&gt; iter = </text:span><text:span text:style-name="T12">list</text:span><text:span text:style-name="T23">.head;</text:span></text:p>
      <text:p text:style-name="P35"><text:span text:style-name="T23"><text:tab/></text:span><text:span text:style-name="T12">os</text:span><text:span text:style-name="T23"> </text:span><text:span text:style-name="T44">&lt;&lt;</text:span><text:span text:style-name="T23"> </text:span><text:span text:style-name="T41">"Printing list: |"</text:span><text:span text:style-name="T23">;</text:span></text:p>
      <text:p text:style-name="P35"><text:span text:style-name="T23"><text:tab/></text:span><text:span text:style-name="T32">while</text:span><text:span text:style-name="T23"> (iter != </text:span><text:span text:style-name="T32">nullptr</text:span><text:span text:style-name="T23">) {</text:span></text:p>
      <text:p text:style-name="P35"><text:span text:style-name="T23"><text:tab/><text:tab/></text:span><text:span text:style-name="T32">if</text:span><text:span text:style-name="T23"> (iter-&gt;GetFFigure() != </text:span><text:span text:style-name="T32">nullptr</text:span><text:span text:style-name="T23">) {</text:span></text:p>
      <text:p text:style-name="P35"><text:span text:style-name="T23"><text:tab/><text:tab/><text:tab/></text:span><text:span text:style-name="T12">os</text:span><text:span text:style-name="T23"> &lt;&lt; *iter-&gt;GetFFigure();</text:span></text:p>
      <text:p text:style-name="P23"><text:tab/><text:tab/>}</text:p>
      <text:p text:style-name="P35"><text:span text:style-name="T23"><text:tab/><text:tab/></text:span><text:span text:style-name="T32">if</text:span><text:span text:style-name="T23"> (iter-&gt;GetSFigure() != </text:span><text:span text:style-name="T32">nullptr</text:span><text:span text:style-name="T23">) {</text:span></text:p>
      <text:p text:style-name="P35"><text:span text:style-name="T23"><text:tab/><text:tab/><text:tab/></text:span><text:span text:style-name="T12">os</text:span><text:span text:style-name="T23"> &lt;&lt; *iter-&gt;GetSFigure();</text:span></text:p>
      <text:p text:style-name="P23"><text:tab/><text:tab/>}</text:p>
      <text:p text:style-name="P35"><text:span text:style-name="T23"><text:tab/><text:tab/></text:span><text:span text:style-name="T32">if</text:span><text:span text:style-name="T23"> (iter-&gt;GetTFigure() != </text:span><text:span text:style-name="T32">nullptr</text:span><text:span text:style-name="T23">) {</text:span></text:p>
      <text:p text:style-name="P35"><text:span text:style-name="T23"><text:tab/><text:tab/><text:tab/></text:span><text:span text:style-name="T12">os</text:span><text:span text:style-name="T23"> &lt;&lt; *iter-&gt;GetTFigure();</text:span></text:p>
      <text:p text:style-name="P23"><text:tab/><text:tab/>}</text:p>
      <text:p text:style-name="P23"><text:tab/><text:tab/>iter = iter-&gt;GetNext();</text:p>
      <text:p text:style-name="P23"><text:tab/>}</text:p>
      <text:p text:style-name="P35"><text:span text:style-name="T23"><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std::endl;</text:span></text:p>
      <text:p text:style-name="P35"><text:span text:style-name="T23"><text:tab/></text:span><text:span text:style-name="T32">return</text:span><text:span text:style-name="T23"> </text:span><text:span text:style-name="T12">os</text:span><text:span text:style-name="T23">;</text:span></text:p>
      <text:p text:style-name="P23">}</text:p>
      <text:p text:style-name="P35"><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text:span><text:span text:style-name="T35">List</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List() {</text:span></text:p>
      <text:p text:style-name="P35"><text:span text:style-name="T23"><text:tab/>std::cout </text:span><text:span text:style-name="T44">&lt;&lt;</text:span><text:span text:style-name="T23"> </text:span><text:span text:style-name="T41">"List deleted"</text:span><text:span text:style-name="T23"> </text:span><text:span text:style-name="T44">&lt;&lt;</text:span><text:span text:style-name="T23"> std::endl;</text:span></text:p>
      <text:p text:style-name="P23">}</text:p>
      <text:p text:style-name="P35"><text:span text:style-name="T32">template</text:span><text:span text:style-name="T23"> </text:span><text:span text:style-name="T32">class</text:span><text:span text:style-name="T23"> </text:span><text:span text:style-name="T35">List</text:span><text:span text:style-name="T23">&lt;</text:span><text:span text:style-name="T35">ListItem</text:span><text:span text:style-name="T23">,</text:span><text:span text:style-name="T35">Triangle</text:span><text:span text:style-name="T23">,</text:span><text:span text:style-name="T35">Hexagon</text:span><text:span text:style-name="T23">,</text:span><text:span text:style-name="T35">Octagon</text:span><text:span text:style-name="T23">&gt;;</text:span></text:p>
      <text:p text:style-name="P35"><text:span text:style-name="T32">template</text:span><text:span text:style-name="T23"> std::</text:span><text:span text:style-name="T35">ostream</text:span><text:span text:style-name="T23">&amp; </text:span><text:span text:style-name="T32">operator</text:span><text:span text:style-name="T23"> &lt;&lt;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lt;</text:span><text:span text:style-name="T35">ListItem</text:span><text:span text:style-name="T23">,</text:span><text:span text:style-name="T35">Triangle</text:span><text:span text:style-name="T23">,</text:span><text:span text:style-name="T35">Hexagon</text:span><text:span text:style-name="T23">,</text:span><text:span text:style-name="T35">Octagon</text:span><text:span text:style-name="T23">&gt;&amp; </text:span><text:span text:style-name="T12">list</text:span><text:span text:style-name="T23">);</text:span></text:p>
      <text:p text:style-name="P25">Lab_04.cpp</text:p>
      <text:p text:style-name="P17">Изменения только в способе создания списка и добавляемых к нему элементов.</text:p>
      <text:p text:style-name="P39"><text:span text:style-name="T35">List</text:span><text:span text:style-name="T23"> &lt;</text:span><text:span text:style-name="T35">ListItem</text:span><text:span text:style-name="T23">,</text:span><text:span text:style-name="T35">Triangle</text:span><text:span text:style-name="T23">,</text:span><text:span text:style-name="T35">Hexagon</text:span><text:span text:style-name="T23">,</text:span><text:span text:style-name="T35">Octagon</text:span><text:span text:style-name="T23">&gt; list;</text:span></text:p>
      <text:p text:style-name="P22"/>
      <text:p text:style-name="P39"><text:span text:style-name="T23">list.Add_figure(std::</text:span><text:span text:style-name="T35">shared_ptr</text:span><text:span text:style-name="T23">&lt;</text:span><text:span text:style-name="T35">ListItem</text:span><text:span text:style-name="T23">&lt;</text:span><text:span text:style-name="T35">Triangle</text:span><text:span text:style-name="T23">,</text:span><text:span text:style-name="T35">Hexagon</text:span><text:span text:style-name="T23">,</text:span><text:span text:style-name="T35">Octagon</text:span><text:span text:style-name="T23">&gt;&gt;(</text:span><text:span text:style-name="T32">new</text:span><text:span text:style-name="T23"> </text:span><text:span text:style-name="T35">ListItem</text:span><text:span text:style-name="T23">&lt;</text:span><text:span text:style-name="T35">Triangle</text:span><text:span text:style-name="T23">,</text:span><text:span text:style-name="T35">Hexagon</text:span><text:span text:style-name="T23">,</text:span><text:span text:style-name="T35">Octagon</text:span><text:span text:style-name="T23">&gt;(std::</text:span><text:span text:style-name="T35">shared_ptr</text:span><text:span text:style-name="T23">&lt;</text:span><text:span text:style-name="T35">Triangle</text:span><text:span text:style-name="T23">&gt;(</text:span><text:span text:style-name="T32">new</text:span><text:span text:style-name="T23"> </text:span><text:span text:style-name="T35">Triangle</text:span><text:span text:style-name="T23">(thing, side_b, side_c)))));</text:span></text:p>
      <text:p text:style-name="P22"/>
      <text:p text:style-name="P39"><text:span text:style-name="T23">list.Remove_figure(</text:span><text:span text:style-name="T35">ListItem</text:span><text:span text:style-name="T23">&lt;</text:span><text:span text:style-name="T35">Triangle</text:span><text:span text:style-name="T23">, </text:span><text:span text:style-name="T35">Hexagon</text:span><text:span text:style-name="T23">, </text:span><text:span text:style-name="T35">Octagon</text:span><text:span text:style-name="T23">&gt;(std::</text:span><text:span text:style-name="T35">shared_ptr</text:span><text:span text:style-name="T23">&lt;</text:span><text:span text:style-name="T35">Triangle</text:span><text:span text:style-name="T23">&gt;(</text:span><text:span text:style-name="T32">new</text:span><text:span text:style-name="T23"> </text:span><text:span text:style-name="T35">Triangle</text:span><text:span text:style-name="T23">(thing, side_b, side_c))));</text:span></text:p>
      <text:p text:style-name="P22"/>
      <text:p text:style-name="P12">Выводы</text:p>
      <text:p text:style-name="P17">При выполнении лабораторной работы были изучены основы создания шаблонов классов. В ходе работы было создано хранилище фигур, принимающие одним из параметров шаблона другой шаблон, что повлияло на то, как описаны различные функции взаимодействия с классом-контейнером.</text:p>
      <text:p text:style-name="P17"/>
      <text:p text:style-name="P17"/>
      <text:p text:style-name="P17"/>
      <text:p text:style-name="P17"/>
      <text:p text:style-name="P11"><text:soft-page-break/>Лабораторная работа №5</text:p>
      <text:p text:style-name="P12">Цель</text:p>
      <text:p text:style-name="P50">Целью лабораторной работы является:</text:p>
      <text:p text:style-name="P63"><text:tab/><text:tab/>·Закрепление навыков работы с шаблонами классов.</text:p>
      <text:p text:style-name="P63"><text:tab/><text:tab/>·Построение итераторов для динамических структур данных.</text:p>
      <text:p text:style-name="P13">Задание</text:p>
      <text:p text:style-name="P50">Используя структуры данных, разработанные для предыдущей лабораторной работы (ЛР№4) спроектировать и разработать Итератор для динамической структуры данных.</text:p>
      <text:p text:style-name="P52">Итератор должен быть разработан в виде шаблона и должен уметь работать со всеми типами фигур, согласно варианту задания.</text:p>
      <text:p text:style-name="P52">Итератор должен позволять использовать структуру данных в операторах типа <text:span text:style-name="T5">for</text:span>. Например<text:span text:style-name="T54">:</text:span></text:p>
      <text:p text:style-name="P58">for(auto i : stack) std::cout &lt;&lt; *i &lt;&lt; std::endl;</text:p>
      <text:p text:style-name="P58">Нельзя использовать:</text:p>
      <text:p text:style-name="P63"><text:span text:style-name="T5"><text:tab/><text:tab/>·</text:span><text:span text:style-name="T5">Стандартные контейнеры std.</text:span></text:p>
      <text:p text:style-name="P52">Программа должна позволять:</text:p>
      <text:p text:style-name="P63"><text:tab/><text:tab/>·Вводить произвольное количество фигур и добавлять их в контейнер.</text:p>
      <text:p text:style-name="P63"><text:tab/><text:tab/>·Распечатывать содержимое контейнера.</text:p>
      <text:p text:style-name="P63"><text:tab/><text:tab/>·Удалять фигуры из контейнера.</text:p>
      <text:p text:style-name="P12">Листинг</text:p>
      <text:p text:style-name="P19"><text:span text:style-name="T56">List.h</text:span> </text:p>
      <text:p text:style-name="P17">Добавлено</text:p>
      <text:p text:style-name="P32"><text:span text:style-name="T23"><text:tab/></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 begin();</text:span></text:p>
      <text:p text:style-name="P35"><text:span text:style-name="T23"><text:tab/></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 end();</text:span></text:p>
      <text:p text:style-name="P25">List.cpp</text:p>
      <text:p text:style-name="P22">Добавлена реализация</text:p>
      <text:p text:style-name="P38"><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 </text:span><text:span text:style-name="T35">List</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begin() {</text:span></text:p>
      <text:p text:style-name="P35"><text:span text:style-name="T23"><text:tab/></text:span><text:span text:style-name="T32">return</text:span><text:span text:style-name="T23"> </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head);</text:span></text:p>
      <text:p text:style-name="P23">}</text:p>
      <text:p text:style-name="P23"/>
      <text:p text:style-name="P35"><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 </text:span><text:span text:style-name="T35">List</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end() {</text:span></text:p>
      <text:p text:style-name="P35"><text:span text:style-name="T23"><text:tab/></text:span><text:span text:style-name="T32">return</text:span><text:span text:style-name="T23"> </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text:span><text:span text:style-name="T32">nullptr</text:span><text:span text:style-name="T23">);</text:span></text:p>
      <text:p text:style-name="P23">}</text:p>
      <text:p text:style-name="P25">ListIterator.h</text:p>
      <text:p text:style-name="P38"><text:span text:style-name="T12">#pragma</text:span><text:span text:style-name="T23"> </text:span><text:span text:style-name="T12">once</text:span></text:p>
      <text:p text:style-name="P35"><text:span text:style-name="T12">#ifndef</text:span><text:span text:style-name="T23"> _ListIterator_h_</text:span></text:p>
      <text:p text:style-name="P35"><text:span text:style-name="T12">#define</text:span><text:span text:style-name="T23"> </text:span><text:span text:style-name="T29">_ListIterator_h_</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ListItem.h"</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23"/>
      <text:p text:style-name="P35"><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class</text:span><text:span text:style-name="T23"> </text:span><text:span text:style-name="T35">ListIterator</text:span></text:p>
      <text:p text:style-name="P23">{</text:p>
      <text:p text:style-name="P35"><text:span text:style-name="T32">public</text:span><text:span text:style-name="T23">:</text:span></text:p>
      <text:p text:style-name="P35"><text:span text:style-name="T23"><text:tab/>ListIterator(std::</text:span><text:span text:style-name="T35">shared_ptr</text:span><text:span text:style-name="T23"> &lt;</text:span><text:span text:style-name="T35">T</text:span><text:span text:style-name="T23">&lt;</text:span><text:span text:style-name="T35">A</text:span><text:span text:style-name="T23">, </text:span><text:span text:style-name="T35">B</text:span><text:span text:style-name="T23">, </text:span><text:span text:style-name="T35">C</text:span><text:span text:style-name="T23">&gt;&gt; </text:span><text:span text:style-name="T12">new_node</text:span><text:span text:style-name="T23">) {</text:span></text:p>
      <text:p text:style-name="P35"><text:span text:style-name="T23"><text:tab/><text:tab/>node = </text:span><text:span text:style-name="T12">new_node</text:span><text:span text:style-name="T23">;</text:span></text:p>
      <text:p text:style-name="P23"><text:tab/>}</text:p>
      <text:p text:style-name="P23"/>
      <text:p text:style-name="P35"><text:soft-page-break/><text:span text:style-name="T23"><text:tab/>std::</text:span><text:span text:style-name="T35">shared_ptr</text:span><text:span text:style-name="T23">&lt;</text:span><text:span text:style-name="T35">T</text:span><text:span text:style-name="T23">&lt;</text:span><text:span text:style-name="T35">A</text:span><text:span text:style-name="T23">, </text:span><text:span text:style-name="T35">B</text:span><text:span text:style-name="T23">, </text:span><text:span text:style-name="T35">C</text:span><text:span text:style-name="T23">&gt;&gt; </text:span><text:span text:style-name="T44">operator *</text:span><text:span text:style-name="T23">() {</text:span></text:p>
      <text:p text:style-name="P35"><text:span text:style-name="T23"><text:tab/><text:tab/></text:span><text:span text:style-name="T32">return</text:span><text:span text:style-name="T23"> node;</text:span></text:p>
      <text:p text:style-name="P23"><text:tab/>}</text:p>
      <text:p text:style-name="P23"/>
      <text:p text:style-name="P35"><text:span text:style-name="T23"><text:tab/>std::</text:span><text:span text:style-name="T35">shared_ptr</text:span><text:span text:style-name="T23">&lt;</text:span><text:span text:style-name="T35">T</text:span><text:span text:style-name="T23">&lt;</text:span><text:span text:style-name="T35">A</text:span><text:span text:style-name="T23">, </text:span><text:span text:style-name="T35">B</text:span><text:span text:style-name="T23">, </text:span><text:span text:style-name="T35">C</text:span><text:span text:style-name="T23">&gt;&gt; </text:span><text:span text:style-name="T44">operator -&gt;</text:span><text:span text:style-name="T23">() {</text:span></text:p>
      <text:p text:style-name="P35"><text:span text:style-name="T23"><text:tab/><text:tab/></text:span><text:span text:style-name="T32">return</text:span><text:span text:style-name="T23"> node;</text:span></text:p>
      <text:p text:style-name="P23"><text:tab/>}</text:p>
      <text:p text:style-name="P23"/>
      <text:p text:style-name="P35"><text:span text:style-name="T23"><text:tab/></text:span><text:span text:style-name="T32">void</text:span><text:span text:style-name="T23"> </text:span><text:span text:style-name="T44">operator ++</text:span><text:span text:style-name="T23"> () {</text:span></text:p>
      <text:p text:style-name="P23"><text:tab/><text:tab/>node = node-&gt;GetNext();</text:p>
      <text:p text:style-name="P23"><text:tab/>}</text:p>
      <text:p text:style-name="P23"/>
      <text:p text:style-name="P35"><text:span text:style-name="T23"><text:tab/></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 </text:span><text:span text:style-name="T44">operator ++</text:span><text:span text:style-name="T23"> (</text:span><text:span text:style-name="T32">int</text:span><text:span text:style-name="T23"> </text:span><text:span text:style-name="T12">a</text:span><text:span text:style-name="T23">) {</text:span></text:p>
      <text:p text:style-name="P35"><text:span text:style-name="T23"><text:tab/><text:tab/></text:span><text:span text:style-name="T35">ListIterator</text:span><text:span text:style-name="T23"> iter(*</text:span><text:span text:style-name="T32">this</text:span><text:span text:style-name="T23">);</text:span></text:p>
      <text:p text:style-name="P35"><text:span text:style-name="T23"><text:tab/><text:tab/>++(*</text:span><text:span text:style-name="T32">this</text:span><text:span text:style-name="T23">);</text:span></text:p>
      <text:p text:style-name="P35"><text:span text:style-name="T23"><text:tab/><text:tab/></text:span><text:span text:style-name="T32">return</text:span><text:span text:style-name="T23"> iter;</text:span></text:p>
      <text:p text:style-name="P23"><text:tab/>}</text:p>
      <text:p text:style-name="P23"/>
      <text:p text:style-name="P35"><text:span text:style-name="T23"><text:tab/></text:span><text:span text:style-name="T32">bool</text:span><text:span text:style-name="T23"> </text:span><text:span text:style-name="T44">operator ==</text:span><text:span text:style-name="T23"> (</text:span><text:span text:style-name="T32">const</text:span><text:span text:style-name="T23"> </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 &amp;</text:span><text:span text:style-name="T12">right</text:span><text:span text:style-name="T23">) {</text:span></text:p>
      <text:p text:style-name="P35"><text:span text:style-name="T23"><text:tab/><text:tab/></text:span><text:span text:style-name="T32">return</text:span><text:span text:style-name="T23"> node == </text:span><text:span text:style-name="T12">right</text:span><text:span text:style-name="T23">.node;</text:span></text:p>
      <text:p text:style-name="P23"><text:tab/>}</text:p>
      <text:p text:style-name="P23"/>
      <text:p text:style-name="P35"><text:span text:style-name="T23"><text:tab/></text:span><text:span text:style-name="T32">bool</text:span><text:span text:style-name="T23"> </text:span><text:span text:style-name="T44">operator !=</text:span><text:span text:style-name="T23"> (</text:span><text:span text:style-name="T32">const</text:span><text:span text:style-name="T23"> </text:span><text:span text:style-name="T35">ListIterator</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 &amp;</text:span><text:span text:style-name="T12">right</text:span><text:span text:style-name="T23">) {</text:span></text:p>
      <text:p text:style-name="P35"><text:span text:style-name="T23"><text:tab/><text:tab/></text:span><text:span text:style-name="T32">return</text:span><text:span text:style-name="T23"> !(*</text:span><text:span text:style-name="T32">this</text:span><text:span text:style-name="T23"> == </text:span><text:span text:style-name="T12">right</text:span><text:span text:style-name="T23">);</text:span></text:p>
      <text:p text:style-name="P23"><text:tab/>}</text:p>
      <text:p text:style-name="P31"/>
      <text:p text:style-name="P35"><text:span text:style-name="T32">private</text:span><text:span text:style-name="T23">:</text:span></text:p>
      <text:p text:style-name="P35"><text:span text:style-name="T23"><text:tab/>std::</text:span><text:span text:style-name="T35">shared_ptr</text:span><text:span text:style-name="T23">&lt;</text:span><text:span text:style-name="T35">T</text:span><text:span text:style-name="T23">&lt;</text:span><text:span text:style-name="T35">A</text:span><text:span text:style-name="T23">, </text:span><text:span text:style-name="T35">B</text:span><text:span text:style-name="T23">, </text:span><text:span text:style-name="T35">C</text:span><text:span text:style-name="T23">&gt;&gt; node;</text:span></text:p>
      <text:p text:style-name="P23">};</text:p>
      <text:p text:style-name="P23"/>
      <text:p text:style-name="P23"/>
      <text:p text:style-name="P35"><text:span text:style-name="T12">#endif</text:span><text:span text:style-name="T23"> </text:span></text:p>
      <text:p text:style-name="P25">Lab_05.cpp</text:p>
      <text:p text:style-name="P27">Печать изменена на</text:p>
      <text:p text:style-name="P39"><text:span text:style-name="T32">if</text:span><text:span text:style-name="T23"> (digit == 4) {</text:span></text:p>
      <text:p text:style-name="P35"><text:span text:style-name="T23"><text:tab/></text:span><text:span text:style-name="T32">for</text:span><text:span text:style-name="T23"> (</text:span><text:span text:style-name="T32">auto</text:span><text:span text:style-name="T23"> i : list) {</text:span></text:p>
      <text:p text:style-name="P35"><text:span text:style-name="T23"><text:tab/><text:tab/>std::cout </text:span><text:span text:style-name="T44">&lt;&lt;</text:span><text:span text:style-name="T23"> </text:span><text:span text:style-name="T44">*</text:span><text:span text:style-name="T23">i </text:span><text:span text:style-name="T44">&lt;&lt;</text:span><text:span text:style-name="T23"> std::endl;</text:span></text:p>
      <text:p text:style-name="P23"><text:tab/>}</text:p>
      <text:p text:style-name="P23">}</text:p>
      <text:p text:style-name="P12">Выводы</text:p>
      <text:p text:style-name="P17">При выполнении лабораторной работы были изучены итераторы, а также реализован простейший итератор для навигации по создаваемому контейнеру, что позволило организовать печать с помощью цикла по элементам списка. Благодаря итератору возможно получение конкретного элемента списка не обращаясь к стандартному циклу <text:s/>по счетчику.</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5"><text:soft-page-break/>Лабораторная работа №6</text:p>
      <text:p text:style-name="P12">Цель</text:p>
      <text:p text:style-name="P47">Целью лабораторной работы является:</text:p>
      <text:p text:style-name="P63"><text:tab/><text:tab/>·Закрепление навыков по работе с памятью в <text:span text:style-name="T5">C</text:span>++.</text:p>
      <text:p text:style-name="P63"><text:tab/><text:tab/>·Создание аллокаторов памяти для динамических структур данных.</text:p>
      <text:p text:style-name="P12">Задание</text:p>
      <text:p text:style-name="P47">Используя структуры данных, разработанные для предыдущей лабораторной работы (ЛР№5) спроектировать и разработать аллокатор памяти для динамической структуры данных.</text:p>
      <text:p text:style-name="P52">Цель построения аллокатора – минимизация вызова операции <text:span text:style-name="T8">malloc</text:span>. Аллокатор должен выделять большие блоки памяти для хранения фигур и при создании новых фигур-объектов выделять место под объекты в этой памяти.</text:p>
      <text:p text:style-name="P52">Алокатор должен хранить списки использованных/свободных блоков. Для хранения списка свободных блоков нужно применять динамическую структуру данных (контейнер 2-го уровня, согласно варианта задания).</text:p>
      <text:p text:style-name="P52">Для вызова аллокатора должны быть переопределены оператор <text:span text:style-name="T8">new</text:span> и <text:span text:style-name="T8">delete</text:span> у классов-фигур.</text:p>
      <text:p text:style-name="P58">Нельзя использовать:</text:p>
      <text:p text:style-name="P63"><text:span text:style-name="T5"><text:tab/><text:tab/>·</text:span><text:span text:style-name="T5">Стандартные контейнеры std.</text:span></text:p>
      <text:p text:style-name="P52">Программа должна позволять:</text:p>
      <text:p text:style-name="P63"><text:tab/><text:tab/>·Вводить произвольное количество фигур и добавлять их в контейнер.</text:p>
      <text:p text:style-name="P63"><text:tab/><text:tab/>·Распечатывать содержимое контейнера.</text:p>
      <text:p text:style-name="P63"><text:tab/><text:tab/>·Удалять фигуры из контейнера.</text:p>
      <text:p text:style-name="P64"><text:tab/><text:span text:style-name="T55">Листниг</text:span></text:p>
      <text:p text:style-name="P25">ListItem.h</text:p>
      <text:p text:style-name="P39"><text:span text:style-name="T23">Переопределены </text:span><text:span text:style-name="T25">new </text:span><text:span text:style-name="T23">и </text:span><text:span text:style-name="T25">delete, </text:span><text:span text:style-name="T23">добавлен приватный элемент блока аллокатора.</text:span></text:p>
      <text:p text:style-name="P39"><text:span text:style-name="T25"><text:tab/></text:span><text:span text:style-name="T33">void</text:span><text:span text:style-name="T25"> * </text:span><text:span text:style-name="T33">operator new</text:span><text:span text:style-name="T25">(</text:span><text:span text:style-name="T36">size_t</text:span><text:span text:style-name="T25"> </text:span><text:span text:style-name="T13">size</text:span><text:span text:style-name="T25">);</text:span></text:p>
      <text:p text:style-name="P35"><text:span text:style-name="T23"><text:tab/></text:span><text:span text:style-name="T32">void</text:span><text:span text:style-name="T23"> </text:span><text:span text:style-name="T32">operator delete</text:span><text:span text:style-name="T23">(</text:span><text:span text:style-name="T32">void</text:span><text:span text:style-name="T23">* </text:span><text:span text:style-name="T12">p</text:span><text:span text:style-name="T23">);</text:span></text:p>
      <text:p text:style-name="P20">private:</text:p>
      <text:p text:style-name="P20"><text:tab/>…</text:p>
      <text:p text:style-name="P35"><text:span text:style-name="T25"><text:tab/></text:span><text:span text:style-name="T32">static</text:span><text:span text:style-name="T23"> </text:span><text:span text:style-name="T35">ListAllocator</text:span><text:span text:style-name="T23"> listitem_allocator;</text:span></text:p>
      <text:p text:style-name="P23"/>
      <text:p text:style-name="P25">ListItem.cpp</text:p>
      <text:p text:style-name="P35"><text:span text:style-name="T33">template</text:span><text:span text:style-name="T25">&lt;</text:span><text:span text:style-name="T33">class</text:span><text:span text:style-name="T25"> </text:span><text:span text:style-name="T36">A</text:span><text:span text:style-name="T25">, </text:span><text:span text:style-name="T33">class</text:span><text:span text:style-name="T25"> </text:span><text:span text:style-name="T36">B</text:span><text:span text:style-name="T25">, </text:span><text:span text:style-name="T33">class</text:span><text:span text:style-name="T25"> </text:span><text:span text:style-name="T36">C</text:span><text:span text:style-name="T25">&gt; </text:span><text:span text:style-name="T36">ListAllocator</text:span><text:span text:style-name="T25"> </text:span><text:span text:style-name="T36">ListItem</text:span><text:span text:style-name="T25">&lt;</text:span><text:span text:style-name="T36">A</text:span><text:span text:style-name="T25">, </text:span><text:span text:style-name="T36">B</text:span><text:span text:style-name="T25">,</text:span><text:span text:style-name="T36">C</text:span><text:span text:style-name="T25">&gt;::listitem_allocator (</text:span><text:span text:style-name="T33">sizeof</text:span><text:span text:style-name="T25">(</text:span><text:span text:style-name="T36">ListItem</text:span><text:span text:style-name="T25">&lt;</text:span><text:span text:style-name="T36">A</text:span><text:span text:style-name="T25">, </text:span><text:span text:style-name="T36">B</text:span><text:span text:style-name="T25">, </text:span><text:span text:style-name="T36">C</text:span><text:span text:style-name="T25">&gt;) * 11,11);</text:span></text:p>
      <text:p text:style-name="P20"/>
      <text:p text:style-name="P35"><text:span text:style-name="T33">template</text:span><text:span text:style-name="T25"> &lt;</text:span><text:span text:style-name="T33">class</text:span><text:span text:style-name="T25"> </text:span><text:span text:style-name="T36">A</text:span><text:span text:style-name="T25">, </text:span><text:span text:style-name="T33">class</text:span><text:span text:style-name="T25"> </text:span><text:span text:style-name="T36">B</text:span><text:span text:style-name="T25">, </text:span><text:span text:style-name="T33">class</text:span><text:span text:style-name="T25"> </text:span><text:span text:style-name="T36">C</text:span><text:span text:style-name="T25">&gt; </text:span><text:span text:style-name="T33">void</text:span><text:span text:style-name="T25">* </text:span><text:span text:style-name="T36">ListItem</text:span><text:span text:style-name="T25">&lt;</text:span><text:span text:style-name="T36">A</text:span><text:span text:style-name="T25">, </text:span><text:span text:style-name="T36">B</text:span><text:span text:style-name="T25">, </text:span><text:span text:style-name="T36">C</text:span><text:span text:style-name="T25">&gt;::</text:span><text:span text:style-name="T33">operator new</text:span><text:span text:style-name="T25">(</text:span><text:span text:style-name="T36">size_t</text:span><text:span text:style-name="T25"> </text:span><text:span text:style-name="T13">size</text:span><text:span text:style-name="T25">) {</text:span></text:p>
      <text:p text:style-name="P35"><text:span text:style-name="T23"><text:tab/></text:span><text:span text:style-name="T32">return</text:span><text:span text:style-name="T23"> listitem_allocator.allocate();</text:span></text:p>
      <text:p text:style-name="P23">}</text:p>
      <text:p text:style-name="P23"/>
      <text:p text:style-name="P35"><text:span text:style-name="T32">template</text:span><text:span text:style-name="T23"> &lt;</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Item</text:span><text:span text:style-name="T23">&lt;</text:span><text:span text:style-name="T35">A</text:span><text:span text:style-name="T23">, </text:span><text:span text:style-name="T35">B</text:span><text:span text:style-name="T23">, </text:span><text:span text:style-name="T35">C</text:span><text:span text:style-name="T23">&gt;::</text:span><text:span text:style-name="T32">operator delete</text:span><text:span text:style-name="T23">(</text:span><text:span text:style-name="T32">void</text:span><text:span text:style-name="T23">* </text:span><text:span text:style-name="T12">p</text:span><text:span text:style-name="T23">) {</text:span></text:p>
      <text:p text:style-name="P35"><text:span text:style-name="T23"><text:tab/></text:span><text:span text:style-name="T32">return</text:span><text:span text:style-name="T23"> listitem_allocator.deallocate(</text:span><text:span text:style-name="T12">p</text:span><text:span text:style-name="T23">);</text:span></text:p>
      <text:p text:style-name="P23">}</text:p>
      <text:p text:style-name="P23"/>
      <text:p text:style-name="P25">Array.h</text:p>
      <text:p text:style-name="P35"><text:span text:style-name="T13">#pragma</text:span><text:span text:style-name="T25"> </text:span><text:span text:style-name="T13">once</text:span></text:p>
      <text:p text:style-name="P35"><text:span text:style-name="T12">#ifndef</text:span><text:span text:style-name="T23"> _Array_h_</text:span></text:p>
      <text:p text:style-name="P35"><text:span text:style-name="T12">#define</text:span><text:span text:style-name="T23"> </text:span><text:span text:style-name="T29">_Array_h_</text:span></text:p>
      <text:p text:style-name="P35"><text:span text:style-name="T12">#include</text:span><text:span text:style-name="T23"> </text:span><text:span text:style-name="T41">&lt;iostream&gt;</text:span></text:p>
      <text:p text:style-name="P35"><text:span text:style-name="T12">#include</text:span><text:span text:style-name="T23"> </text:span><text:span text:style-name="T41">&lt;cstdlib&gt;</text:span></text:p>
      <text:p text:style-name="P23"/>
      <text:p text:style-name="P35"><text:span text:style-name="T32">class</text:span><text:span text:style-name="T23"> </text:span><text:span text:style-name="T35">Array</text:span></text:p>
      <text:p text:style-name="P23">{</text:p>
      <text:p text:style-name="P35"><text:soft-page-break/><text:span text:style-name="T32">public</text:span><text:span text:style-name="T23">:</text:span></text:p>
      <text:p text:style-name="P35"><text:span text:style-name="T23"><text:tab/>Array(</text:span><text:span text:style-name="T32">int</text:span><text:span text:style-name="T23"> </text:span><text:span text:style-name="T12">size</text:span><text:span text:style-name="T23">);</text:span></text:p>
      <text:p text:style-name="P35"><text:span text:style-name="T23"><text:tab/></text:span><text:span text:style-name="T32">int</text:span><text:span text:style-name="T23"> Size();</text:span></text:p>
      <text:p text:style-name="P35"><text:span text:style-name="T23"><text:tab/></text:span><text:span text:style-name="T32">int</text:span><text:span text:style-name="T23"> Index();</text:span></text:p>
      <text:p text:style-name="P35"><text:span text:style-name="T23"><text:tab/></text:span><text:span text:style-name="T32">bool</text:span><text:span text:style-name="T23"> Add(</text:span><text:span text:style-name="T32">void</text:span><text:span text:style-name="T23">* </text:span><text:span text:style-name="T12">pointer</text:span><text:span text:style-name="T23">);</text:span></text:p>
      <text:p text:style-name="P35"><text:span text:style-name="T23"><text:tab/></text:span><text:span text:style-name="T32">void</text:span><text:span text:style-name="T23">* Get();</text:span></text:p>
      <text:p text:style-name="P35"><text:span text:style-name="T23"><text:tab/></text:span><text:span text:style-name="T32">void</text:span><text:span text:style-name="T23"> Remove();</text:span></text:p>
      <text:p text:style-name="P23"><text:tab/>~Array();</text:p>
      <text:p text:style-name="P35"><text:span text:style-name="T32">private</text:span><text:span text:style-name="T23">:</text:span></text:p>
      <text:p text:style-name="P35"><text:span text:style-name="T23"><text:tab/></text:span><text:span text:style-name="T32">void</text:span><text:span text:style-name="T23">** data;</text:span></text:p>
      <text:p text:style-name="P35"><text:span text:style-name="T23"><text:tab/></text:span><text:span text:style-name="T32">int</text:span><text:span text:style-name="T23"> size;</text:span></text:p>
      <text:p text:style-name="P35"><text:span text:style-name="T23"><text:tab/></text:span><text:span text:style-name="T32">int</text:span><text:span text:style-name="T23"> index;</text:span></text:p>
      <text:p text:style-name="P23">};</text:p>
      <text:p text:style-name="P29">#endif</text:p>
      <text:p text:style-name="P25">Array.cpp</text:p>
      <text:p text:style-name="P35"><text:span text:style-name="T13">#include</text:span><text:span text:style-name="T25"> </text:span><text:span text:style-name="T42">"Array.h"</text:span></text:p>
      <text:p text:style-name="P35"><text:span text:style-name="T35">Array</text:span><text:span text:style-name="T23">::Array(</text:span><text:span text:style-name="T32">int</text:span><text:span text:style-name="T23"> </text:span><text:span text:style-name="T12">size</text:span><text:span text:style-name="T23">){</text:span></text:p>
      <text:p text:style-name="P35"><text:span text:style-name="T23"><text:tab/>data = (</text:span><text:span text:style-name="T32">void</text:span><text:span text:style-name="T23">**)malloc(</text:span><text:span text:style-name="T32">sizeof</text:span><text:span text:style-name="T23">(</text:span><text:span text:style-name="T32">void</text:span><text:span text:style-name="T23">*)*</text:span><text:span text:style-name="T12">size</text:span><text:span text:style-name="T23">);</text:span></text:p>
      <text:p text:style-name="P35"><text:span text:style-name="T23"><text:tab/></text:span><text:span text:style-name="T32">this</text:span><text:span text:style-name="T23">-&gt;size = </text:span><text:span text:style-name="T12">size</text:span><text:span text:style-name="T23">;</text:span></text:p>
      <text:p text:style-name="P35"><text:span text:style-name="T23"><text:tab/></text:span><text:span text:style-name="T32">this</text:span><text:span text:style-name="T23">-&gt;index = 0;</text:span></text:p>
      <text:p text:style-name="P23">}</text:p>
      <text:p text:style-name="P35"><text:span text:style-name="T32">int</text:span><text:span text:style-name="T23"> </text:span><text:span text:style-name="T35">Array</text:span><text:span text:style-name="T23">::Size() {</text:span></text:p>
      <text:p text:style-name="P35"><text:span text:style-name="T23"><text:tab/></text:span><text:span text:style-name="T32">return</text:span><text:span text:style-name="T23"> </text:span><text:span text:style-name="T32">this</text:span><text:span text:style-name="T23">-&gt;size;</text:span></text:p>
      <text:p text:style-name="P23">}</text:p>
      <text:p text:style-name="P35"><text:span text:style-name="T32">int</text:span><text:span text:style-name="T23"> </text:span><text:span text:style-name="T35">Array</text:span><text:span text:style-name="T23">::Index() {</text:span></text:p>
      <text:p text:style-name="P35"><text:span text:style-name="T23"><text:tab/></text:span><text:span text:style-name="T32">return</text:span><text:span text:style-name="T23"> </text:span><text:span text:style-name="T32">this</text:span><text:span text:style-name="T23">-&gt;index;</text:span></text:p>
      <text:p text:style-name="P23">}</text:p>
      <text:p text:style-name="P35"><text:span text:style-name="T32">bool</text:span><text:span text:style-name="T23"> </text:span><text:span text:style-name="T35">Array</text:span><text:span text:style-name="T23">::Add(</text:span><text:span text:style-name="T32">void</text:span><text:span text:style-name="T23">* </text:span><text:span text:style-name="T12">pointer</text:span><text:span text:style-name="T23">) {</text:span></text:p>
      <text:p text:style-name="P35"><text:span text:style-name="T23"><text:tab/></text:span><text:span text:style-name="T32">if</text:span><text:span text:style-name="T23"> (index + 1 == size) {</text:span></text:p>
      <text:p text:style-name="P35"><text:span text:style-name="T23"><text:tab/><text:tab/></text:span><text:span text:style-name="T32">return</text:span><text:span text:style-name="T23"> </text:span><text:span text:style-name="T32">false</text:span><text:span text:style-name="T23">;</text:span></text:p>
      <text:p text:style-name="P23"><text:tab/>}</text:p>
      <text:p text:style-name="P35"><text:span text:style-name="T23"><text:tab/></text:span><text:span text:style-name="T32">else</text:span><text:span text:style-name="T23"> {</text:span></text:p>
      <text:p text:style-name="P35"><text:span text:style-name="T23"><text:tab/><text:tab/>data[index + 1] = </text:span><text:span text:style-name="T12">pointer</text:span><text:span text:style-name="T23">;</text:span></text:p>
      <text:p text:style-name="P35"><text:span text:style-name="T23"><text:tab/><text:tab/></text:span><text:span text:style-name="T32">this</text:span><text:span text:style-name="T23">-&gt;index++;</text:span></text:p>
      <text:p text:style-name="P35"><text:span text:style-name="T23"><text:tab/><text:tab/></text:span><text:span text:style-name="T32">return</text:span><text:span text:style-name="T23"> </text:span><text:span text:style-name="T32">true</text:span><text:span text:style-name="T23">;</text:span></text:p>
      <text:p text:style-name="P23"><text:tab/>}</text:p>
      <text:p text:style-name="P23">}</text:p>
      <text:p text:style-name="P35"><text:span text:style-name="T32">void</text:span><text:span text:style-name="T23">* </text:span><text:span text:style-name="T35">Array</text:span><text:span text:style-name="T23">::Get() {</text:span></text:p>
      <text:p text:style-name="P35"><text:span text:style-name="T23"><text:tab/></text:span><text:span text:style-name="T32">if</text:span><text:span text:style-name="T23"> (index &lt; 0) {</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text:span><text:span text:style-name="T32">else</text:span><text:span text:style-name="T23"> {</text:span></text:p>
      <text:p text:style-name="P35"><text:span text:style-name="T23"><text:tab/><text:tab/></text:span><text:span text:style-name="T32">return</text:span><text:span text:style-name="T23"> </text:span><text:span text:style-name="T32">this</text:span><text:span text:style-name="T23">-&gt;data[index];</text:span></text:p>
      <text:p text:style-name="P23"><text:tab/>}</text:p>
      <text:p text:style-name="P23">}</text:p>
      <text:p text:style-name="P35"><text:span text:style-name="T32">void</text:span><text:span text:style-name="T23"> </text:span><text:span text:style-name="T35">Array</text:span><text:span text:style-name="T23">::Remove() {</text:span></text:p>
      <text:p text:style-name="P35"><text:span text:style-name="T23"><text:tab/></text:span><text:span text:style-name="T32">this</text:span><text:span text:style-name="T23">-&gt;index--;</text:span></text:p>
      <text:p text:style-name="P35"><text:span text:style-name="T23"><text:tab/>data[index + 1] = </text:span><text:span text:style-name="T32">nullptr</text:span><text:span text:style-name="T23">;</text:span></text:p>
      <text:p text:style-name="P23">}</text:p>
      <text:p text:style-name="P35"><text:span text:style-name="T35">Array</text:span><text:span text:style-name="T23">::~Array(){</text:span></text:p>
      <text:p text:style-name="P23"><text:tab/>free(data);</text:p>
      <text:p text:style-name="P23">}</text:p>
      <text:p text:style-name="P25">ListAllocator.h</text:p>
      <text:p text:style-name="P35"><text:span text:style-name="T13">#pragma</text:span><text:span text:style-name="T25"> </text:span><text:span text:style-name="T13">once</text:span></text:p>
      <text:p text:style-name="P35"><text:span text:style-name="T12">#ifndef</text:span><text:span text:style-name="T23"> _ListAllocator_h_</text:span></text:p>
      <text:p text:style-name="P35"><text:span text:style-name="T12">#define</text:span><text:span text:style-name="T23"> </text:span><text:span text:style-name="T29">_ListAllocator_h_</text:span></text:p>
      <text:p text:style-name="P35"><text:span text:style-name="T12">#include</text:span><text:span text:style-name="T23"> </text:span><text:span text:style-name="T41">&lt;cstdlib&gt;</text:span></text:p>
      <text:p text:style-name="P35"><text:span text:style-name="T12">#include</text:span><text:span text:style-name="T23"> </text:span><text:span text:style-name="T41">&lt;iostream&gt;</text:span></text:p>
      <text:p text:style-name="P35"><text:span text:style-name="T12">#include</text:span><text:span text:style-name="T23"> </text:span><text:span text:style-name="T41">"Array.h"</text:span></text:p>
      <text:p text:style-name="P35"><text:span text:style-name="T32">class</text:span><text:span text:style-name="T23"> </text:span><text:span text:style-name="T35">ListAllocator</text:span><text:span text:style-name="T23"> {</text:span></text:p>
      <text:p text:style-name="P35"><text:span text:style-name="T32">public</text:span><text:span text:style-name="T23">:</text:span></text:p>
      <text:p text:style-name="P35"><text:span text:style-name="T23"><text:tab/>ListAllocator(</text:span><text:span text:style-name="T35">size_t</text:span><text:span text:style-name="T23"> </text:span><text:span text:style-name="T12">size</text:span><text:span text:style-name="T23">,</text:span><text:span text:style-name="T35">size_t</text:span><text:span text:style-name="T23"> </text:span><text:span text:style-name="T12">count</text:span><text:span text:style-name="T23">);</text:span></text:p>
      <text:p text:style-name="P35"><text:span text:style-name="T23"><text:tab/></text:span><text:span text:style-name="T32">void</text:span><text:span text:style-name="T23">* allocate();</text:span></text:p>
      <text:p text:style-name="P35"><text:span text:style-name="T23"><text:tab/></text:span><text:span text:style-name="T32">void</text:span><text:span text:style-name="T23"> deallocate(</text:span><text:span text:style-name="T32">void</text:span><text:span text:style-name="T23">* </text:span><text:span text:style-name="T12">pointer</text:span><text:span text:style-name="T23">);</text:span></text:p>
      <text:p text:style-name="P35"><text:span text:style-name="T23"><text:tab/></text:span><text:span text:style-name="T32">bool</text:span><text:span text:style-name="T23"> Full();</text:span></text:p>
      <text:p text:style-name="P35"><text:span text:style-name="T23"><text:tab/></text:span><text:span text:style-name="T32">virtual</text:span><text:span text:style-name="T23"> ~ListAllocator();</text:span></text:p>
      <text:p text:style-name="P35"><text:soft-page-break/><text:span text:style-name="T32">private</text:span><text:span text:style-name="T23">:</text:span></text:p>
      <text:p text:style-name="P35"><text:span text:style-name="T23"><text:tab/></text:span><text:span text:style-name="T35">size_t</text:span><text:span text:style-name="T23"> size;</text:span></text:p>
      <text:p text:style-name="P35"><text:span text:style-name="T23"><text:tab/></text:span><text:span text:style-name="T35">size_t</text:span><text:span text:style-name="T23"> count;</text:span></text:p>
      <text:p text:style-name="P35"><text:span text:style-name="T23"><text:tab/></text:span><text:span text:style-name="T32">char</text:span><text:span text:style-name="T23">* used_blocks;</text:span></text:p>
      <text:p text:style-name="P35"><text:span text:style-name="T23"><text:tab/></text:span><text:span text:style-name="T35">Array</text:span><text:span text:style-name="T23">* free_blocks;</text:span></text:p>
      <text:p text:style-name="P23">};</text:p>
      <text:p text:style-name="P35"><text:span text:style-name="T12">#endif</text:span><text:span text:style-name="T23"> </text:span></text:p>
      <text:p text:style-name="P25">ListAllocator.cpp</text:p>
      <text:p text:style-name="P35"><text:span text:style-name="T13">#include</text:span><text:span text:style-name="T25"> </text:span><text:span text:style-name="T42">"ListAllocator.h"</text:span></text:p>
      <text:p text:style-name="P35"><text:span text:style-name="T35">ListAllocator</text:span><text:span text:style-name="T23">::ListAllocator(</text:span><text:span text:style-name="T35">size_t</text:span><text:span text:style-name="T23"> </text:span><text:span text:style-name="T12">size</text:span><text:span text:style-name="T23">, </text:span><text:span text:style-name="T35">size_t</text:span><text:span text:style-name="T23"> </text:span><text:span text:style-name="T12">count</text:span><text:span text:style-name="T23">){</text:span></text:p>
      <text:p text:style-name="P35"><text:span text:style-name="T23"><text:tab/>used_blocks = (</text:span><text:span text:style-name="T32">char</text:span><text:span text:style-name="T23">*)malloc(</text:span><text:span text:style-name="T12">size</text:span><text:span text:style-name="T23">*</text:span><text:span text:style-name="T12">count</text:span><text:span text:style-name="T23">);</text:span></text:p>
      <text:p text:style-name="P35"><text:span text:style-name="T23"><text:tab/>free_blocks = </text:span><text:span text:style-name="T32">new</text:span><text:span text:style-name="T23"> </text:span><text:span text:style-name="T35">Array</text:span><text:span text:style-name="T23">(</text:span><text:span text:style-name="T12">count</text:span><text:span text:style-name="T23">);</text:span></text:p>
      <text:p text:style-name="P35"><text:span text:style-name="T23"><text:tab/></text:span><text:span text:style-name="T32">for</text:span><text:span text:style-name="T23"> (</text:span><text:span text:style-name="T35">size_t</text:span><text:span text:style-name="T23"> i = 0; i &lt; </text:span><text:span text:style-name="T12">count</text:span><text:span text:style-name="T23">; i++) {</text:span></text:p>
      <text:p text:style-name="P35"><text:span text:style-name="T23"><text:tab/><text:tab/>free_blocks-&gt;Add(used_blocks + i * </text:span><text:span text:style-name="T12">size</text:span><text:span text:style-name="T23">);</text:span></text:p>
      <text:p text:style-name="P23"><text:tab/>}</text:p>
      <text:p text:style-name="P35"><text:span text:style-name="T23"><text:tab/>std::cout </text:span><text:span text:style-name="T44">&lt;&lt;</text:span><text:span text:style-name="T23"> </text:span><text:span text:style-name="T41">"Memory allocation initialized"</text:span><text:span text:style-name="T23"> </text:span><text:span text:style-name="T44">&lt;&lt;</text:span><text:span text:style-name="T23"> std::endl;</text:span></text:p>
      <text:p text:style-name="P23">}</text:p>
      <text:p text:style-name="P35"><text:span text:style-name="T32">void</text:span><text:span text:style-name="T23">* </text:span><text:span text:style-name="T35">ListAllocator</text:span><text:span text:style-name="T23">::allocate() {</text:span></text:p>
      <text:p text:style-name="P35"><text:span text:style-name="T23"><text:tab/></text:span><text:span text:style-name="T32">void</text:span><text:span text:style-name="T23">* memory = </text:span><text:span text:style-name="T32">nullptr</text:span><text:span text:style-name="T23">;</text:span></text:p>
      <text:p text:style-name="P35"><text:span text:style-name="T23"><text:tab/></text:span><text:span text:style-name="T32">if</text:span><text:span text:style-name="T23"> (free_blocks-&gt;Index()&lt;=0){</text:span></text:p>
      <text:p text:style-name="P35"><text:span text:style-name="T23"><text:tab/><text:tab/>std::cout </text:span><text:span text:style-name="T44">&lt;&lt;</text:span><text:span text:style-name="T23"> </text:span><text:span text:style-name="T41">"No memory left. Returning nullptr"</text:span><text:span text:style-name="T23"> </text:span><text:span text:style-name="T44">&lt;&lt;</text:span><text:span text:style-name="T23"> std::endl;</text:span></text:p>
      <text:p text:style-name="P23"><text:tab/>}</text:p>
      <text:p text:style-name="P35"><text:span text:style-name="T23"><text:tab/></text:span><text:span text:style-name="T32">else</text:span><text:span text:style-name="T23"> {</text:span></text:p>
      <text:p text:style-name="P23"><text:tab/><text:tab/>memory = free_blocks-&gt;Get();</text:p>
      <text:p text:style-name="P23"><text:tab/><text:tab/>free_blocks-&gt;Remove();</text:p>
      <text:p text:style-name="P35"><text:span text:style-name="T23"><text:tab/><text:tab/>std::cout </text:span><text:span text:style-name="T44">&lt;&lt;</text:span><text:span text:style-name="T23"> </text:span><text:span text:style-name="T41">"Memory allocated, memory left = "</text:span><text:span text:style-name="T23"> </text:span><text:span text:style-name="T44">&lt;&lt;</text:span><text:span text:style-name="T23"> free_blocks-&gt;Index() </text:span><text:span text:style-name="T44">&lt;&lt;</text:span><text:span text:style-name="T23"> std::endl;</text:span></text:p>
      <text:p text:style-name="P23"><text:tab/>}</text:p>
      <text:p text:style-name="P35"><text:span text:style-name="T23"><text:tab/></text:span><text:span text:style-name="T32">return</text:span><text:span text:style-name="T23"> memory;</text:span></text:p>
      <text:p text:style-name="P23">}</text:p>
      <text:p text:style-name="P35"><text:span text:style-name="T32">void</text:span><text:span text:style-name="T23"> </text:span><text:span text:style-name="T35">ListAllocator</text:span><text:span text:style-name="T23">::deallocate(</text:span><text:span text:style-name="T32">void</text:span><text:span text:style-name="T23">* </text:span><text:span text:style-name="T12">p</text:span><text:span text:style-name="T23">) {</text:span></text:p>
      <text:p text:style-name="P35"><text:span text:style-name="T23"><text:tab/>free_blocks-&gt;Add(</text:span><text:span text:style-name="T12">p</text:span><text:span text:style-name="T23">);</text:span></text:p>
      <text:p text:style-name="P35"><text:span text:style-name="T23"><text:tab/>std::cout </text:span><text:span text:style-name="T44">&lt;&lt;</text:span><text:span text:style-name="T23"> </text:span><text:span text:style-name="T41">"Memory freed, memory left = "</text:span><text:span text:style-name="T23"> </text:span><text:span text:style-name="T44">&lt;&lt;</text:span><text:span text:style-name="T23"> free_blocks-&gt;Index() </text:span><text:span text:style-name="T44">&lt;&lt;</text:span><text:span text:style-name="T23"> std::endl;</text:span></text:p>
      <text:p text:style-name="P23">}</text:p>
      <text:p text:style-name="P35"><text:span text:style-name="T32">bool</text:span><text:span text:style-name="T23"> </text:span><text:span text:style-name="T35">ListAllocator</text:span><text:span text:style-name="T23">::Full() {</text:span></text:p>
      <text:p text:style-name="P35"><text:span text:style-name="T23"><text:tab/></text:span><text:span text:style-name="T32">return</text:span><text:span text:style-name="T23"> free_blocks-&gt;Index() &lt; 0;</text:span></text:p>
      <text:p text:style-name="P23">}</text:p>
      <text:p text:style-name="P35"><text:span text:style-name="T35">ListAllocator</text:span><text:span text:style-name="T23">::~ListAllocator(){</text:span></text:p>
      <text:p text:style-name="P35"><text:span text:style-name="T23"><text:tab/></text:span><text:span text:style-name="T32">delete</text:span><text:span text:style-name="T23"> used_blocks;</text:span></text:p>
      <text:p text:style-name="P35"><text:span text:style-name="T23"><text:tab/></text:span><text:span text:style-name="T32">delete</text:span><text:span text:style-name="T23"> free_blocks;</text:span></text:p>
      <text:p text:style-name="P23">}</text:p>
      <text:p text:style-name="P12">Выводы</text:p>
      <text:p text:style-name="P14"><text:span text:style-name="T50">В ходе выполнения лабораторной работы были изучены принципы работы аллокаторов, а также преимущества их использования. Был реализован аллокатор на массиве для элементов списка. Данный аллокатор минимизирует обращение к </text:span><text:span text:style-name="T51">malloc </text:span><text:span text:style-name="T50">и free, единожды запрашивая большой объем памяти для размещения множества объектов,</text:span><text:span text:style-name="T51"> </text:span><text:span text:style-name="T50">тем самым ускоряя работу программы.</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Лабораторная работа №7</text:p>
      <text:p text:style-name="P12">Цель</text:p>
      <text:p text:style-name="P47">Целью лабораторной работы является:</text:p>
      <text:p text:style-name="P63"><text:tab/><text:tab/>·Создание сложных динамических структур данных.</text:p>
      <text:p text:style-name="P63"><text:tab/><text:tab/>·Закрепление принципа <text:span text:style-name="T5">OCP.</text:span></text:p>
      <text:p text:style-name="P12">Задание</text:p>
      <text:p text:style-name="P47">Необходимо реализовать динамическую структуру данных – «Хранилище объектов» и алгоритм работы с ней. «Хранилище объектов» представляет собой контейнер, одного из следующих видов (Контейнер 1-го уровня):</text:p>
      <text:p text:style-name="P52">1. Массив</text:p>
      <text:p text:style-name="P52">2. Связанный список</text:p>
      <text:p text:style-name="P52">3. Бинарное- Дерево.</text:p>
      <text:p text:style-name="P52">4. N-Дерево (с ограничением не больше 4 элементов на одном уровне).</text:p>
      <text:p text:style-name="P52">5. Очередь</text:p>
      <text:p text:style-name="P52">6. Стек</text:p>
      <text:p text:style-name="P52">Каждым элементом контейнера, в свою, является динамической структурой данных одного из следующих видов (Контейнер 2-го уровня):</text:p>
      <text:p text:style-name="P52">1. Массив</text:p>
      <text:p text:style-name="P52">2. Связанный список</text:p>
      <text:p text:style-name="P52">3. Бинарное- Дерево</text:p>
      <text:p text:style-name="P52">4. N-Дерево (с ограничением не больше 4 элементов на одном уровне).</text:p>
      <text:p text:style-name="P52">5. Очередь</text:p>
      <text:p text:style-name="P52">6. Стек</text:p>
      <text:p text:style-name="P54"><text:span text:style-name="T23">При этом должно выполняться правило, что количество объектов в контейнере второго уровня не больше </text:span><text:span text:style-name="T26">5</text:span><text:span text:style-name="T23">. </text:span></text:p>
      <text:p text:style-name="P55"><text:span text:style-name="T23">Объекты в контейнерах второго уровня должны быть отсортированы по возрастанию </text:span><text:span text:style-name="T27">площади</text:span><text:span text:style-name="T23"> объекта (в том числе и для деревьев).</text:span></text:p>
      <text:p text:style-name="P52">При удалении объектов должно выполняться правило, что контейнер второго уровня не должен быть пустым. Т.е. если он становится пустым, то он должен удалится.</text:p>
      <text:p text:style-name="P58">Нельзя использовать:</text:p>
      <text:p text:style-name="P63"><text:span text:style-name="T5"><text:tab/><text:tab/>·</text:span><text:span text:style-name="T5">Стандартные контейнеры std.</text:span></text:p>
      <text:p text:style-name="P52">Программа должна позволять:</text:p>
      <text:p text:style-name="P63"><text:tab/><text:tab/>·Вводить произвольное количество фигур и добавлять их в контейнер.</text:p>
      <text:p text:style-name="P63"><text:tab/><text:tab/>·Распечатывать содержимое контейнера (1-го и 2-го уровня).</text:p>
      <text:p text:style-name="P63"><text:tab/><text:tab/>·Удалять фигуры из контейнера по критериям:</text:p>
      <text:p text:style-name="P66">По типу (например, все квадраты).</text:p>
      <text:p text:style-name="P66">По площади (например, все объекты с площадью меньше чем заданная).</text:p>
      <text:p text:style-name="P49">Листинг</text:p>
      <text:p text:style-name="P56"><text:span text:style-name="T16">Hexagon.h, Triangle.h, Octagon.h – </text:span><text:span text:style-name="T28">добавлены методы вычисления площади</text:span></text:p>
      <text:p text:style-name="P53"><text:span text:style-name="T31">double</text:span><text:span text:style-name="T24"> Square();</text:span></text:p>
      <text:p text:style-name="P46"><text:soft-page-break/><text:span text:style-name="T56">Hexagon.cpp, Triangle.cpp, Octagon.cpp</text:span> </text:p>
      <text:p text:style-name="P34"><text:span text:style-name="T32">double</text:span><text:span text:style-name="T23"> </text:span><text:span text:style-name="T35">Hexagon</text:span><text:span text:style-name="T23">::Square() {</text:span></text:p>
      <text:p text:style-name="P35"><text:span text:style-name="T23"><text:tab/></text:span><text:span text:style-name="T32">return</text:span><text:span text:style-name="T23"> 3 * sqrt(3)*pow(side, 2) / 2;</text:span></text:p>
      <text:p text:style-name="P23">}</text:p>
      <text:p text:style-name="P36"><text:span text:style-name="T30">double</text:span><text:span text:style-name="T19"> </text:span><text:span text:style-name="T34">Octagon</text:span><text:span text:style-name="T19">::Square() {</text:span></text:p>
      <text:p text:style-name="P35"><text:span text:style-name="T23"><text:tab/></text:span><text:span text:style-name="T32">return</text:span><text:span text:style-name="T23"> 2 * (1 + sqrt(2))*side*side;</text:span></text:p>
      <text:p text:style-name="P23">}</text:p>
      <text:p text:style-name="P36"><text:span text:style-name="T30">double</text:span><text:span text:style-name="T19"> </text:span><text:span text:style-name="T34">Triangle</text:span><text:span text:style-name="T19">::Square() {</text:span></text:p>
      <text:p text:style-name="P35"><text:span text:style-name="T23"><text:tab/></text:span><text:span text:style-name="T32">double</text:span><text:span text:style-name="T23"> p = </text:span><text:span text:style-name="T32">double</text:span><text:span text:style-name="T23">(side_a + side_b + side_c) / 2;</text:span></text:p>
      <text:p text:style-name="P35"><text:span text:style-name="T23"><text:tab/></text:span><text:span text:style-name="T32">if</text:span><text:span text:style-name="T23"> (sqrt(p*(p - side_a)*(p - side_b)*(p - side_c)) &gt; 0) {</text:span></text:p>
      <text:p text:style-name="P35"><text:span text:style-name="T23"><text:tab/><text:tab/></text:span><text:span text:style-name="T32">return</text:span><text:span text:style-name="T23"> sqrt(p*(p - side_a)*(p - side_b)*(p - side_c));</text:span></text:p>
      <text:p text:style-name="P23"><text:tab/>}</text:p>
      <text:p text:style-name="P35"><text:span text:style-name="T23"><text:tab/></text:span><text:span text:style-name="T32">else</text:span><text:span text:style-name="T23"> {</text:span></text:p>
      <text:p text:style-name="P35"><text:span text:style-name="T23"><text:tab/><text:tab/></text:span><text:span text:style-name="T32">return</text:span><text:span text:style-name="T23"> 0;</text:span></text:p>
      <text:p text:style-name="P23"><text:tab/>}</text:p>
      <text:p text:style-name="P23">}</text:p>
      <text:p text:style-name="P48">ListItem.h</text:p>
      <text:p text:style-name="P54"><text:span text:style-name="T23">Убраны функции получения и постановки следующего элемента, так же как и указатель на следующий элемент из </text:span><text:span text:style-name="T25">private</text:span><text:span text:style-name="T23">-членов класса (т.к. теперь элемент массива). Добавлен метод получения площади.</text:span></text:p>
      <text:p text:style-name="P22">….<text:tab/></text:p>
      <text:p text:style-name="P30"><text:span text:style-name="T15"><text:tab/></text:span>//void SetNext(std::shared_ptr&lt;ListItem&gt; new_next);</text:p>
      <text:p text:style-name="P35"><text:span text:style-name="T23"><text:tab/></text:span><text:span text:style-name="T53">//std::shared_ptr&lt;ListItem&lt;A, B, C&gt;&gt; GetNext();</text:span></text:p>
      <text:p text:style-name="P35"><text:span text:style-name="T53"><text:tab/></text:span><text:span text:style-name="T32">double</text:span><text:span text:style-name="T23"> GetSquare();</text:span></text:p>
      <text:p text:style-name="P31">....</text:p>
      <text:p text:style-name="P35"><text:span text:style-name="T31">private</text:span><text:span text:style-name="T24">:</text:span></text:p>
      <text:p text:style-name="P35"><text:span text:style-name="T23"><text:tab/>std::</text:span><text:span text:style-name="T35">shared_ptr</text:span><text:span text:style-name="T23">&lt;</text:span><text:span text:style-name="T35">A</text:span><text:span text:style-name="T23">&gt; ffigure;</text:span></text:p>
      <text:p text:style-name="P35"><text:span text:style-name="T23"><text:tab/>std::</text:span><text:span text:style-name="T35">shared_ptr</text:span><text:span text:style-name="T23">&lt;</text:span><text:span text:style-name="T35">B</text:span><text:span text:style-name="T23">&gt; sfigure;</text:span></text:p>
      <text:p text:style-name="P35"><text:span text:style-name="T23"><text:tab/>std::</text:span><text:span text:style-name="T35">shared_ptr</text:span><text:span text:style-name="T23">&lt;</text:span><text:span text:style-name="T35">C</text:span><text:span text:style-name="T23">&gt; tfigure;</text:span></text:p>
      <text:p text:style-name="P35"><text:span text:style-name="T23"><text:tab/></text:span><text:span text:style-name="T53">//std::shared_ptr&lt;ListItem&gt; next;</text:span></text:p>
      <text:p text:style-name="P23"/>
      <text:p text:style-name="P35"><text:span text:style-name="T23"><text:tab/></text:span><text:span text:style-name="T32">static</text:span><text:span text:style-name="T23"> </text:span><text:span text:style-name="T35">ListAllocator</text:span><text:span text:style-name="T23"> listitem_allocator;</text:span></text:p>
      <text:p text:style-name="P20">ListItem.cpp </text:p>
      <text:p text:style-name="P38"><text:span text:style-name="T32">template</text:span><text:span text:style-name="T23"> &lt;</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double</text:span><text:span text:style-name="T23"> </text:span><text:span text:style-name="T35">ListItem</text:span><text:span text:style-name="T23">&lt;</text:span><text:span text:style-name="T35">A</text:span><text:span text:style-name="T23">, </text:span><text:span text:style-name="T35">B</text:span><text:span text:style-name="T23">, </text:span><text:span text:style-name="T35">C</text:span><text:span text:style-name="T23">&gt;::GetSquare() {</text:span></text:p>
      <text:p text:style-name="P35"><text:span text:style-name="T23"><text:tab/></text:span><text:span text:style-name="T32">if</text:span><text:span text:style-name="T23"> (ffigure != </text:span><text:span text:style-name="T32">nullptr</text:span><text:span text:style-name="T23">) {</text:span></text:p>
      <text:p text:style-name="P35"><text:span text:style-name="T23"><text:tab/><text:tab/></text:span><text:span text:style-name="T32">return</text:span><text:span text:style-name="T23"> ffigure-&gt;Square();</text:span></text:p>
      <text:p text:style-name="P23"><text:tab/>}</text:p>
      <text:p text:style-name="P35"><text:span text:style-name="T23"><text:tab/></text:span><text:span text:style-name="T32">if</text:span><text:span text:style-name="T23"> (sfigure != </text:span><text:span text:style-name="T32">nullptr</text:span><text:span text:style-name="T23">) {</text:span></text:p>
      <text:p text:style-name="P35"><text:span text:style-name="T23"><text:tab/><text:tab/></text:span><text:span text:style-name="T32">return</text:span><text:span text:style-name="T23"> sfigure-&gt;Square();</text:span></text:p>
      <text:p text:style-name="P23"><text:tab/>}</text:p>
      <text:p text:style-name="P35"><text:span text:style-name="T23"><text:tab/></text:span><text:span text:style-name="T32">if</text:span><text:span text:style-name="T23"> (tfigure != </text:span><text:span text:style-name="T32">nullptr</text:span><text:span text:style-name="T23">) {</text:span></text:p>
      <text:p text:style-name="P35"><text:span text:style-name="T23"><text:tab/><text:tab/></text:span><text:span text:style-name="T32">return</text:span><text:span text:style-name="T23"> tfigure-&gt;Square();</text:span></text:p>
      <text:p text:style-name="P23"><text:tab/>}</text:p>
      <text:p text:style-name="P35"><text:span text:style-name="T23"><text:tab/></text:span><text:span text:style-name="T32">return</text:span><text:span text:style-name="T23"> 0;</text:span></text:p>
      <text:p text:style-name="P23">}</text:p>
      <text:p text:style-name="P25">ListArray.h</text:p>
      <text:p text:style-name="P38"><text:span text:style-name="T12">#pragma</text:span><text:span text:style-name="T23"> </text:span><text:span text:style-name="T12">once</text:span></text:p>
      <text:p text:style-name="P35"><text:span text:style-name="T12">#ifndef</text:span><text:span text:style-name="T23"> _ListArray_h_</text:span></text:p>
      <text:p text:style-name="P35"><text:span text:style-name="T12">#define</text:span><text:span text:style-name="T23"> </text:span><text:span text:style-name="T29">_ListArray_h_</text:span></text:p>
      <text:p text:style-name="P23"/>
      <text:p text:style-name="P35"><text:span text:style-name="T12">#include</text:span><text:span text:style-name="T23"> </text:span><text:span text:style-name="T41">&lt;iostream&gt;</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ListItem.h"</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23"/>
      <text:p text:style-name="P23"/>
      <text:p text:style-name="P35"><text:span text:style-name="T32">template</text:span><text:span text:style-name="T23">&lt;</text:span><text:span text:style-name="T32">template</text:span><text:span text:style-name="T23">&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T</text:span><text:span text:style-name="T23">,</text:span><text:span text:style-name="T32">class</text:span><text:span text:style-name="T23"> </text:span><text:span text:style-name="T35">A</text:span><text:span text:style-name="T23">,</text:span><text:span text:style-name="T32">class</text:span><text:span text:style-name="T23"> </text:span><text:span text:style-name="T35">B</text:span><text:span text:style-name="T23">,</text:span><text:span text:style-name="T32">class</text:span><text:span text:style-name="T23"> </text:span><text:span text:style-name="T35">C</text:span><text:span text:style-name="T23">&gt; </text:span><text:span text:style-name="T32">class</text:span><text:span text:style-name="T23"> </text:span><text:span text:style-name="T35">ListArray</text:span><text:span text:style-name="T23">{</text:span></text:p>
      <text:p text:style-name="P35"><text:span text:style-name="T32">public</text:span><text:span text:style-name="T23">:</text:span></text:p>
      <text:p text:style-name="P23"><text:tab/>ListArray();</text:p>
      <text:p text:style-name="P23"/>
      <text:p text:style-name="P35"><text:span text:style-name="T23"><text:tab/></text:span><text:span text:style-name="T32">void</text:span><text:span text:style-name="T23"> Add(std::</text:span><text:span text:style-name="T35">shared_ptr</text:span><text:span text:style-name="T23">&lt;</text:span><text:span text:style-name="T35">T</text:span><text:span text:style-name="T23">&lt;</text:span><text:span text:style-name="T35">A</text:span><text:span text:style-name="T23">, </text:span><text:span text:style-name="T35">B</text:span><text:span text:style-name="T23">, </text:span><text:span text:style-name="T35">C</text:span><text:span text:style-name="T23">&gt;&gt; </text:span><text:span text:style-name="T12">Newitem</text:span><text:span text:style-name="T23">);</text:span></text:p>
      <text:p text:style-name="P23"/>
      <text:p text:style-name="P35"><text:span text:style-name="T23"><text:tab/>std::</text:span><text:span text:style-name="T35">shared_ptr</text:span><text:span text:style-name="T23">&lt;</text:span><text:span text:style-name="T35">A</text:span><text:span text:style-name="T23">&gt; Extract_ffigure(</text:span><text:span text:style-name="T32">int</text:span><text:span text:style-name="T23"> </text:span><text:span text:style-name="T12">position2</text:span><text:span text:style-name="T23">);</text:span></text:p>
      <text:p text:style-name="P35"><text:soft-page-break/><text:span text:style-name="T23"><text:tab/>std::</text:span><text:span text:style-name="T35">shared_ptr</text:span><text:span text:style-name="T23">&lt;</text:span><text:span text:style-name="T35">B</text:span><text:span text:style-name="T23">&gt; Extract_sfigure(</text:span><text:span text:style-name="T32">int</text:span><text:span text:style-name="T23"> </text:span><text:span text:style-name="T12">position2</text:span><text:span text:style-name="T23">);</text:span></text:p>
      <text:p text:style-name="P35"><text:span text:style-name="T23"><text:tab/>std::</text:span><text:span text:style-name="T35">shared_ptr</text:span><text:span text:style-name="T23">&lt;</text:span><text:span text:style-name="T35">C</text:span><text:span text:style-name="T23">&gt; Extract_tfigure(</text:span><text:span text:style-name="T32">int</text:span><text:span text:style-name="T23"> </text:span><text:span text:style-name="T12">position2</text:span><text:span text:style-name="T23">);</text:span></text:p>
      <text:p text:style-name="P23"/>
      <text:p text:style-name="P35"><text:span text:style-name="T23"><text:tab/></text:span><text:span text:style-name="T32">int</text:span><text:span text:style-name="T23"> GetFreeSpace();</text:span></text:p>
      <text:p text:style-name="P35"><text:span text:style-name="T23"><text:tab/></text:span><text:span text:style-name="T32">void</text:span><text:span text:style-name="T23"> SetNext(std::</text:span><text:span text:style-name="T35">shared_ptr</text:span><text:span text:style-name="T23">&lt;</text:span><text:span text:style-name="T35">ListArray</text:span><text:span text:style-name="T23">&gt; </text:span><text:span text:style-name="T12">newNext</text:span><text:span text:style-name="T23">);</text:span></text:p>
      <text:p text:style-name="P35"><text:span text:style-name="T23"><text:tab/>std::</text:span><text:span text:style-name="T35">shared_ptr</text:span><text:span text:style-name="T23">&lt;</text:span><text:span text:style-name="T35">ListArray</text:span><text:span text:style-name="T23">&gt; GetNext();</text:span></text:p>
      <text:p text:style-name="P35"><text:span text:style-name="T23"><text:tab/></text:span><text:span text:style-name="T32">void</text:span><text:span text:style-name="T23"> Sort();</text:span></text:p>
      <text:p text:style-name="P23"/>
      <text:p text:style-name="P35"><text:span text:style-name="T23"><text:tab/></text:span><text:span text:style-name="T32">bool</text:span><text:span text:style-name="T23"> Remove_figure(</text:span><text:span text:style-name="T32">const</text:span><text:span text:style-name="T23"> </text:span><text:span text:style-name="T35">T</text:span><text:span text:style-name="T23">&lt;</text:span><text:span text:style-name="T35">A</text:span><text:span text:style-name="T23">, </text:span><text:span text:style-name="T35">B</text:span><text:span text:style-name="T23">, </text:span><text:span text:style-name="T35">C</text:span><text:span text:style-name="T23">&gt;&amp; </text:span><text:span text:style-name="T12">triangle</text:span><text:span text:style-name="T23">);</text:span></text:p>
      <text:p text:style-name="P35"><text:span text:style-name="T23"><text:tab/></text:span><text:span text:style-name="T32">void</text:span><text:span text:style-name="T23"> Remove_all();</text:span></text:p>
      <text:p text:style-name="P35"><text:span text:style-name="T23"><text:tab/></text:span><text:span text:style-name="T32">void</text:span><text:span text:style-name="T23"> Remove_by_square(</text:span><text:span text:style-name="T32">int</text:span><text:span text:style-name="T23"> </text:span><text:span text:style-name="T12">mode</text:span><text:span text:style-name="T23">, </text:span><text:span text:style-name="T32">double</text:span><text:span text:style-name="T23"> </text:span><text:span text:style-name="T12">square</text:span><text:span text:style-name="T23">);</text:span></text:p>
      <text:p text:style-name="P35"><text:span text:style-name="T23"><text:tab/></text:span><text:span text:style-name="T32">void</text:span><text:span text:style-name="T23"> Remove_by_type(</text:span><text:span text:style-name="T32">int</text:span><text:span text:style-name="T23"> </text:span><text:span text:style-name="T12">type</text:span><text:span text:style-name="T23">);</text:span></text:p>
      <text:p text:style-name="P23"/>
      <text:p text:style-name="P35"><text:span text:style-name="T23"><text:tab/></text:span><text:span text:style-name="T32">template</text:span><text:span text:style-name="T23"> &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H</text:span><text:span text:style-name="T23">, </text:span><text:span text:style-name="T32">class</text:span><text:span text:style-name="T23"> </text:span><text:span text:style-name="T35">E</text:span><text:span text:style-name="T23">, </text:span><text:span text:style-name="T32">class</text:span><text:span text:style-name="T23"> </text:span><text:span text:style-name="T35">F</text:span><text:span text:style-name="T23">, </text:span><text:span text:style-name="T32">class</text:span><text:span text:style-name="T23"> </text:span><text:span text:style-name="T35">G</text:span><text:span text:style-name="T23">&gt; </text:span><text:span text:style-name="T32">friend</text:span><text:span text:style-name="T23">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Array</text:span><text:span text:style-name="T23">&lt;</text:span><text:span text:style-name="T35">H</text:span><text:span text:style-name="T23">, </text:span><text:span text:style-name="T35">E</text:span><text:span text:style-name="T23">, </text:span><text:span text:style-name="T35">F</text:span><text:span text:style-name="T23">, </text:span><text:span text:style-name="T35">G</text:span><text:span text:style-name="T23">&gt;&amp; </text:span><text:span text:style-name="T12">arr</text:span><text:span text:style-name="T23">);</text:span></text:p>
      <text:p text:style-name="P23"/>
      <text:p text:style-name="P23"><text:tab/>~ListArray();</text:p>
      <text:p text:style-name="P35"><text:span text:style-name="T32">private</text:span><text:span text:style-name="T23">:</text:span></text:p>
      <text:p text:style-name="P35"><text:span text:style-name="T23"><text:tab/>std::</text:span><text:span text:style-name="T35">shared_ptr</text:span><text:span text:style-name="T23">&lt;</text:span><text:span text:style-name="T35">T</text:span><text:span text:style-name="T23">&lt;</text:span><text:span text:style-name="T35">A</text:span><text:span text:style-name="T23">,</text:span><text:span text:style-name="T35">B</text:span><text:span text:style-name="T23">,</text:span><text:span text:style-name="T35">C</text:span><text:span text:style-name="T23">&gt;&gt; data[5];</text:span></text:p>
      <text:p text:style-name="P35"><text:span text:style-name="T23"><text:tab/></text:span><text:span text:style-name="T32">int</text:span><text:span text:style-name="T23"> freeSpace;</text:span></text:p>
      <text:p text:style-name="P35"><text:span text:style-name="T23"><text:tab/>std::</text:span><text:span text:style-name="T35">shared_ptr</text:span><text:span text:style-name="T23">&lt;</text:span><text:span text:style-name="T35">ListArray</text:span><text:span text:style-name="T23">&gt; next;</text:span></text:p>
      <text:p text:style-name="P23">};</text:p>
      <text:p text:style-name="P23"/>
      <text:p text:style-name="P29">#endif</text:p>
      <text:p text:style-name="P25">ListArray.cpp</text:p>
      <text:p text:style-name="P38"><text:span text:style-name="T12">#include</text:span><text:span text:style-name="T23"> </text:span><text:span text:style-name="T41">"ListArray.h"</text:span></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5">ListArray</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ListArray(){</text:span></text:p>
      <text:p text:style-name="P35"><text:span text:style-name="T23"><text:tab/></text:span><text:span text:style-name="T53">//data = (std::shared_ptr&lt;T&lt;A,B,C&gt;&gt;*) malloc(sizeof(std::shared_ptr&lt;T&lt;A, B, C&gt;&gt;) * 5);</text:span></text:p>
      <text:p text:style-name="P23"><text:tab/>freeSpace = 5;</text:p>
      <text:p text:style-name="P35"><text:span text:style-name="T23"><text:tab/>next = </text:span><text:span text:style-name="T32">nullptr</text:span><text:span text:style-name="T23">;</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Add(std::</text:span><text:span text:style-name="T35">shared_ptr</text:span><text:span text:style-name="T23">&lt;</text:span><text:span text:style-name="T35">T</text:span><text:span text:style-name="T23">&lt;</text:span><text:span text:style-name="T35">A</text:span><text:span text:style-name="T23">, </text:span><text:span text:style-name="T35">B</text:span><text:span text:style-name="T23">, </text:span><text:span text:style-name="T35">C</text:span><text:span text:style-name="T23">&gt;&gt; </text:span><text:span text:style-name="T12">Newitem</text:span><text:span text:style-name="T23">) {</text:span></text:p>
      <text:p text:style-name="P35"><text:span text:style-name="T23"><text:tab/>data[5 - freeSpace] = </text:span><text:span text:style-name="T12">Newitem</text:span><text:span text:style-name="T23">;</text:span></text:p>
      <text:p text:style-name="P23"><text:tab/>freeSpace--;</text:p>
      <text:p text:style-name="P23"><text:tab/>Sort();</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shared_ptr</text:span><text:span text:style-name="T23">&lt;</text:span><text:span text:style-name="T35">A</text:span><text:span text:style-name="T23">&gt;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Extract_ffigure(</text:span><text:span text:style-name="T32">int</text:span><text:span text:style-name="T23"> </text:span><text:span text:style-name="T12">position2</text:span><text:span text:style-name="T23">) {</text:span></text:p>
      <text:p text:style-name="P35"><text:span text:style-name="T23"><text:tab/></text:span><text:span text:style-name="T32">return</text:span><text:span text:style-name="T23"> data[</text:span><text:span text:style-name="T12">position2</text:span><text:span text:style-name="T23">]-&gt;GetFFigure();</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shared_ptr</text:span><text:span text:style-name="T23">&lt;</text:span><text:span text:style-name="T35">B</text:span><text:span text:style-name="T23">&gt;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Extract_sfigure(</text:span><text:span text:style-name="T32">int</text:span><text:span text:style-name="T23"> </text:span><text:span text:style-name="T12">position2</text:span><text:span text:style-name="T23">) {</text:span></text:p>
      <text:p text:style-name="P35"><text:span text:style-name="T23"><text:tab/></text:span><text:span text:style-name="T32">return</text:span><text:span text:style-name="T23"> data[</text:span><text:span text:style-name="T12">position2</text:span><text:span text:style-name="T23">]-&gt;GetSFigure();</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shared_ptr</text:span><text:span text:style-name="T23">&lt;</text:span><text:span text:style-name="T35">C</text:span><text:span text:style-name="T23">&gt;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Extract_tfigure(</text:span><text:span text:style-name="T32">int</text:span><text:span text:style-name="T23"> </text:span><text:span text:style-name="T12">position2</text:span><text:span text:style-name="T23">) {</text:span></text:p>
      <text:p text:style-name="P35"><text:span text:style-name="T23"><text:tab/></text:span><text:span text:style-name="T32">return</text:span><text:span text:style-name="T23"> data[</text:span><text:span text:style-name="T12">position2</text:span><text:span text:style-name="T23">]-&gt;GetTFigure();</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int</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GetFreeSpace() {</text:span></text:p>
      <text:p text:style-name="P35"><text:span text:style-name="T23"><text:tab/></text:span><text:span text:style-name="T32">return</text:span><text:span text:style-name="T23"> freeSpace;</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SetNext(std::</text:span><text:span text:style-name="T35">shared_ptr</text:span><text:span text:style-name="T23">&lt;</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gt; </text:span><text:span text:style-name="T12">newNext</text:span><text:span text:style-name="T23">) {</text:span></text:p>
      <text:p text:style-name="P35"><text:span text:style-name="T23"><text:tab/>next = </text:span><text:span text:style-name="T12">newNext</text:span><text:span text:style-name="T23">;</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shared_ptr</text:span><text:span text:style-name="T23">&lt;</text:span><text:span text:style-name="T35">ListArray</text:span><text:span text:style-name="T23">&lt;</text:span><text:span text:style-name="T35">T</text:span><text:span text:style-name="T23">,</text:span><text:span text:style-name="T35">A</text:span><text:span text:style-name="T23">,</text:span><text:span text:style-name="T35">B</text:span><text:span text:style-name="T23">,</text:span><text:span text:style-name="T35">C</text:span><text:span text:style-name="T23">&gt;&gt;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GetNext() {</text:span></text:p>
      <text:p text:style-name="P35"><text:soft-page-break/><text:span text:style-name="T23"><text:tab/></text:span><text:span text:style-name="T32">return</text:span><text:span text:style-name="T23"> next;</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Sort() {</text:span></text:p>
      <text:p text:style-name="P35"><text:span text:style-name="T23"><text:tab/></text:span><text:span text:style-name="T32">for</text:span><text:span text:style-name="T23"> (</text:span><text:span text:style-name="T32">int</text:span><text:span text:style-name="T23"> j = 1; j &lt; 5 - freeSpace; j++) {</text:span></text:p>
      <text:p text:style-name="P35"><text:span text:style-name="T23"><text:tab/><text:tab/></text:span><text:span text:style-name="T32">for</text:span><text:span text:style-name="T23"> (</text:span><text:span text:style-name="T32">int</text:span><text:span text:style-name="T23"> i = 0; i &lt; 4 - freeSpace; ++i) {</text:span></text:p>
      <text:p text:style-name="P35"><text:span text:style-name="T23"><text:tab/><text:tab/><text:tab/></text:span><text:span text:style-name="T32">if</text:span><text:span text:style-name="T23"> (data[i]-&gt;GetSquare() &gt; data[i + 1]-&gt;GetSquare()) {</text:span></text:p>
      <text:p text:style-name="P23"><text:tab/><text:tab/><text:tab/><text:tab/>std::swap(data[i], data[i + 1]);</text:p>
      <text:p text:style-name="P23"><text:tab/><text:tab/><text:tab/>}</text:p>
      <text:p text:style-name="P23"><text:tab/><text:tab/>}</text:p>
      <text:p text:style-name="P23"><text:tab/>}</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bool</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Remove_figure(</text:span><text:span text:style-name="T32">const</text:span><text:span text:style-name="T23"> </text:span><text:span text:style-name="T35">T</text:span><text:span text:style-name="T23">&lt;</text:span><text:span text:style-name="T35">A</text:span><text:span text:style-name="T23">, </text:span><text:span text:style-name="T35">B</text:span><text:span text:style-name="T23">, </text:span><text:span text:style-name="T35">C</text:span><text:span text:style-name="T23">&gt;&amp; </text:span><text:span text:style-name="T12">figure</text:span><text:span text:style-name="T23">) {</text:span></text:p>
      <text:p text:style-name="P35"><text:span text:style-name="T23"><text:tab/></text:span><text:span text:style-name="T32">for</text:span><text:span text:style-name="T23"> (</text:span><text:span text:style-name="T32">int</text:span><text:span text:style-name="T23"> i = 0; i &lt; 5 - freeSpace; i++) {</text:span></text:p>
      <text:p text:style-name="P35"><text:span text:style-name="T23"><text:tab/><text:tab/></text:span><text:span text:style-name="T32">if</text:span><text:span text:style-name="T23"> (*data[i] == </text:span><text:span text:style-name="T12">figure</text:span><text:span text:style-name="T23">) {</text:span></text:p>
      <text:p text:style-name="P23"><text:tab/><text:tab/><text:tab/>data[i]-&gt;~ListItem();</text:p>
      <text:p text:style-name="P35"><text:span text:style-name="T23"><text:tab/><text:tab/><text:tab/></text:span><text:span text:style-name="T32">for</text:span><text:span text:style-name="T23"> (</text:span><text:span text:style-name="T32">int</text:span><text:span text:style-name="T23"> j = i; j &lt; 4 - freeSpace; j++) {</text:span></text:p>
      <text:p text:style-name="P23"><text:tab/><text:tab/><text:tab/><text:tab/>std::swap(data[j],data[j + 1]);</text:p>
      <text:p text:style-name="P23"><text:tab/><text:tab/><text:tab/>}</text:p>
      <text:p text:style-name="P23"><text:tab/><text:tab/><text:tab/>freeSpace++;</text:p>
      <text:p text:style-name="P35"><text:span text:style-name="T23"><text:tab/><text:tab/><text:tab/></text:span><text:span text:style-name="T32">return</text:span><text:span text:style-name="T23"> </text:span><text:span text:style-name="T32">true</text:span><text:span text:style-name="T23">;</text:span></text:p>
      <text:p text:style-name="P23"><text:tab/><text:tab/>}</text:p>
      <text:p text:style-name="P23"><text:tab/>}</text:p>
      <text:p text:style-name="P35"><text:span text:style-name="T23"><text:tab/></text:span><text:span text:style-name="T32">return</text:span><text:span text:style-name="T23"> </text:span><text:span text:style-name="T32">false</text:span><text:span text:style-name="T23">;</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Remove_all() {</text:span></text:p>
      <text:p text:style-name="P35"><text:span text:style-name="T23"><text:tab/></text:span><text:span text:style-name="T32">for</text:span><text:span text:style-name="T23"> (</text:span><text:span text:style-name="T32">int</text:span><text:span text:style-name="T23"> i = 0; i &lt; 5 - freeSpace; i++) {</text:span></text:p>
      <text:p text:style-name="P23"><text:tab/><text:tab/>data[i]-&gt;~ListItem();</text:p>
      <text:p text:style-name="P23"><text:tab/>}</text:p>
      <text:p text:style-name="P23"><text:tab/>freeSpace = 5;</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Remove_by_square(</text:span><text:span text:style-name="T32">int</text:span><text:span text:style-name="T23"> </text:span><text:span text:style-name="T12">mode</text:span><text:span text:style-name="T23">, </text:span><text:span text:style-name="T32">double</text:span><text:span text:style-name="T23"> </text:span><text:span text:style-name="T12">square</text:span><text:span text:style-name="T23">) {</text:span></text:p>
      <text:p text:style-name="P35"><text:span text:style-name="T23"><text:tab/></text:span><text:span text:style-name="T32">switch</text:span><text:span text:style-name="T23"> (</text:span><text:span text:style-name="T12">mode</text:span><text:span text:style-name="T23">) {</text:span></text:p>
      <text:p text:style-name="P35"><text:span text:style-name="T23"><text:tab/></text:span><text:span text:style-name="T32">case</text:span><text:span text:style-name="T23">(1):</text:span></text:p>
      <text:p text:style-name="P35"><text:span text:style-name="T23"><text:tab/><text:tab/></text:span><text:span text:style-name="T32">for</text:span><text:span text:style-name="T23"> (</text:span><text:span text:style-name="T32">int</text:span><text:span text:style-name="T23"> i = 0; i &lt; 5 - freeSpace; i++) {</text:span></text:p>
      <text:p text:style-name="P35"><text:span text:style-name="T23"><text:tab/><text:tab/><text:tab/></text:span><text:span text:style-name="T32">if</text:span><text:span text:style-name="T23"> (data[i]-&gt;GetSquare() &gt; </text:span><text:span text:style-name="T12">square</text:span><text:span text:style-name="T23">) {</text:span></text:p>
      <text:p text:style-name="P23"><text:tab/><text:tab/><text:tab/><text:tab/>data[i]-&gt;~ListItem();</text:p>
      <text:p text:style-name="P35"><text:span text:style-name="T23"><text:tab/><text:tab/><text:tab/><text:tab/></text:span><text:span text:style-name="T32">for</text:span><text:span text:style-name="T23"> (</text:span><text:span text:style-name="T32">int</text:span><text:span text:style-name="T23"> j = i; j &lt; 4 - freeSpace; j++) {</text:span></text:p>
      <text:p text:style-name="P23"><text:tab/><text:tab/><text:tab/><text:tab/><text:tab/>std::swap(data[j], data[j + 1]);</text:p>
      <text:p text:style-name="P23"><text:tab/><text:tab/><text:tab/><text:tab/>}</text:p>
      <text:p text:style-name="P23"><text:tab/><text:tab/><text:tab/><text:tab/>freeSpace++;</text:p>
      <text:p text:style-name="P23"><text:tab/><text:tab/><text:tab/>}</text:p>
      <text:p text:style-name="P23"><text:tab/><text:tab/>}</text:p>
      <text:p text:style-name="P35"><text:span text:style-name="T23"><text:tab/><text:tab/></text:span><text:span text:style-name="T32">break</text:span><text:span text:style-name="T23">;</text:span></text:p>
      <text:p text:style-name="P35"><text:span text:style-name="T23"><text:tab/></text:span><text:span text:style-name="T32">case</text:span><text:span text:style-name="T23">(2):</text:span></text:p>
      <text:p text:style-name="P35"><text:span text:style-name="T23"><text:tab/><text:tab/></text:span><text:span text:style-name="T32">for</text:span><text:span text:style-name="T23"> (</text:span><text:span text:style-name="T32">int</text:span><text:span text:style-name="T23"> i = 0; i &lt; 5 - freeSpace; i++) {</text:span></text:p>
      <text:p text:style-name="P35"><text:span text:style-name="T23"><text:tab/><text:tab/><text:tab/></text:span><text:span text:style-name="T32">if</text:span><text:span text:style-name="T23"> (data[i]-&gt;GetSquare() &lt; </text:span><text:span text:style-name="T12">square</text:span><text:span text:style-name="T23">) {</text:span></text:p>
      <text:p text:style-name="P23"><text:tab/><text:tab/><text:tab/><text:tab/>data[i]-&gt;~ListItem();</text:p>
      <text:p text:style-name="P35"><text:span text:style-name="T23"><text:tab/><text:tab/><text:tab/><text:tab/></text:span><text:span text:style-name="T32">for</text:span><text:span text:style-name="T23"> (</text:span><text:span text:style-name="T32">int</text:span><text:span text:style-name="T23"> j = i; j &lt; 4 - freeSpace; j++) {</text:span></text:p>
      <text:p text:style-name="P23"><text:tab/><text:tab/><text:tab/><text:tab/><text:tab/>std::swap(data[j], data[j + 1]);</text:p>
      <text:p text:style-name="P23"><text:tab/><text:tab/><text:tab/><text:tab/>}</text:p>
      <text:p text:style-name="P23"><text:tab/><text:tab/><text:tab/><text:tab/>freeSpace++;</text:p>
      <text:p text:style-name="P23"><text:tab/><text:tab/><text:tab/>}</text:p>
      <text:p text:style-name="P23"><text:tab/><text:tab/>}</text:p>
      <text:p text:style-name="P35"><text:span text:style-name="T23"><text:tab/><text:tab/></text:span><text:span text:style-name="T32">break</text:span><text:span text:style-name="T23">;</text:span></text:p>
      <text:p text:style-name="P35"><text:span text:style-name="T23"><text:tab/></text:span><text:span text:style-name="T32">default</text:span><text:span text:style-name="T23">:</text:span></text:p>
      <text:p text:style-name="P35"><text:span text:style-name="T23"><text:tab/><text:tab/>std::cout </text:span><text:span text:style-name="T44">&lt;&lt;</text:span><text:span text:style-name="T23"> </text:span><text:span text:style-name="T41">"Wrong mode"</text:span><text:span text:style-name="T23"> </text:span><text:span text:style-name="T44">&lt;&lt;</text:span><text:span text:style-name="T23"> std::endl;</text:span></text:p>
      <text:p text:style-name="P35"><text:span text:style-name="T23"><text:tab/><text:tab/></text:span><text:span text:style-name="T32">break</text:span><text:span text:style-name="T23">;</text:span></text:p>
      <text:p text:style-name="P23"><text:tab/>}</text:p>
      <text:p text:style-name="P23">}</text:p>
      <text:p text:style-name="P23"/>
      <text:p text:style-name="P35"><text:soft-page-break/><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Remove_by_type(</text:span><text:span text:style-name="T32">int</text:span><text:span text:style-name="T23"> </text:span><text:span text:style-name="T12">type</text:span><text:span text:style-name="T23">) {</text:span></text:p>
      <text:p text:style-name="P35"><text:span text:style-name="T23"><text:tab/></text:span><text:span text:style-name="T32">switch</text:span><text:span text:style-name="T23"> (</text:span><text:span text:style-name="T12">type</text:span><text:span text:style-name="T23">){</text:span></text:p>
      <text:p text:style-name="P35"><text:span text:style-name="T23"><text:tab/></text:span><text:span text:style-name="T32">case</text:span><text:span text:style-name="T23">(1):</text:span></text:p>
      <text:p text:style-name="P35"><text:span text:style-name="T23"><text:tab/><text:tab/></text:span><text:span text:style-name="T32">for</text:span><text:span text:style-name="T23"> (</text:span><text:span text:style-name="T32">int</text:span><text:span text:style-name="T23"> i = 0; i &lt; 5 - freeSpace; i++) {</text:span></text:p>
      <text:p text:style-name="P35"><text:span text:style-name="T23"><text:tab/><text:tab/><text:tab/></text:span><text:span text:style-name="T32">if</text:span><text:span text:style-name="T23"> (data[i]-&gt;GetFFigure() != </text:span><text:span text:style-name="T32">nullptr</text:span><text:span text:style-name="T23">) {</text:span></text:p>
      <text:p text:style-name="P23"><text:tab/><text:tab/><text:tab/><text:tab/>data[i]-&gt;~ListItem();</text:p>
      <text:p text:style-name="P35"><text:span text:style-name="T23"><text:tab/><text:tab/><text:tab/><text:tab/></text:span><text:span text:style-name="T32">for</text:span><text:span text:style-name="T23"> (</text:span><text:span text:style-name="T32">int</text:span><text:span text:style-name="T23"> j = i; j &lt; 4 - freeSpace; j++) {</text:span></text:p>
      <text:p text:style-name="P23"><text:tab/><text:tab/><text:tab/><text:tab/><text:tab/>std::swap(data[j], data[j + 1]);</text:p>
      <text:p text:style-name="P23"><text:tab/><text:tab/><text:tab/><text:tab/>}</text:p>
      <text:p text:style-name="P23"><text:tab/><text:tab/><text:tab/><text:tab/>freeSpace++;</text:p>
      <text:p text:style-name="P23"><text:tab/><text:tab/><text:tab/>}</text:p>
      <text:p text:style-name="P23"><text:tab/><text:tab/>}</text:p>
      <text:p text:style-name="P35"><text:span text:style-name="T23"><text:tab/><text:tab/></text:span><text:span text:style-name="T32">break</text:span><text:span text:style-name="T23">;</text:span></text:p>
      <text:p text:style-name="P35"><text:span text:style-name="T23"><text:tab/></text:span><text:span text:style-name="T32">case</text:span><text:span text:style-name="T23">(2):</text:span></text:p>
      <text:p text:style-name="P35"><text:span text:style-name="T23"><text:tab/><text:tab/></text:span><text:span text:style-name="T32">for</text:span><text:span text:style-name="T23"> (</text:span><text:span text:style-name="T32">int</text:span><text:span text:style-name="T23"> i = 0; i &lt; 5 - freeSpace; i++) {</text:span></text:p>
      <text:p text:style-name="P35"><text:span text:style-name="T23"><text:tab/><text:tab/><text:tab/></text:span><text:span text:style-name="T32">if</text:span><text:span text:style-name="T23"> (data[i]-&gt;GetSFigure() != </text:span><text:span text:style-name="T32">nullptr</text:span><text:span text:style-name="T23">) {</text:span></text:p>
      <text:p text:style-name="P23"><text:tab/><text:tab/><text:tab/><text:tab/>data[i]-&gt;~ListItem();</text:p>
      <text:p text:style-name="P35"><text:span text:style-name="T23"><text:tab/><text:tab/><text:tab/><text:tab/></text:span><text:span text:style-name="T32">for</text:span><text:span text:style-name="T23"> (</text:span><text:span text:style-name="T32">int</text:span><text:span text:style-name="T23"> j = i; j &lt; 4 - freeSpace; j++) {</text:span></text:p>
      <text:p text:style-name="P23"><text:tab/><text:tab/><text:tab/><text:tab/><text:tab/>std::swap(data[j], data[j + 1]);</text:p>
      <text:p text:style-name="P23"><text:tab/><text:tab/><text:tab/><text:tab/>}</text:p>
      <text:p text:style-name="P23"><text:tab/><text:tab/><text:tab/><text:tab/>freeSpace++;</text:p>
      <text:p text:style-name="P23"><text:tab/><text:tab/><text:tab/>}</text:p>
      <text:p text:style-name="P23"><text:tab/><text:tab/>}</text:p>
      <text:p text:style-name="P35"><text:span text:style-name="T23"><text:tab/><text:tab/></text:span><text:span text:style-name="T32">break</text:span><text:span text:style-name="T23">;</text:span></text:p>
      <text:p text:style-name="P35"><text:span text:style-name="T23"><text:tab/></text:span><text:span text:style-name="T32">case</text:span><text:span text:style-name="T23">(3):</text:span></text:p>
      <text:p text:style-name="P35"><text:span text:style-name="T23"><text:tab/><text:tab/></text:span><text:span text:style-name="T32">for</text:span><text:span text:style-name="T23"> (</text:span><text:span text:style-name="T32">int</text:span><text:span text:style-name="T23"> i = 0; i &lt; 5 - freeSpace; i++) {</text:span></text:p>
      <text:p text:style-name="P35"><text:span text:style-name="T23"><text:tab/><text:tab/><text:tab/></text:span><text:span text:style-name="T32">if</text:span><text:span text:style-name="T23"> (data[i]-&gt;GetTFigure() != </text:span><text:span text:style-name="T32">nullptr</text:span><text:span text:style-name="T23">) {</text:span></text:p>
      <text:p text:style-name="P23"><text:tab/><text:tab/><text:tab/><text:tab/>data[i]-&gt;~ListItem();</text:p>
      <text:p text:style-name="P35"><text:span text:style-name="T23"><text:tab/><text:tab/><text:tab/><text:tab/></text:span><text:span text:style-name="T32">for</text:span><text:span text:style-name="T23"> (</text:span><text:span text:style-name="T32">int</text:span><text:span text:style-name="T23"> j = i; j &lt; 4 - freeSpace; j++) {</text:span></text:p>
      <text:p text:style-name="P23"><text:tab/><text:tab/><text:tab/><text:tab/><text:tab/>std::swap(data[j], data[j + 1]);</text:p>
      <text:p text:style-name="P23"><text:tab/><text:tab/><text:tab/><text:tab/>}</text:p>
      <text:p text:style-name="P23"><text:tab/><text:tab/><text:tab/><text:tab/>freeSpace++;</text:p>
      <text:p text:style-name="P23"><text:tab/><text:tab/><text:tab/>}</text:p>
      <text:p text:style-name="P23"><text:tab/><text:tab/>}</text:p>
      <text:p text:style-name="P35"><text:span text:style-name="T23"><text:tab/><text:tab/></text:span><text:span text:style-name="T32">break</text:span><text:span text:style-name="T23">;</text:span></text:p>
      <text:p text:style-name="P35"><text:span text:style-name="T23"><text:tab/></text:span><text:span text:style-name="T32">default</text:span><text:span text:style-name="T23">:</text:span></text:p>
      <text:p text:style-name="P35"><text:span text:style-name="T23"><text:tab/><text:tab/></text:span><text:span text:style-name="T32">break</text:span><text:span text:style-name="T23">;</text:span></text:p>
      <text:p text:style-name="P23"><text:tab/>}</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Array</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amp; </text:span><text:span text:style-name="T12">arr</text:span><text:span text:style-name="T23">) {</text:span></text:p>
      <text:p text:style-name="P35"><text:span text:style-name="T23"><text:tab/></text:span><text:span text:style-name="T32">for</text:span><text:span text:style-name="T23"> (</text:span><text:span text:style-name="T32">int</text:span><text:span text:style-name="T23"> i = 0; i &lt; 5 - </text:span><text:span text:style-name="T12">arr</text:span><text:span text:style-name="T23">.freeSpace; i++) {</text:span></text:p>
      <text:p text:style-name="P35"><text:span text:style-name="T23"><text:tab/><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i </text:span><text:span text:style-name="T44">&lt;&lt;</text:span><text:span text:style-name="T23"> </text:span><text:span text:style-name="T41">"="</text:span><text:span text:style-name="T23"> &lt;&lt; *</text:span><text:span text:style-name="T12">arr</text:span><text:span text:style-name="T23">.data[i]&lt;&lt;</text:span><text:span text:style-name="T41">"|"</text:span><text:span text:style-name="T23">;</text:span></text:p>
      <text:p text:style-name="P23"><text:tab/>}</text:p>
      <text:p text:style-name="P35"><text:span text:style-name="T23"><text:tab/></text:span><text:span text:style-name="T32">return</text:span><text:span text:style-name="T23"> </text:span><text:span text:style-name="T12">os</text:span><text:span text:style-name="T23">;</text:span></text:p>
      <text:p text:style-name="P23">}</text:p>
      <text:p text:style-name="P23"/>
      <text:p text:style-name="P35"><text:span text:style-name="T32">template</text:span><text:span text:style-name="T23">&lt;</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5">ListArray</text:span><text:span text:style-name="T23">&lt;</text:span><text:span text:style-name="T35">T</text:span><text:span text:style-name="T23">, </text:span><text:span text:style-name="T35">A</text:span><text:span text:style-name="T23">, </text:span><text:span text:style-name="T35">B</text:span><text:span text:style-name="T23">, </text:span><text:span text:style-name="T35">C</text:span><text:span text:style-name="T23">&gt;::~ListArray(){</text:span></text:p>
      <text:p text:style-name="P23">}</text:p>
      <text:p text:style-name="P23"/>
      <text:p text:style-name="P35"><text:span text:style-name="T32">template</text:span><text:span text:style-name="T23"> </text:span><text:span text:style-name="T32">class</text:span><text:span text:style-name="T23"> </text:span><text:span text:style-name="T35">ListArray</text:span><text:span text:style-name="T23">&lt;</text:span><text:span text:style-name="T35">ListItem</text:span><text:span text:style-name="T23">, </text:span><text:span text:style-name="T35">Triangle</text:span><text:span text:style-name="T23">, </text:span><text:span text:style-name="T35">Hexagon</text:span><text:span text:style-name="T23">, </text:span><text:span text:style-name="T35">Octagon</text:span><text:span text:style-name="T23">&gt;;</text:span></text:p>
      <text:p text:style-name="P35"><text:span text:style-name="T32">template</text:span><text:span text:style-name="T23"> std::</text:span><text:span text:style-name="T35">ostream</text:span><text:span text:style-name="T23">&amp; </text:span><text:span text:style-name="T32">operator</text:span><text:span text:style-name="T23"> &lt;&lt; (std::</text:span><text:span text:style-name="T35">ostream</text:span><text:span text:style-name="T23">&amp; </text:span><text:span text:style-name="T12">os</text:span><text:span text:style-name="T23">, </text:span><text:span text:style-name="T32">const</text:span><text:span text:style-name="T23"> </text:span><text:span text:style-name="T35">ListArray</text:span><text:span text:style-name="T23">&lt;</text:span><text:span text:style-name="T35">ListItem</text:span><text:span text:style-name="T23">, </text:span><text:span text:style-name="T35">Triangle</text:span><text:span text:style-name="T23">, </text:span><text:span text:style-name="T35">Hexagon</text:span><text:span text:style-name="T23">, </text:span><text:span text:style-name="T35">Octagon</text:span><text:span text:style-name="T23">&gt;&amp; </text:span><text:span text:style-name="T12">item</text:span><text:span text:style-name="T23">);</text:span></text:p>
      <text:p text:style-name="P25">List.h</text:p>
      <text:p text:style-name="P38"><text:span text:style-name="T12">#pragma</text:span><text:span text:style-name="T23"> </text:span><text:span text:style-name="T12">once</text:span></text:p>
      <text:p text:style-name="P35"><text:span text:style-name="T12">#ifndef</text:span><text:span text:style-name="T23"> _List_h_</text:span></text:p>
      <text:p text:style-name="P35"><text:span text:style-name="T12">#define</text:span><text:span text:style-name="T23"> </text:span><text:span text:style-name="T29">_List_h_</text:span></text:p>
      <text:p text:style-name="P35"><text:span text:style-name="T12">#include</text:span><text:span text:style-name="T23"> </text:span><text:span text:style-name="T41">&lt;memory&gt;</text:span></text:p>
      <text:p text:style-name="P35"><text:span text:style-name="T12">#include</text:span><text:span text:style-name="T23"> </text:span><text:span text:style-name="T41">"ListArray.h"</text:span></text:p>
      <text:p text:style-name="P35"><text:span text:style-name="T12">#include</text:span><text:span text:style-name="T23"> </text:span><text:span text:style-name="T41">"ListItem.h"</text:span></text:p>
      <text:p text:style-name="P35"><text:span text:style-name="T12">#include</text:span><text:span text:style-name="T23"> </text:span><text:span text:style-name="T41">"Hexagon.h"</text:span></text:p>
      <text:p text:style-name="P35"><text:span text:style-name="T12">#include</text:span><text:span text:style-name="T23"> </text:span><text:span text:style-name="T41">"Triangle.h"</text:span></text:p>
      <text:p text:style-name="P35"><text:span text:style-name="T12">#include</text:span><text:span text:style-name="T23"> </text:span><text:span text:style-name="T41">"Octagon.h"</text:span></text:p>
      <text:p text:style-name="P35"><text:span text:style-name="T12">#include</text:span><text:span text:style-name="T23"> </text:span><text:span text:style-name="T41">"ListIterator.h"</text:span></text:p>
      <text:p text:style-name="P23"/>
      <text:p text:style-name="P35"><text:soft-page-break/><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class</text:span><text:span text:style-name="T23"> </text:span><text:span text:style-name="T35">List</text:span><text:span text:style-name="T23"> {</text:span></text:p>
      <text:p text:style-name="P35"><text:span text:style-name="T32">public</text:span><text:span text:style-name="T23">:</text:span></text:p>
      <text:p text:style-name="P23"><text:tab/>List();</text:p>
      <text:p text:style-name="P23"/>
      <text:p text:style-name="P35"><text:span text:style-name="T23"><text:tab/></text:span><text:span text:style-name="T32">bool</text:span><text:span text:style-name="T23"> Empty();</text:span></text:p>
      <text:p text:style-name="P35"><text:span text:style-name="T23"><text:tab/></text:span><text:span text:style-name="T32">int</text:span><text:span text:style-name="T23"> GetSize();</text:span></text:p>
      <text:p text:style-name="P35"><text:span text:style-name="T23"><text:tab/></text:span><text:span text:style-name="T32">void</text:span><text:span text:style-name="T23"> Add_figure(std::</text:span><text:span text:style-name="T35">shared_ptr</text:span><text:span text:style-name="T23">&lt;</text:span><text:span text:style-name="T35">L</text:span><text:span text:style-name="T23">&lt;</text:span><text:span text:style-name="T35">A</text:span><text:span text:style-name="T23">, </text:span><text:span text:style-name="T35">B</text:span><text:span text:style-name="T23">, </text:span><text:span text:style-name="T35">C</text:span><text:span text:style-name="T23"> &gt;&gt; </text:span><text:span text:style-name="T12">Newitem</text:span><text:span text:style-name="T23">);</text:span></text:p>
      <text:p text:style-name="P35"><text:span text:style-name="T23"><text:tab/>std::</text:span><text:span text:style-name="T35">shared_ptr</text:span><text:span text:style-name="T23">&lt;</text:span><text:span text:style-name="T35">A</text:span><text:span text:style-name="T23">&gt; Extract_ffigure(</text:span><text:span text:style-name="T32">int</text:span><text:span text:style-name="T23"> </text:span><text:span text:style-name="T12">position1</text:span><text:span text:style-name="T23">,</text:span><text:span text:style-name="T32">int</text:span><text:span text:style-name="T23"> </text:span><text:span text:style-name="T12">position2</text:span><text:span text:style-name="T23">);</text:span></text:p>
      <text:p text:style-name="P35"><text:span text:style-name="T23"><text:tab/>std::</text:span><text:span text:style-name="T35">shared_ptr</text:span><text:span text:style-name="T23">&lt;</text:span><text:span text:style-name="T35">B</text:span><text:span text:style-name="T23">&gt; Extract_sfigure(</text:span><text:span text:style-name="T32">int</text:span><text:span text:style-name="T23"> </text:span><text:span text:style-name="T12">position1</text:span><text:span text:style-name="T23">, </text:span><text:span text:style-name="T32">int</text:span><text:span text:style-name="T23"> </text:span><text:span text:style-name="T12">position2</text:span><text:span text:style-name="T23">);</text:span></text:p>
      <text:p text:style-name="P35"><text:span text:style-name="T23"><text:tab/>std::</text:span><text:span text:style-name="T35">shared_ptr</text:span><text:span text:style-name="T23">&lt;</text:span><text:span text:style-name="T35">C</text:span><text:span text:style-name="T23">&gt; Extract_tfigure(</text:span><text:span text:style-name="T32">int</text:span><text:span text:style-name="T23"> </text:span><text:span text:style-name="T12">position1</text:span><text:span text:style-name="T23">, </text:span><text:span text:style-name="T32">int</text:span><text:span text:style-name="T23"> </text:span><text:span text:style-name="T12">position2</text:span><text:span text:style-name="T23">);</text:span></text:p>
      <text:p text:style-name="P35"><text:span text:style-name="T23"><text:tab/></text:span><text:span text:style-name="T32">void</text:span><text:span text:style-name="T23"> Remove_figure(</text:span><text:span text:style-name="T32">const</text:span><text:span text:style-name="T23"> </text:span><text:span text:style-name="T35">L</text:span><text:span text:style-name="T23">&lt;</text:span><text:span text:style-name="T35">A</text:span><text:span text:style-name="T23">, </text:span><text:span text:style-name="T35">B</text:span><text:span text:style-name="T23">, </text:span><text:span text:style-name="T35">C</text:span><text:span text:style-name="T23">&gt;&amp; </text:span><text:span text:style-name="T12">triangle</text:span><text:span text:style-name="T23">);</text:span></text:p>
      <text:p text:style-name="P35"><text:span text:style-name="T23"><text:tab/></text:span><text:span text:style-name="T32">void</text:span><text:span text:style-name="T23"> Remove_all();</text:span></text:p>
      <text:p text:style-name="P35"><text:span text:style-name="T23"><text:tab/></text:span><text:span text:style-name="T32">void</text:span><text:span text:style-name="T23"> Remove_by_square(</text:span><text:span text:style-name="T32">int</text:span><text:span text:style-name="T23"> </text:span><text:span text:style-name="T12">mode</text:span><text:span text:style-name="T23">, </text:span><text:span text:style-name="T32">double</text:span><text:span text:style-name="T23"> </text:span><text:span text:style-name="T12">criteria</text:span><text:span text:style-name="T23">);</text:span></text:p>
      <text:p text:style-name="P35"><text:span text:style-name="T23"><text:tab/></text:span><text:span text:style-name="T32">void</text:span><text:span text:style-name="T23"> Remove_by_type(</text:span><text:span text:style-name="T32">int</text:span><text:span text:style-name="T23"> </text:span><text:span text:style-name="T12">type</text:span><text:span text:style-name="T23">);</text:span></text:p>
      <text:p text:style-name="P23"/>
      <text:p text:style-name="P35"><text:span text:style-name="T23"><text:tab/></text:span><text:span text:style-name="T35">ListIterator</text:span><text:span text:style-name="T23">&lt;</text:span><text:span text:style-name="T35">T</text:span><text:span text:style-name="T23">,</text:span><text:span text:style-name="T35">L</text:span><text:span text:style-name="T23"> ,</text:span><text:span text:style-name="T35">A</text:span><text:span text:style-name="T23">, </text:span><text:span text:style-name="T35">B</text:span><text:span text:style-name="T23">, </text:span><text:span text:style-name="T35">C</text:span><text:span text:style-name="T23">&gt; begin();</text:span></text:p>
      <text:p text:style-name="P35"><text:span text:style-name="T23"><text:tab/></text:span><text:span text:style-name="T35">ListIterator</text:span><text:span text:style-name="T23">&lt;</text:span><text:span text:style-name="T35">T</text:span><text:span text:style-name="T23">,</text:span><text:span text:style-name="T35">L</text:span><text:span text:style-name="T23"> ,</text:span><text:span text:style-name="T35">A</text:span><text:span text:style-name="T23">, </text:span><text:span text:style-name="T35">B</text:span><text:span text:style-name="T23">, </text:span><text:span text:style-name="T35">C</text:span><text:span text:style-name="T23">&gt; end();</text:span></text:p>
      <text:p text:style-name="P23"/>
      <text:p text:style-name="P35"><text:span text:style-name="T23"><text:tab/></text:span><text:span text:style-name="T32">template</text:span><text:span text:style-name="T23"> &lt;</text:span><text:span text:style-name="T32">template</text:span><text:span text:style-name="T23"> &lt; </text:span><text:span text:style-name="T32">template</text:span><text:span text:style-name="T23">&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D</text:span><text:span text:style-name="T23">,</text:span><text:span text:style-name="T32">template</text:span><text:span text:style-name="T23">&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H</text:span><text:span text:style-name="T23">, </text:span><text:span text:style-name="T32">class</text:span><text:span text:style-name="T23"> </text:span><text:span text:style-name="T35">E</text:span><text:span text:style-name="T23">, </text:span><text:span text:style-name="T32">class</text:span><text:span text:style-name="T23"> </text:span><text:span text:style-name="T35">F</text:span><text:span text:style-name="T23">, </text:span><text:span text:style-name="T32">class</text:span><text:span text:style-name="T23"> </text:span><text:span text:style-name="T35">G</text:span><text:span text:style-name="T23">&gt; </text:span><text:span text:style-name="T32">friend</text:span><text:span text:style-name="T23">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lt;</text:span><text:span text:style-name="T35">D</text:span><text:span text:style-name="T23">, </text:span><text:span text:style-name="T35">H</text:span><text:span text:style-name="T23">, </text:span><text:span text:style-name="T35">E</text:span><text:span text:style-name="T23">, </text:span><text:span text:style-name="T35">F</text:span><text:span text:style-name="T23">, </text:span><text:span text:style-name="T35">G</text:span><text:span text:style-name="T23">&gt;&amp; </text:span><text:span text:style-name="T12">list</text:span><text:span text:style-name="T23">);</text:span></text:p>
      <text:p text:style-name="P23"/>
      <text:p text:style-name="P35"><text:span text:style-name="T23"><text:tab/></text:span><text:span text:style-name="T32">virtual</text:span><text:span text:style-name="T23"> ~List();</text:span></text:p>
      <text:p text:style-name="P35"><text:span text:style-name="T32">private</text:span><text:span text:style-name="T23">:</text:span></text:p>
      <text:p text:style-name="P35"><text:span text:style-name="T23"><text:tab/>std::</text:span><text:span text:style-name="T35">shared_ptr</text:span><text:span text:style-name="T23"> &lt;</text:span><text:span text:style-name="T35">T</text:span><text:span text:style-name="T23">&lt;</text:span><text:span text:style-name="T35">L</text:span><text:span text:style-name="T23">,</text:span><text:span text:style-name="T35">A</text:span><text:span text:style-name="T23">, </text:span><text:span text:style-name="T35">B</text:span><text:span text:style-name="T23">, </text:span><text:span text:style-name="T35">C</text:span><text:span text:style-name="T23">&gt;&gt; head;</text:span></text:p>
      <text:p text:style-name="P35"><text:span text:style-name="T23"><text:tab/></text:span><text:span text:style-name="T32">int</text:span><text:span text:style-name="T23"> size;</text:span></text:p>
      <text:p text:style-name="P23">};</text:p>
      <text:p text:style-name="P23"/>
      <text:p text:style-name="P29">#endif</text:p>
      <text:p text:style-name="P25">List.cpp</text:p>
      <text:p text:style-name="P35"><text:span text:style-name="T13">#include</text:span><text:span text:style-name="T25"> </text:span><text:span text:style-name="T42">"List.h"</text:span></text:p>
      <text:p text:style-name="P35"><text:span text:style-name="T12">#include</text:span><text:span text:style-name="T23"> </text:span><text:span text:style-name="T41">&lt;iostream&gt;</text:span></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List() </text:span><text:span text:style-name="T25">{</text:span></text:p>
      <text:p text:style-name="P35"><text:span text:style-name="T23"><text:tab/>head = </text:span><text:span text:style-name="T32">nullptr</text:span><text:span text:style-name="T23">;</text:span></text:p>
      <text:p text:style-name="P23"><text:tab/>size = 0;</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bool</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Empty() {</text:span></text:p>
      <text:p text:style-name="P35"><text:span text:style-name="T23"><text:tab/></text:span><text:span text:style-name="T32">return</text:span><text:span text:style-name="T23"> (size == 0);</text:span></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int</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GetSize() {</text:span></text:p>
      <text:p text:style-name="P35"><text:span text:style-name="T23"><text:tab/></text:span><text:span text:style-name="T32">return</text:span><text:span text:style-name="T23"> size;</text:span></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Add_figure(std::</text:span><text:span text:style-name="T35">shared_ptr</text:span><text:span text:style-name="T23">&lt;</text:span><text:span text:style-name="T35">L</text:span><text:span text:style-name="T23">&lt;</text:span><text:span text:style-name="T35">A</text:span><text:span text:style-name="T23">, </text:span><text:span text:style-name="T35">B</text:span><text:span text:style-name="T23">, </text:span><text:span text:style-name="T35">C</text:span><text:span text:style-name="T23">&gt;&gt; </text:span><text:span text:style-name="T12">Newitem</text:span><text:span text:style-name="T23">) {</text:span></text:p>
      <text:p text:style-name="P35"><text:span text:style-name="T23"><text:tab/></text:span><text:span text:style-name="T32">if</text:span><text:span text:style-name="T23"> (</text:span><text:span text:style-name="T32">this</text:span><text:span text:style-name="T23">-&gt;head == </text:span><text:span text:style-name="T32">nullptr</text:span><text:span text:style-name="T23">) {</text:span></text:p>
      <text:p text:style-name="P35"><text:span text:style-name="T23"><text:tab/><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newArray(</text:span><text:span text:style-name="T32">new</text:span><text:span text:style-name="T23"> </text:span><text:span text:style-name="T35">T</text:span><text:span text:style-name="T23">&lt;</text:span><text:span text:style-name="T35">L</text:span><text:span text:style-name="T23">,</text:span><text:span text:style-name="T35">A</text:span><text:span text:style-name="T23">,</text:span><text:span text:style-name="T35">B</text:span><text:span text:style-name="T23">,</text:span><text:span text:style-name="T35">C</text:span><text:span text:style-name="T23">&gt;);</text:span></text:p>
      <text:p text:style-name="P35"><text:span text:style-name="T23"><text:tab/><text:tab/>newArray-&gt;Add(</text:span><text:span text:style-name="T12">Newitem</text:span><text:span text:style-name="T23">);</text:span></text:p>
      <text:p text:style-name="P35"><text:span text:style-name="T23"><text:tab/><text:tab/></text:span><text:span text:style-name="T32">this</text:span><text:span text:style-name="T23">-&gt;head = newArray;</text:span></text:p>
      <text:p text:style-name="P35"><text:span text:style-name="T23"><text:tab/><text:tab/></text:span><text:span text:style-name="T32">this</text:span><text:span text:style-name="T23">-&gt;size++;</text:span></text:p>
      <text:p text:style-name="P23"><text:tab/>}</text:p>
      <text:p text:style-name="P35"><text:span text:style-name="T23"><text:tab/></text:span><text:span text:style-name="T32">else</text:span><text:span text:style-name="T23"> {</text:span></text:p>
      <text:p text:style-name="P35"><text:span text:style-name="T23"><text:tab/><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tab/></text:span><text:span text:style-name="T32">while</text:span><text:span text:style-name="T23"> (1) {</text:span></text:p>
      <text:p text:style-name="P35"><text:span text:style-name="T23"><text:tab/><text:tab/><text:tab/></text:span><text:span text:style-name="T32">if</text:span><text:span text:style-name="T23"> (iter-&gt;GetFreeSpace() != 0) {</text:span></text:p>
      <text:p text:style-name="P35"><text:span text:style-name="T23"><text:tab/><text:tab/><text:tab/><text:tab/>iter-&gt;Add(</text:span><text:span text:style-name="T12">Newitem</text:span><text:span text:style-name="T23">);</text:span></text:p>
      <text:p text:style-name="P35"><text:span text:style-name="T23"><text:tab/><text:tab/><text:tab/><text:tab/></text:span><text:span text:style-name="T32">return</text:span><text:span text:style-name="T23">;</text:span></text:p>
      <text:p text:style-name="P23"><text:tab/><text:tab/><text:tab/>}</text:p>
      <text:p text:style-name="P35"><text:span text:style-name="T23"><text:tab/><text:tab/><text:tab/></text:span><text:span text:style-name="T32">if</text:span><text:span text:style-name="T23"> (iter-&gt;GetNext() != </text:span><text:span text:style-name="T32">nullptr</text:span><text:span text:style-name="T23">) {</text:span></text:p>
      <text:p text:style-name="P23"><text:tab/><text:tab/><text:tab/><text:tab/>iter = iter-&gt;GetNext();</text:p>
      <text:p text:style-name="P23"><text:soft-page-break/><text:tab/><text:tab/><text:tab/>}</text:p>
      <text:p text:style-name="P35"><text:span text:style-name="T23"><text:tab/><text:tab/><text:tab/></text:span><text:span text:style-name="T32">else</text:span><text:span text:style-name="T23"> {</text:span></text:p>
      <text:p text:style-name="P35"><text:span text:style-name="T23"><text:tab/><text:tab/><text:tab/><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newArray(</text:span><text:span text:style-name="T32">new</text:span><text:span text:style-name="T23"> </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text:span></text:p>
      <text:p text:style-name="P35"><text:span text:style-name="T23"><text:tab/><text:tab/><text:tab/><text:tab/>newArray-&gt;Add(</text:span><text:span text:style-name="T12">Newitem</text:span><text:span text:style-name="T23">);</text:span></text:p>
      <text:p text:style-name="P23"><text:tab/><text:tab/><text:tab/><text:tab/>iter-&gt;SetNext(newArray);</text:p>
      <text:p text:style-name="P35"><text:span text:style-name="T23"><text:tab/><text:tab/><text:tab/><text:tab/></text:span><text:span text:style-name="T32">this</text:span><text:span text:style-name="T23">-&gt;size++;</text:span></text:p>
      <text:p text:style-name="P35"><text:span text:style-name="T23"><text:tab/><text:tab/><text:tab/><text:tab/></text:span><text:span text:style-name="T32">return</text:span><text:span text:style-name="T23">;</text:span></text:p>
      <text:p text:style-name="P23"><text:tab/><text:tab/><text:tab/>}</text:p>
      <text:p text:style-name="P23"><text:tab/><text:tab/>}</text:p>
      <text:p text:style-name="P23"><text:tab/>}</text:p>
      <text:p text:style-name="P23">}</text:p>
      <text:p text:style-name="P23"/>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shared_ptr</text:span><text:span text:style-name="T23">&lt;</text:span><text:span text:style-name="T35">A</text:span><text:span text:style-name="T23">&gt;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Extract_ffigure(</text:span><text:span text:style-name="T32">int</text:span><text:span text:style-name="T23"> </text:span><text:span text:style-name="T12">position</text:span><text:span text:style-name="T23">,</text:span><text:span text:style-name="T32">int</text:span><text:span text:style-name="T23"> </text:span><text:span text:style-name="T12">position2</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23"><text:tab/><text:tab/>iter = iter-&gt;GetNext();</text:p>
      <text:p text:style-name="P23"><text:tab/>}</text:p>
      <text:p text:style-name="P35"><text:span text:style-name="T23"><text:tab/></text:span><text:span text:style-name="T32">if</text:span><text:span text:style-name="T23"> (</text:span><text:span text:style-name="T12">position2</text:span><text:span text:style-name="T23"> &lt; (5 - iter-&gt;GetFreeSpace())) {</text:span></text:p>
      <text:p text:style-name="P35"><text:span text:style-name="T23"><text:tab/><text:tab/></text:span><text:span text:style-name="T32">return</text:span><text:span text:style-name="T23"> iter-&gt;Extract_ffigure(</text:span><text:span text:style-name="T12">position2</text:span><text:span text:style-name="T23">);</text:span></text:p>
      <text:p text:style-name="P23"><text:tab/>}</text:p>
      <text:p text:style-name="P35"><text:span text:style-name="T23"><text:tab/></text:span><text:span text:style-name="T32">else</text:span><text:span text:style-name="T23"> {</text:span></text:p>
      <text:p text:style-name="P35"><text:span text:style-name="T23"><text:tab/><text:tab/>std::cout </text:span><text:span text:style-name="T44">&lt;&lt;</text:span><text:span text:style-name="T23"> </text:span><text:span text:style-name="T41">"Wrong position of element"</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shared_ptr</text:span><text:span text:style-name="T23">&lt;</text:span><text:span text:style-name="T35">B</text:span><text:span text:style-name="T23">&gt;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Extract_sfigure(</text:span><text:span text:style-name="T32">int</text:span><text:span text:style-name="T23"> </text:span><text:span text:style-name="T12">position</text:span><text:span text:style-name="T23">, </text:span><text:span text:style-name="T32">int</text:span><text:span text:style-name="T23"> </text:span><text:span text:style-name="T12">position2</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23"><text:tab/><text:tab/>iter = iter-&gt;GetNext();</text:p>
      <text:p text:style-name="P23"><text:tab/>}</text:p>
      <text:p text:style-name="P35"><text:span text:style-name="T23"><text:tab/></text:span><text:span text:style-name="T32">if</text:span><text:span text:style-name="T23"> (</text:span><text:span text:style-name="T12">position2</text:span><text:span text:style-name="T23"> &lt; (5 - iter-&gt;GetFreeSpace())) {</text:span></text:p>
      <text:p text:style-name="P35"><text:span text:style-name="T23"><text:tab/><text:tab/></text:span><text:span text:style-name="T32">return</text:span><text:span text:style-name="T23"> iter-&gt;Extract_sfigure(</text:span><text:span text:style-name="T12">position2</text:span><text:span text:style-name="T23">);</text:span></text:p>
      <text:p text:style-name="P23"><text:tab/>}</text:p>
      <text:p text:style-name="P35"><text:span text:style-name="T23"><text:tab/></text:span><text:span text:style-name="T32">else</text:span><text:span text:style-name="T23"> {</text:span></text:p>
      <text:p text:style-name="P35"><text:span text:style-name="T23"><text:tab/><text:tab/>std::cout </text:span><text:span text:style-name="T44">&lt;&lt;</text:span><text:span text:style-name="T23"> </text:span><text:span text:style-name="T41">"Wrong position of element"</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shared_ptr</text:span><text:span text:style-name="T23">&lt;</text:span><text:span text:style-name="T35">C</text:span><text:span text:style-name="T23">&gt;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Extract_tfigure(</text:span><text:span text:style-name="T32">int</text:span><text:span text:style-name="T23"> </text:span><text:span text:style-name="T12">position</text:span><text:span text:style-name="T23">, </text:span><text:span text:style-name="T32">int</text:span><text:span text:style-name="T23"> </text:span><text:span text:style-name="T12">position2</text:span><text:span text:style-name="T23">) {</text:span></text:p>
      <text:p text:style-name="P35"><text:span text:style-name="T23"><text:tab/></text:span><text:span text:style-name="T32">if</text:span><text:span text:style-name="T23"> (</text:span><text:span text:style-name="T12">position</text:span><text:span text:style-name="T23"> &gt; </text:span><text:span text:style-name="T32">this</text:span><text:span text:style-name="T23">-&gt;size) {</text:span></text:p>
      <text:p text:style-name="P35"><text:span text:style-name="T23"><text:tab/><text:tab/>std::cout </text:span><text:span text:style-name="T44">&lt;&lt;</text:span><text:span text:style-name="T23"> </text:span><text:span text:style-name="T41">"Wrong position of element. Returning nullptr"</text:span><text:span text:style-name="T23"> </text:span><text:span text:style-name="T44">&lt;&lt;</text:span><text:span text:style-name="T23"> std::endl;</text:span></text:p>
      <text:p text:style-name="P35"><text:span text:style-name="T23"><text:tab/><text:tab/></text:span><text:span text:style-name="T32">return</text:span><text:span text:style-name="T23"> </text:span><text:span text:style-name="T32">nullptr</text:span><text:span text:style-name="T23">;</text:span></text:p>
      <text:p text:style-name="P23"><text:tab/>}</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for</text:span><text:span text:style-name="T23"> (</text:span><text:span text:style-name="T32">int</text:span><text:span text:style-name="T23"> i = 1; i &lt; </text:span><text:span text:style-name="T12">position</text:span><text:span text:style-name="T23">; i++) {</text:span></text:p>
      <text:p text:style-name="P23"><text:tab/><text:tab/>iter = iter-&gt;GetNext();</text:p>
      <text:p text:style-name="P23"><text:tab/>}</text:p>
      <text:p text:style-name="P35"><text:span text:style-name="T23"><text:tab/></text:span><text:span text:style-name="T32">if</text:span><text:span text:style-name="T23"> (</text:span><text:span text:style-name="T12">position2</text:span><text:span text:style-name="T23"> &lt; (5 - iter-&gt;GetFreeSpace())) {</text:span></text:p>
      <text:p text:style-name="P35"><text:span text:style-name="T23"><text:tab/><text:tab/></text:span><text:span text:style-name="T32">return</text:span><text:span text:style-name="T23"> iter-&gt;Extract_tfigure(</text:span><text:span text:style-name="T12">position2</text:span><text:span text:style-name="T23">);</text:span></text:p>
      <text:p text:style-name="P23"><text:tab/>}</text:p>
      <text:p text:style-name="P35"><text:span text:style-name="T23"><text:tab/></text:span><text:span text:style-name="T32">else</text:span><text:span text:style-name="T23"> {</text:span></text:p>
      <text:p text:style-name="P35"><text:span text:style-name="T23"><text:tab/><text:tab/>std::cout </text:span><text:span text:style-name="T44">&lt;&lt;</text:span><text:span text:style-name="T23"> </text:span><text:span text:style-name="T41">"Wrong position of element"</text:span><text:span text:style-name="T23"> </text:span><text:span text:style-name="T44">&lt;&lt;</text:span><text:span text:style-name="T23"> std::endl;</text:span></text:p>
      <text:p text:style-name="P35"><text:soft-page-break/><text:span text:style-name="T23"><text:tab/><text:tab/></text:span><text:span text:style-name="T32">return</text:span><text:span text:style-name="T23"> </text:span><text:span text:style-name="T32">nullptr</text:span><text:span text:style-name="T23">;</text:span></text:p>
      <text:p text:style-name="P23"><text:tab/>}</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Remove_figure(</text:span><text:span text:style-name="T32">const</text:span><text:span text:style-name="T23"> </text:span><text:span text:style-name="T35">L</text:span><text:span text:style-name="T23">&lt;</text:span><text:span text:style-name="T35">A</text:span><text:span text:style-name="T23">, </text:span><text:span text:style-name="T35">B</text:span><text:span text:style-name="T23">, </text:span><text:span text:style-name="T35">C</text:span><text:span text:style-name="T23">&gt;&amp; </text:span><text:span text:style-name="T12">fig</text:span><text:span text:style-name="T23">) {</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while</text:span><text:span text:style-name="T23"> (iter != </text:span><text:span text:style-name="T32">nullptr</text:span><text:span text:style-name="T23">) {</text:span></text:p>
      <text:p text:style-name="P35"><text:span text:style-name="T23"><text:tab/><text:tab/></text:span><text:span text:style-name="T32">if</text:span><text:span text:style-name="T23"> (iter-&gt;Remove_figure(</text:span><text:span text:style-name="T12">fig</text:span><text:span text:style-name="T23">)) {</text:span></text:p>
      <text:p text:style-name="P35"><text:span text:style-name="T23"><text:tab/><text:tab/><text:tab/></text:span><text:span text:style-name="T32">return</text:span><text:span text:style-name="T23">;</text:span></text:p>
      <text:p text:style-name="P23"><text:tab/><text:tab/>}</text:p>
      <text:p text:style-name="P23"><text:tab/><text:tab/>iter = iter-&gt;GetNext();</text:p>
      <text:p text:style-name="P23"><text:tab/>}</text:p>
      <text:p text:style-name="P35"><text:span text:style-name="T23"><text:tab/>std::cout </text:span><text:span text:style-name="T44">&lt;&lt;</text:span><text:span text:style-name="T23"> </text:span><text:span text:style-name="T41">"No element to delete"</text:span><text:span text:style-name="T23"> </text:span><text:span text:style-name="T44">&lt;&lt;</text:span><text:span text:style-name="T23"> std::endl;</text:span></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Remove_all() {</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prev = </text:span><text:span text:style-name="T32">this</text:span><text:span text:style-name="T23">-&gt;head;</text:span></text:p>
      <text:p text:style-name="P35"><text:span text:style-name="T23"><text:tab/></text:span><text:span text:style-name="T32">while</text:span><text:span text:style-name="T23"> (iter != </text:span><text:span text:style-name="T32">nullptr</text:span><text:span text:style-name="T23">) {</text:span></text:p>
      <text:p text:style-name="P23"><text:tab/><text:tab/>iter-&gt;Remove_all();</text:p>
      <text:p text:style-name="P23"><text:tab/><text:tab/>iter = iter-&gt;GetNext();</text:p>
      <text:p text:style-name="P23"><text:tab/><text:tab/>prev-&gt;~ListArray();</text:p>
      <text:p text:style-name="P23"><text:tab/><text:tab/>prev = iter;</text:p>
      <text:p text:style-name="P23"><text:tab/>}</text:p>
      <text:p text:style-name="P35"><text:span text:style-name="T23"><text:tab/></text:span><text:span text:style-name="T32">this</text:span><text:span text:style-name="T23">-&gt;head = </text:span><text:span text:style-name="T32">nullptr</text:span><text:span text:style-name="T23">;</text:span></text:p>
      <text:p text:style-name="P35"><text:span text:style-name="T23"><text:tab/></text:span><text:span text:style-name="T32">this</text:span><text:span text:style-name="T23">-&gt;size = 0;</text:span></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Remove_by_square(</text:span><text:span text:style-name="T32">int</text:span><text:span text:style-name="T23"> </text:span><text:span text:style-name="T12">mode</text:span><text:span text:style-name="T23">, </text:span><text:span text:style-name="T32">double</text:span><text:span text:style-name="T23"> </text:span><text:span text:style-name="T12">square</text:span><text:span text:style-name="T23">) {</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prev = </text:span><text:span text:style-name="T32">this</text:span><text:span text:style-name="T23">-&gt;head;</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while</text:span><text:span text:style-name="T23"> (iter != </text:span><text:span text:style-name="T32">nullptr</text:span><text:span text:style-name="T23">) {</text:span></text:p>
      <text:p text:style-name="P35"><text:span text:style-name="T23"><text:tab/><text:tab/>iter-&gt;Remove_by_square(</text:span><text:span text:style-name="T12">mode</text:span><text:span text:style-name="T23">, </text:span><text:span text:style-name="T12">square</text:span><text:span text:style-name="T23">);</text:span></text:p>
      <text:p text:style-name="P35"><text:span text:style-name="T23"><text:tab/><text:tab/></text:span><text:span text:style-name="T32">if</text:span><text:span text:style-name="T23"> (iter-&gt;GetFreeSpace() == 5) {</text:span></text:p>
      <text:p text:style-name="P35"><text:span text:style-name="T23"><text:tab/><text:tab/><text:tab/></text:span><text:span text:style-name="T32">if</text:span><text:span text:style-name="T23"> (iter == </text:span><text:span text:style-name="T32">this</text:span><text:span text:style-name="T23">-&gt;head) {</text:span></text:p>
      <text:p text:style-name="P35"><text:span text:style-name="T23"><text:tab/><text:tab/><text:tab/><text:tab/></text:span><text:span text:style-name="T32">this</text:span><text:span text:style-name="T23">-&gt;head = iter-&gt;GetNext();</text:span></text:p>
      <text:p text:style-name="P23"><text:tab/><text:tab/><text:tab/>}</text:p>
      <text:p text:style-name="P35"><text:span text:style-name="T23"><text:tab/><text:tab/><text:tab/></text:span><text:span text:style-name="T32">else</text:span><text:span text:style-name="T23"> {</text:span></text:p>
      <text:p text:style-name="P23"><text:tab/><text:tab/><text:tab/><text:tab/>prev-&gt;SetNext(iter-&gt;GetNext());</text:p>
      <text:p text:style-name="P23"><text:tab/><text:tab/><text:tab/>}</text:p>
      <text:p text:style-name="P23"><text:tab/><text:tab/><text:tab/>iter-&gt;~ListArray();</text:p>
      <text:p text:style-name="P23"><text:tab/><text:tab/>}</text:p>
      <text:p text:style-name="P35"><text:span text:style-name="T23"><text:tab/><text:tab/></text:span><text:span text:style-name="T32">if</text:span><text:span text:style-name="T23"> (iter != </text:span><text:span text:style-name="T32">this</text:span><text:span text:style-name="T23">-&gt;head) {</text:span></text:p>
      <text:p text:style-name="P23"><text:tab/><text:tab/><text:tab/>prev = iter;</text:p>
      <text:p text:style-name="P23"><text:tab/><text:tab/>}</text:p>
      <text:p text:style-name="P23"><text:tab/><text:tab/>iter = iter-&gt;GetNext();</text:p>
      <text:p text:style-name="P23"><text:tab/>}</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 </text:span><text:span text:style-name="T32">template</text:span><text:span text:style-name="T23"> &lt;</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2">void</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Remove_by_type(</text:span><text:span text:style-name="T32">int</text:span><text:span text:style-name="T23"> </text:span><text:span text:style-name="T12">type</text:span><text:span text:style-name="T23">) {</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prev = </text:span><text:span text:style-name="T32">this</text:span><text:span text:style-name="T23">-&gt;head; </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 </text:span><text:span text:style-name="T35">A</text:span><text:span text:style-name="T23">, </text:span><text:span text:style-name="T35">B</text:span><text:span text:style-name="T23">, </text:span><text:span text:style-name="T35">C</text:span><text:span text:style-name="T23">&gt;&gt; iter = </text:span><text:span text:style-name="T32">this</text:span><text:span text:style-name="T23">-&gt;head;</text:span></text:p>
      <text:p text:style-name="P35"><text:span text:style-name="T23"><text:tab/></text:span><text:span text:style-name="T32">while</text:span><text:span text:style-name="T23"> (iter != </text:span><text:span text:style-name="T32">nullptr</text:span><text:span text:style-name="T23">) {</text:span></text:p>
      <text:p text:style-name="P35"><text:span text:style-name="T23"><text:tab/><text:tab/>iter-&gt;Remove_by_type(</text:span><text:span text:style-name="T12">type</text:span><text:span text:style-name="T23">);</text:span></text:p>
      <text:p text:style-name="P35"><text:span text:style-name="T23"><text:tab/><text:tab/></text:span><text:span text:style-name="T32">if</text:span><text:span text:style-name="T23"> (iter-&gt;GetFreeSpace() == 5) {</text:span></text:p>
      <text:p text:style-name="P35"><text:span text:style-name="T23"><text:tab/><text:tab/><text:tab/></text:span><text:span text:style-name="T32">if</text:span><text:span text:style-name="T23"> (iter == </text:span><text:span text:style-name="T32">this</text:span><text:span text:style-name="T23">-&gt;head) {</text:span></text:p>
      <text:p text:style-name="P35"><text:span text:style-name="T23"><text:tab/><text:tab/><text:tab/><text:tab/></text:span><text:span text:style-name="T32">this</text:span><text:span text:style-name="T23">-&gt;head = iter-&gt;GetNext();</text:span></text:p>
      <text:p text:style-name="P23"><text:tab/><text:tab/><text:tab/>}</text:p>
      <text:p text:style-name="P35"><text:span text:style-name="T23"><text:tab/><text:tab/><text:tab/></text:span><text:span text:style-name="T32">else</text:span><text:span text:style-name="T23"> {</text:span></text:p>
      <text:p text:style-name="P23"><text:tab/><text:tab/><text:tab/><text:tab/>prev-&gt;SetNext(iter-&gt;GetNext());</text:p>
      <text:p text:style-name="P23"><text:tab/><text:tab/><text:tab/>}</text:p>
      <text:p text:style-name="P23"><text:tab/><text:tab/><text:tab/>iter-&gt;~ListArray();</text:p>
      <text:p text:style-name="P23"><text:soft-page-break/><text:tab/><text:tab/>}</text:p>
      <text:p text:style-name="P35"><text:span text:style-name="T23"><text:tab/><text:tab/></text:span><text:span text:style-name="T32">if</text:span><text:span text:style-name="T23"> (iter != </text:span><text:span text:style-name="T32">this</text:span><text:span text:style-name="T23">-&gt;head) {</text:span></text:p>
      <text:p text:style-name="P23"><text:tab/><text:tab/><text:tab/>prev = iter;</text:p>
      <text:p text:style-name="P23"><text:tab/><text:tab/>}</text:p>
      <text:p text:style-name="P23"><text:tab/><text:tab/>iter = iter-&gt;GetNext();</text:p>
      <text:p text:style-name="P23"><text:tab/>}</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5">ListIterator</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begin() {</text:span></text:p>
      <text:p text:style-name="P35"><text:span text:style-name="T23"><text:tab/></text:span><text:span text:style-name="T32">return</text:span><text:span text:style-name="T23"> </text:span><text:span text:style-name="T35">ListIterator</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head);</text:span></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pan><text:span text:style-name="T35">ListIterator</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end() {</text:span></text:p>
      <text:p text:style-name="P35"><text:span text:style-name="T23"><text:tab/></text:span><text:span text:style-name="T32">return</text:span><text:span text:style-name="T23"> </text:span><text:span text:style-name="T35">ListIterator</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text:span><text:span text:style-name="T32">nullptr</text:span><text:span text:style-name="T23">);</text:span></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std::</text:span><text:span text:style-name="T35">ostream</text:span><text:span text:style-name="T23">&amp; operator &lt;&lt;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amp; </text:span><text:span text:style-name="T12">list</text:span><text:span text:style-name="T23">) {</text:span></text:p>
      <text:p text:style-name="P35"><text:span text:style-name="T23"><text:tab/>std::</text:span><text:span text:style-name="T35">shared_ptr</text:span><text:span text:style-name="T23">&lt;</text:span><text:span text:style-name="T35">T</text:span><text:span text:style-name="T23">&lt;</text:span><text:span text:style-name="T35">L</text:span><text:span text:style-name="T23">,</text:span><text:span text:style-name="T35">A</text:span><text:span text:style-name="T23">, </text:span><text:span text:style-name="T35">B</text:span><text:span text:style-name="T23">, </text:span><text:span text:style-name="T35">C</text:span><text:span text:style-name="T23">&gt;&gt; iter = </text:span><text:span text:style-name="T12">list</text:span><text:span text:style-name="T23">.head;</text:span></text:p>
      <text:p text:style-name="P35"><text:span text:style-name="T23"><text:tab/></text:span><text:span text:style-name="T12">os</text:span><text:span text:style-name="T23"> </text:span><text:span text:style-name="T44">&lt;&lt;</text:span><text:span text:style-name="T23"> </text:span><text:span text:style-name="T41">"Printing list: |"</text:span><text:span text:style-name="T23">;</text:span></text:p>
      <text:p text:style-name="P35"><text:span text:style-name="T23"><text:tab/></text:span><text:span text:style-name="T32">while</text:span><text:span text:style-name="T23"> (iter != </text:span><text:span text:style-name="T32">nullptr</text:span><text:span text:style-name="T23">) {</text:span></text:p>
      <text:p text:style-name="P35"><text:span text:style-name="T23"><text:tab/><text:tab/></text:span><text:span text:style-name="T12">os</text:span><text:span text:style-name="T23"> &lt;&lt; *iter &lt;&lt; std::endl;</text:span></text:p>
      <text:p text:style-name="P23"><text:tab/><text:tab/>iter = iter-&gt;GetNext();</text:p>
      <text:p text:style-name="P23"><text:tab/>}</text:p>
      <text:p text:style-name="P35"><text:span text:style-name="T23"><text:tab/></text:span><text:span text:style-name="T12">os</text:span><text:span text:style-name="T23"> </text:span><text:span text:style-name="T44">&lt;&lt;</text:span><text:span text:style-name="T23"> </text:span><text:span text:style-name="T41">"|."</text:span><text:span text:style-name="T23"> </text:span><text:span text:style-name="T44">&lt;&lt;</text:span><text:span text:style-name="T23"> std::endl;</text:span></text:p>
      <text:p text:style-name="P35"><text:span text:style-name="T23"><text:tab/></text:span><text:span text:style-name="T32">return</text:span><text:span text:style-name="T23"> </text:span><text:span text:style-name="T12">os</text:span><text:span text:style-name="T23">;</text:span></text:p>
      <text:p text:style-name="P23">}</text:p>
      <text:p text:style-name="P23"/>
      <text:p text:style-name="P35"><text:span text:style-name="T32">template</text:span><text:span text:style-name="T23"> &lt;</text:span><text:span text:style-name="T32">template</text:span><text:span text:style-name="T23"> &lt;</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2">class</text:span><text:span text:style-name="T23">, </text:span><text:span text:style-name="T32">class</text:span><text:span text:style-name="T23">, </text:span><text:span text:style-name="T32">class</text:span><text:span text:style-name="T23">&gt; </text:span><text:span text:style-name="T32">class</text:span><text:span text:style-name="T23"> </text:span><text:span text:style-name="T35">T</text:span><text:span text:style-name="T23">,</text:span><text:span text:style-name="T32">template</text:span><text:span text:style-name="T23"> &lt;</text:span><text:span text:style-name="T32">class</text:span><text:span text:style-name="T23">,</text:span><text:span text:style-name="T32">class</text:span><text:span text:style-name="T23">,</text:span><text:span text:style-name="T32">class</text:span><text:span text:style-name="T23">&gt; </text:span><text:span text:style-name="T32">class</text:span><text:span text:style-name="T23"> </text:span><text:span text:style-name="T35">L</text:span><text:span text:style-name="T23">, </text:span><text:span text:style-name="T32">class</text:span><text:span text:style-name="T23"> </text:span><text:span text:style-name="T35">A</text:span><text:span text:style-name="T23">, </text:span><text:span text:style-name="T32">class</text:span><text:span text:style-name="T23"> </text:span><text:span text:style-name="T35">B</text:span><text:span text:style-name="T23">, </text:span><text:span text:style-name="T32">class</text:span><text:span text:style-name="T23"> </text:span><text:span text:style-name="T35">C</text:span><text:span text:style-name="T23">&gt; <text:s/></text:span><text:span text:style-name="T35">List</text:span><text:span text:style-name="T23">&lt;</text:span><text:span text:style-name="T35">T</text:span><text:span text:style-name="T23">, </text:span><text:span text:style-name="T35">L</text:span><text:span text:style-name="T23">, </text:span><text:span text:style-name="T35">A</text:span><text:span text:style-name="T23">, </text:span><text:span text:style-name="T35">B</text:span><text:span text:style-name="T23">, </text:span><text:span text:style-name="T35">C</text:span><text:span text:style-name="T23">&gt;::~List() {</text:span></text:p>
      <text:p text:style-name="P35"><text:span text:style-name="T23"><text:tab/>std::cout </text:span><text:span text:style-name="T44">&lt;&lt;</text:span><text:span text:style-name="T23"> </text:span><text:span text:style-name="T41">"List deleted"</text:span><text:span text:style-name="T23"> </text:span><text:span text:style-name="T44">&lt;&lt;</text:span><text:span text:style-name="T23"> std::endl;</text:span></text:p>
      <text:p text:style-name="P23">}</text:p>
      <text:p text:style-name="P23"/>
      <text:p text:style-name="P35"><text:span text:style-name="T32">template</text:span><text:span text:style-name="T23"> </text:span><text:span text:style-name="T32">class</text:span><text:span text:style-name="T23"> </text:span><text:span text:style-name="T35">List</text:span><text:span text:style-name="T23">&lt;</text:span><text:span text:style-name="T35">ListArray</text:span><text:span text:style-name="T23">, </text:span><text:span text:style-name="T35">ListItem</text:span><text:span text:style-name="T23">, </text:span><text:span text:style-name="T35">Triangle</text:span><text:span text:style-name="T23">, </text:span><text:span text:style-name="T35">Hexagon</text:span><text:span text:style-name="T23">, </text:span><text:span text:style-name="T35">Octagon</text:span><text:span text:style-name="T23">&gt;;</text:span></text:p>
      <text:p text:style-name="P35"><text:span text:style-name="T32">template</text:span><text:span text:style-name="T23"> std::</text:span><text:span text:style-name="T35">ostream</text:span><text:span text:style-name="T23">&amp; </text:span><text:span text:style-name="T32">operator</text:span><text:span text:style-name="T23"> &lt;&lt; (std::</text:span><text:span text:style-name="T35">ostream</text:span><text:span text:style-name="T23">&amp; </text:span><text:span text:style-name="T12">os</text:span><text:span text:style-name="T23">, </text:span><text:span text:style-name="T32">const</text:span><text:span text:style-name="T23"> </text:span><text:span text:style-name="T35">List</text:span><text:span text:style-name="T23">&lt;</text:span><text:span text:style-name="T35">ListArray</text:span><text:span text:style-name="T23">,</text:span><text:span text:style-name="T35">ListItem</text:span><text:span text:style-name="T23">, </text:span><text:span text:style-name="T35">Triangle</text:span><text:span text:style-name="T23">, </text:span><text:span text:style-name="T35">Hexagon</text:span><text:span text:style-name="T23">, </text:span><text:span text:style-name="T35">Octagon</text:span><text:span text:style-name="T23">&gt;&amp; </text:span><text:span text:style-name="T12">list</text:span><text:span text:style-name="T23">);</text:span></text:p>
      <text:p text:style-name="P25">Lab_07.cpp</text:p>
      <text:p text:style-name="P22">Изменены способы извлечения фигуры и удаления </text:p>
      <text:p text:style-name="P39"><text:span text:style-name="T32">if</text:span><text:span text:style-name="T23"> (digit == 2) {</text:span></text:p>
      <text:p text:style-name="P35"><text:span text:style-name="T23"><text:tab/><text:tab/><text:tab/>std::cout </text:span><text:span text:style-name="T44">&lt;&lt;</text:span><text:span text:style-name="T23"> </text:span><text:span text:style-name="T41">"Chose position of element to extract"</text:span><text:span text:style-name="T23"> </text:span><text:span text:style-name="T44">&lt;&lt;</text:span><text:span text:style-name="T23"> std::endl;</text:span></text:p>
      <text:p text:style-name="P35"><text:span text:style-name="T23"><text:tab/><text:tab/><text:tab/>std::cin </text:span><text:span text:style-name="T44">&gt;&gt;</text:span><text:span text:style-name="T23"> thing </text:span><text:span text:style-name="T44">&gt;&gt;</text:span><text:span text:style-name="T23"> side_b;</text:span></text:p>
      <text:p text:style-name="P23"><text:tab/><text:tab/><text:tab/>side_b--;</text:p>
      <text:p text:style-name="P35"><text:span text:style-name="T23"><text:tab/><text:tab/><text:tab/></text:span><text:span text:style-name="T32">if</text:span><text:span text:style-name="T23"> ((list.GetSize() &lt; thing)||(side_b &gt; 4)||(side_b&lt;0)) {</text:span></text:p>
      <text:p text:style-name="P35"><text:span text:style-name="T23"><text:tab/><text:tab/><text:tab/><text:tab/>std::cout </text:span><text:span text:style-name="T44">&lt;&lt;</text:span><text:span text:style-name="T23"> </text:span><text:span text:style-name="T41">"Wrong position of element"</text:span><text:span text:style-name="T23"> </text:span><text:span text:style-name="T44">&lt;&lt;</text:span><text:span text:style-name="T23"> std::endl;</text:span></text:p>
      <text:p text:style-name="P23"><text:tab/><text:tab/><text:tab/>}</text:p>
      <text:p text:style-name="P35"><text:span text:style-name="T23"><text:tab/><text:tab/><text:tab/></text:span><text:span text:style-name="T32">else</text:span><text:span text:style-name="T23"> {</text:span></text:p>
      <text:p text:style-name="P35"><text:span text:style-name="T23"><text:tab/><text:tab/><text:tab/><text:tab/></text:span><text:span text:style-name="T32">if</text:span><text:span text:style-name="T23"> (list.Extract_ffigure(thing,side_b) </text:span><text:span text:style-name="T44">!=</text:span><text:span text:style-name="T23"> </text:span><text:span text:style-name="T32">nullptr</text:span><text:span text:style-name="T23">) {</text:span></text:p>
      <text:p text:style-name="P35"><text:span text:style-name="T23"><text:tab/><text:tab/><text:tab/><text:tab/><text:tab/>std::cout </text:span><text:span text:style-name="T44">&lt;&lt;</text:span><text:span text:style-name="T23"> </text:span><text:span text:style-name="T44">*</text:span><text:span text:style-name="T23">list.Extract_ffigure(thing, side_b) </text:span><text:span text:style-name="T44">&lt;&lt;</text:span><text:span text:style-name="T23"> std::endl;</text:span></text:p>
      <text:p text:style-name="P23"><text:tab/><text:tab/><text:tab/><text:tab/>}</text:p>
      <text:p text:style-name="P35"><text:span text:style-name="T23"><text:tab/><text:tab/><text:tab/><text:tab/></text:span><text:span text:style-name="T32">if</text:span><text:span text:style-name="T23"> (list.Extract_sfigure(thing, side_b) </text:span><text:span text:style-name="T44">!=</text:span><text:span text:style-name="T23"> </text:span><text:span text:style-name="T32">nullptr</text:span><text:span text:style-name="T23">) {</text:span></text:p>
      <text:p text:style-name="P35"><text:span text:style-name="T23"><text:tab/><text:tab/><text:tab/><text:tab/><text:tab/>std::cout </text:span><text:span text:style-name="T44">&lt;&lt;</text:span><text:span text:style-name="T23"> </text:span><text:span text:style-name="T44">*</text:span><text:span text:style-name="T23">list.Extract_sfigure(thing, side_b) </text:span><text:span text:style-name="T44">&lt;&lt;</text:span><text:span text:style-name="T23"> std::endl;</text:span></text:p>
      <text:p text:style-name="P23"><text:tab/><text:tab/><text:tab/><text:tab/>}</text:p>
      <text:p text:style-name="P35"><text:span text:style-name="T23"><text:tab/><text:tab/><text:tab/><text:tab/></text:span><text:span text:style-name="T32">if</text:span><text:span text:style-name="T23"> (list.Extract_tfigure(thing, side_b) </text:span><text:span text:style-name="T44">!=</text:span><text:span text:style-name="T23"> </text:span><text:span text:style-name="T32">nullptr</text:span><text:span text:style-name="T23">) {</text:span></text:p>
      <text:p text:style-name="P35"><text:span text:style-name="T23"><text:tab/><text:tab/><text:tab/><text:tab/><text:tab/>std::cout </text:span><text:span text:style-name="T44">&lt;&lt;</text:span><text:span text:style-name="T23"> </text:span><text:span text:style-name="T44">*</text:span><text:span text:style-name="T23">list.Extract_tfigure(thing, side_b) </text:span><text:span text:style-name="T44">&lt;&lt;</text:span><text:span text:style-name="T23"> std::endl;</text:span></text:p>
      <text:p text:style-name="P23"><text:tab/><text:tab/><text:tab/><text:tab/>}</text:p>
      <text:p text:style-name="P23"><text:tab/><text:tab/><text:tab/>}</text:p>
      <text:p text:style-name="P23"><text:tab/><text:tab/>}</text:p>
      <text:p text:style-name="P35"><text:span text:style-name="T23"><text:tab/><text:tab/></text:span><text:span text:style-name="T32">if</text:span><text:span text:style-name="T23"> (digit == 3) {</text:span></text:p>
      <text:p text:style-name="P35"><text:span text:style-name="T23"><text:tab/><text:tab/><text:tab/>std::cout </text:span><text:span text:style-name="T44">&lt;&lt;</text:span><text:span text:style-name="T23"> </text:span><text:span text:style-name="T41">"0-Remove single figure, 1-Remove all"</text:span><text:span text:style-name="T44">&lt;&lt;</text:span><text:span text:style-name="T23">std::endl</text:span><text:span text:style-name="T44">&lt;&lt;</text:span><text:span text:style-name="T23"> </text:span><text:span text:style-name="T41">"2-Remove by square,3-Remove by type"</text:span><text:span text:style-name="T23"> </text:span><text:span text:style-name="T44">&lt;&lt;</text:span><text:span text:style-name="T23"> std::endl;</text:span></text:p>
      <text:p text:style-name="P35"><text:span text:style-name="T23"><text:tab/><text:tab/><text:tab/>cin </text:span><text:span text:style-name="T44">&gt;&gt;</text:span><text:span text:style-name="T23"> digit;</text:span></text:p>
      <text:p text:style-name="P35"><text:span text:style-name="T23"><text:tab/><text:tab/><text:tab/></text:span><text:span text:style-name="T32">switch</text:span><text:span text:style-name="T23"> (digit) {</text:span></text:p>
      <text:p text:style-name="P35"><text:span text:style-name="T23"><text:tab/><text:tab/><text:tab/></text:span><text:span text:style-name="T32">case</text:span><text:span text:style-name="T23">(0):</text:span></text:p>
      <text:p text:style-name="P35"><text:span text:style-name="T23"><text:tab/><text:tab/><text:tab/><text:tab/>std::cout </text:span><text:span text:style-name="T44">&lt;&lt;</text:span><text:span text:style-name="T23"> </text:span><text:span text:style-name="T41">"Which figure would you like to remove?"</text:span><text:span text:style-name="T23"> </text:span><text:span text:style-name="T44">&lt;&lt;</text:span><text:span text:style-name="T23"> std::endl;</text:span></text:p>
      <text:p text:style-name="P35"><text:span text:style-name="T23"><text:tab/><text:tab/><text:tab/><text:tab/>std::cout </text:span><text:span text:style-name="T44">&lt;&lt;</text:span><text:span text:style-name="T23"> </text:span><text:span text:style-name="T41">"1-Triangle, 2-Hexagon, 3-Octagon."</text:span><text:span text:style-name="T23"> </text:span><text:span text:style-name="T44">&lt;&lt;</text:span><text:span text:style-name="T23"> std::endl;</text:span></text:p>
      <text:p text:style-name="P35"><text:soft-page-break/><text:span text:style-name="T23"><text:tab/><text:tab/><text:tab/><text:tab/>std::cin </text:span><text:span text:style-name="T44">&gt;&gt;</text:span><text:span text:style-name="T23"> fig;</text:span></text:p>
      <text:p text:style-name="P35"><text:span text:style-name="T23"><text:tab/><text:tab/><text:tab/><text:tab/></text:span><text:span text:style-name="T32">switch</text:span><text:span text:style-name="T23"> (fig) {</text:span></text:p>
      <text:p text:style-name="P35"><text:span text:style-name="T23"><text:tab/><text:tab/><text:tab/><text:tab/></text:span><text:span text:style-name="T32">case</text:span><text:span text:style-name="T23"> (1):</text:span></text:p>
      <text:p text:style-name="P35"><text:span text:style-name="T23"><text:tab/><text:tab/><text:tab/><text:tab/><text:tab/>std::cout </text:span><text:span text:style-name="T44">&lt;&lt;</text:span><text:span text:style-name="T23"> </text:span><text:span text:style-name="T41">"Enter size of sides of triangle"</text:span><text:span text:style-name="T23"> </text:span><text:span text:style-name="T44">&lt;&lt;</text:span><text:span text:style-name="T23"> std::endl;</text:span></text:p>
      <text:p text:style-name="P35"><text:span text:style-name="T23"><text:tab/><text:tab/><text:tab/><text:tab/><text:tab/>std::cin </text:span><text:span text:style-name="T44">&gt;&gt;</text:span><text:span text:style-name="T23"> thing </text:span><text:span text:style-name="T44">&gt;&gt;</text:span><text:span text:style-name="T23"> side_b </text:span><text:span text:style-name="T44">&gt;&gt;</text:span><text:span text:style-name="T23"> side_c;</text:span></text:p>
      <text:p text:style-name="P35"><text:span text:style-name="T23"><text:tab/><text:tab/><text:tab/><text:tab/><text:tab/>list.Remove_figure(</text:span><text:span text:style-name="T35">ListItem</text:span><text:span text:style-name="T23">&lt;</text:span><text:span text:style-name="T35">Triangle</text:span><text:span text:style-name="T23">, </text:span><text:span text:style-name="T35">Hexagon</text:span><text:span text:style-name="T23">, </text:span><text:span text:style-name="T35">Octagon</text:span><text:span text:style-name="T23">&gt;(std::</text:span><text:span text:style-name="T35">shared_ptr</text:span><text:span text:style-name="T23">&lt;</text:span><text:span text:style-name="T35">Triangle</text:span><text:span text:style-name="T23">&gt;(</text:span><text:span text:style-name="T32">new</text:span><text:span text:style-name="T23"> </text:span><text:span text:style-name="T35">Triangle</text:span><text:span text:style-name="T23">(thing, side_b, side_c))));</text:span></text:p>
      <text:p text:style-name="P35"><text:span text:style-name="T23"><text:tab/><text:tab/><text:tab/><text:tab/><text:tab/></text:span><text:span text:style-name="T53">//std::cout &lt;&lt; "Element deleted" &lt;&lt; std::endl;</text:span></text:p>
      <text:p text:style-name="P35"><text:span text:style-name="T23"><text:tab/><text:tab/><text:tab/><text:tab/><text:tab/></text:span><text:span text:style-name="T32">break</text:span><text:span text:style-name="T23">;</text:span></text:p>
      <text:p text:style-name="P35"><text:span text:style-name="T23"><text:tab/><text:tab/><text:tab/><text:tab/></text:span><text:span text:style-name="T32">case</text:span><text:span text:style-name="T23"> (2):</text:span></text:p>
      <text:p text:style-name="P35"><text:span text:style-name="T23"><text:tab/><text:tab/><text:tab/><text:tab/><text:tab/>std::cout </text:span><text:span text:style-name="T44">&lt;&lt;</text:span><text:span text:style-name="T23"> </text:span><text:span text:style-name="T41">"Enter size of side of hexagon"</text:span><text:span text:style-name="T23"> </text:span><text:span text:style-name="T44">&lt;&lt;</text:span><text:span text:style-name="T23"> std::endl;</text:span></text:p>
      <text:p text:style-name="P35"><text:span text:style-name="T23"><text:tab/><text:tab/><text:tab/><text:tab/><text:tab/>std::cin </text:span><text:span text:style-name="T44">&gt;&gt;</text:span><text:span text:style-name="T23"> thing;</text:span></text:p>
      <text:p text:style-name="P35"><text:span text:style-name="T23"><text:tab/><text:tab/><text:tab/><text:tab/><text:tab/>list.Remove_figure(</text:span><text:span text:style-name="T35">ListItem</text:span><text:span text:style-name="T23">&lt;</text:span><text:span text:style-name="T35">Triangle</text:span><text:span text:style-name="T23">, </text:span><text:span text:style-name="T35">Hexagon</text:span><text:span text:style-name="T23">, </text:span><text:span text:style-name="T35">Octagon</text:span><text:span text:style-name="T23">&gt;(std::</text:span><text:span text:style-name="T35">shared_ptr</text:span><text:span text:style-name="T23">&lt;</text:span><text:span text:style-name="T35">Hexagon</text:span><text:span text:style-name="T23">&gt;(</text:span><text:span text:style-name="T32">new</text:span><text:span text:style-name="T23"> </text:span><text:span text:style-name="T35">Hexagon</text:span><text:span text:style-name="T23">(thing))));</text:span></text:p>
      <text:p text:style-name="P35"><text:span text:style-name="T23"><text:tab/><text:tab/><text:tab/><text:tab/><text:tab/></text:span><text:span text:style-name="T53">//std::cout &lt;&lt; "Element deleted" &lt;&lt; std::endl;</text:span></text:p>
      <text:p text:style-name="P35"><text:span text:style-name="T23"><text:tab/><text:tab/><text:tab/><text:tab/><text:tab/></text:span><text:span text:style-name="T32">break</text:span><text:span text:style-name="T23">;</text:span></text:p>
      <text:p text:style-name="P35"><text:span text:style-name="T23"><text:tab/><text:tab/><text:tab/><text:tab/></text:span><text:span text:style-name="T32">case</text:span><text:span text:style-name="T23"> (3):</text:span></text:p>
      <text:p text:style-name="P35"><text:span text:style-name="T23"><text:tab/><text:tab/><text:tab/><text:tab/><text:tab/>std::cout </text:span><text:span text:style-name="T44">&lt;&lt;</text:span><text:span text:style-name="T23"> </text:span><text:span text:style-name="T41">"Enter size of side of octagon"</text:span><text:span text:style-name="T23"> </text:span><text:span text:style-name="T44">&lt;&lt;</text:span><text:span text:style-name="T23"> std::endl;</text:span></text:p>
      <text:p text:style-name="P35"><text:span text:style-name="T23"><text:tab/><text:tab/><text:tab/><text:tab/><text:tab/>std::cin </text:span><text:span text:style-name="T44">&gt;&gt;</text:span><text:span text:style-name="T23"> thing;</text:span></text:p>
      <text:p text:style-name="P35"><text:span text:style-name="T23"><text:tab/><text:tab/><text:tab/><text:tab/><text:tab/>list.Remove_figure(</text:span><text:span text:style-name="T35">ListItem</text:span><text:span text:style-name="T23">&lt;</text:span><text:span text:style-name="T35">Triangle</text:span><text:span text:style-name="T23">, </text:span><text:span text:style-name="T35">Hexagon</text:span><text:span text:style-name="T23">, </text:span><text:span text:style-name="T35">Octagon</text:span><text:span text:style-name="T23">&gt;(std::</text:span><text:span text:style-name="T35">shared_ptr</text:span><text:span text:style-name="T23">&lt;</text:span><text:span text:style-name="T35">Octagon</text:span><text:span text:style-name="T23">&gt;(</text:span><text:span text:style-name="T32">new</text:span><text:span text:style-name="T23"> </text:span><text:span text:style-name="T35">Octagon</text:span><text:span text:style-name="T23">(thing))));</text:span></text:p>
      <text:p text:style-name="P35"><text:span text:style-name="T23"><text:tab/><text:tab/><text:tab/><text:tab/><text:tab/></text:span><text:span text:style-name="T53">//std::cout &lt;&lt; "Element deleted" &lt;&lt; std::endl;</text:span></text:p>
      <text:p text:style-name="P35"><text:span text:style-name="T23"><text:tab/><text:tab/><text:tab/><text:tab/><text:tab/></text:span><text:span text:style-name="T32">break</text:span><text:span text:style-name="T23">;</text:span></text:p>
      <text:p text:style-name="P35"><text:span text:style-name="T23"><text:tab/><text:tab/><text:tab/><text:tab/></text:span><text:span text:style-name="T32">default</text:span><text:span text:style-name="T23">:</text:span></text:p>
      <text:p text:style-name="P35"><text:span text:style-name="T23"><text:tab/><text:tab/><text:tab/><text:tab/><text:tab/>std::cout </text:span><text:span text:style-name="T44">&lt;&lt;</text:span><text:span text:style-name="T23"> </text:span><text:span text:style-name="T41">"Wrong figure"</text:span><text:span text:style-name="T23"> </text:span><text:span text:style-name="T44">&lt;&lt;</text:span><text:span text:style-name="T23"> std::endl;</text:span></text:p>
      <text:p text:style-name="P35"><text:span text:style-name="T23"><text:tab/><text:tab/><text:tab/><text:tab/><text:tab/></text:span><text:span text:style-name="T32">break</text:span><text:span text:style-name="T23">;</text:span></text:p>
      <text:p text:style-name="P23"><text:tab/><text:tab/><text:tab/><text:tab/>}</text:p>
      <text:p text:style-name="P35"><text:span text:style-name="T23"><text:tab/><text:tab/><text:tab/></text:span><text:span text:style-name="T32">break</text:span><text:span text:style-name="T23">;</text:span></text:p>
      <text:p text:style-name="P35"><text:span text:style-name="T23"><text:tab/><text:tab/><text:tab/></text:span><text:span text:style-name="T32">case</text:span><text:span text:style-name="T23">(1):</text:span></text:p>
      <text:p text:style-name="P23"><text:tab/><text:tab/><text:tab/><text:tab/>list.Remove_all();</text:p>
      <text:p text:style-name="P35"><text:span text:style-name="T23"><text:tab/><text:tab/><text:tab/><text:tab/></text:span><text:span text:style-name="T32">break</text:span><text:span text:style-name="T23">;</text:span></text:p>
      <text:p text:style-name="P35"><text:span text:style-name="T23"><text:tab/><text:tab/><text:tab/></text:span><text:span text:style-name="T32">case</text:span><text:span text:style-name="T23">(2):</text:span></text:p>
      <text:p text:style-name="P35"><text:span text:style-name="T23"><text:tab/><text:tab/><text:tab/><text:tab/>std::cout </text:span><text:span text:style-name="T44">&lt;&lt;</text:span><text:span text:style-name="T23"> </text:span><text:span text:style-name="T41">"Enter Mode:1 - More then, 2 - Less then; then enter square"</text:span><text:span text:style-name="T23"> </text:span><text:span text:style-name="T44">&lt;&lt;</text:span><text:span text:style-name="T23"> std::endl;</text:span></text:p>
      <text:p text:style-name="P35"><text:span text:style-name="T23"><text:tab/><text:tab/><text:tab/><text:tab/>cin </text:span><text:span text:style-name="T44">&gt;&gt;</text:span><text:span text:style-name="T23"> thing </text:span><text:span text:style-name="T44">&gt;&gt;</text:span><text:span text:style-name="T23"> side_b;</text:span></text:p>
      <text:p text:style-name="P23"><text:tab/><text:tab/><text:tab/><text:tab/>list.Remove_by_square(thing, side_b);</text:p>
      <text:p text:style-name="P35"><text:span text:style-name="T23"><text:tab/><text:tab/><text:tab/><text:tab/></text:span><text:span text:style-name="T32">break</text:span><text:span text:style-name="T23">;</text:span></text:p>
      <text:p text:style-name="P35"><text:span text:style-name="T23"><text:tab/><text:tab/><text:tab/></text:span><text:span text:style-name="T32">case</text:span><text:span text:style-name="T23">(3):</text:span></text:p>
      <text:p text:style-name="P35"><text:span text:style-name="T23"><text:tab/><text:tab/><text:tab/><text:tab/>std::cout </text:span><text:span text:style-name="T44">&lt;&lt;</text:span><text:span text:style-name="T23"> </text:span><text:span text:style-name="T41">"Enter type:1 - Triangle, 2 - Hexagon, 3 - Octagon"</text:span><text:span text:style-name="T23"> </text:span><text:span text:style-name="T44">&lt;&lt;</text:span><text:span text:style-name="T23"> std::endl;</text:span></text:p>
      <text:p text:style-name="P35"><text:span text:style-name="T23"><text:tab/><text:tab/><text:tab/><text:tab/>cin </text:span><text:span text:style-name="T44">&gt;&gt;</text:span><text:span text:style-name="T23"> thing;</text:span></text:p>
      <text:p text:style-name="P23"><text:tab/><text:tab/><text:tab/><text:tab/>list.Remove_by_type(thing);</text:p>
      <text:p text:style-name="P35"><text:span text:style-name="T23"><text:tab/><text:tab/><text:tab/><text:tab/></text:span><text:span text:style-name="T32">break</text:span><text:span text:style-name="T23">;</text:span></text:p>
      <text:p text:style-name="P35"><text:span text:style-name="T23"><text:tab/><text:tab/><text:tab/></text:span><text:span text:style-name="T32">default</text:span><text:span text:style-name="T23">:</text:span></text:p>
      <text:p text:style-name="P35"><text:span text:style-name="T23"><text:tab/><text:tab/><text:tab/><text:tab/>std::cout </text:span><text:span text:style-name="T44">&lt;&lt;</text:span><text:span text:style-name="T23"> </text:span><text:span text:style-name="T41">"Wrong action"</text:span><text:span text:style-name="T23"> </text:span><text:span text:style-name="T44">&lt;&lt;</text:span><text:span text:style-name="T23"> std::endl;</text:span></text:p>
      <text:p text:style-name="P23"><text:tab/><text:tab/><text:tab/>}</text:p>
      <text:p text:style-name="P23"><text:tab/><text:tab/>}</text:p>
      <text:p text:style-name="P12">Выводы</text:p>
      <text:p text:style-name="P16">При выполнении работы был создан шаблон класс-контейнера 2-ого уровня, содержащий в себе класс-контейнер, также созданный с помощью шаблона, внутри которого находятся элементы,, у которых есть собственный аллокатор. Также были созданы функции, позволяющие удалять из контейнера элементы по определённому признаку (по типу или по площади). В контейнере первого уровня также был предусмотрен лимит элементов (в 5 штук на контейне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Tahoma1" svg:font-family="Tahoma"/>
    <style:font-face style:name="Times New Roman1" svg:font-family="'Times New Roman', 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7M3S</meta:editing-duration>
    <meta:editing-cycles>15</meta:editing-cycles>
    <meta:generator>OpenOffice/4.1.6$Win32 OpenOffice.org_project/416m1$Build-9790</meta:generator>
    <dc:date>2018-12-28T15:39:30.94</dc:date>
    <meta:document-statistic meta:table-count="1" meta:image-count="0" meta:object-count="0" meta:page-count="38" meta:paragraph-count="1832" meta:word-count="7556" meta:character-count="59250"/>
    <meta:user-defined meta:name="Info 1"/>
    <meta:user-defined meta:name="Info 2"/>
    <meta:user-defined meta:name="Info 3"/>
    <meta:user-defined meta:name="Info 4"/>
  </office:meta>
</office:document-meta>
</file>